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T5_111" style:family="text"/>
    <style:style style:name="T5_112" style:family="text">
      <style:text-properties style:font-name="Times New Roman" style:font-name-asian="Times New Roman" style:font-name-complex="Times New Roman"/>
    </style:style>
    <style:style style:name="T5_113" style:family="text">
      <style:text-properties style:font-name="Times New Roman" style:font-name-asian="Times New Roman" style:font-name-complex="Times New Roman"/>
    </style:style>
    <style:style style:name="T5_114" style:family="text">
      <style:text-properties style:font-name="Times New Roman" style:font-name-asian="Times New Roman" style:font-name-complex="Times New Roman"/>
    </style:style>
    <style:style style:name="T5_115" style:family="text">
      <style:text-properties style:font-name="Times New Roman" style:font-name-asian="Times New Roman" style:font-name-complex="Times New Roman"/>
    </style:style>
    <style:style style:name="T5_116" style:family="text">
      <style:text-properties style:font-name="Times New Roman" style:font-name-asian="Times New Roman" style:font-name-complex="Times New Roman"/>
    </style:style>
    <style:style style:name="T5_117" style:family="text">
      <style:text-properties style:font-name="Times New Roman" style:font-name-asian="Times New Roman" style:font-name-complex="Times New Roman"/>
    </style:style>
    <style:style style:name="T5_118" style:family="text">
      <style:text-properties style:font-name="Times New Roman" style:font-name-asian="Times New Roman" style:font-name-complex="Times New Roman"/>
    </style:style>
    <style:style style:name="T5_119" style:family="text">
      <style:text-properties style:font-name="Times New Roman" style:font-name-asian="Times New Roman" style:font-name-complex="Times New Roman"/>
    </style:style>
    <style:style style:name="T5_120" style:family="text">
      <style:text-properties style:font-name="Times New Roman" style:font-name-asian="Times New Roman" style:font-name-complex="Times New Roman"/>
    </style:style>
    <style:style style:name="T5_121" style:family="text">
      <style:text-properties style:font-name="Times New Roman" style:font-name-asian="Times New Roman" style:font-name-complex="Times New Roman"/>
    </style:style>
    <style:style style:name="T5_122" style:family="text">
      <style:text-properties style:font-name="Times New Roman" style:font-name-asian="Times New Roman" style:font-name-complex="Times New Roman"/>
    </style:style>
    <style:style style:name="T5_123" style:family="text">
      <style:text-properties style:font-name="Times New Roman" style:font-name-asian="Times New Roman" style:font-name-complex="Times New Roman"/>
    </style:style>
    <style:style style:name="T5_124" style:family="text">
      <style:text-properties style:font-name="Times New Roman" style:font-name-asian="Times New Roman" style:font-name-complex="Times New Roman"/>
    </style:style>
    <style:style style:name="T5_125" style:family="text">
      <style:text-properties style:font-name="Times New Roman" style:font-name-asian="Times New Roman" style:font-name-complex="Times New Roman"/>
    </style:style>
    <style:style style:name="T5_126" style:family="text">
      <style:text-properties style:font-name="Times New Roman" style:font-name-asian="Times New Roman" style:font-name-complex="Times New Roman"/>
    </style:style>
    <style:style style:name="T5_127" style:family="text">
      <style:text-properties style:font-name="Times New Roman" style:font-name-asian="Times New Roman" style:font-name-complex="Times New Roman"/>
    </style:style>
    <style:style style:name="T5_128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/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T7_157" style:family="text">
      <style:text-properties style:font-name="Times New Roman" style:font-name-asian="Times New Roman" style:font-name-complex="Times New Roman"/>
    </style:style>
    <style:style style:name="T7_158" style:family="text">
      <style:text-properties style:font-name="Times New Roman" style:font-name-asian="Times New Roman" style:font-name-complex="Times New Roman"/>
    </style:style>
    <style:style style:name="T7_159" style:family="text">
      <style:text-properties style:font-name="Times New Roman" style:font-name-asian="Times New Roman" style:font-name-complex="Times New Roman"/>
    </style:style>
    <style:style style:name="T7_160" style:family="text">
      <style:text-properties style:font-name="Times New Roman" style:font-name-asian="Times New Roman" style:font-name-complex="Times New Roman"/>
    </style:style>
    <style:style style:name="T7_161" style:family="text">
      <style:text-properties style:font-name="Times New Roman" style:font-name-asian="Times New Roman" style:font-name-complex="Times New Roman"/>
    </style:style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>
      <style:text-properties style:font-name="Times New Roman" style:font-name-asian="Times New Roman" style:font-name-complex="Times New Roman"/>
    </style:style>
    <style:style style:name="T7_171" style:family="text">
      <style:text-properties style:font-name="Times New Roman" style:font-name-asian="Times New Roman" style:font-name-complex="Times New Roman"/>
    </style:style>
    <style:style style:name="T7_172" style:family="text">
      <style:text-properties style:font-name="Times New Roman" style:font-name-asian="Times New Roman" style:font-name-complex="Times New Roman"/>
    </style:style>
    <style:style style:name="T7_173" style:family="text">
      <style:text-properties style:font-name="Times New Roman" style:font-name-asian="Times New Roman" style:font-name-complex="Times New Roman"/>
    </style:style>
    <style:style style:name="T7_174" style:family="text">
      <style:text-properties style:font-name="Times New Roman" style:font-name-asian="Times New Roman" style:font-name-complex="Times New Roman"/>
    </style:style>
    <style:style style:name="T7_175" style:family="text">
      <style:text-properties style:font-name="Times New Roman" style:font-name-asian="Times New Roman" style:font-name-complex="Times New Roman"/>
    </style:style>
    <style:style style:name="T7_176" style:family="text">
      <style:text-properties style:font-name="Times New Roman" style:font-name-asian="Times New Roman" style:font-name-complex="Times New Roman"/>
    </style:style>
    <style:style style:name="T7_177" style:family="text">
      <style:text-properties style:font-name="Times New Roman" style:font-name-asian="Times New Roman" style:font-name-complex="Times New Roman"/>
    </style:style>
    <style:style style:name="T7_178" style:family="text">
      <style:text-properties style:font-name="Times New Roman" style:font-name-asian="Times New Roman" style:font-name-complex="Times New Roman"/>
    </style:style>
    <style:style style:name="T7_179" style:family="text">
      <style:text-properties style:font-name="Times New Roman" style:font-name-asian="Times New Roman" style:font-name-complex="Times New Roman"/>
    </style:style>
    <style:style style:name="T7_180" style:family="text">
      <style:text-properties style:font-name="Times New Roman" style:font-name-asian="Times New Roman" style:font-name-complex="Times New Roman"/>
    </style:style>
    <style:style style:name="T7_181" style:family="text">
      <style:text-properties style:font-name="Times New Roman" style:font-name-asian="Times New Roman" style:font-name-complex="Times New Roman"/>
    </style:style>
    <style:style style:name="T7_182" style:family="text">
      <style:text-properties style:font-name="Times New Roman" style:font-name-asian="Times New Roman" style:font-name-complex="Times New Roman"/>
    </style:style>
    <style:style style:name="T7_183" style:family="text">
      <style:text-properties style:font-name="Times New Roman" style:font-name-asian="Times New Roman" style:font-name-complex="Times New Roman"/>
    </style:style>
    <style:style style:name="T7_184" style:family="text">
      <style:text-properties style:font-name="Times New Roman" style:font-name-asian="Times New Roman" style:font-name-complex="Times New Roman"/>
    </style:style>
    <style:style style:name="T7_185" style:family="text">
      <style:text-properties style:font-name="Times New Roman" style:font-name-asian="Times New Roman" style:font-name-complex="Times New Roman"/>
    </style:style>
    <style:style style:name="T7_186" style:family="text">
      <style:text-properties style:font-name="Times New Roman" style:font-name-asian="Times New Roman" style:font-name-complex="Times New Roman"/>
    </style:style>
    <style:style style:name="T7_187" style:family="text">
      <style:text-properties style:font-name="Times New Roman" style:font-name-asian="Times New Roman" style:font-name-complex="Times New Roman"/>
    </style:style>
    <style:style style:name="T7_188" style:family="text">
      <style:text-properties style:font-name="Times New Roman" style:font-name-asian="Times New Roman" style:font-name-complex="Times New Roman"/>
    </style:style>
    <style:style style:name="T7_189" style:family="text">
      <style:text-properties style:font-name="Times New Roman" style:font-name-asian="Times New Roman" style:font-name-complex="Times New Roman"/>
    </style:style>
    <style:style style:name="T7_190" style:family="text">
      <style:text-properties style:font-name="Times New Roman" style:font-name-asian="Times New Roman" style:font-name-complex="Times New Roman"/>
    </style:style>
    <style:style style:name="T7_191" style:family="text">
      <style:text-properties style:font-name="Times New Roman" style:font-name-asian="Times New Roman" style:font-name-complex="Times New Roman"/>
    </style:style>
    <style:style style:name="T7_192" style:family="text">
      <style:text-properties style:font-name="Times New Roman" style:font-name-asian="Times New Roman" style:font-name-complex="Times New Roman"/>
    </style:style>
    <style:style style:name="T7_193" style:family="text">
      <style:text-properties style:font-name="Times New Roman" style:font-name-asian="Times New Roman" style:font-name-complex="Times New Roman"/>
    </style:style>
    <style:style style:name="T7_194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P18" style:family="paragraph" style:parent-style-name="Heading_20_1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T22_3" style:family="text">
      <style:text-properties style:font-name="Times New Roman" style:font-name-asian="Times New Roman" style:font-name-complex="Times New Roman"/>
    </style:style>
    <style:style style:name="T22_4" style:family="text">
      <style:text-properties style:font-name="Times New Roman" style:font-name-asian="Times New Roman" style:font-name-complex="Times New Roman"/>
    </style:style>
    <style:style style:name="T22_5" style:family="text">
      <style:text-properties style:font-name="Times New Roman" style:font-name-asian="Times New Roman" style:font-name-complex="Times New Roman"/>
    </style:style>
    <style:style style:name="T22_6" style:family="text">
      <style:text-properties style:font-name="Times New Roman" style:font-name-asian="Times New Roman" style:font-name-complex="Times New Roman"/>
    </style:style>
    <style:style style:name="T22_7" style:family="text">
      <style:text-properties style:font-name="Times New Roman" style:font-name-asian="Times New Roman" style:font-name-complex="Times New Roman"/>
    </style:style>
    <style:style style:name="T22_8" style:family="text">
      <style:text-properties style:font-name="Times New Roman" style:font-name-asian="Times New Roman" style:font-name-complex="Times New Roman"/>
    </style:style>
    <style:style style:name="T22_9" style:family="text">
      <style:text-properties style:font-name="Times New Roman" style:font-name-asian="Times New Roman" style:font-name-complex="Times New Roman"/>
    </style:style>
    <style:style style:name="T22_10" style:family="text">
      <style:text-properties style:font-name="Times New Roman" style:font-name-asian="Times New Roman" style:font-name-complex="Times New Roman"/>
    </style:style>
    <style:style style:name="T22_11" style:family="text">
      <style:text-properties style:font-name="Times New Roman" style:font-name-asian="Times New Roman" style:font-name-complex="Times New Roman"/>
    </style:style>
    <style:style style:name="T22_12" style:family="text">
      <style:text-properties style:font-name="Times New Roman" style:font-name-asian="Times New Roman" style:font-name-complex="Times New Roman"/>
    </style:style>
    <style:style style:name="T22_13" style:family="text">
      <style:text-properties style:font-name="Times New Roman" style:font-name-asian="Times New Roman" style:font-name-complex="Times New Roman"/>
    </style:style>
    <style:style style:name="T22_14" style:family="text">
      <style:text-properties style:font-name="Times New Roman" style:font-name-asian="Times New Roman" style:font-name-complex="Times New Roman"/>
    </style:style>
    <style:style style:name="T22_15" style:family="text">
      <style:text-properties style:font-name="Times New Roman" style:font-name-asian="Times New Roman" style:font-name-complex="Times New Roman"/>
    </style:style>
    <style:style style:name="T22_16" style:family="text">
      <style:text-properties style:font-name="Times New Roman" style:font-name-asian="Times New Roman" style:font-name-complex="Times New Roman"/>
    </style:style>
    <style:style style:name="T22_17" style:family="text">
      <style:text-properties style:font-name="Times New Roman" style:font-name-asian="Times New Roman" style:font-name-complex="Times New Roman"/>
    </style:style>
    <style:style style:name="T22_18" style:family="text">
      <style:text-properties style:font-name="Times New Roman" style:font-name-asian="Times New Roman" style:font-name-complex="Times New Roman"/>
    </style:style>
    <style:style style:name="T22_19" style:family="text">
      <style:text-properties style:font-name="Times New Roman" style:font-name-asian="Times New Roman" style:font-name-complex="Times New Roman"/>
    </style:style>
    <style:style style:name="T22_20" style:family="text">
      <style:text-properties style:font-name="Times New Roman" style:font-name-asian="Times New Roman" style:font-name-complex="Times New Roman"/>
    </style:style>
    <style:style style:name="T22_21" style:family="text">
      <style:text-properties style:font-name="Times New Roman" style:font-name-asian="Times New Roman" style:font-name-complex="Times New Roman"/>
    </style:style>
    <style:style style:name="T22_22" style:family="text">
      <style:text-properties style:font-name="Times New Roman" style:font-name-asian="Times New Roman" style:font-name-complex="Times New Roman"/>
    </style:style>
    <style:style style:name="T22_23" style:family="text">
      <style:text-properties style:font-name="Times New Roman" style:font-name-asian="Times New Roman" style:font-name-complex="Times New Roman"/>
    </style:style>
    <style:style style:name="T22_24" style:family="text">
      <style:text-properties style:font-name="Times New Roman" style:font-name-asian="Times New Roman" style:font-name-complex="Times New Roman"/>
    </style:style>
    <style:style style:name="T22_25" style:family="text">
      <style:text-properties style:font-name="Times New Roman" style:font-name-asian="Times New Roman" style:font-name-complex="Times New Roman"/>
    </style:style>
    <style:style style:name="T22_26" style:family="text">
      <style:text-properties style:font-name="Times New Roman" style:font-name-asian="Times New Roman" style:font-name-complex="Times New Roman"/>
    </style:style>
    <style:style style:name="T22_27" style:family="text">
      <style:text-properties style:font-name="Times New Roman" style:font-name-asian="Times New Roman" style:font-name-complex="Times New Roman"/>
    </style:style>
    <style:style style:name="T22_28" style:family="text">
      <style:text-properties style:font-name="Times New Roman" style:font-name-asian="Times New Roman" style:font-name-complex="Times New Roman"/>
    </style:style>
    <style:style style:name="T22_29" style:family="text">
      <style:text-properties style:font-name="Times New Roman" style:font-name-asian="Times New Roman" style:font-name-complex="Times New Roman"/>
    </style:style>
    <style:style style:name="T22_30" style:family="text">
      <style:text-properties style:font-name="Times New Roman" style:font-name-asian="Times New Roman" style:font-name-complex="Times New Roman"/>
    </style:style>
    <style:style style:name="T22_31" style:family="text">
      <style:text-properties style:font-name="Times New Roman" style:font-name-asian="Times New Roman" style:font-name-complex="Times New Roman"/>
    </style:style>
    <style:style style:name="T22_32" style:family="text">
      <style:text-properties style:font-name="Times New Roman" style:font-name-asian="Times New Roman" style:font-name-complex="Times New Roman"/>
    </style:style>
    <style:style style:name="T22_33" style:family="text">
      <style:text-properties style:font-name="Times New Roman" style:font-name-asian="Times New Roman" style:font-name-complex="Times New Roman"/>
    </style:style>
    <style:style style:name="T22_34" style:family="text">
      <style:text-properties style:font-name="Times New Roman" style:font-name-asian="Times New Roman" style:font-name-complex="Times New Roman"/>
    </style:style>
    <style:style style:name="T22_35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3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9" style:family="text">
      <style:text-properties style:font-name="Times New Roman" style:font-name-asian="Times New Roman" style:font-name-complex="Times New Roman"/>
    </style:style>
    <style:style style:name="T26_180" style:family="text">
      <style:text-properties style:font-name="Times New Roman" style:font-name-asian="Times New Roman" style:font-name-complex="Times New Roman"/>
    </style:style>
    <style:style style:name="T26_181" style:family="text">
      <style:text-properties style:font-name="Times New Roman" style:font-name-asian="Times New Roman" style:font-name-complex="Times New Roman"/>
    </style:style>
    <style:style style:name="T26_182" style:family="text">
      <style:text-properties style:font-name="Times New Roman" style:font-name-asian="Times New Roman" style:font-name-complex="Times New Roman"/>
    </style:style>
    <style:style style:name="T26_183" style:family="text">
      <style:text-properties style:font-name="Times New Roman" style:font-name-asian="Times New Roman" style:font-name-complex="Times New Roman"/>
    </style:style>
    <style:style style:name="T26_184" style:family="text">
      <style:text-properties style:font-name="Times New Roman" style:font-name-asian="Times New Roman" style:font-name-complex="Times New Roman"/>
    </style:style>
    <style:style style:name="T26_185" style:family="text">
      <style:text-properties style:font-name="Times New Roman" style:font-name-asian="Times New Roman" style:font-name-complex="Times New Roman"/>
    </style:style>
    <style:style style:name="T26_186" style:family="text">
      <style:text-properties style:font-name="Times New Roman" style:font-name-asian="Times New Roman" style:font-name-complex="Times New Roman"/>
    </style:style>
    <style:style style:name="T26_187" style:family="text">
      <style:text-properties style:font-name="Times New Roman" style:font-name-asian="Times New Roman" style:font-name-complex="Times New Roman"/>
    </style:style>
    <style:style style:name="T26_188" style:family="text">
      <style:text-properties style:font-name="Times New Roman" style:font-name-asian="Times New Roman" style:font-name-complex="Times New Roman"/>
    </style:style>
    <style:style style:name="T26_189" style:family="text">
      <style:text-properties style:font-name="Times New Roman" style:font-name-asian="Times New Roman" style:font-name-complex="Times New Roman"/>
    </style:style>
    <style:style style:name="T26_190" style:family="text">
      <style:text-properties style:font-name="Times New Roman" style:font-name-asian="Times New Roman" style:font-name-complex="Times New Roman"/>
    </style:style>
    <style:style style:name="T26_191" style:family="text">
      <style:text-properties style:font-name="Times New Roman" style:font-name-asian="Times New Roman" style:font-name-complex="Times New Roman"/>
    </style:style>
    <style:style style:name="T26_192" style:family="text">
      <style:text-properties style:font-name="Times New Roman" style:font-name-asian="Times New Roman" style:font-name-complex="Times New Roman"/>
    </style:style>
    <style:style style:name="T26_193" style:family="text">
      <style:text-properties style:font-name="Times New Roman" style:font-name-asian="Times New Roman" style:font-name-complex="Times New Roman"/>
    </style:style>
    <style:style style:name="T26_194" style:family="text">
      <style:text-properties style:font-name="Times New Roman" style:font-name-asian="Times New Roman" style:font-name-complex="Times New Roman"/>
    </style:style>
    <style:style style:name="T26_195" style:family="text">
      <style:text-properties style:font-name="Times New Roman" style:font-name-asian="Times New Roman" style:font-name-complex="Times New Roman"/>
    </style:style>
    <style:style style:name="T26_196" style:family="text">
      <style:text-properties style:font-name="Times New Roman" style:font-name-asian="Times New Roman" style:font-name-complex="Times New Roman"/>
    </style:style>
    <style:style style:name="T26_197" style:family="text">
      <style:text-properties style:font-name="Times New Roman" style:font-name-asian="Times New Roman" style:font-name-complex="Times New Roman"/>
    </style:style>
    <style:style style:name="T26_198" style:family="text">
      <style:text-properties style:font-name="Times New Roman" style:font-name-asian="Times New Roman" style:font-name-complex="Times New Roman"/>
    </style:style>
    <style:style style:name="T26_199" style:family="text">
      <style:text-properties style:font-name="Times New Roman" style:font-name-asian="Times New Roman" style:font-name-complex="Times New Roman"/>
    </style:style>
    <style:style style:name="T26_200" style:family="text">
      <style:text-properties style:font-name="Times New Roman" style:font-name-asian="Times New Roman" style:font-name-complex="Times New Roman"/>
    </style:style>
    <style:style style:name="T26_201" style:family="text">
      <style:text-properties style:font-name="Times New Roman" style:font-name-asian="Times New Roman" style:font-name-complex="Times New Roman"/>
    </style:style>
    <style:style style:name="T26_202" style:family="text">
      <style:text-properties style:font-name="Times New Roman" style:font-name-asian="Times New Roman" style:font-name-complex="Times New Roman"/>
    </style:style>
    <style:style style:name="T26_203" style:family="text">
      <style:text-properties style:font-name="Times New Roman" style:font-name-asian="Times New Roman" style:font-name-complex="Times New Roman"/>
    </style:style>
    <style:style style:name="T26_204" style:family="text">
      <style:text-properties style:font-name="Times New Roman" style:font-name-asian="Times New Roman" style:font-name-complex="Times New Roman"/>
    </style:style>
    <style:style style:name="T26_205" style:family="text">
      <style:text-properties style:font-name="Times New Roman" style:font-name-asian="Times New Roman" style:font-name-complex="Times New Roman"/>
    </style:style>
    <style:style style:name="T26_206" style:family="text">
      <style:text-properties style:font-name="Times New Roman" style:font-name-asian="Times New Roman" style:font-name-complex="Times New Roman"/>
    </style:style>
    <style:style style:name="T26_207" style:family="text">
      <style:text-properties style:font-name="Times New Roman" style:font-name-asian="Times New Roman" style:font-name-complex="Times New Roman"/>
    </style:style>
    <style:style style:name="T26_208" style:family="text">
      <style:text-properties style:font-name="Times New Roman" style:font-name-asian="Times New Roman" style:font-name-complex="Times New Roman"/>
    </style:style>
    <style:style style:name="T26_209" style:family="text">
      <style:text-properties style:font-name="Times New Roman" style:font-name-asian="Times New Roman" style:font-name-complex="Times New Roman"/>
    </style:style>
    <style:style style:name="T26_210" style:family="text">
      <style:text-properties style:font-name="Times New Roman" style:font-name-asian="Times New Roman" style:font-name-complex="Times New Roman"/>
    </style:style>
    <style:style style:name="T26_211" style:family="text">
      <style:text-properties style:font-name="Times New Roman" style:font-name-asian="Times New Roman" style:font-name-complex="Times New Roman"/>
    </style:style>
    <style:style style:name="T26_212" style:family="text">
      <style:text-properties style:font-name="Times New Roman" style:font-name-asian="Times New Roman" style:font-name-complex="Times New Roman"/>
    </style:style>
    <style:style style:name="T26_213" style:family="text">
      <style:text-properties style:font-name="Times New Roman" style:font-name-asian="Times New Roman" style:font-name-complex="Times New Roman"/>
    </style:style>
    <style:style style:name="T26_214" style:family="text">
      <style:text-properties style:font-name="Times New Roman" style:font-name-asian="Times New Roman" style:font-name-complex="Times New Roman"/>
    </style:style>
    <style:style style:name="T26_215" style:family="text">
      <style:text-properties style:font-name="Times New Roman" style:font-name-asian="Times New Roman" style:font-name-complex="Times New Roman"/>
    </style:style>
    <style:style style:name="T26_216" style:family="text">
      <style:text-properties style:font-name="Times New Roman" style:font-name-asian="Times New Roman" style:font-name-complex="Times New Roman"/>
    </style:style>
    <style:style style:name="T26_217" style:family="text">
      <style:text-properties style:font-name="Times New Roman" style:font-name-asian="Times New Roman" style:font-name-complex="Times New Roman"/>
    </style:style>
    <style:style style:name="T26_218" style:family="text">
      <style:text-properties style:font-name="Times New Roman" style:font-name-asian="Times New Roman" style:font-name-complex="Times New Roman"/>
    </style:style>
    <style:style style:name="T26_219" style:family="text">
      <style:text-properties style:font-name="Times New Roman" style:font-name-asian="Times New Roman" style:font-name-complex="Times New Roman"/>
    </style:style>
    <style:style style:name="T26_220" style:family="text">
      <style:text-properties style:font-name="Times New Roman" style:font-name-asian="Times New Roman" style:font-name-complex="Times New Roman"/>
    </style:style>
    <style:style style:name="T26_221" style:family="text">
      <style:text-properties style:font-name="Times New Roman" style:font-name-asian="Times New Roman" style:font-name-complex="Times New Roman"/>
    </style:style>
    <style:style style:name="T26_222" style:family="text">
      <style:text-properties style:font-name="Times New Roman" style:font-name-asian="Times New Roman" style:font-name-complex="Times New Roman"/>
    </style:style>
    <style:style style:name="T26_223" style:family="text">
      <style:text-properties style:font-name="Times New Roman" style:font-name-asian="Times New Roman" style:font-name-complex="Times New Roman"/>
    </style:style>
    <style:style style:name="T26_224" style:family="text">
      <style:text-properties style:font-name="Times New Roman" style:font-name-asian="Times New Roman" style:font-name-complex="Times New Roman"/>
    </style:style>
    <style:style style:name="T26_225" style:family="text">
      <style:text-properties style:font-name="Times New Roman" style:font-name-asian="Times New Roman" style:font-name-complex="Times New Roman"/>
    </style:style>
    <style:style style:name="T26_226" style:family="text">
      <style:text-properties style:font-name="Times New Roman" style:font-name-asian="Times New Roman" style:font-name-complex="Times New Roman"/>
    </style:style>
    <style:style style:name="T26_227" style:family="text">
      <style:text-properties style:font-name="Times New Roman" style:font-name-asian="Times New Roman" style:font-name-complex="Times New Roman"/>
    </style:style>
    <style:style style:name="T26_228" style:family="text">
      <style:text-properties style:font-name="Times New Roman" style:font-name-asian="Times New Roman" style:font-name-complex="Times New Roman"/>
    </style:style>
    <style:style style:name="T26_229" style:family="text">
      <style:text-properties style:font-name="Times New Roman" style:font-name-asian="Times New Roman" style:font-name-complex="Times New Roman"/>
    </style:style>
    <style:style style:name="T26_230" style:family="text">
      <style:text-properties style:font-name="Times New Roman" style:font-name-asian="Times New Roman" style:font-name-complex="Times New Roman"/>
    </style:style>
    <style:style style:name="T26_231" style:family="text">
      <style:text-properties style:font-name="Times New Roman" style:font-name-asian="Times New Roman" style:font-name-complex="Times New Roman"/>
    </style:style>
    <style:style style:name="T26_232" style:family="text">
      <style:text-properties style:font-name="Times New Roman" style:font-name-asian="Times New Roman" style:font-name-complex="Times New Roman"/>
    </style:style>
    <style:style style:name="T26_233" style:family="text">
      <style:text-properties style:font-name="Times New Roman" style:font-name-asian="Times New Roman" style:font-name-complex="Times New Roman"/>
    </style:style>
    <style:style style:name="T26_234" style:family="text">
      <style:text-properties style:font-name="Times New Roman" style:font-name-asian="Times New Roman" style:font-name-complex="Times New Roman"/>
    </style:style>
    <style:style style:name="T26_235" style:family="text">
      <style:text-properties style:font-name="Times New Roman" style:font-name-asian="Times New Roman" style:font-name-complex="Times New Roman"/>
    </style:style>
    <style:style style:name="T26_236" style:family="text">
      <style:text-properties style:font-name="Times New Roman" style:font-name-asian="Times New Roman" style:font-name-complex="Times New Roman"/>
    </style:style>
    <style:style style:name="T26_237" style:family="text">
      <style:text-properties style:font-name="Times New Roman" style:font-name-asian="Times New Roman" style:font-name-complex="Times New Roman"/>
    </style:style>
    <style:style style:name="T26_238" style:family="text">
      <style:text-properties style:font-name="Times New Roman" style:font-name-asian="Times New Roman" style:font-name-complex="Times New Roman"/>
    </style:style>
    <style:style style:name="T26_239" style:family="text">
      <style:text-properties style:font-name="Times New Roman" style:font-name-asian="Times New Roman" style:font-name-complex="Times New Roman"/>
    </style:style>
    <style:style style:name="T26_240" style:family="text">
      <style:text-properties style:font-name="Times New Roman" style:font-name-asian="Times New Roman" style:font-name-complex="Times New Roman"/>
    </style:style>
    <style:style style:name="T26_241" style:family="text">
      <style:text-properties style:font-name="Times New Roman" style:font-name-asian="Times New Roman" style:font-name-complex="Times New Roman"/>
    </style:style>
    <style:style style:name="T26_242" style:family="text">
      <style:text-properties style:font-name="Times New Roman" style:font-name-asian="Times New Roman" style:font-name-complex="Times New Roman"/>
    </style:style>
    <style:style style:name="T26_243" style:family="text">
      <style:text-properties style:font-name="Times New Roman" style:font-name-asian="Times New Roman" style:font-name-complex="Times New Roman"/>
    </style:style>
    <style:style style:name="T26_244" style:family="text">
      <style:text-properties style:font-name="Times New Roman" style:font-name-asian="Times New Roman" style:font-name-complex="Times New Roman"/>
    </style:style>
    <style:style style:name="T26_245" style:family="text">
      <style:text-properties style:font-name="Times New Roman" style:font-name-asian="Times New Roman" style:font-name-complex="Times New Roman"/>
    </style:style>
    <style:style style:name="T26_246" style:family="text">
      <style:text-properties style:font-name="Times New Roman" style:font-name-asian="Times New Roman" style:font-name-complex="Times New Roman"/>
    </style:style>
    <style:style style:name="T26_247" style:family="text">
      <style:text-properties style:font-name="Times New Roman" style:font-name-asian="Times New Roman" style:font-name-complex="Times New Roman"/>
    </style:style>
    <style:style style:name="T26_248" style:family="text">
      <style:text-properties style:font-name="Times New Roman" style:font-name-asian="Times New Roman" style:font-name-complex="Times New Roman"/>
    </style:style>
    <style:style style:name="T26_249" style:family="text">
      <style:text-properties style:font-name="Times New Roman" style:font-name-asian="Times New Roman" style:font-name-complex="Times New Roman"/>
    </style:style>
    <style:style style:name="T26_250" style:family="text">
      <style:text-properties style:font-name="Times New Roman" style:font-name-asian="Times New Roman" style:font-name-complex="Times New Roman"/>
    </style:style>
    <style:style style:name="T26_251" style:family="text">
      <style:text-properties style:font-name="Times New Roman" style:font-name-asian="Times New Roman" style:font-name-complex="Times New Roman"/>
    </style:style>
    <style:style style:name="T26_252" style:family="text">
      <style:text-properties style:font-name="Times New Roman" style:font-name-asian="Times New Roman" style:font-name-complex="Times New Roman"/>
    </style:style>
    <style:style style:name="T26_253" style:family="text">
      <style:text-properties style:font-name="Times New Roman" style:font-name-asian="Times New Roman" style:font-name-complex="Times New Roman"/>
    </style:style>
    <style:style style:name="T26_254" style:family="text">
      <style:text-properties style:font-name="Times New Roman" style:font-name-asian="Times New Roman" style:font-name-complex="Times New Roman"/>
    </style:style>
    <style:style style:name="T26_255" style:family="text">
      <style:text-properties style:font-name="Times New Roman" style:font-name-asian="Times New Roman" style:font-name-complex="Times New Roman"/>
    </style:style>
    <style:style style:name="T26_256" style:family="text">
      <style:text-properties style:font-name="Times New Roman" style:font-name-asian="Times New Roman" style:font-name-complex="Times New Roman"/>
    </style:style>
    <style:style style:name="T26_257" style:family="text">
      <style:text-properties style:font-name="Times New Roman" style:font-name-asian="Times New Roman" style:font-name-complex="Times New Roman"/>
    </style:style>
    <style:style style:name="T26_258" style:family="text">
      <style:text-properties style:font-name="Times New Roman" style:font-name-asian="Times New Roman" style:font-name-complex="Times New Roman"/>
    </style:style>
    <style:style style:name="T26_259" style:family="text">
      <style:text-properties style:font-name="Times New Roman" style:font-name-asian="Times New Roman" style:font-name-complex="Times New Roman"/>
    </style:style>
    <style:style style:name="T26_260" style:family="text">
      <style:text-properties style:font-name="Times New Roman" style:font-name-asian="Times New Roman" style:font-name-complex="Times New Roman"/>
    </style:style>
    <style:style style:name="T26_261" style:family="text">
      <style:text-properties style:font-name="Times New Roman" style:font-name-asian="Times New Roman" style:font-name-complex="Times New Roman"/>
    </style:style>
    <style:style style:name="T26_262" style:family="text">
      <style:text-properties style:font-name="Times New Roman" style:font-name-asian="Times New Roman" style:font-name-complex="Times New Roman"/>
    </style:style>
    <style:style style:name="T26_263" style:family="text">
      <style:text-properties style:font-name="Times New Roman" style:font-name-asian="Times New Roman" style:font-name-complex="Times New Roman"/>
    </style:style>
    <style:style style:name="T26_264" style:family="text">
      <style:text-properties style:font-name="Times New Roman" style:font-name-asian="Times New Roman" style:font-name-complex="Times New Roman"/>
    </style:style>
    <style:style style:name="T26_265" style:family="text">
      <style:text-properties style:font-name="Times New Roman" style:font-name-asian="Times New Roman" style:font-name-complex="Times New Roman"/>
    </style:style>
    <style:style style:name="T26_266" style:family="text">
      <style:text-properties style:font-name="Times New Roman" style:font-name-asian="Times New Roman" style:font-name-complex="Times New Roman"/>
    </style:style>
    <style:style style:name="T26_267" style:family="text">
      <style:text-properties style:font-name="Times New Roman" style:font-name-asian="Times New Roman" style:font-name-complex="Times New Roman"/>
    </style:style>
    <style:style style:name="T26_268" style:family="text">
      <style:text-properties style:font-name="Times New Roman" style:font-name-asian="Times New Roman" style:font-name-complex="Times New Roman"/>
    </style:style>
    <style:style style:name="T26_269" style:family="text"/>
    <style:style style:name="T26_270" style:family="text"/>
    <style:style style:name="T26_271" style:family="text"/>
    <style:style style:name="T26_272" style:family="text"/>
    <style:style style:name="T26_273" style:family="text"/>
    <style:style style:name="T26_274" style:family="text"/>
    <style:style style:name="T26_275" style:family="text"/>
    <style:style style:name="T26_276" style:family="text"/>
    <style:style style:name="T26_277" style:family="text"/>
    <style:style style:name="P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8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8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T30_11" style:family="text">
      <style:text-properties style:font-name="Times New Roman" style:font-name-asian="Times New Roman" style:font-name-complex="Times New Roman"/>
    </style:style>
    <style:style style:name="T30_12" style:family="text">
      <style:text-properties style:font-name="Times New Roman" style:font-name-asian="Times New Roman" style:font-name-complex="Times New Roman"/>
    </style:style>
    <style:style style:name="T30_13" style:family="text">
      <style:text-properties style:font-name="Times New Roman" style:font-name-asian="Times New Roman" style:font-name-complex="Times New Roman"/>
    </style:style>
    <style:style style:name="T30_14" style:family="text">
      <style:text-properties style:font-name="Times New Roman" style:font-name-asian="Times New Roman" style:font-name-complex="Times New Roman"/>
    </style:style>
    <style:style style:name="T30_15" style:family="text">
      <style:text-properties style:font-name="Times New Roman" style:font-name-asian="Times New Roman" style:font-name-complex="Times New Roman"/>
    </style:style>
    <style:style style:name="T30_16" style:family="text">
      <style:text-properties style:font-name="Times New Roman" style:font-name-asian="Times New Roman" style:font-name-complex="Times New Roman"/>
    </style:style>
    <style:style style:name="T30_17" style:family="text">
      <style:text-properties style:font-name="Times New Roman" style:font-name-asian="Times New Roman" style:font-name-complex="Times New Roman"/>
    </style:style>
    <style:style style:name="T30_18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5" style:family="text" style:parent-style-name="Standard"/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1" style:family="text" style:parent-style-name="Standard"/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>
      <style:text-properties style:font-name="Times New Roman" style:font-name-asian="Times New Roman" style:font-name-complex="Times New Roman"/>
    </style:style>
    <style:style style:name="T34_102" style:family="text">
      <style:text-properties style:font-name="Times New Roman" style:font-name-asian="Times New Roman" style:font-name-complex="Times New Roman"/>
    </style:style>
    <style:style style:name="T34_103" style:family="text">
      <style:text-properties style:font-name="Times New Roman" style:font-name-asian="Times New Roman" style:font-name-complex="Times New Roman"/>
    </style:style>
    <style:style style:name="T34_104" style:family="text">
      <style:text-properties style:font-name="Times New Roman" style:font-name-asian="Times New Roman" style:font-name-complex="Times New Roman"/>
    </style:style>
    <style:style style:name="T34_105" style:family="text">
      <style:text-properties style:font-name="Times New Roman" style:font-name-asian="Times New Roman" style:font-name-complex="Times New Roman"/>
    </style:style>
    <style:style style:name="T34_106" style:family="text">
      <style:text-properties style:font-name="Times New Roman" style:font-name-asian="Times New Roman" style:font-name-complex="Times New Roman"/>
    </style:style>
    <style:style style:name="T34_107" style:family="text">
      <style:text-properties style:font-name="Times New Roman" style:font-name-asian="Times New Roman" style:font-name-complex="Times New Roman"/>
    </style:style>
    <style:style style:name="T34_108" style:family="text">
      <style:text-properties style:font-name="Times New Roman" style:font-name-asian="Times New Roman" style:font-name-complex="Times New Roman"/>
    </style:style>
    <style:style style:name="T34_109" style:family="text">
      <style:text-properties style:font-name="Times New Roman" style:font-name-asian="Times New Roman" style:font-name-complex="Times New Roman"/>
    </style:style>
    <style:style style:name="T34_110" style:family="text">
      <style:text-properties style:font-name="Times New Roman" style:font-name-asian="Times New Roman" style:font-name-complex="Times New Roman"/>
    </style:style>
    <style:style style:name="T34_111" style:family="text">
      <style:text-properties style:font-name="Times New Roman" style:font-name-asian="Times New Roman" style:font-name-complex="Times New Roman"/>
    </style:style>
    <style:style style:name="T34_112" style:family="text">
      <style:text-properties style:font-name="Times New Roman" style:font-name-asian="Times New Roman" style:font-name-complex="Times New Roman"/>
    </style:style>
    <style:style style:name="T34_113" style:family="text">
      <style:text-properties style:font-name="Times New Roman" style:font-name-asian="Times New Roman" style:font-name-complex="Times New Roman"/>
    </style:style>
    <style:style style:name="T34_114" style:family="text">
      <style:text-properties style:font-name="Times New Roman" style:font-name-asian="Times New Roman" style:font-name-complex="Times New Roman"/>
    </style:style>
    <style:style style:name="T34_115" style:family="text">
      <style:text-properties style:font-name="Times New Roman" style:font-name-asian="Times New Roman" style:font-name-complex="Times New Roman"/>
    </style:style>
    <style:style style:name="T34_116" style:family="text">
      <style:text-properties style:font-name="Times New Roman" style:font-name-asian="Times New Roman" style:font-name-complex="Times New Roman"/>
    </style:style>
    <style:style style:name="T34_117" style:family="text">
      <style:text-properties style:font-name="Times New Roman" style:font-name-asian="Times New Roman" style:font-name-complex="Times New Roman"/>
    </style:style>
    <style:style style:name="T34_118" style:family="text">
      <style:text-properties style:font-name="Times New Roman" style:font-name-asian="Times New Roman" style:font-name-complex="Times New Roman"/>
    </style:style>
    <style:style style:name="T34_119" style:family="text">
      <style:text-properties style:font-name="Times New Roman" style:font-name-asian="Times New Roman" style:font-name-complex="Times New Roman"/>
    </style:style>
    <style:style style:name="T34_120" style:family="text">
      <style:text-properties style:font-name="Times New Roman" style:font-name-asian="Times New Roman" style:font-name-complex="Times New Roman"/>
    </style:style>
    <style:style style:name="T34_121" style:family="text">
      <style:text-properties style:font-name="Times New Roman" style:font-name-asian="Times New Roman" style:font-name-complex="Times New Roman"/>
    </style:style>
    <style:style style:name="T34_122" style:family="text">
      <style:text-properties style:font-name="Times New Roman" style:font-name-asian="Times New Roman" style:font-name-complex="Times New Roman"/>
    </style:style>
    <style:style style:name="T34_123" style:family="text">
      <style:text-properties style:font-name="Times New Roman" style:font-name-asian="Times New Roman" style:font-name-complex="Times New Roman"/>
    </style:style>
    <style:style style:name="T34_124" style:family="text">
      <style:text-properties style:font-name="Times New Roman" style:font-name-asian="Times New Roman" style:font-name-complex="Times New Roman"/>
    </style:style>
    <style:style style:name="T34_125" style:family="text">
      <style:text-properties style:font-name="Times New Roman" style:font-name-asian="Times New Roman" style:font-name-complex="Times New Roman"/>
    </style:style>
    <style:style style:name="T34_126" style:family="text">
      <style:text-properties style:font-name="Times New Roman" style:font-name-asian="Times New Roman" style:font-name-complex="Times New Roman"/>
    </style:style>
    <style:style style:name="T34_127" style:family="text">
      <style:text-properties style:font-name="Times New Roman" style:font-name-asian="Times New Roman" style:font-name-complex="Times New Roman"/>
    </style:style>
    <style:style style:name="T34_128" style:family="text">
      <style:text-properties style:font-name="Times New Roman" style:font-name-asian="Times New Roman" style:font-name-complex="Times New Roman"/>
    </style:style>
    <style:style style:name="T34_129" style:family="text">
      <style:text-properties style:font-name="Times New Roman" style:font-name-asian="Times New Roman" style:font-name-complex="Times New Roman"/>
    </style:style>
    <style:style style:name="T34_130" style:family="text">
      <style:text-properties style:font-name="Times New Roman" style:font-name-asian="Times New Roman" style:font-name-complex="Times New Roman"/>
    </style:style>
    <style:style style:name="T34_131" style:family="text">
      <style:text-properties style:font-name="Times New Roman" style:font-name-asian="Times New Roman" style:font-name-complex="Times New Roman"/>
    </style:style>
    <style:style style:name="T34_132" style:family="text">
      <style:text-properties style:font-name="Times New Roman" style:font-name-asian="Times New Roman" style:font-name-complex="Times New Roman"/>
    </style:style>
    <style:style style:name="T34_133" style:family="text">
      <style:text-properties style:font-name="Times New Roman" style:font-name-asian="Times New Roman" style:font-name-complex="Times New Roman"/>
    </style:style>
    <style:style style:name="T34_134" style:family="text">
      <style:text-properties style:font-name="Times New Roman" style:font-name-asian="Times New Roman" style:font-name-complex="Times New Roman"/>
    </style:style>
    <style:style style:name="T34_135" style:family="text">
      <style:text-properties style:font-name="Times New Roman" style:font-name-asian="Times New Roman" style:font-name-complex="Times New Roman"/>
    </style:style>
    <style:style style:name="T34_136" style:family="text">
      <style:text-properties style:font-name="Times New Roman" style:font-name-asian="Times New Roman" style:font-name-complex="Times New Roman"/>
    </style:style>
    <style:style style:name="T34_137" style:family="text">
      <style:text-properties style:font-name="Times New Roman" style:font-name-asian="Times New Roman" style:font-name-complex="Times New Roman"/>
    </style:style>
    <style:style style:name="T34_138" style:family="text">
      <style:text-properties style:font-name="Times New Roman" style:font-name-asian="Times New Roman" style:font-name-complex="Times New Roman"/>
    </style:style>
    <style:style style:name="T34_139" style:family="text">
      <style:text-properties style:font-name="Times New Roman" style:font-name-asian="Times New Roman" style:font-name-complex="Times New Roman"/>
    </style:style>
    <style:style style:name="T34_140" style:family="text">
      <style:text-properties style:font-name="Times New Roman" style:font-name-asian="Times New Roman" style:font-name-complex="Times New Roman"/>
    </style:style>
    <style:style style:name="T34_141" style:family="text">
      <style:text-properties style:font-name="Times New Roman" style:font-name-asian="Times New Roman" style:font-name-complex="Times New Roman"/>
    </style:style>
    <style:style style:name="T34_142" style:family="text">
      <style:text-properties style:font-name="Times New Roman" style:font-name-asian="Times New Roman" style:font-name-complex="Times New Roman"/>
    </style:style>
    <style:style style:name="T34_143" style:family="text">
      <style:text-properties style:font-name="Times New Roman" style:font-name-asian="Times New Roman" style:font-name-complex="Times New Roman"/>
    </style:style>
    <style:style style:name="T34_144" style:family="text">
      <style:text-properties style:font-name="Times New Roman" style:font-name-asian="Times New Roman" style:font-name-complex="Times New Roman"/>
    </style:style>
    <style:style style:name="T34_145" style:family="text">
      <style:text-properties style:font-name="Times New Roman" style:font-name-asian="Times New Roman" style:font-name-complex="Times New Roman"/>
    </style:style>
    <style:style style:name="T34_146" style:family="text">
      <style:text-properties style:font-name="Times New Roman" style:font-name-asian="Times New Roman" style:font-name-complex="Times New Roman"/>
    </style:style>
    <style:style style:name="T34_147" style:family="text">
      <style:text-properties style:font-name="Times New Roman" style:font-name-asian="Times New Roman" style:font-name-complex="Times New Roman"/>
    </style:style>
    <style:style style:name="T34_148" style:family="text">
      <style:text-properties style:font-name="Times New Roman" style:font-name-asian="Times New Roman" style:font-name-complex="Times New Roman"/>
    </style:style>
    <style:style style:name="T34_149" style:family="text">
      <style:text-properties style:font-name="Times New Roman" style:font-name-asian="Times New Roman" style:font-name-complex="Times New Roman"/>
    </style:style>
    <style:style style:name="T34_150" style:family="text">
      <style:text-properties style:font-name="Times New Roman" style:font-name-asian="Times New Roman" style:font-name-complex="Times New Roman"/>
    </style:style>
    <style:style style:name="T34_151" style:family="text">
      <style:text-properties style:font-name="Times New Roman" style:font-name-asian="Times New Roman" style:font-name-complex="Times New Roman"/>
    </style:style>
    <style:style style:name="T34_152" style:family="text">
      <style:text-properties style:font-name="Times New Roman" style:font-name-asian="Times New Roman" style:font-name-complex="Times New Roman"/>
    </style:style>
    <style:style style:name="T34_153" style:family="text">
      <style:text-properties style:font-name="Times New Roman" style:font-name-asian="Times New Roman" style:font-name-complex="Times New Roman"/>
    </style:style>
    <style:style style:name="T34_154" style:family="text">
      <style:text-properties style:font-name="Times New Roman" style:font-name-asian="Times New Roman" style:font-name-complex="Times New Roman"/>
    </style:style>
    <style:style style:name="T34_155" style:family="text">
      <style:text-properties style:font-name="Times New Roman" style:font-name-asian="Times New Roman" style:font-name-complex="Times New Roman"/>
    </style:style>
    <style:style style:name="T34_156" style:family="text">
      <style:text-properties style:font-name="Times New Roman" style:font-name-asian="Times New Roman" style:font-name-complex="Times New Roman"/>
    </style:style>
    <style:style style:name="T34_157" style:family="text">
      <style:text-properties style:font-name="Times New Roman" style:font-name-asian="Times New Roman" style:font-name-complex="Times New Roman"/>
    </style:style>
    <style:style style:name="T34_158" style:family="text">
      <style:text-properties style:font-name="Times New Roman" style:font-name-asian="Times New Roman" style:font-name-complex="Times New Roman"/>
    </style:style>
    <style:style style:name="T34_159" style:family="text">
      <style:text-properties style:font-name="Times New Roman" style:font-name-asian="Times New Roman" style:font-name-complex="Times New Roman"/>
    </style:style>
    <style:style style:name="T34_160" style:family="text">
      <style:text-properties style:font-name="Times New Roman" style:font-name-asian="Times New Roman" style:font-name-complex="Times New Roman"/>
    </style:style>
    <style:style style:name="T34_161" style:family="text">
      <style:text-properties style:font-name="Times New Roman" style:font-name-asian="Times New Roman" style:font-name-complex="Times New Roman"/>
    </style:style>
    <style:style style:name="T34_162" style:family="text">
      <style:text-properties style:font-name="Times New Roman" style:font-name-asian="Times New Roman" style:font-name-complex="Times New Roman"/>
    </style:style>
    <style:style style:name="T34_163" style:family="text">
      <style:text-properties style:font-name="Times New Roman" style:font-name-asian="Times New Roman" style:font-name-complex="Times New Roman"/>
    </style:style>
    <style:style style:name="T34_164" style:family="text">
      <style:text-properties style:font-name="Times New Roman" style:font-name-asian="Times New Roman" style:font-name-complex="Times New Roman"/>
    </style:style>
    <style:style style:name="T34_165" style:family="text">
      <style:text-properties style:font-name="Times New Roman" style:font-name-asian="Times New Roman" style:font-name-complex="Times New Roman"/>
    </style:style>
    <style:style style:name="T34_166" style:family="text">
      <style:text-properties style:font-name="Times New Roman" style:font-name-asian="Times New Roman" style:font-name-complex="Times New Roman"/>
    </style:style>
    <style:style style:name="T34_167" style:family="text">
      <style:text-properties style:font-name="Times New Roman" style:font-name-asian="Times New Roman" style:font-name-complex="Times New Roman"/>
    </style:style>
    <style:style style:name="T34_168" style:family="text">
      <style:text-properties style:font-name="Times New Roman" style:font-name-asian="Times New Roman" style:font-name-complex="Times New Roman"/>
    </style:style>
    <style:style style:name="T34_169" style:family="text">
      <style:text-properties style:font-name="Times New Roman" style:font-name-asian="Times New Roman" style:font-name-complex="Times New Roman"/>
    </style:style>
    <style:style style:name="T34_170" style:family="text">
      <style:text-properties style:font-name="Times New Roman" style:font-name-asian="Times New Roman" style:font-name-complex="Times New Roman"/>
    </style:style>
    <style:style style:name="T34_171" style:family="text">
      <style:text-properties style:font-name="Times New Roman" style:font-name-asian="Times New Roman" style:font-name-complex="Times New Roman"/>
    </style:style>
    <style:style style:name="T34_172" style:family="text">
      <style:text-properties style:font-name="Times New Roman" style:font-name-asian="Times New Roman" style:font-name-complex="Times New Roman"/>
    </style:style>
    <style:style style:name="T34_173" style:family="text">
      <style:text-properties style:font-name="Times New Roman" style:font-name-asian="Times New Roman" style:font-name-complex="Times New Roman"/>
    </style:style>
    <style:style style:name="T34_174" style:family="text">
      <style:text-properties style:font-name="Times New Roman" style:font-name-asian="Times New Roman" style:font-name-complex="Times New Roman"/>
    </style:style>
    <style:style style:name="T34_175" style:family="text">
      <style:text-properties style:font-name="Times New Roman" style:font-name-asian="Times New Roman" style:font-name-complex="Times New Roman"/>
    </style:style>
    <style:style style:name="T34_176" style:family="text">
      <style:text-properties style:font-name="Times New Roman" style:font-name-asian="Times New Roman" style:font-name-complex="Times New Roman"/>
    </style:style>
    <style:style style:name="T34_177" style:family="text">
      <style:text-properties style:font-name="Times New Roman" style:font-name-asian="Times New Roman" style:font-name-complex="Times New Roman"/>
    </style:style>
    <style:style style:name="T34_178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P3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T39_15" style:family="text">
      <style:text-properties style:font-name="Times New Roman" style:font-name-asian="Times New Roman" style:font-name-complex="Times New Roman"/>
    </style:style>
    <style:style style:name="T39_16" style:family="text">
      <style:text-properties style:font-name="Times New Roman" style:font-name-asian="Times New Roman" style:font-name-complex="Times New Roman"/>
    </style:style>
    <style:style style:name="T39_17" style:family="text">
      <style:text-properties style:font-name="Times New Roman" style:font-name-asian="Times New Roman" style:font-name-complex="Times New Roman"/>
    </style:style>
    <style:style style:name="T39_18" style:family="text">
      <style:text-properties style:font-name="Times New Roman" style:font-name-asian="Times New Roman" style:font-name-complex="Times New Roman"/>
    </style:style>
    <style:style style:name="T39_19" style:family="text">
      <style:text-properties style:font-name="Times New Roman" style:font-name-asian="Times New Roman" style:font-name-complex="Times New Roman"/>
    </style:style>
    <style:style style:name="T39_20" style:family="text">
      <style:text-properties style:font-name="Times New Roman" style:font-name-asian="Times New Roman" style:font-name-complex="Times New Roman"/>
    </style:style>
    <style:style style:name="T39_21" style:family="text">
      <style:text-properties style:font-name="Times New Roman" style:font-name-asian="Times New Roman" style:font-name-complex="Times New Roman"/>
    </style:style>
    <style:style style:name="T39_22" style:family="text">
      <style:text-properties style:font-name="Times New Roman" style:font-name-asian="Times New Roman" style:font-name-complex="Times New Roman"/>
    </style:style>
    <style:style style:name="T39_23" style:family="text">
      <style:text-properties style:font-name="Times New Roman" style:font-name-asian="Times New Roman" style:font-name-complex="Times New Roman"/>
    </style:style>
    <style:style style:name="T39_24" style:family="text">
      <style:text-properties style:font-name="Times New Roman" style:font-name-asian="Times New Roman" style:font-name-complex="Times New Roman"/>
    </style:style>
    <style:style style:name="T39_25" style:family="text">
      <style:text-properties style:font-name="Times New Roman" style:font-name-asian="Times New Roman" style:font-name-complex="Times New Roman"/>
    </style:style>
    <style:style style:name="T39_26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style:font-name="Times New Roman" style:font-name-asian="Times New Roman" style:font-name-complex="Times New Roman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T40_6" style:family="text">
      <style:text-properties style:font-name="Times New Roman" style:font-name-asian="Times New Roman" style:font-name-complex="Times New Roman"/>
    </style:style>
    <style:style style:name="T40_7" style:family="text">
      <style:text-properties style:font-name="Times New Roman" style:font-name-asian="Times New Roman" style:font-name-complex="Times New Roman"/>
    </style:style>
    <style:style style:name="T40_8" style:family="text">
      <style:text-properties style:font-name="Times New Roman" style:font-name-asian="Times New Roman" style:font-name-complex="Times New Roman"/>
    </style:style>
    <style:style style:name="T40_9" style:family="text">
      <style:text-properties style:font-name="Times New Roman" style:font-name-asian="Times New Roman" style:font-name-complex="Times New Roman"/>
    </style:style>
    <style:style style:name="T40_10" style:family="text">
      <style:text-properties style:font-name="Times New Roman" style:font-name-asian="Times New Roman" style:font-name-complex="Times New Roman"/>
    </style:style>
    <style:style style:name="T40_11" style:family="text">
      <style:text-properties style:font-name="Times New Roman" style:font-name-asian="Times New Roman" style:font-name-complex="Times New Roman"/>
    </style:style>
    <style:style style:name="T40_12" style:family="text">
      <style:text-properties style:font-name="Times New Roman" style:font-name-asian="Times New Roman" style:font-name-complex="Times New Roman"/>
    </style:style>
    <style:style style:name="T40_13" style:family="text">
      <style:text-properties style:font-name="Times New Roman" style:font-name-asian="Times New Roman" style:font-name-complex="Times New Roman"/>
    </style:style>
    <style:style style:name="T40_14" style:family="text">
      <style:text-properties style:font-name="Times New Roman" style:font-name-asian="Times New Roman" style:font-name-complex="Times New Roman"/>
    </style:style>
    <style:style style:name="T40_15" style:family="text">
      <style:text-properties style:font-name="Times New Roman" style:font-name-asian="Times New Roman" style:font-name-complex="Times New Roman"/>
    </style:style>
    <style:style style:name="T40_16" style:family="text">
      <style:text-properties style:font-name="Times New Roman" style:font-name-asian="Times New Roman" style:font-name-complex="Times New Roman"/>
    </style:style>
    <style:style style:name="T40_17" style:family="text">
      <style:text-properties style:font-name="Times New Roman" style:font-name-asian="Times New Roman" style:font-name-complex="Times New Roman"/>
    </style:style>
    <style:style style:name="T40_18" style:family="text">
      <style:text-properties style:font-name="Times New Roman" style:font-name-asian="Times New Roman" style:font-name-complex="Times New Roman"/>
    </style:style>
    <style:style style:name="T40_19" style:family="text">
      <style:text-properties style:font-name="Times New Roman" style:font-name-asian="Times New Roman" style:font-name-complex="Times New Roman"/>
    </style:style>
    <style:style style:name="T40_20" style:family="text">
      <style:text-properties style:font-name="Times New Roman" style:font-name-asian="Times New Roman" style:font-name-complex="Times New Roman"/>
    </style:style>
    <style:style style:name="T40_21" style:family="text">
      <style:text-properties style:font-name="Times New Roman" style:font-name-asian="Times New Roman" style:font-name-complex="Times New Roman"/>
    </style:style>
    <style:style style:name="T40_22" style:family="text">
      <style:text-properties style:font-name="Times New Roman" style:font-name-asian="Times New Roman" style:font-name-complex="Times New Roman"/>
    </style:style>
    <style:style style:name="T40_23" style:family="text">
      <style:text-properties style:font-name="Times New Roman" style:font-name-asian="Times New Roman" style:font-name-complex="Times New Roman"/>
    </style:style>
    <style:style style:name="T40_24" style:family="text">
      <style:text-properties style:font-name="Times New Roman" style:font-name-asian="Times New Roman" style:font-name-complex="Times New Roman"/>
    </style:style>
    <style:style style:name="T40_25" style:family="text">
      <style:text-properties style:font-name="Times New Roman" style:font-name-asian="Times New Roman" style:font-name-complex="Times New Roman"/>
    </style:style>
    <style:style style:name="T40_26" style:family="text">
      <style:text-properties style:font-name="Times New Roman" style:font-name-asian="Times New Roman" style:font-name-complex="Times New Roman"/>
    </style:style>
    <style:style style:name="T40_27" style:family="text">
      <style:text-properties style:font-name="Times New Roman" style:font-name-asian="Times New Roman" style:font-name-complex="Times New Roman"/>
    </style:style>
    <style:style style:name="T40_28" style:family="text">
      <style:text-properties style:font-name="Times New Roman" style:font-name-asian="Times New Roman" style:font-name-complex="Times New Roman"/>
    </style:style>
    <style:style style:name="T40_29" style:family="text">
      <style:text-properties style:font-name="Times New Roman" style:font-name-asian="Times New Roman" style:font-name-complex="Times New Roman"/>
    </style:style>
    <style:style style:name="T40_30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style:font-name="Times New Roman" style:font-name-asian="Times New Roman" style:font-name-complex="Times New Roman"/>
    </style:style>
    <style:style style:name="T41_2" style:family="text">
      <style:text-properties style:font-name="Times New Roman" style:font-name-asian="Times New Roman" style:font-name-complex="Times New Roman"/>
    </style:style>
    <style:style style:name="T41_3" style:family="text">
      <style:text-properties style:font-name="Times New Roman" style:font-name-asian="Times New Roman" style:font-name-complex="Times New Roman"/>
    </style:style>
    <style:style style:name="T41_4" style:family="text">
      <style:text-properties style:font-name="Times New Roman" style:font-name-asian="Times New Roman" style:font-name-complex="Times New Roman"/>
    </style:style>
    <style:style style:name="T41_5" style:family="text">
      <style:text-properties style:font-name="Times New Roman" style:font-name-asian="Times New Roman" style:font-name-complex="Times New Roman"/>
    </style:style>
    <style:style style:name="T41_6" style:family="text">
      <style:text-properties style:font-name="Times New Roman" style:font-name-asian="Times New Roman" style:font-name-complex="Times New Roman"/>
    </style:style>
    <style:style style:name="T41_7" style:family="text">
      <style:text-properties style:font-name="Times New Roman" style:font-name-asian="Times New Roman" style:font-name-complex="Times New Roman"/>
    </style:style>
    <style:style style:name="T41_8" style:family="text">
      <style:text-properties style:font-name="Times New Roman" style:font-name-asian="Times New Roman" style:font-name-complex="Times New Roman"/>
    </style:style>
    <style:style style:name="T41_9" style:family="text">
      <style:text-properties style:font-name="Times New Roman" style:font-name-asian="Times New Roman" style:font-name-complex="Times New Roman"/>
    </style:style>
    <style:style style:name="T41_10" style:family="text">
      <style:text-properties style:font-name="Times New Roman" style:font-name-asian="Times New Roman" style:font-name-complex="Times New Roman"/>
    </style:style>
    <style:style style:name="T41_11" style:family="text">
      <style:text-properties style:font-name="Times New Roman" style:font-name-asian="Times New Roman" style:font-name-complex="Times New Roman"/>
    </style:style>
    <style:style style:name="T41_12" style:family="text">
      <style:text-properties style:font-name="Times New Roman" style:font-name-asian="Times New Roman" style:font-name-complex="Times New Roman"/>
    </style:style>
    <style:style style:name="T41_13" style:family="text">
      <style:text-properties style:font-name="Times New Roman" style:font-name-asian="Times New Roman" style:font-name-complex="Times New Roman"/>
    </style:style>
    <style:style style:name="T41_14" style:family="text">
      <style:text-properties style:font-name="Times New Roman" style:font-name-asian="Times New Roman" style:font-name-complex="Times New Roman"/>
    </style:style>
    <style:style style:name="T41_15" style:family="text">
      <style:text-properties style:font-name="Times New Roman" style:font-name-asian="Times New Roman" style:font-name-complex="Times New Roman"/>
    </style:style>
    <style:style style:name="T41_16" style:family="text">
      <style:text-properties style:font-name="Times New Roman" style:font-name-asian="Times New Roman" style:font-name-complex="Times New Roman"/>
    </style:style>
    <style:style style:name="T41_17" style:family="text">
      <style:text-properties style:font-name="Times New Roman" style:font-name-asian="Times New Roman" style:font-name-complex="Times New Roman"/>
    </style:style>
    <style:style style:name="T41_18" style:family="text">
      <style:text-properties style:font-name="Times New Roman" style:font-name-asian="Times New Roman" style:font-name-complex="Times New Roman"/>
    </style:style>
    <style:style style:name="T41_19" style:family="text">
      <style:text-properties style:font-name="Times New Roman" style:font-name-asian="Times New Roman" style:font-name-complex="Times New Roman"/>
    </style:style>
    <style:style style:name="T41_20" style:family="text">
      <style:text-properties style:font-name="Times New Roman" style:font-name-asian="Times New Roman" style:font-name-complex="Times New Roman"/>
    </style:style>
    <style:style style:name="T41_21" style:family="text">
      <style:text-properties style:font-name="Times New Roman" style:font-name-asian="Times New Roman" style:font-name-complex="Times New Roman"/>
    </style:style>
    <style:style style:name="T41_22" style:family="text">
      <style:text-properties style:font-name="Times New Roman" style:font-name-asian="Times New Roman" style:font-name-complex="Times New Roman"/>
    </style:style>
    <style:style style:name="T41_23" style:family="text">
      <style:text-properties style:font-name="Times New Roman" style:font-name-asian="Times New Roman" style:font-name-complex="Times New Roman"/>
    </style:style>
    <style:style style:name="T41_24" style:family="text">
      <style:text-properties style:font-name="Times New Roman" style:font-name-asian="Times New Roman" style:font-name-complex="Times New Roman"/>
    </style:style>
    <style:style style:name="T41_25" style:family="text">
      <style:text-properties style:font-name="Times New Roman" style:font-name-asian="Times New Roman" style:font-name-complex="Times New Roman"/>
    </style:style>
    <style:style style:name="T41_26" style:family="text">
      <style:text-properties style:font-name="Times New Roman" style:font-name-asian="Times New Roman" style:font-name-complex="Times New Roman"/>
    </style:style>
    <style:style style:name="T41_27" style:family="text">
      <style:text-properties style:font-name="Times New Roman" style:font-name-asian="Times New Roman" style:font-name-complex="Times New Roman"/>
    </style:style>
    <style:style style:name="T41_28" style:family="text">
      <style:text-properties style:font-name="Times New Roman" style:font-name-asian="Times New Roman" style:font-name-complex="Times New Roman"/>
    </style:style>
    <style:style style:name="T41_29" style:family="text">
      <style:text-properties style:font-name="Times New Roman" style:font-name-asian="Times New Roman" style:font-name-complex="Times New Roman"/>
    </style:style>
    <style:style style:name="T41_30" style:family="text">
      <style:text-properties style:font-name="Times New Roman" style:font-name-asian="Times New Roman" style:font-name-complex="Times New Roman"/>
    </style:style>
    <style:style style:name="T41_31" style:family="text">
      <style:text-properties style:font-name="Times New Roman" style:font-name-asian="Times New Roman" style:font-name-complex="Times New Roman"/>
    </style:style>
    <style:style style:name="T41_32" style:family="text">
      <style:text-properties style:font-name="Times New Roman" style:font-name-asian="Times New Roman" style:font-name-complex="Times New Roman"/>
    </style:style>
    <style:style style:name="T41_33" style:family="text">
      <style:text-properties style:font-name="Times New Roman" style:font-name-asian="Times New Roman" style:font-name-complex="Times New Roman"/>
    </style:style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44_40" style:family="text">
      <style:text-properties style:font-name="Times New Roman" style:font-name-asian="Times New Roman" style:font-name-complex="Times New Roman"/>
    </style:style>
    <style:style style:name="T44_41" style:family="text">
      <style:text-properties style:font-name="Times New Roman" style:font-name-asian="Times New Roman" style:font-name-complex="Times New Roman"/>
    </style:style>
    <style:style style:name="T44_42" style:family="text">
      <style:text-properties style:font-name="Times New Roman" style:font-name-asian="Times New Roman" style:font-name-complex="Times New Roman"/>
    </style:style>
    <style:style style:name="T44_43" style:family="text">
      <style:text-properties style:font-name="Times New Roman" style:font-name-asian="Times New Roman" style:font-name-complex="Times New Roman"/>
    </style:style>
    <style:style style:name="T44_44" style:family="text">
      <style:text-properties style:font-name="Times New Roman" style:font-name-asian="Times New Roman" style:font-name-complex="Times New Roman"/>
    </style:style>
    <style:style style:name="T44_45" style:family="text">
      <style:text-properties style:font-name="Times New Roman" style:font-name-asian="Times New Roman" style:font-name-complex="Times New Roman"/>
    </style:style>
    <style:style style:name="T44_46" style:family="text">
      <style:text-properties style:font-name="Times New Roman" style:font-name-asian="Times New Roman" style:font-name-complex="Times New Roman"/>
    </style:style>
    <style:style style:name="T44_47" style:family="text">
      <style:text-properties style:font-name="Times New Roman" style:font-name-asian="Times New Roman" style:font-name-complex="Times New Roman"/>
    </style:style>
    <style:style style:name="T44_48" style:family="text">
      <style:text-properties style:font-name="Times New Roman" style:font-name-asian="Times New Roman" style:font-name-complex="Times New Roman"/>
    </style:style>
    <style:style style:name="T44_49" style:family="text">
      <style:text-properties style:font-name="Times New Roman" style:font-name-asian="Times New Roman" style:font-name-complex="Times New Roman"/>
    </style:style>
    <style:style style:name="T44_50" style:family="text">
      <style:text-properties style:font-name="Times New Roman" style:font-name-asian="Times New Roman" style:font-name-complex="Times New Roman"/>
    </style:style>
    <style:style style:name="T44_51" style:family="text">
      <style:text-properties style:font-name="Times New Roman" style:font-name-asian="Times New Roman" style:font-name-complex="Times New Roman"/>
    </style:style>
    <style:style style:name="T44_52" style:family="text">
      <style:text-properties style:font-name="Times New Roman" style:font-name-asian="Times New Roman" style:font-name-complex="Times New Roman"/>
    </style:style>
    <style:style style:name="T44_53" style:family="text">
      <style:text-properties style:font-name="Times New Roman" style:font-name-asian="Times New Roman" style:font-name-complex="Times New Roman"/>
    </style:style>
    <style:style style:name="T44_54" style:family="text">
      <style:text-properties style:font-name="Times New Roman" style:font-name-asian="Times New Roman" style:font-name-complex="Times New Roman"/>
    </style:style>
    <style:style style:name="T44_55" style:family="text">
      <style:text-properties style:font-name="Times New Roman" style:font-name-asian="Times New Roman" style:font-name-complex="Times New Roman"/>
    </style:style>
    <style:style style:name="T44_56" style:family="text">
      <style:text-properties style:font-name="Times New Roman" style:font-name-asian="Times New Roman" style:font-name-complex="Times New Roman"/>
    </style:style>
    <style:style style:name="T44_57" style:family="text">
      <style:text-properties style:font-name="Times New Roman" style:font-name-asian="Times New Roman" style:font-name-complex="Times New Roman"/>
    </style:style>
    <style:style style:name="T44_58" style:family="text">
      <style:text-properties style:font-name="Times New Roman" style:font-name-asian="Times New Roman" style:font-name-complex="Times New Roman"/>
    </style:style>
    <style:style style:name="T44_59" style:family="text">
      <style:text-properties style:font-name="Times New Roman" style:font-name-asian="Times New Roman" style:font-name-complex="Times New Roman"/>
    </style:style>
    <style:style style:name="T44_60" style:family="text">
      <style:text-properties style:font-name="Times New Roman" style:font-name-asian="Times New Roman" style:font-name-complex="Times New Roman"/>
    </style:style>
    <style:style style:name="T44_61" style:family="text">
      <style:text-properties style:font-name="Times New Roman" style:font-name-asian="Times New Roman" style:font-name-complex="Times New Roman"/>
    </style:style>
    <style:style style:name="T44_62" style:family="text">
      <style:text-properties style:font-name="Times New Roman" style:font-name-asian="Times New Roman" style:font-name-complex="Times New Roman"/>
    </style:style>
    <style:style style:name="T44_63" style:family="text">
      <style:text-properties style:font-name="Times New Roman" style:font-name-asian="Times New Roman" style:font-name-complex="Times New Roman"/>
    </style:style>
    <style:style style:name="T44_64" style:family="text">
      <style:text-properties style:font-name="Times New Roman" style:font-name-asian="Times New Roman" style:font-name-complex="Times New Roman"/>
    </style:style>
    <style:style style:name="T44_65" style:family="text">
      <style:text-properties style:font-name="Times New Roman" style:font-name-asian="Times New Roman" style:font-name-complex="Times New Roman"/>
    </style:style>
    <style:style style:name="T44_66" style:family="text">
      <style:text-properties style:font-name="Times New Roman" style:font-name-asian="Times New Roman" style:font-name-complex="Times New Roman"/>
    </style:style>
    <style:style style:name="T44_67" style:family="text">
      <style:text-properties style:font-name="Times New Roman" style:font-name-asian="Times New Roman" style:font-name-complex="Times New Roman"/>
    </style:style>
    <style:style style:name="T44_68" style:family="text">
      <style:text-properties style:font-name="Times New Roman" style:font-name-asian="Times New Roman" style:font-name-complex="Times New Roman"/>
    </style:style>
    <style:style style:name="T44_69" style:family="text">
      <style:text-properties style:font-name="Times New Roman" style:font-name-asian="Times New Roman" style:font-name-complex="Times New Roman"/>
    </style:style>
    <style:style style:name="T44_70" style:family="text">
      <style:text-properties style:font-name="Times New Roman" style:font-name-asian="Times New Roman" style:font-name-complex="Times New Roman"/>
    </style:style>
    <style:style style:name="T44_71" style:family="text">
      <style:text-properties style:font-name="Times New Roman" style:font-name-asian="Times New Roman" style:font-name-complex="Times New Roman"/>
    </style:style>
    <style:style style:name="T44_72" style:family="text">
      <style:text-properties style:font-name="Times New Roman" style:font-name-asian="Times New Roman" style:font-name-complex="Times New Roman"/>
    </style:style>
    <style:style style:name="T44_73" style:family="text">
      <style:text-properties style:font-name="Times New Roman" style:font-name-asian="Times New Roman" style:font-name-complex="Times New Roman"/>
    </style:style>
    <style:style style:name="T44_74" style:family="text">
      <style:text-properties style:font-name="Times New Roman" style:font-name-asian="Times New Roman" style:font-name-complex="Times New Roman"/>
    </style:style>
    <style:style style:name="T44_75" style:family="text">
      <style:text-properties style:font-name="Times New Roman" style:font-name-asian="Times New Roman" style:font-name-complex="Times New Roman"/>
    </style:style>
    <style:style style:name="T44_76" style:family="text">
      <style:text-properties style:font-name="Times New Roman" style:font-name-asian="Times New Roman" style:font-name-complex="Times New Roman"/>
    </style:style>
    <style:style style:name="T44_77" style:family="text">
      <style:text-properties style:font-name="Times New Roman" style:font-name-asian="Times New Roman" style:font-name-complex="Times New Roman"/>
    </style:style>
    <style:style style:name="T44_78" style:family="text">
      <style:text-properties style:font-name="Times New Roman" style:font-name-asian="Times New Roman" style:font-name-complex="Times New Roman"/>
    </style:style>
    <style:style style:name="T44_79" style:family="text">
      <style:text-properties style:font-name="Times New Roman" style:font-name-asian="Times New Roman" style:font-name-complex="Times New Roman"/>
    </style:style>
    <style:style style:name="T44_80" style:family="text">
      <style:text-properties style:font-name="Times New Roman" style:font-name-asian="Times New Roman" style:font-name-complex="Times New Roman"/>
    </style:style>
    <style:style style:name="T44_81" style:family="text">
      <style:text-properties style:font-name="Times New Roman" style:font-name-asian="Times New Roman" style:font-name-complex="Times New Roman"/>
    </style:style>
    <style:style style:name="T44_82" style:family="text">
      <style:text-properties style:font-name="Times New Roman" style:font-name-asian="Times New Roman" style:font-name-complex="Times New Roman"/>
    </style:style>
    <style:style style:name="T44_83" style:family="text">
      <style:text-properties style:font-name="Times New Roman" style:font-name-asian="Times New Roman" style:font-name-complex="Times New Roman"/>
    </style:style>
    <style:style style:name="T44_84" style:family="text">
      <style:text-properties style:font-name="Times New Roman" style:font-name-asian="Times New Roman" style:font-name-complex="Times New Roman"/>
    </style:style>
    <style:style style:name="T44_85" style:family="text">
      <style:text-properties style:font-name="Times New Roman" style:font-name-asian="Times New Roman" style:font-name-complex="Times New Roman"/>
    </style:style>
    <style:style style:name="T44_86" style:family="text">
      <style:text-properties style:font-name="Times New Roman" style:font-name-asian="Times New Roman" style:font-name-complex="Times New Roman"/>
    </style:style>
    <style:style style:name="T44_87" style:family="text">
      <style:text-properties style:font-name="Times New Roman" style:font-name-asian="Times New Roman" style:font-name-complex="Times New Roman"/>
    </style:style>
    <style:style style:name="T44_88" style:family="text">
      <style:text-properties style:font-name="Times New Roman" style:font-name-asian="Times New Roman" style:font-name-complex="Times New Roman"/>
    </style:style>
    <style:style style:name="T44_89" style:family="text">
      <style:text-properties style:font-name="Times New Roman" style:font-name-asian="Times New Roman" style:font-name-complex="Times New Roman"/>
    </style:style>
    <style:style style:name="T44_90" style:family="text">
      <style:text-properties style:font-name="Times New Roman" style:font-name-asian="Times New Roman" style:font-name-complex="Times New Roman"/>
    </style:style>
    <style:style style:name="T44_91" style:family="text">
      <style:text-properties style:font-name="Times New Roman" style:font-name-asian="Times New Roman" style:font-name-complex="Times New Roman"/>
    </style:style>
    <style:style style:name="T44_92" style:family="text">
      <style:text-properties style:font-name="Times New Roman" style:font-name-asian="Times New Roman" style:font-name-complex="Times New Roman"/>
    </style:style>
    <style:style style:name="T44_93" style:family="text">
      <style:text-properties style:font-name="Times New Roman" style:font-name-asian="Times New Roman" style:font-name-complex="Times New Roman"/>
    </style:style>
    <style:style style:name="T44_94" style:family="text">
      <style:text-properties style:font-name="Times New Roman" style:font-name-asian="Times New Roman" style:font-name-complex="Times New Roman"/>
    </style:style>
    <style:style style:name="T44_95" style:family="text">
      <style:text-properties style:font-name="Times New Roman" style:font-name-asian="Times New Roman" style:font-name-complex="Times New Roman"/>
    </style:style>
    <style:style style:name="T44_96" style:family="text">
      <style:text-properties style:font-name="Times New Roman" style:font-name-asian="Times New Roman" style:font-name-complex="Times New Roman"/>
    </style:style>
    <style:style style:name="T44_97" style:family="text">
      <style:text-properties style:font-name="Times New Roman" style:font-name-asian="Times New Roman" style:font-name-complex="Times New Roman"/>
    </style:style>
    <style:style style:name="T44_98" style:family="text">
      <style:text-properties style:font-name="Times New Roman" style:font-name-asian="Times New Roman" style:font-name-complex="Times New Roman"/>
    </style:style>
    <style:style style:name="T44_99" style:family="text">
      <style:text-properties style:font-name="Times New Roman" style:font-name-asian="Times New Roman" style:font-name-complex="Times New Roman"/>
    </style:style>
    <style:style style:name="T44_100" style:family="text">
      <style:text-properties style:font-name="Times New Roman" style:font-name-asian="Times New Roman" style:font-name-complex="Times New Roman"/>
    </style:style>
    <style:style style:name="T44_101" style:family="text">
      <style:text-properties style:font-name="Times New Roman" style:font-name-asian="Times New Roman" style:font-name-complex="Times New Roman"/>
    </style:style>
    <style:style style:name="T44_102" style:family="text">
      <style:text-properties style:font-name="Times New Roman" style:font-name-asian="Times New Roman" style:font-name-complex="Times New Roman"/>
    </style:style>
    <style:style style:name="T44_103" style:family="text">
      <style:text-properties style:font-name="Times New Roman" style:font-name-asian="Times New Roman" style:font-name-complex="Times New Roman"/>
    </style:style>
    <style:style style:name="T44_104" style:family="text">
      <style:text-properties style:font-name="Times New Roman" style:font-name-asian="Times New Roman" style:font-name-complex="Times New Roman"/>
    </style:style>
    <style:style style:name="T44_105" style:family="text">
      <style:text-properties style:font-name="Times New Roman" style:font-name-asian="Times New Roman" style:font-name-complex="Times New Roman"/>
    </style:style>
    <style:style style:name="T44_106" style:family="text">
      <style:text-properties style:font-name="Times New Roman" style:font-name-asian="Times New Roman" style:font-name-complex="Times New Roman"/>
    </style:style>
    <style:style style:name="T44_107" style:family="text">
      <style:text-properties style:font-name="Times New Roman" style:font-name-asian="Times New Roman" style:font-name-complex="Times New Roman"/>
    </style:style>
    <style:style style:name="T44_108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Times New Roman" style:font-name-asian="Times New Roman" style:font-name-complex="Times New Roman"/>
    </style:style>
    <style:style style:name="T46_2" style:family="text">
      <style:text-properties style:font-name="Times New Roman" style:font-name-asian="Times New Roman" style:font-name-complex="Times New Roman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T46_43" style:family="text">
      <style:text-properties style:font-name="Times New Roman" style:font-name-asian="Times New Roman" style:font-name-complex="Times New Roman"/>
    </style:style>
    <style:style style:name="T46_44" style:family="text">
      <style:text-properties style:font-name="Times New Roman" style:font-name-asian="Times New Roman" style:font-name-complex="Times New Roman"/>
    </style:style>
    <style:style style:name="T46_45" style:family="text">
      <style:text-properties style:font-name="Times New Roman" style:font-name-asian="Times New Roman" style:font-name-complex="Times New Roman"/>
    </style:style>
    <style:style style:name="T46_46" style:family="text">
      <style:text-properties style:font-name="Times New Roman" style:font-name-asian="Times New Roman" style:font-name-complex="Times New Roman"/>
    </style:style>
    <style:style style:name="T46_47" style:family="text">
      <style:text-properties style:font-name="Times New Roman" style:font-name-asian="Times New Roman" style:font-name-complex="Times New Roman"/>
    </style:style>
    <style:style style:name="T46_48" style:family="text">
      <style:text-properties style:font-name="Times New Roman" style:font-name-asian="Times New Roman" style:font-name-complex="Times New Roman"/>
    </style:style>
    <style:style style:name="T46_49" style:family="text">
      <style:text-properties style:font-name="Times New Roman" style:font-name-asian="Times New Roman" style:font-name-complex="Times New Roman"/>
    </style:style>
    <style:style style:name="T46_50" style:family="text">
      <style:text-properties style:font-name="Times New Roman" style:font-name-asian="Times New Roman" style:font-name-complex="Times New Roman"/>
    </style:style>
    <style:style style:name="T46_51" style:family="text">
      <style:text-properties style:font-name="Times New Roman" style:font-name-asian="Times New Roman" style:font-name-complex="Times New Roman"/>
    </style:style>
    <style:style style:name="T46_52" style:family="text">
      <style:text-properties style:font-name="Times New Roman" style:font-name-asian="Times New Roman" style:font-name-complex="Times New Roman"/>
    </style:style>
    <style:style style:name="T46_53" style:family="text">
      <style:text-properties style:font-name="Times New Roman" style:font-name-asian="Times New Roman" style:font-name-complex="Times New Roman"/>
    </style:style>
    <style:style style:name="T46_54" style:family="text">
      <style:text-properties style:font-name="Times New Roman" style:font-name-asian="Times New Roman" style:font-name-complex="Times New Roman"/>
    </style:style>
    <style:style style:name="T46_55" style:family="text">
      <style:text-properties style:font-name="Times New Roman" style:font-name-asian="Times New Roman" style:font-name-complex="Times New Roman"/>
    </style:style>
    <style:style style:name="T46_56" style:family="text">
      <style:text-properties style:font-name="Times New Roman" style:font-name-asian="Times New Roman" style:font-name-complex="Times New Roman"/>
    </style:style>
    <style:style style:name="T46_57" style:family="text">
      <style:text-properties style:font-name="Times New Roman" style:font-name-asian="Times New Roman" style:font-name-complex="Times New Roman"/>
    </style:style>
    <style:style style:name="T46_58" style:family="text">
      <style:text-properties style:font-name="Times New Roman" style:font-name-asian="Times New Roman" style:font-name-complex="Times New Roman"/>
    </style:style>
    <style:style style:name="T46_59" style:family="text">
      <style:text-properties style:font-name="Times New Roman" style:font-name-asian="Times New Roman" style:font-name-complex="Times New Roman"/>
    </style:style>
    <style:style style:name="T46_60" style:family="text">
      <style:text-properties style:font-name="Times New Roman" style:font-name-asian="Times New Roman" style:font-name-complex="Times New Roman"/>
    </style:style>
    <style:style style:name="T46_61" style:family="text">
      <style:text-properties style:font-name="Times New Roman" style:font-name-asian="Times New Roman" style:font-name-complex="Times New Roman"/>
    </style:style>
    <style:style style:name="T46_62" style:family="text">
      <style:text-properties style:font-name="Times New Roman" style:font-name-asian="Times New Roman" style:font-name-complex="Times New Roman"/>
    </style:style>
    <style:style style:name="T46_63" style:family="text">
      <style:text-properties style:font-name="Times New Roman" style:font-name-asian="Times New Roman" style:font-name-complex="Times New Roman"/>
    </style:style>
    <style:style style:name="T46_64" style:family="text">
      <style:text-properties style:font-name="Times New Roman" style:font-name-asian="Times New Roman" style:font-name-complex="Times New Roman"/>
    </style:style>
    <style:style style:name="T46_65" style:family="text">
      <style:text-properties style:font-name="Times New Roman" style:font-name-asian="Times New Roman" style:font-name-complex="Times New Roman"/>
    </style:style>
    <style:style style:name="T46_66" style:family="text">
      <style:text-properties style:font-name="Times New Roman" style:font-name-asian="Times New Roman" style:font-name-complex="Times New Roman"/>
    </style:style>
    <style:style style:name="T46_67" style:family="text">
      <style:text-properties style:font-name="Times New Roman" style:font-name-asian="Times New Roman" style:font-name-complex="Times New Roman"/>
    </style:style>
    <style:style style:name="T46_68" style:family="text">
      <style:text-properties style:font-name="Times New Roman" style:font-name-asian="Times New Roman" style:font-name-complex="Times New Roman"/>
    </style:style>
    <style:style style:name="T46_69" style:family="text">
      <style:text-properties style:font-name="Times New Roman" style:font-name-asian="Times New Roman" style:font-name-complex="Times New Roman"/>
    </style:style>
    <style:style style:name="T46_70" style:family="text">
      <style:text-properties style:font-name="Times New Roman" style:font-name-asian="Times New Roman" style:font-name-complex="Times New Roman"/>
    </style:style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P4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style:font-name="Times New Roman" style:font-name-asian="Times New Roman" style:font-name-complex="Times New Roman"/>
    </style:style>
    <style:style style:name="T50_2" style:family="text">
      <style:text-properties style:font-name="Times New Roman" style:font-name-asian="Times New Roman" style:font-name-complex="Times New Roman"/>
    </style:style>
    <style:style style:name="T50_3" style:family="text">
      <style:text-properties style:font-name="Times New Roman" style:font-name-asian="Times New Roman" style:font-name-complex="Times New Roman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 style:parent-style-name="Standard"/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3" style:family="text" style:parent-style-name="Standard"/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7" style:family="text" style:parent-style-name="Standard"/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3" style:family="text" style:parent-style-name="Standard"/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9" style:family="text">
      <style:text-properties style:font-name="Times New Roman" style:font-name-asian="Times New Roman" style:font-name-complex="Times New Roman"/>
    </style:style>
    <style:style style:name="T57_60" style:family="text">
      <style:text-properties style:font-name="Times New Roman" style:font-name-asian="Times New Roman" style:font-name-complex="Times New Roman"/>
    </style:style>
    <style:style style:name="T57_61" style:family="text">
      <style:text-properties style:font-name="Times New Roman" style:font-name-asian="Times New Roman" style:font-name-complex="Times New Roman"/>
    </style:style>
    <style:style style:name="T57_62" style:family="text">
      <style:text-properties style:font-name="Times New Roman" style:font-name-asian="Times New Roman" style:font-name-complex="Times New Roman"/>
    </style:style>
    <style:style style:name="T57_63" style:family="text">
      <style:text-properties style:font-name="Times New Roman" style:font-name-asian="Times New Roman" style:font-name-complex="Times New Roman"/>
    </style:style>
    <style:style style:name="T57_64" style:family="text">
      <style:text-properties style:font-name="Times New Roman" style:font-name-asian="Times New Roman" style:font-name-complex="Times New Roman"/>
    </style:style>
    <style:style style:name="T57_65" style:family="text">
      <style:text-properties style:font-name="Times New Roman" style:font-name-asian="Times New Roman" style:font-name-complex="Times New Roman"/>
    </style:style>
    <style:style style:name="T57_66" style:family="text">
      <style:text-properties style:font-name="Times New Roman" style:font-name-asian="Times New Roman" style:font-name-complex="Times New Roman"/>
    </style:style>
    <style:style style:name="T57_67" style:family="text">
      <style:text-properties style:font-name="Times New Roman" style:font-name-asian="Times New Roman" style:font-name-complex="Times New Roman"/>
    </style:style>
    <style:style style:name="T57_68" style:family="text">
      <style:text-properties style:font-name="Times New Roman" style:font-name-asian="Times New Roman" style:font-name-complex="Times New Roman"/>
    </style:style>
    <style:style style:name="T57_69" style:family="text">
      <style:text-properties style:font-name="Times New Roman" style:font-name-asian="Times New Roman" style:font-name-complex="Times New Roman"/>
    </style:style>
    <style:style style:name="T57_70" style:family="text">
      <style:text-properties style:font-name="Times New Roman" style:font-name-asian="Times New Roman" style:font-name-complex="Times New Roman"/>
    </style:style>
    <style:style style:name="T57_71" style:family="text">
      <style:text-properties style:font-name="Times New Roman" style:font-name-asian="Times New Roman" style:font-name-complex="Times New Roman"/>
    </style:style>
    <style:style style:name="T57_72" style:family="text">
      <style:text-properties style:font-name="Times New Roman" style:font-name-asian="Times New Roman" style:font-name-complex="Times New Roman"/>
    </style:style>
    <style:style style:name="T57_73" style:family="text">
      <style:text-properties style:font-name="Times New Roman" style:font-name-asian="Times New Roman" style:font-name-complex="Times New Roman"/>
    </style:style>
    <style:style style:name="T57_74" style:family="text">
      <style:text-properties style:font-name="Times New Roman" style:font-name-asian="Times New Roman" style:font-name-complex="Times New Roman"/>
    </style:style>
    <style:style style:name="T57_75" style:family="text">
      <style:text-properties style:font-name="Times New Roman" style:font-name-asian="Times New Roman" style:font-name-complex="Times New Roman"/>
    </style:style>
    <style:style style:name="T57_76" style:family="text">
      <style:text-properties style:font-name="Times New Roman" style:font-name-asian="Times New Roman" style:font-name-complex="Times New Roman"/>
    </style:style>
    <style:style style:name="T57_77" style:family="text">
      <style:text-properties style:font-name="Times New Roman" style:font-name-asian="Times New Roman" style:font-name-complex="Times New Roman"/>
    </style:style>
    <style:style style:name="T57_78" style:family="text">
      <style:text-properties style:font-name="Times New Roman" style:font-name-asian="Times New Roman" style:font-name-complex="Times New Roman"/>
    </style:style>
    <style:style style:name="T57_79" style:family="text">
      <style:text-properties style:font-name="Times New Roman" style:font-name-asian="Times New Roman" style:font-name-complex="Times New Roman"/>
    </style:style>
    <style:style style:name="T57_80" style:family="text">
      <style:text-properties style:font-name="Times New Roman" style:font-name-asian="Times New Roman" style:font-name-complex="Times New Roman"/>
    </style:style>
    <style:style style:name="T57_81" style:family="text">
      <style:text-properties style:font-name="Times New Roman" style:font-name-asian="Times New Roman" style:font-name-complex="Times New Roman"/>
    </style:style>
    <style:style style:name="T57_82" style:family="text">
      <style:text-properties style:font-name="Times New Roman" style:font-name-asian="Times New Roman" style:font-name-complex="Times New Roman"/>
    </style:style>
    <style:style style:name="T57_83" style:family="text">
      <style:text-properties style:font-name="Times New Roman" style:font-name-asian="Times New Roman" style:font-name-complex="Times New Roman"/>
    </style:style>
    <style:style style:name="T57_84" style:family="text">
      <style:text-properties style:font-name="Times New Roman" style:font-name-asian="Times New Roman" style:font-name-complex="Times New Roman"/>
    </style:style>
    <style:style style:name="T57_85" style:family="text">
      <style:text-properties style:font-name="Times New Roman" style:font-name-asian="Times New Roman" style:font-name-complex="Times New Roman"/>
    </style:style>
    <style:style style:name="T57_86" style:family="text">
      <style:text-properties style:font-name="Times New Roman" style:font-name-asian="Times New Roman" style:font-name-complex="Times New Roman"/>
    </style:style>
    <style:style style:name="T57_87" style:family="text">
      <style:text-properties style:font-name="Times New Roman" style:font-name-asian="Times New Roman" style:font-name-complex="Times New Roman"/>
    </style:style>
    <style:style style:name="T57_88" style:family="text">
      <style:text-properties style:font-name="Times New Roman" style:font-name-asian="Times New Roman" style:font-name-complex="Times New Roman"/>
    </style:style>
    <style:style style:name="T57_89" style:family="text">
      <style:text-properties style:font-name="Times New Roman" style:font-name-asian="Times New Roman" style:font-name-complex="Times New Roman"/>
    </style:style>
    <style:style style:name="T57_90" style:family="text">
      <style:text-properties style:font-name="Times New Roman" style:font-name-asian="Times New Roman" style:font-name-complex="Times New Roman"/>
    </style:style>
    <style:style style:name="T57_91" style:family="text">
      <style:text-properties style:font-name="Times New Roman" style:font-name-asian="Times New Roman" style:font-name-complex="Times New Roman"/>
    </style:style>
    <style:style style:name="T57_92" style:family="text">
      <style:text-properties style:font-name="Times New Roman" style:font-name-asian="Times New Roman" style:font-name-complex="Times New Roman"/>
    </style:style>
    <style:style style:name="T57_93" style:family="text">
      <style:text-properties style:font-name="Times New Roman" style:font-name-asian="Times New Roman" style:font-name-complex="Times New Roman"/>
    </style:style>
    <style:style style:name="T57_94" style:family="text">
      <style:text-properties style:font-name="Times New Roman" style:font-name-asian="Times New Roman" style:font-name-complex="Times New Roman"/>
    </style:style>
    <style:style style:name="T57_95" style:family="text">
      <style:text-properties style:font-name="Times New Roman" style:font-name-asian="Times New Roman" style:font-name-complex="Times New Roman"/>
    </style:style>
    <style:style style:name="T57_96" style:family="text">
      <style:text-properties style:font-name="Times New Roman" style:font-name-asian="Times New Roman" style:font-name-complex="Times New Roman"/>
    </style:style>
    <style:style style:name="T57_97" style:family="text">
      <style:text-properties style:font-name="Times New Roman" style:font-name-asian="Times New Roman" style:font-name-complex="Times New Roman"/>
    </style:style>
    <style:style style:name="T57_98" style:family="text">
      <style:text-properties style:font-name="Times New Roman" style:font-name-asian="Times New Roman" style:font-name-complex="Times New Roman"/>
    </style:style>
    <style:style style:name="T57_99" style:family="text">
      <style:text-properties style:font-name="Times New Roman" style:font-name-asian="Times New Roman" style:font-name-complex="Times New Roman"/>
    </style:style>
    <style:style style:name="T57_100" style:family="text">
      <style:text-properties style:font-name="Times New Roman" style:font-name-asian="Times New Roman" style:font-name-complex="Times New Roman"/>
    </style:style>
    <style:style style:name="T57_101" style:family="text">
      <style:text-properties style:font-name="Times New Roman" style:font-name-asian="Times New Roman" style:font-name-complex="Times New Roman"/>
    </style:style>
    <style:style style:name="T57_102" style:family="text">
      <style:text-properties style:font-name="Times New Roman" style:font-name-asian="Times New Roman" style:font-name-complex="Times New Roman"/>
    </style:style>
    <style:style style:name="T57_103" style:family="text">
      <style:text-properties style:font-name="Times New Roman" style:font-name-asian="Times New Roman" style:font-name-complex="Times New Roman"/>
    </style:style>
    <style:style style:name="T57_104" style:family="text">
      <style:text-properties style:font-name="Times New Roman" style:font-name-asian="Times New Roman" style:font-name-complex="Times New Roman"/>
    </style:style>
    <style:style style:name="T57_105" style:family="text">
      <style:text-properties style:font-name="Times New Roman" style:font-name-asian="Times New Roman" style:font-name-complex="Times New Roman"/>
    </style:style>
    <style:style style:name="T57_106" style:family="text">
      <style:text-properties style:font-name="Times New Roman" style:font-name-asian="Times New Roman" style:font-name-complex="Times New Roman"/>
    </style:style>
    <style:style style:name="T57_107" style:family="text">
      <style:text-properties style:font-name="Times New Roman" style:font-name-asian="Times New Roman" style:font-name-complex="Times New Roman"/>
    </style:style>
    <style:style style:name="T57_108" style:family="text">
      <style:text-properties style:font-name="Times New Roman" style:font-name-asian="Times New Roman" style:font-name-complex="Times New Roman"/>
    </style:style>
    <style:style style:name="T57_109" style:family="text">
      <style:text-properties style:font-name="Times New Roman" style:font-name-asian="Times New Roman" style:font-name-complex="Times New Roman"/>
    </style:style>
    <style:style style:name="T57_110" style:family="text">
      <style:text-properties style:font-name="Times New Roman" style:font-name-asian="Times New Roman" style:font-name-complex="Times New Roman"/>
    </style:style>
    <style:style style:name="T57_111" style:family="text">
      <style:text-properties style:font-name="Times New Roman" style:font-name-asian="Times New Roman" style:font-name-complex="Times New Roman"/>
    </style:style>
    <style:style style:name="T57_112" style:family="text">
      <style:text-properties style:font-name="Times New Roman" style:font-name-asian="Times New Roman" style:font-name-complex="Times New Roman"/>
    </style:style>
    <style:style style:name="T57_113" style:family="text">
      <style:text-properties style:font-name="Times New Roman" style:font-name-asian="Times New Roman" style:font-name-complex="Times New Roman"/>
    </style:style>
    <style:style style:name="T57_114" style:family="text">
      <style:text-properties style:font-name="Times New Roman" style:font-name-asian="Times New Roman" style:font-name-complex="Times New Roman"/>
    </style:style>
    <style:style style:name="T57_115" style:family="text">
      <style:text-properties style:font-name="Times New Roman" style:font-name-asian="Times New Roman" style:font-name-complex="Times New Roman"/>
    </style:style>
    <style:style style:name="T57_116" style:family="text">
      <style:text-properties style:font-name="Times New Roman" style:font-name-asian="Times New Roman" style:font-name-complex="Times New Roman"/>
    </style:style>
    <style:style style:name="T57_117" style:family="text">
      <style:text-properties style:font-name="Times New Roman" style:font-name-asian="Times New Roman" style:font-name-complex="Times New Roman"/>
    </style:style>
    <style:style style:name="T57_118" style:family="text">
      <style:text-properties style:font-name="Times New Roman" style:font-name-asian="Times New Roman" style:font-name-complex="Times New Roman"/>
    </style:style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>
      <style:text-properties style:font-name="Times New Roman" style:font-name-asian="Times New Roman" style:font-name-complex="Times New Roman"/>
    </style:style>
    <style:style style:name="T57_127" style:family="text">
      <style:text-properties style:font-name="Times New Roman" style:font-name-asian="Times New Roman" style:font-name-complex="Times New Roman"/>
    </style:style>
    <style:style style:name="T57_128" style:family="text">
      <style:text-properties style:font-name="Times New Roman" style:font-name-asian="Times New Roman" style:font-name-complex="Times New Roman"/>
    </style:style>
    <style:style style:name="T57_129" style:family="text">
      <style:text-properties style:font-name="Times New Roman" style:font-name-asian="Times New Roman" style:font-name-complex="Times New Roman"/>
    </style:style>
    <style:style style:name="T57_130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T58_21" style:family="text">
      <style:text-properties style:font-name="Times New Roman" style:font-name-asian="Times New Roman" style:font-name-complex="Times New Roman"/>
    </style:style>
    <style:style style:name="T58_22" style:family="text">
      <style:text-properties style:font-name="Times New Roman" style:font-name-asian="Times New Roman" style:font-name-complex="Times New Roman"/>
    </style:style>
    <style:style style:name="T58_23" style:family="text">
      <style:text-properties style:font-name="Times New Roman" style:font-name-asian="Times New Roman" style:font-name-complex="Times New Roman"/>
    </style:style>
    <style:style style:name="T58_24" style:family="text">
      <style:text-properties style:font-name="Times New Roman" style:font-name-asian="Times New Roman" style:font-name-complex="Times New Roman"/>
    </style:style>
    <style:style style:name="T58_25" style:family="text">
      <style:text-properties style:font-name="Times New Roman" style:font-name-asian="Times New Roman" style:font-name-complex="Times New Roman"/>
    </style:style>
    <style:style style:name="T58_26" style:family="text">
      <style:text-properties style:font-name="Times New Roman" style:font-name-asian="Times New Roman" style:font-name-complex="Times New Roman"/>
    </style:style>
    <style:style style:name="T58_27" style:family="text">
      <style:text-properties style:font-name="Times New Roman" style:font-name-asian="Times New Roman" style:font-name-complex="Times New Roman"/>
    </style:style>
    <style:style style:name="T58_28" style:family="text">
      <style:text-properties style:font-name="Times New Roman" style:font-name-asian="Times New Roman" style:font-name-complex="Times New Roman"/>
    </style:style>
    <style:style style:name="T58_29" style:family="text">
      <style:text-properties style:font-name="Times New Roman" style:font-name-asian="Times New Roman" style:font-name-complex="Times New Roman"/>
    </style:style>
    <style:style style:name="T58_30" style:family="text">
      <style:text-properties style:font-name="Times New Roman" style:font-name-asian="Times New Roman" style:font-name-complex="Times New Roman"/>
    </style:style>
    <style:style style:name="T58_31" style:family="text">
      <style:text-properties style:font-name="Times New Roman" style:font-name-asian="Times New Roman" style:font-name-complex="Times New Roman"/>
    </style:style>
    <style:style style:name="T58_32" style:family="text">
      <style:text-properties style:font-name="Times New Roman" style:font-name-asian="Times New Roman" style:font-name-complex="Times New Roman"/>
    </style:style>
    <style:style style:name="T58_33" style:family="text">
      <style:text-properties style:font-name="Times New Roman" style:font-name-asian="Times New Roman" style:font-name-complex="Times New Roman"/>
    </style:style>
    <style:style style:name="T58_34" style:family="text">
      <style:text-properties style:font-name="Times New Roman" style:font-name-asian="Times New Roman" style:font-name-complex="Times New Roman"/>
    </style:style>
    <style:style style:name="T58_35" style:family="text">
      <style:text-properties style:font-name="Times New Roman" style:font-name-asian="Times New Roman" style:font-name-complex="Times New Roman"/>
    </style:style>
    <style:style style:name="T58_36" style:family="text">
      <style:text-properties style:font-name="Times New Roman" style:font-name-asian="Times New Roman" style:font-name-complex="Times New Roman"/>
    </style:style>
    <style:style style:name="T58_37" style:family="text">
      <style:text-properties style:font-name="Times New Roman" style:font-name-asian="Times New Roman" style:font-name-complex="Times New Roman"/>
    </style:style>
    <style:style style:name="T58_38" style:family="text">
      <style:text-properties style:font-name="Times New Roman" style:font-name-asian="Times New Roman" style:font-name-complex="Times New Roman"/>
    </style:style>
    <style:style style:name="T58_39" style:family="text">
      <style:text-properties style:font-name="Times New Roman" style:font-name-asian="Times New Roman" style:font-name-complex="Times New Roman"/>
    </style:style>
    <style:style style:name="T58_40" style:family="text">
      <style:text-properties style:font-name="Times New Roman" style:font-name-asian="Times New Roman" style:font-name-complex="Times New Roman"/>
    </style:style>
    <style:style style:name="T58_41" style:family="text">
      <style:text-properties style:font-name="Times New Roman" style:font-name-asian="Times New Roman" style:font-name-complex="Times New Roman"/>
    </style:style>
    <style:style style:name="T58_42" style:family="text">
      <style:text-properties style:font-name="Times New Roman" style:font-name-asian="Times New Roman" style:font-name-complex="Times New Roman"/>
    </style:style>
    <style:style style:name="T58_43" style:family="text">
      <style:text-properties style:font-name="Times New Roman" style:font-name-asian="Times New Roman" style:font-name-complex="Times New Roman"/>
    </style:style>
    <style:style style:name="T58_44" style:family="text">
      <style:text-properties style:font-name="Times New Roman" style:font-name-asian="Times New Roman" style:font-name-complex="Times New Roman"/>
    </style:style>
    <style:style style:name="T58_45" style:family="text">
      <style:text-properties style:font-name="Times New Roman" style:font-name-asian="Times New Roman" style:font-name-complex="Times New Roman"/>
    </style:style>
    <style:style style:name="T58_46" style:family="text">
      <style:text-properties style:font-name="Times New Roman" style:font-name-asian="Times New Roman" style:font-name-complex="Times New Roman"/>
    </style:style>
    <style:style style:name="T58_47" style:family="text">
      <style:text-properties style:font-name="Times New Roman" style:font-name-asian="Times New Roman" style:font-name-complex="Times New Roman"/>
    </style:style>
    <style:style style:name="T58_48" style:family="text">
      <style:text-properties style:font-name="Times New Roman" style:font-name-asian="Times New Roman" style:font-name-complex="Times New Roman"/>
    </style:style>
    <style:style style:name="T58_49" style:family="text">
      <style:text-properties style:font-name="Times New Roman" style:font-name-asian="Times New Roman" style:font-name-complex="Times New Roman"/>
    </style:style>
    <style:style style:name="T58_50" style:family="text">
      <style:text-properties style:font-name="Times New Roman" style:font-name-asian="Times New Roman" style:font-name-complex="Times New Roman"/>
    </style:style>
    <style:style style:name="T58_51" style:family="text">
      <style:text-properties style:font-name="Times New Roman" style:font-name-asian="Times New Roman" style:font-name-complex="Times New Roman"/>
    </style:style>
    <style:style style:name="T58_52" style:family="text">
      <style:text-properties style:font-name="Times New Roman" style:font-name-asian="Times New Roman" style:font-name-complex="Times New Roman"/>
    </style:style>
    <style:style style:name="T58_53" style:family="text">
      <style:text-properties style:font-name="Times New Roman" style:font-name-asian="Times New Roman" style:font-name-complex="Times New Roman"/>
    </style:style>
    <style:style style:name="T58_54" style:family="text">
      <style:text-properties style:font-name="Times New Roman" style:font-name-asian="Times New Roman" style:font-name-complex="Times New Roman"/>
    </style:style>
    <style:style style:name="T58_55" style:family="text">
      <style:text-properties style:font-name="Times New Roman" style:font-name-asian="Times New Roman" style:font-name-complex="Times New Roman"/>
    </style:style>
    <style:style style:name="T58_56" style:family="text">
      <style:text-properties style:font-name="Times New Roman" style:font-name-asian="Times New Roman" style:font-name-complex="Times New Roman"/>
    </style:style>
    <style:style style:name="T58_57" style:family="text">
      <style:text-properties style:font-name="Times New Roman" style:font-name-asian="Times New Roman" style:font-name-complex="Times New Roman"/>
    </style:style>
    <style:style style:name="T58_58" style:family="text">
      <style:text-properties style:font-name="Times New Roman" style:font-name-asian="Times New Roman" style:font-name-complex="Times New Roman"/>
    </style:style>
    <style:style style:name="T58_59" style:family="text">
      <style:text-properties style:font-name="Times New Roman" style:font-name-asian="Times New Roman" style:font-name-complex="Times New Roman"/>
    </style:style>
    <style:style style:name="T58_60" style:family="text">
      <style:text-properties style:font-name="Times New Roman" style:font-name-asian="Times New Roman" style:font-name-complex="Times New Roman"/>
    </style:style>
    <style:style style:name="T58_61" style:family="text">
      <style:text-properties style:font-name="Times New Roman" style:font-name-asian="Times New Roman" style:font-name-complex="Times New Roman"/>
    </style:style>
    <style:style style:name="T58_62" style:family="text">
      <style:text-properties style:font-name="Times New Roman" style:font-name-asian="Times New Roman" style:font-name-complex="Times New Roman"/>
    </style:style>
    <style:style style:name="T58_63" style:family="text">
      <style:text-properties style:font-name="Times New Roman" style:font-name-asian="Times New Roman" style:font-name-complex="Times New Roman"/>
    </style:style>
    <style:style style:name="T58_64" style:family="text">
      <style:text-properties style:font-name="Times New Roman" style:font-name-asian="Times New Roman" style:font-name-complex="Times New Roman"/>
    </style:style>
    <style:style style:name="T58_65" style:family="text"/>
    <style:style style:name="T58_66" style:family="text">
      <style:text-properties style:font-name="Times New Roman" style:font-name-asian="Times New Roman" style:font-name-complex="Times New Roman"/>
    </style:style>
    <style:style style:name="T58_67" style:family="text"/>
    <style:style style:name="T58_68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T62_147" style:family="text"/>
    <style:style style:name="T62_148" style:family="text"/>
    <style:style style:name="T62_149" style:family="text"/>
    <style:style style:name="T62_150" style:family="text"/>
    <style:style style:name="T62_151" style:family="text"/>
    <style:style style:name="T62_152" style:family="text"/>
    <style:style style:name="T62_153" style:family="text"/>
    <style:style style:name="T62_154" style:family="text"/>
    <style:style style:name="T62_155" style:family="text"/>
    <style:style style:name="T62_156" style:family="text"/>
    <style:style style:name="T62_157" style:family="text"/>
    <style:style style:name="T62_158" style:family="text"/>
    <style:style style:name="T62_159" style:family="text"/>
    <style:style style:name="T62_160" style:family="text"/>
    <style:style style:name="T62_161" style:family="text"/>
    <style:style style:name="T62_162" style:family="text"/>
    <style:style style:name="T62_163" style:family="text"/>
    <style:style style:name="T62_164" style:family="text"/>
    <style:style style:name="T62_165" style:family="text"/>
    <style:style style:name="T62_166" style:family="text"/>
    <style:style style:name="T62_167" style:family="text"/>
    <style:style style:name="T62_168" style:family="text"/>
    <style:style style:name="T62_169" style:family="text"/>
    <style:style style:name="T62_170" style:family="text"/>
    <style:style style:name="T62_171" style:family="text"/>
    <style:style style:name="T62_172" style:family="text"/>
    <style:style style:name="T62_173" style:family="text"/>
    <style:style style:name="T62_174" style:family="text"/>
    <style:style style:name="T62_175" style:family="text"/>
    <style:style style:name="T62_176" style:family="text"/>
    <style:style style:name="T62_177" style:family="text"/>
    <style:style style:name="T62_178" style:family="text"/>
    <style:style style:name="T62_179" style:family="text"/>
    <style:style style:name="T62_180" style:family="text"/>
    <style:style style:name="T62_181" style:family="text"/>
    <style:style style:name="T62_182" style:family="text"/>
    <style:style style:name="T62_183" style:family="text"/>
    <style:style style:name="T62_184" style:family="text"/>
    <style:style style:name="T62_185" style:family="text"/>
    <style:style style:name="T62_186" style:family="text"/>
    <style:style style:name="T62_187" style:family="text"/>
    <style:style style:name="T62_188" style:family="text"/>
    <style:style style:name="T62_189" style:family="text"/>
    <style:style style:name="T62_190" style:family="text"/>
    <style:style style:name="T62_191" style:family="text"/>
    <style:style style:name="T62_192" style:family="text"/>
    <style:style style:name="T62_193" style:family="text"/>
    <style:style style:name="T62_194" style:family="text"/>
    <style:style style:name="T62_195" style:family="text"/>
    <style:style style:name="T62_196" style:family="text"/>
    <style:style style:name="T62_197" style:family="text"/>
    <style:style style:name="T62_198" style:family="text"/>
    <style:style style:name="T62_199" style:family="text"/>
    <style:style style:name="T62_200" style:family="text"/>
    <style:style style:name="T62_201" style:family="text"/>
    <style:style style:name="T62_202" style:family="text"/>
    <style:style style:name="T62_203" style:family="text"/>
    <style:style style:name="T62_204" style:family="text"/>
    <style:style style:name="T62_205" style:family="text"/>
    <style:style style:name="T62_206" style:family="text"/>
    <style:style style:name="T62_207" style:family="text"/>
    <style:style style:name="T62_208" style:family="text"/>
    <style:style style:name="T62_209" style:family="text"/>
    <style:style style:name="T62_210" style:family="text"/>
    <style:style style:name="T62_211" style:family="text"/>
    <style:style style:name="T62_212" style:family="text"/>
    <style:style style:name="T62_213" style:family="text"/>
    <style:style style:name="T62_214" style:family="text"/>
    <style:style style:name="T62_215" style:family="text"/>
    <style:style style:name="T62_216" style:family="text"/>
    <style:style style:name="T62_217" style:family="text"/>
    <style:style style:name="T62_218" style:family="text"/>
    <style:style style:name="T62_219" style:family="text"/>
    <style:style style:name="T62_220" style:family="text"/>
    <style:style style:name="T62_221" style:family="text"/>
    <style:style style:name="T62_22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text-indent="-0.635cm" fo:line-height="115%" fo:margin-left="1.27cm" style:writing-mode="lr-tb"/>
    </style:style>
    <style:style style:name="T66_1" style:family="text"/>
    <style:style style:name="T66_2" style:family="text" style:parent-style-name="Standard"/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P70" style:family="paragraph" style:parent-style-name="Heading_20_1">
      <style:paragraph-properties fo:break-before="auto" fo:line-height="115%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style:font-name="Times New Roman" style:font-name-asian="Times New Roman" style:font-name-complex="Times New Roman"/>
    </style:style>
    <style:style style:name="T70_7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Times New Roman" style:font-name-asian="Times New Roman" style:font-name-complex="Times New Roman"/>
    </style:style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text-indent="0cm" fo:line-height="115%" fo:margin-left="0cm" style:writing-mode="lr-tb"/>
    </style:style>
    <style:style style:name="T7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7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15%" fo:margin-left="0cm" style:writing-mode="lr-tb"/>
    </style:style>
    <style:style style:name="T7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4_1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5" style:family="paragraph" style:parent-style-name="Standard">
      <style:paragraph-properties fo:break-before="auto" fo:text-indent="0cm" fo:line-height="115%" fo:margin-left="0.635cm" style:writing-mode="lr-tb"/>
    </style:style>
    <style:style style:name="T75_1" style:family="text">
      <style:text-properties style:font-name="Times New Roman" style:font-name-asian="Times New Roman" style:font-name-complex="Times New Roman"/>
    </style:style>
    <style:style style:name="T75_2" style:family="text">
      <style:text-properties style:font-name="Times New Roman" style:font-name-asian="Times New Roman" style:font-name-complex="Times New Roman"/>
    </style:style>
    <style:style style:name="T75_3" style:family="text">
      <style:text-properties style:font-name="Times New Roman" style:font-name-asian="Times New Roman" style:font-name-complex="Times New Roman"/>
    </style:style>
    <style:style style:name="T75_4" style:family="text">
      <style:text-properties style:font-name="Times New Roman" style:font-name-asian="Times New Roman" style:font-name-complex="Times New Roman"/>
    </style:style>
    <style:style style:name="T75_5" style:family="text">
      <style:text-properties style:font-name="Times New Roman" style:font-name-asian="Times New Roman" style:font-name-complex="Times New Roman"/>
    </style:style>
    <style:style style:name="T75_6" style:family="text">
      <style:text-properties style:font-name="Times New Roman" style:font-name-asian="Times New Roman" style:font-name-complex="Times New Roman"/>
    </style:style>
    <style:style style:name="T75_7" style:family="text">
      <style:text-properties style:font-name="Times New Roman" style:font-name-asian="Times New Roman" style:font-name-complex="Times New Roman"/>
    </style:style>
    <style:style style:name="T75_8" style:family="text">
      <style:text-properties style:font-name="Times New Roman" style:font-name-asian="Times New Roman" style:font-name-complex="Times New Roman"/>
    </style:style>
    <style:style style:name="T75_9" style:family="text">
      <style:text-properties style:font-name="Times New Roman" style:font-name-asian="Times New Roman" style:font-name-complex="Times New Roman"/>
    </style:style>
    <style:style style:name="T75_10" style:family="text">
      <style:text-properties style:font-name="Times New Roman" style:font-name-asian="Times New Roman" style:font-name-complex="Times New Roman"/>
    </style:style>
    <style:style style:name="T75_11" style:family="text">
      <style:text-properties style:font-name="Times New Roman" style:font-name-asian="Times New Roman" style:font-name-complex="Times New Roman"/>
    </style:style>
    <style:style style:name="T75_12" style:family="text">
      <style:text-properties style:font-name="Times New Roman" style:font-name-asian="Times New Roman" style:font-name-complex="Times New Roman"/>
    </style:style>
    <style:style style:name="T75_13" style:family="text">
      <style:text-properties style:font-name="Times New Roman" style:font-name-asian="Times New Roman" style:font-name-complex="Times New Roman"/>
    </style:style>
    <style:style style:name="T75_14" style:family="text">
      <style:text-properties style:font-name="Times New Roman" style:font-name-asian="Times New Roman" style:font-name-complex="Times New Roman"/>
    </style:style>
    <style:style style:name="T75_15" style:family="text">
      <style:text-properties style:font-name="Times New Roman" style:font-name-asian="Times New Roman" style:font-name-complex="Times New Roman"/>
    </style:style>
    <style:style style:name="T75_16" style:family="text">
      <style:text-properties style:font-name="Times New Roman" style:font-name-asian="Times New Roman" style:font-name-complex="Times New Roman"/>
    </style:style>
    <style:style style:name="T75_17" style:family="text">
      <style:text-properties style:font-name="Times New Roman" style:font-name-asian="Times New Roman" style:font-name-complex="Times New Roman"/>
    </style:style>
    <style:style style:name="T75_18" style:family="text">
      <style:text-properties style:font-name="Times New Roman" style:font-name-asian="Times New Roman" style:font-name-complex="Times New Roman"/>
    </style:style>
    <style:style style:name="T75_19" style:family="text">
      <style:text-properties style:font-name="Times New Roman" style:font-name-asian="Times New Roman" style:font-name-complex="Times New Roman"/>
    </style:style>
    <style:style style:name="T75_20" style:family="text">
      <style:text-properties style:font-name="Times New Roman" style:font-name-asian="Times New Roman" style:font-name-complex="Times New Roman"/>
    </style:style>
    <style:style style:name="T75_21" style:family="text">
      <style:text-properties style:font-name="Times New Roman" style:font-name-asian="Times New Roman" style:font-name-complex="Times New Roman"/>
    </style:style>
    <style:style style:name="T75_22" style:family="text">
      <style:text-properties style:font-name="Times New Roman" style:font-name-asian="Times New Roman" style:font-name-complex="Times New Roman"/>
    </style:style>
    <style:style style:name="T75_23" style:family="text">
      <style:text-properties style:font-name="Times New Roman" style:font-name-asian="Times New Roman" style:font-name-complex="Times New Roman"/>
    </style:style>
    <style:style style:name="T75_24" style:family="text">
      <style:text-properties style:font-name="Times New Roman" style:font-name-asian="Times New Roman" style:font-name-complex="Times New Roman"/>
    </style:style>
    <style:style style:name="T75_25" style:family="text">
      <style:text-properties style:font-name="Times New Roman" style:font-name-asian="Times New Roman" style:font-name-complex="Times New Roman"/>
    </style:style>
    <style:style style:name="T75_26" style:family="text">
      <style:text-properties style:font-name="Times New Roman" style:font-name-asian="Times New Roman" style:font-name-complex="Times New Roman"/>
    </style:style>
    <style:style style:name="T75_27" style:family="text">
      <style:text-properties style:font-name="Times New Roman" style:font-name-asian="Times New Roman" style:font-name-complex="Times New Roman"/>
    </style:style>
    <style:style style:name="T75_28" style:family="text">
      <style:text-properties style:font-name="Times New Roman" style:font-name-asian="Times New Roman" style:font-name-complex="Times New Roman"/>
    </style:style>
    <style:style style:name="T75_29" style:family="text">
      <style:text-properties style:font-name="Times New Roman" style:font-name-asian="Times New Roman" style:font-name-complex="Times New Roman"/>
    </style:style>
    <style:style style:name="T75_30" style:family="text">
      <style:text-properties style:font-name="Times New Roman" style:font-name-asian="Times New Roman" style:font-name-complex="Times New Roman"/>
    </style:style>
    <style:style style:name="T75_31" style:family="text">
      <style:text-properties style:font-name="Times New Roman" style:font-name-asian="Times New Roman" style:font-name-complex="Times New Roman"/>
    </style:style>
    <style:style style:name="T75_32" style:family="text">
      <style:text-properties style:font-name="Times New Roman" style:font-name-asian="Times New Roman" style:font-name-complex="Times New Roman"/>
    </style:style>
    <style:style style:name="T75_33" style:family="text">
      <style:text-properties style:font-name="Times New Roman" style:font-name-asian="Times New Roman" style:font-name-complex="Times New Roman"/>
    </style:style>
    <style:style style:name="T75_34" style:family="text">
      <style:text-properties style:font-name="Times New Roman" style:font-name-asian="Times New Roman" style:font-name-complex="Times New Roman"/>
    </style:style>
    <style:style style:name="T75_35" style:family="text">
      <style:text-properties style:font-name="Times New Roman" style:font-name-asian="Times New Roman" style:font-name-complex="Times New Roman"/>
    </style:style>
    <style:style style:name="T75_36" style:family="text">
      <style:text-properties style:font-name="Times New Roman" style:font-name-asian="Times New Roman" style:font-name-complex="Times New Roman"/>
    </style:style>
    <style:style style:name="T75_37" style:family="text">
      <style:text-properties style:font-name="Times New Roman" style:font-name-asian="Times New Roman" style:font-name-complex="Times New Roman"/>
    </style:style>
    <style:style style:name="T75_38" style:family="text">
      <style:text-properties style:font-name="Times New Roman" style:font-name-asian="Times New Roman" style:font-name-complex="Times New Roman"/>
    </style:style>
    <style:style style:name="T75_3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5_40" style:family="text">
      <style:text-properties style:font-name="Times New Roman" style:font-name-asian="Times New Roman" style:font-name-complex="Times New Roman"/>
    </style:style>
    <style:style style:name="T75_41" style:family="text">
      <style:text-properties style:font-name="Times New Roman" style:font-name-asian="Times New Roman" style:font-name-complex="Times New Roman"/>
    </style:style>
    <style:style style:name="T75_42" style:family="text">
      <style:text-properties style:font-name="Times New Roman" style:font-name-asian="Times New Roman" style:font-name-complex="Times New Roman"/>
    </style:style>
    <style:style style:name="T75_43" style:family="text">
      <style:text-properties style:font-name="Times New Roman" style:font-name-asian="Times New Roman" style:font-name-complex="Times New Roman"/>
    </style:style>
    <style:style style:name="T75_44" style:family="text">
      <style:text-properties style:font-name="Times New Roman" style:font-name-asian="Times New Roman" style:font-name-complex="Times New Roman"/>
    </style:style>
    <style:style style:name="T75_45" style:family="text">
      <style:text-properties style:font-name="Times New Roman" style:font-name-asian="Times New Roman" style:font-name-complex="Times New Roman"/>
    </style:style>
    <style:style style:name="T75_46" style:family="text">
      <style:text-properties style:font-name="Times New Roman" style:font-name-asian="Times New Roman" style:font-name-complex="Times New Roman"/>
    </style:style>
    <style:style style:name="T75_47" style:family="text">
      <style:text-properties style:font-name="Times New Roman" style:font-name-asian="Times New Roman" style:font-name-complex="Times New Roman"/>
    </style:style>
    <style:style style:name="T75_48" style:family="text">
      <style:text-properties style:font-name="Times New Roman" style:font-name-asian="Times New Roman" style:font-name-complex="Times New Roman"/>
    </style:style>
    <style:style style:name="T75_4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5_50" style:family="text">
      <style:text-properties style:font-name="Times New Roman" style:font-name-asian="Times New Roman" style:font-name-complex="Times New Roman"/>
    </style:style>
    <style:style style:name="T75_51" style:family="text">
      <style:text-properties style:font-name="Times New Roman" style:font-name-asian="Times New Roman" style:font-name-complex="Times New Roman"/>
    </style:style>
    <style:style style:name="T75_52" style:family="text">
      <style:text-properties style:font-name="Times New Roman" style:font-name-asian="Times New Roman" style:font-name-complex="Times New Roman"/>
    </style:style>
    <style:style style:name="T75_53" style:family="text">
      <style:text-properties style:font-name="Times New Roman" style:font-name-asian="Times New Roman" style:font-name-complex="Times New Roman"/>
    </style:style>
    <style:style style:name="T75_54" style:family="text">
      <style:text-properties style:font-name="Times New Roman" style:font-name-asian="Times New Roman" style:font-name-complex="Times New Roman"/>
    </style:style>
    <style:style style:name="T75_55" style:family="text">
      <style:text-properties style:font-name="Times New Roman" style:font-name-asian="Times New Roman" style:font-name-complex="Times New Roman"/>
    </style:style>
    <style:style style:name="T75_56" style:family="text">
      <style:text-properties style:font-name="Times New Roman" style:font-name-asian="Times New Roman" style:font-name-complex="Times New Roman"/>
    </style:style>
    <style:style style:name="T75_57" style:family="text">
      <style:text-properties style:font-name="Times New Roman" style:font-name-asian="Times New Roman" style:font-name-complex="Times New Roman"/>
    </style:style>
    <style:style style:name="T75_58" style:family="text">
      <style:text-properties style:font-name="Times New Roman" style:font-name-asian="Times New Roman" style:font-name-complex="Times New Roman"/>
    </style:style>
    <style:style style:name="T75_59" style:family="text">
      <style:text-properties style:font-name="Times New Roman" style:font-name-asian="Times New Roman" style:font-name-complex="Times New Roman"/>
    </style:style>
    <style:style style:name="T75_60" style:family="text">
      <style:text-properties style:font-name="Times New Roman" style:font-name-asian="Times New Roman" style:font-name-complex="Times New Roman"/>
    </style:style>
    <style:style style:name="T75_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5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5_6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5_64" style:family="text">
      <style:text-properties style:font-name="Times New Roman" style:font-name-asian="Times New Roman" style:font-name-complex="Times New Roman"/>
    </style:style>
    <style:style style:name="T75_65" style:family="text">
      <style:text-properties style:font-name="Times New Roman" style:font-name-asian="Times New Roman" style:font-name-complex="Times New Roman"/>
    </style:style>
    <style:style style:name="T75_66" style:family="text">
      <style:text-properties style:font-name="Times New Roman" style:font-name-asian="Times New Roman" style:font-name-complex="Times New Roman"/>
    </style:style>
    <style:style style:name="T75_67" style:family="text">
      <style:text-properties style:font-name="Times New Roman" style:font-name-asian="Times New Roman" style:font-name-complex="Times New Roman"/>
    </style:style>
    <style:style style:name="T75_68" style:family="text">
      <style:text-properties style:font-name="Times New Roman" style:font-name-asian="Times New Roman" style:font-name-complex="Times New Roman"/>
    </style:style>
    <style:style style:name="T75_69" style:family="text">
      <style:text-properties style:font-name="Times New Roman" style:font-name-asian="Times New Roman" style:font-name-complex="Times New Roman"/>
    </style:style>
    <style:style style:name="T75_70" style:family="text">
      <style:text-properties style:font-name="Times New Roman" style:font-name-asian="Times New Roman" style:font-name-complex="Times New Roman"/>
    </style:style>
    <style:style style:name="T75_71" style:family="text">
      <style:text-properties style:font-name="Times New Roman" style:font-name-asian="Times New Roman" style:font-name-complex="Times New Roman"/>
    </style:style>
    <style:style style:name="T75_72" style:family="text">
      <style:text-properties style:font-name="Times New Roman" style:font-name-asian="Times New Roman" style:font-name-complex="Times New Roman"/>
    </style:style>
    <style:style style:name="T75_73" style:family="text">
      <style:text-properties style:font-name="Times New Roman" style:font-name-asian="Times New Roman" style:font-name-complex="Times New Roman"/>
    </style:style>
    <style:style style:name="T75_74" style:family="text">
      <style:text-properties style:font-name="Times New Roman" style:font-name-asian="Times New Roman" style:font-name-complex="Times New Roman"/>
    </style:style>
    <style:style style:name="T75_75" style:family="text">
      <style:text-properties style:font-name="Times New Roman" style:font-name-asian="Times New Roman" style:font-name-complex="Times New Roman"/>
    </style:style>
    <style:style style:name="T75_76" style:family="text">
      <style:text-properties style:font-name="Times New Roman" style:font-name-asian="Times New Roman" style:font-name-complex="Times New Roman"/>
    </style:style>
    <style:style style:name="T75_77" style:family="text">
      <style:text-properties style:font-name="Times New Roman" style:font-name-asian="Times New Roman" style:font-name-complex="Times New Roman"/>
    </style:style>
    <style:style style:name="T75_78" style:family="text">
      <style:text-properties style:font-name="Times New Roman" style:font-name-asian="Times New Roman" style:font-name-complex="Times New Roman"/>
    </style:style>
    <style:style style:name="T75_79" style:family="text">
      <style:text-properties style:font-name="Times New Roman" style:font-name-asian="Times New Roman" style:font-name-complex="Times New Roman"/>
    </style:style>
    <style:style style:name="T75_80" style:family="text">
      <style:text-properties style:font-name="Times New Roman" style:font-name-asian="Times New Roman" style:font-name-complex="Times New Roman"/>
    </style:style>
    <style:style style:name="T75_81" style:family="text">
      <style:text-properties style:font-name="Times New Roman" style:font-name-asian="Times New Roman" style:font-name-complex="Times New Roman"/>
    </style:style>
    <style:style style:name="T75_82" style:family="text">
      <style:text-properties style:font-name="Times New Roman" style:font-name-asian="Times New Roman" style:font-name-complex="Times New Roman"/>
    </style:style>
    <style:style style:name="T75_83" style:family="text">
      <style:text-properties style:font-name="Times New Roman" style:font-name-asian="Times New Roman" style:font-name-complex="Times New Roman"/>
    </style:style>
    <style:style style:name="T75_84" style:family="text">
      <style:text-properties style:font-name="Times New Roman" style:font-name-asian="Times New Roman" style:font-name-complex="Times New Roman"/>
    </style:style>
    <style:style style:name="T75_85" style:family="text">
      <style:text-properties style:font-name="Times New Roman" style:font-name-asian="Times New Roman" style:font-name-complex="Times New Roman"/>
    </style:style>
    <style:style style:name="T75_86" style:family="text">
      <style:text-properties style:font-name="Times New Roman" style:font-name-asian="Times New Roman" style:font-name-complex="Times New Roman"/>
    </style:style>
    <style:style style:name="T75_87" style:family="text">
      <style:text-properties style:font-name="Times New Roman" style:font-name-asian="Times New Roman" style:font-name-complex="Times New Roman"/>
    </style:style>
    <style:style style:name="T75_88" style:family="text">
      <style:text-properties style:font-name="Times New Roman" style:font-name-asian="Times New Roman" style:font-name-complex="Times New Roman"/>
    </style:style>
    <style:style style:name="T75_89" style:family="text">
      <style:text-properties style:font-name="Times New Roman" style:font-name-asian="Times New Roman" style:font-name-complex="Times New Roman"/>
    </style:style>
    <style:style style:name="T75_90" style:family="text">
      <style:text-properties style:font-name="Times New Roman" style:font-name-asian="Times New Roman" style:font-name-complex="Times New Roman"/>
    </style:style>
    <style:style style:name="T75_91" style:family="text">
      <style:text-properties style:font-name="Times New Roman" style:font-name-asian="Times New Roman" style:font-name-complex="Times New Roman"/>
    </style:style>
    <style:style style:name="T75_92" style:family="text">
      <style:text-properties style:font-name="Times New Roman" style:font-name-asian="Times New Roman" style:font-name-complex="Times New Roman"/>
    </style:style>
    <style:style style:name="T75_93" style:family="text">
      <style:text-properties style:font-name="Times New Roman" style:font-name-asian="Times New Roman" style:font-name-complex="Times New Roman"/>
    </style:style>
    <style:style style:name="T75_94" style:family="text">
      <style:text-properties style:font-name="Times New Roman" style:font-name-asian="Times New Roman" style:font-name-complex="Times New Roman"/>
    </style:style>
    <style:style style:name="T75_95" style:family="text">
      <style:text-properties style:font-name="Times New Roman" style:font-name-asian="Times New Roman" style:font-name-complex="Times New Roman"/>
    </style:style>
    <style:style style:name="T75_96" style:family="text">
      <style:text-properties style:font-name="Times New Roman" style:font-name-asian="Times New Roman" style:font-name-complex="Times New Roman"/>
    </style:style>
    <style:style style:name="T75_97" style:family="text">
      <style:text-properties style:font-name="Times New Roman" style:font-name-asian="Times New Roman" style:font-name-complex="Times New Roman"/>
    </style:style>
    <style:style style:name="T75_98" style:family="text">
      <style:text-properties style:font-name="Times New Roman" style:font-name-asian="Times New Roman" style:font-name-complex="Times New Roman"/>
    </style:style>
    <style:style style:name="T75_99" style:family="text">
      <style:text-properties style:font-name="Times New Roman" style:font-name-asian="Times New Roman" style:font-name-complex="Times New Roman"/>
    </style:style>
    <style:style style:name="T75_100" style:family="text">
      <style:text-properties style:font-name="Times New Roman" style:font-name-asian="Times New Roman" style:font-name-complex="Times New Roman"/>
    </style:style>
    <style:style style:name="T75_101" style:family="text">
      <style:text-properties style:font-name="Times New Roman" style:font-name-asian="Times New Roman" style:font-name-complex="Times New Roman"/>
    </style:style>
    <style:style style:name="T75_102" style:family="text">
      <style:text-properties style:font-name="Times New Roman" style:font-name-asian="Times New Roman" style:font-name-complex="Times New Roman"/>
    </style:style>
    <style:style style:name="T75_103" style:family="text">
      <style:text-properties style:font-name="Times New Roman" style:font-name-asian="Times New Roman" style:font-name-complex="Times New Roman"/>
    </style:style>
    <style:style style:name="T75_104" style:family="text">
      <style:text-properties style:font-name="Times New Roman" style:font-name-asian="Times New Roman" style:font-name-complex="Times New Roman"/>
    </style:style>
    <style:style style:name="T75_105" style:family="text">
      <style:text-properties style:font-name="Times New Roman" style:font-name-asian="Times New Roman" style:font-name-complex="Times New Roman"/>
    </style:style>
    <style:style style:name="T75_106" style:family="text">
      <style:text-properties style:font-name="Times New Roman" style:font-name-asian="Times New Roman" style:font-name-complex="Times New Roman"/>
    </style:style>
    <style:style style:name="T75_107" style:family="text">
      <style:text-properties style:font-name="Times New Roman" style:font-name-asian="Times New Roman" style:font-name-complex="Times New Roman"/>
    </style:style>
    <style:style style:name="T75_108" style:family="text">
      <style:text-properties style:font-name="Times New Roman" style:font-name-asian="Times New Roman" style:font-name-complex="Times New Roman"/>
    </style:style>
    <style:style style:name="T75_109" style:family="text">
      <style:text-properties style:font-name="Times New Roman" style:font-name-asian="Times New Roman" style:font-name-complex="Times New Roman"/>
    </style:style>
    <style:style style:name="T75_110" style:family="text">
      <style:text-properties style:font-name="Times New Roman" style:font-name-asian="Times New Roman" style:font-name-complex="Times New Roman"/>
    </style:style>
    <style:style style:name="T75_111" style:family="text">
      <style:text-properties style:font-name="Times New Roman" style:font-name-asian="Times New Roman" style:font-name-complex="Times New Roman"/>
    </style:style>
    <style:style style:name="T75_112" style:family="text">
      <style:text-properties style:font-name="Times New Roman" style:font-name-asian="Times New Roman" style:font-name-complex="Times New Roman"/>
    </style:style>
    <style:style style:name="P76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break-before="auto" fo:text-indent="0cm" fo:line-height="115%" fo:margin-left="0.635cm" style:writing-mode="lr-tb"/>
    </style:style>
    <style:style style:name="T77_1" style:family="text">
      <style:text-properties style:font-name="Times New Roman" style:font-name-asian="Times New Roman" style:font-name-complex="Times New Roman"/>
    </style:style>
    <style:style style:name="T77_2" style:family="text">
      <style:text-properties style:font-name="Times New Roman" style:font-name-asian="Times New Roman" style:font-name-complex="Times New Roman"/>
    </style:style>
    <style:style style:name="T77_3" style:family="text">
      <style:text-properties style:font-name="Times New Roman" style:font-name-asian="Times New Roman" style:font-name-complex="Times New Roman"/>
    </style:style>
    <style:style style:name="T77_4" style:family="text">
      <style:text-properties style:font-name="Times New Roman" style:font-name-asian="Times New Roman" style:font-name-complex="Times New Roman"/>
    </style:style>
    <style:style style:name="T77_5" style:family="text">
      <style:text-properties style:font-name="Times New Roman" style:font-name-asian="Times New Roman" style:font-name-complex="Times New Roman"/>
    </style:style>
    <style:style style:name="T77_6" style:family="text">
      <style:text-properties style:font-name="Times New Roman" style:font-name-asian="Times New Roman" style:font-name-complex="Times New Roman"/>
    </style:style>
    <style:style style:name="T77_7" style:family="text">
      <style:text-properties style:font-name="Times New Roman" style:font-name-asian="Times New Roman" style:font-name-complex="Times New Roman"/>
    </style:style>
    <style:style style:name="T77_8" style:family="text">
      <style:text-properties style:font-name="Times New Roman" style:font-name-asian="Times New Roman" style:font-name-complex="Times New Roman"/>
    </style:style>
    <style:style style:name="T77_9" style:family="text">
      <style:text-properties style:font-name="Times New Roman" style:font-name-asian="Times New Roman" style:font-name-complex="Times New Roman"/>
    </style:style>
    <style:style style:name="T77_10" style:family="text">
      <style:text-properties style:font-name="Times New Roman" style:font-name-asian="Times New Roman" style:font-name-complex="Times New Roman"/>
    </style:style>
    <style:style style:name="T77_11" style:family="text">
      <style:text-properties style:font-name="Times New Roman" style:font-name-asian="Times New Roman" style:font-name-complex="Times New Roman"/>
    </style:style>
    <style:style style:name="T77_12" style:family="text">
      <style:text-properties style:font-name="Times New Roman" style:font-name-asian="Times New Roman" style:font-name-complex="Times New Roman"/>
    </style:style>
    <style:style style:name="T77_13" style:family="text">
      <style:text-properties style:font-name="Times New Roman" style:font-name-asian="Times New Roman" style:font-name-complex="Times New Roman"/>
    </style:style>
    <style:style style:name="T77_14" style:family="text">
      <style:text-properties style:font-name="Times New Roman" style:font-name-asian="Times New Roman" style:font-name-complex="Times New Roman"/>
    </style:style>
    <style:style style:name="T77_15" style:family="text">
      <style:text-properties style:font-name="Times New Roman" style:font-name-asian="Times New Roman" style:font-name-complex="Times New Roman"/>
    </style:style>
    <style:style style:name="T77_16" style:family="text">
      <style:text-properties style:font-name="Times New Roman" style:font-name-asian="Times New Roman" style:font-name-complex="Times New Roman"/>
    </style:style>
    <style:style style:name="T77_17" style:family="text">
      <style:text-properties style:font-name="Times New Roman" style:font-name-asian="Times New Roman" style:font-name-complex="Times New Roman"/>
    </style:style>
    <style:style style:name="T77_18" style:family="text">
      <style:text-properties style:font-name="Times New Roman" style:font-name-asian="Times New Roman" style:font-name-complex="Times New Roman"/>
    </style:style>
    <style:style style:name="T77_19" style:family="text">
      <style:text-properties style:font-name="Times New Roman" style:font-name-asian="Times New Roman" style:font-name-complex="Times New Roman"/>
    </style:style>
    <style:style style:name="T77_20" style:family="text">
      <style:text-properties style:font-name="Times New Roman" style:font-name-asian="Times New Roman" style:font-name-complex="Times New Roman"/>
    </style:style>
    <style:style style:name="T77_21" style:family="text">
      <style:text-properties style:font-name="Times New Roman" style:font-name-asian="Times New Roman" style:font-name-complex="Times New Roman"/>
    </style:style>
    <style:style style:name="T77_22" style:family="text">
      <style:text-properties style:font-name="Times New Roman" style:font-name-asian="Times New Roman" style:font-name-complex="Times New Roman"/>
    </style:style>
    <style:style style:name="T77_23" style:family="text">
      <style:text-properties style:font-name="Times New Roman" style:font-name-asian="Times New Roman" style:font-name-complex="Times New Roman"/>
    </style:style>
    <style:style style:name="T77_24" style:family="text">
      <style:text-properties style:font-name="Times New Roman" style:font-name-asian="Times New Roman" style:font-name-complex="Times New Roman"/>
    </style:style>
    <style:style style:name="T77_25" style:family="text">
      <style:text-properties style:font-name="Times New Roman" style:font-name-asian="Times New Roman" style:font-name-complex="Times New Roman"/>
    </style:style>
    <style:style style:name="T77_26" style:family="text">
      <style:text-properties style:font-name="Times New Roman" style:font-name-asian="Times New Roman" style:font-name-complex="Times New Roman"/>
    </style:style>
    <style:style style:name="T77_27" style:family="text">
      <style:text-properties style:font-name="Times New Roman" style:font-name-asian="Times New Roman" style:font-name-complex="Times New Roman"/>
    </style:style>
    <style:style style:name="T77_28" style:family="text">
      <style:text-properties style:font-name="Times New Roman" style:font-name-asian="Times New Roman" style:font-name-complex="Times New Roman"/>
    </style:style>
    <style:style style:name="T77_29" style:family="text">
      <style:text-properties style:font-name="Times New Roman" style:font-name-asian="Times New Roman" style:font-name-complex="Times New Roman"/>
    </style:style>
    <style:style style:name="T77_30" style:family="text">
      <style:text-properties style:font-name="Times New Roman" style:font-name-asian="Times New Roman" style:font-name-complex="Times New Roman"/>
    </style:style>
    <style:style style:name="T77_31" style:family="text">
      <style:text-properties style:font-name="Times New Roman" style:font-name-asian="Times New Roman" style:font-name-complex="Times New Roman"/>
    </style:style>
    <style:style style:name="T77_32" style:family="text">
      <style:text-properties style:font-name="Times New Roman" style:font-name-asian="Times New Roman" style:font-name-complex="Times New Roman"/>
    </style:style>
    <style:style style:name="T77_33" style:family="text">
      <style:text-properties style:font-name="Times New Roman" style:font-name-asian="Times New Roman" style:font-name-complex="Times New Roman"/>
    </style:style>
    <style:style style:name="T77_34" style:family="text">
      <style:text-properties style:font-name="Times New Roman" style:font-name-asian="Times New Roman" style:font-name-complex="Times New Roman"/>
    </style:style>
    <style:style style:name="T77_35" style:family="text">
      <style:text-properties style:font-name="Times New Roman" style:font-name-asian="Times New Roman" style:font-name-complex="Times New Roman"/>
    </style:style>
    <style:style style:name="T77_36" style:family="text">
      <style:text-properties style:font-name="Times New Roman" style:font-name-asian="Times New Roman" style:font-name-complex="Times New Roman"/>
    </style:style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>
      <style:text-properties style:font-name="Times New Roman" style:font-name-asian="Times New Roman" style:font-name-complex="Times New Roman"/>
    </style:style>
    <style:style style:name="T77_42" style:family="text">
      <style:text-properties style:font-name="Times New Roman" style:font-name-asian="Times New Roman" style:font-name-complex="Times New Roman"/>
    </style:style>
    <style:style style:name="T77_43" style:family="text"/>
    <style:style style:name="T77_44" style:family="text"/>
    <style:style style:name="T77_45" style:family="text"/>
    <style:style style:name="T77_46" style:family="text">
      <style:text-properties style:font-name="Times New Roman" style:font-name-asian="Times New Roman" style:font-name-complex="Times New Roman"/>
    </style:style>
    <style:style style:name="T77_47" style:family="text">
      <style:text-properties style:font-name="Times New Roman" style:font-name-asian="Times New Roman" style:font-name-complex="Times New Roman"/>
    </style:style>
    <style:style style:name="T77_48" style:family="text">
      <style:text-properties style:font-name="Times New Roman" style:font-name-asian="Times New Roman" style:font-name-complex="Times New Roman"/>
    </style:style>
    <style:style style:name="T77_49" style:family="text">
      <style:text-properties style:font-name="Times New Roman" style:font-name-asian="Times New Roman" style:font-name-complex="Times New Roman"/>
    </style:style>
    <style:style style:name="T77_50" style:family="text">
      <style:text-properties style:font-name="Times New Roman" style:font-name-asian="Times New Roman" style:font-name-complex="Times New Roman"/>
    </style:style>
    <style:style style:name="T77_51" style:family="text">
      <style:text-properties style:font-name="Times New Roman" style:font-name-asian="Times New Roman" style:font-name-complex="Times New Roman"/>
    </style:style>
    <style:style style:name="T77_52" style:family="text">
      <style:text-properties style:font-name="Times New Roman" style:font-name-asian="Times New Roman" style:font-name-complex="Times New Roman"/>
    </style:style>
    <style:style style:name="T77_53" style:family="text">
      <style:text-properties style:font-name="Times New Roman" style:font-name-asian="Times New Roman" style:font-name-complex="Times New Roman"/>
    </style:style>
    <style:style style:name="T77_54" style:family="text">
      <style:text-properties style:font-name="Times New Roman" style:font-name-asian="Times New Roman" style:font-name-complex="Times New Roman"/>
    </style:style>
    <style:style style:name="T77_55" style:family="text">
      <style:text-properties style:font-name="Times New Roman" style:font-name-asian="Times New Roman" style:font-name-complex="Times New Roman"/>
    </style:style>
    <style:style style:name="T77_56" style:family="text">
      <style:text-properties style:font-name="Times New Roman" style:font-name-asian="Times New Roman" style:font-name-complex="Times New Roman"/>
    </style:style>
    <style:style style:name="T77_57" style:family="text">
      <style:text-properties style:font-name="Times New Roman" style:font-name-asian="Times New Roman" style:font-name-complex="Times New Roman"/>
    </style:style>
    <style:style style:name="T77_58" style:family="text">
      <style:text-properties style:font-name="Times New Roman" style:font-name-asian="Times New Roman" style:font-name-complex="Times New Roman"/>
    </style:style>
    <style:style style:name="T77_59" style:family="text">
      <style:text-properties style:font-name="Times New Roman" style:font-name-asian="Times New Roman" style:font-name-complex="Times New Roman"/>
    </style:style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P80" style:family="paragraph" style:parent-style-name="Standard">
      <style:paragraph-properties fo:break-before="auto" fo:text-indent="0cm" fo:line-height="115%" fo:margin-left="0cm" style:writing-mode="lr-tb"/>
      <style:text-properties style:font-name="Times New Roman" style:font-name-asian="Times New Roman" style:font-name-complex="Times New Roman"/>
    </style:style>
    <style:style style:name="P81" style:family="paragraph" style:parent-style-name="Standard">
      <style:paragraph-properties fo:break-before="auto" fo:text-indent="0cm" fo:line-height="115%" fo:margin-left="0.635cm" style:writing-mode="lr-tb"/>
    </style:style>
    <style:style style:name="T81_1" style:family="text">
      <style:text-properties style:font-name="Times New Roman" style:font-name-asian="Times New Roman" style:font-name-complex="Times New Roman"/>
    </style:style>
    <style:style style:name="T81_2" style:family="text">
      <style:text-properties style:font-name="Times New Roman" style:font-name-asian="Times New Roman" style:font-name-complex="Times New Roman"/>
    </style:style>
    <style:style style:name="T81_3" style:family="text">
      <style:text-properties style:font-name="Times New Roman" style:font-name-asian="Times New Roman" style:font-name-complex="Times New Roman"/>
    </style:style>
    <style:style style:name="T81_4" style:family="text">
      <style:text-properties style:font-name="Times New Roman" style:font-name-asian="Times New Roman" style:font-name-complex="Times New Roman"/>
    </style:style>
    <style:style style:name="T81_5" style:family="text">
      <style:text-properties style:font-name="Times New Roman" style:font-name-asian="Times New Roman" style:font-name-complex="Times New Roman"/>
    </style:style>
    <style:style style:name="T81_6" style:family="text">
      <style:text-properties style:font-name="Times New Roman" style:font-name-asian="Times New Roman" style:font-name-complex="Times New Roman"/>
    </style:style>
    <style:style style:name="T81_7" style:family="text">
      <style:text-properties style:font-name="Times New Roman" style:font-name-asian="Times New Roman" style:font-name-complex="Times New Roman"/>
    </style:style>
    <style:style style:name="T81_8" style:family="text">
      <style:text-properties style:font-name="Times New Roman" style:font-name-asian="Times New Roman" style:font-name-complex="Times New Roman"/>
    </style:style>
    <style:style style:name="T81_9" style:family="text">
      <style:text-properties style:font-name="Times New Roman" style:font-name-asian="Times New Roman" style:font-name-complex="Times New Roman"/>
    </style:style>
    <style:style style:name="T81_10" style:family="text">
      <style:text-properties style:font-name="Times New Roman" style:font-name-asian="Times New Roman" style:font-name-complex="Times New Roman"/>
    </style:style>
    <style:style style:name="T81_11" style:family="text">
      <style:text-properties style:font-name="Times New Roman" style:font-name-asian="Times New Roman" style:font-name-complex="Times New Roman"/>
    </style:style>
    <style:style style:name="T81_12" style:family="text">
      <style:text-properties style:font-name="Times New Roman" style:font-name-asian="Times New Roman" style:font-name-complex="Times New Roman"/>
    </style:style>
    <style:style style:name="T81_13" style:family="text">
      <style:text-properties style:font-name="Times New Roman" style:font-name-asian="Times New Roman" style:font-name-complex="Times New Roman"/>
    </style:style>
    <style:style style:name="T81_14" style:family="text">
      <style:text-properties style:font-name="Times New Roman" style:font-name-asian="Times New Roman" style:font-name-complex="Times New Roman"/>
    </style:style>
    <style:style style:name="T81_15" style:family="text">
      <style:text-properties style:font-name="Times New Roman" style:font-name-asian="Times New Roman" style:font-name-complex="Times New Roman"/>
    </style:style>
    <style:style style:name="T81_16" style:family="text">
      <style:text-properties style:font-name="Times New Roman" style:font-name-asian="Times New Roman" style:font-name-complex="Times New Roman"/>
    </style:style>
    <style:style style:name="T81_17" style:family="text">
      <style:text-properties style:font-name="Times New Roman" style:font-name-asian="Times New Roman" style:font-name-complex="Times New Roman"/>
    </style:style>
    <style:style style:name="T81_18" style:family="text">
      <style:text-properties style:font-name="Times New Roman" style:font-name-asian="Times New Roman" style:font-name-complex="Times New Roman"/>
    </style:style>
    <style:style style:name="T81_19" style:family="text">
      <style:text-properties style:font-name="Times New Roman" style:font-name-asian="Times New Roman" style:font-name-complex="Times New Roman"/>
    </style:style>
    <style:style style:name="T81_20" style:family="text">
      <style:text-properties style:font-name="Times New Roman" style:font-name-asian="Times New Roman" style:font-name-complex="Times New Roman"/>
    </style:style>
    <style:style style:name="T81_21" style:family="text">
      <style:text-properties style:font-name="Times New Roman" style:font-name-asian="Times New Roman" style:font-name-complex="Times New Roman"/>
    </style:style>
    <style:style style:name="T81_22" style:family="text">
      <style:text-properties style:font-name="Times New Roman" style:font-name-asian="Times New Roman" style:font-name-complex="Times New Roman"/>
    </style:style>
    <style:style style:name="T81_23" style:family="text">
      <style:text-properties style:font-name="Times New Roman" style:font-name-asian="Times New Roman" style:font-name-complex="Times New Roman"/>
    </style:style>
    <style:style style:name="T81_24" style:family="text">
      <style:text-properties style:font-name="Times New Roman" style:font-name-asian="Times New Roman" style:font-name-complex="Times New Roman"/>
    </style:style>
    <style:style style:name="T81_25" style:family="text">
      <style:text-properties style:font-name="Times New Roman" style:font-name-asian="Times New Roman" style:font-name-complex="Times New Roman"/>
    </style:style>
    <style:style style:name="T81_26" style:family="text">
      <style:text-properties style:font-name="Times New Roman" style:font-name-asian="Times New Roman" style:font-name-complex="Times New Roman"/>
    </style:style>
    <style:style style:name="T81_27" style:family="text">
      <style:text-properties style:font-name="Times New Roman" style:font-name-asian="Times New Roman" style:font-name-complex="Times New Roman"/>
    </style:style>
    <style:style style:name="T81_28" style:family="text">
      <style:text-properties style:font-name="Times New Roman" style:font-name-asian="Times New Roman" style:font-name-complex="Times New Roman"/>
    </style:style>
    <style:style style:name="T81_29" style:family="text">
      <style:text-properties style:font-name="Times New Roman" style:font-name-asian="Times New Roman" style:font-name-complex="Times New Roman"/>
    </style:style>
    <style:style style:name="T81_30" style:family="text">
      <style:text-properties style:font-name="Times New Roman" style:font-name-asian="Times New Roman" style:font-name-complex="Times New Roman"/>
    </style:style>
    <style:style style:name="T81_31" style:family="text">
      <style:text-properties style:font-name="Times New Roman" style:font-name-asian="Times New Roman" style:font-name-complex="Times New Roman"/>
    </style:style>
    <style:style style:name="T81_32" style:family="text">
      <style:text-properties style:font-name="Times New Roman" style:font-name-asian="Times New Roman" style:font-name-complex="Times New Roman"/>
    </style:style>
    <style:style style:name="T81_33" style:family="text">
      <style:text-properties style:font-name="Times New Roman" style:font-name-asian="Times New Roman" style:font-name-complex="Times New Roman"/>
    </style:style>
    <style:style style:name="T81_34" style:family="text">
      <style:text-properties style:font-name="Times New Roman" style:font-name-asian="Times New Roman" style:font-name-complex="Times New Roman"/>
    </style:style>
    <style:style style:name="T81_35" style:family="text">
      <style:text-properties style:font-name="Times New Roman" style:font-name-asian="Times New Roman" style:font-name-complex="Times New Roman"/>
    </style:style>
    <style:style style:name="T81_36" style:family="text">
      <style:text-properties style:font-name="Times New Roman" style:font-name-asian="Times New Roman" style:font-name-complex="Times New Roman"/>
    </style:style>
    <style:style style:name="T81_37" style:family="text">
      <style:text-properties style:font-name="Times New Roman" style:font-name-asian="Times New Roman" style:font-name-complex="Times New Roman"/>
    </style:style>
    <style:style style:name="T81_38" style:family="text">
      <style:text-properties style:font-name="Times New Roman" style:font-name-asian="Times New Roman" style:font-name-complex="Times New Roman"/>
    </style:style>
    <style:style style:name="T81_39" style:family="text">
      <style:text-properties style:font-name="Times New Roman" style:font-name-asian="Times New Roman" style:font-name-complex="Times New Roman"/>
    </style:style>
    <style:style style:name="T81_40" style:family="text">
      <style:text-properties style:font-name="Times New Roman" style:font-name-asian="Times New Roman" style:font-name-complex="Times New Roman"/>
    </style:style>
    <style:style style:name="T81_41" style:family="text">
      <style:text-properties style:font-name="Times New Roman" style:font-name-asian="Times New Roman" style:font-name-complex="Times New Roman"/>
    </style:style>
    <style:style style:name="T81_42" style:family="text">
      <style:text-properties style:font-name="Times New Roman" style:font-name-asian="Times New Roman" style:font-name-complex="Times New Roman"/>
    </style:style>
    <style:style style:name="T81_43" style:family="text">
      <style:text-properties style:font-name="Times New Roman" style:font-name-asian="Times New Roman" style:font-name-complex="Times New Roman"/>
    </style:style>
    <style:style style:name="T81_44" style:family="text">
      <style:text-properties style:font-name="Times New Roman" style:font-name-asian="Times New Roman" style:font-name-complex="Times New Roman"/>
    </style:style>
    <style:style style:name="T81_45" style:family="text">
      <style:text-properties style:font-name="Times New Roman" style:font-name-asian="Times New Roman" style:font-name-complex="Times New Roman"/>
    </style:style>
    <style:style style:name="T81_46" style:family="text">
      <style:text-properties style:font-name="Times New Roman" style:font-name-asian="Times New Roman" style:font-name-complex="Times New Roman"/>
    </style:style>
    <style:style style:name="T81_47" style:family="text">
      <style:text-properties style:font-name="Times New Roman" style:font-name-asian="Times New Roman" style:font-name-complex="Times New Roman"/>
    </style:style>
    <style:style style:name="T81_48" style:family="text">
      <style:text-properties style:font-name="Times New Roman" style:font-name-asian="Times New Roman" style:font-name-complex="Times New Roman"/>
    </style:style>
    <style:style style:name="T81_49" style:family="text">
      <style:text-properties style:font-name="Times New Roman" style:font-name-asian="Times New Roman" style:font-name-complex="Times New Roman"/>
    </style:style>
    <style:style style:name="T81_50" style:family="text">
      <style:text-properties style:font-name="Times New Roman" style:font-name-asian="Times New Roman" style:font-name-complex="Times New Roman"/>
    </style:style>
    <style:style style:name="T81_51" style:family="text">
      <style:text-properties style:font-name="Times New Roman" style:font-name-asian="Times New Roman" style:font-name-complex="Times New Roman"/>
    </style:style>
    <style:style style:name="T81_52" style:family="text">
      <style:text-properties style:font-name="Times New Roman" style:font-name-asian="Times New Roman" style:font-name-complex="Times New Roman"/>
    </style:style>
    <style:style style:name="T81_53" style:family="text">
      <style:text-properties style:font-name="Times New Roman" style:font-name-asian="Times New Roman" style:font-name-complex="Times New Roman"/>
    </style:style>
    <style:style style:name="T81_54" style:family="text">
      <style:text-properties style:font-name="Times New Roman" style:font-name-asian="Times New Roman" style:font-name-complex="Times New Roman"/>
    </style:style>
    <style:style style:name="T81_55" style:family="text">
      <style:text-properties style:font-name="Times New Roman" style:font-name-asian="Times New Roman" style:font-name-complex="Times New Roman"/>
    </style:style>
    <style:style style:name="T81_56" style:family="text">
      <style:text-properties style:font-name="Times New Roman" style:font-name-asian="Times New Roman" style:font-name-complex="Times New Roman"/>
    </style:style>
    <style:style style:name="T81_57" style:family="text">
      <style:text-properties style:font-name="Times New Roman" style:font-name-asian="Times New Roman" style:font-name-complex="Times New Roman"/>
    </style:style>
    <style:style style:name="T81_58" style:family="text">
      <style:text-properties style:font-name="Times New Roman" style:font-name-asian="Times New Roman" style:font-name-complex="Times New Roman"/>
    </style:style>
    <style:style style:name="T81_59" style:family="text">
      <style:text-properties style:font-name="Times New Roman" style:font-name-asian="Times New Roman" style:font-name-complex="Times New Roman"/>
    </style:style>
    <style:style style:name="T81_60" style:family="text">
      <style:text-properties style:font-name="Times New Roman" style:font-name-asian="Times New Roman" style:font-name-complex="Times New Roman"/>
    </style:style>
    <style:style style:name="T81_61" style:family="text">
      <style:text-properties style:font-name="Times New Roman" style:font-name-asian="Times New Roman" style:font-name-complex="Times New Roman"/>
    </style:style>
    <style:style style:name="T81_62" style:family="text">
      <style:text-properties style:font-name="Times New Roman" style:font-name-asian="Times New Roman" style:font-name-complex="Times New Roman"/>
    </style:style>
    <style:style style:name="T81_63" style:family="text">
      <style:text-properties style:font-name="Times New Roman" style:font-name-asian="Times New Roman" style:font-name-complex="Times New Roman"/>
    </style:style>
    <style:style style:name="T81_64" style:family="text">
      <style:text-properties style:font-name="Times New Roman" style:font-name-asian="Times New Roman" style:font-name-complex="Times New Roman"/>
    </style:style>
    <style:style style:name="T81_65" style:family="text">
      <style:text-properties style:font-name="Times New Roman" style:font-name-asian="Times New Roman" style:font-name-complex="Times New Roman"/>
    </style:style>
    <style:style style:name="T81_66" style:family="text">
      <style:text-properties style:font-name="Times New Roman" style:font-name-asian="Times New Roman" style:font-name-complex="Times New Roman"/>
    </style:style>
    <style:style style:name="T81_67" style:family="text">
      <style:text-properties style:font-name="Times New Roman" style:font-name-asian="Times New Roman" style:font-name-complex="Times New Roman"/>
    </style:style>
    <style:style style:name="T81_68" style:family="text">
      <style:text-properties style:font-name="Times New Roman" style:font-name-asian="Times New Roman" style:font-name-complex="Times New Roman"/>
    </style:style>
    <style:style style:name="T81_69" style:family="text">
      <style:text-properties style:font-name="Times New Roman" style:font-name-asian="Times New Roman" style:font-name-complex="Times New Roman"/>
    </style:style>
    <style:style style:name="T81_70" style:family="text">
      <style:text-properties style:font-name="Times New Roman" style:font-name-asian="Times New Roman" style:font-name-complex="Times New Roman"/>
    </style:style>
    <style:style style:name="T81_71" style:family="text">
      <style:text-properties style:font-name="Times New Roman" style:font-name-asian="Times New Roman" style:font-name-complex="Times New Roman"/>
    </style:style>
    <style:style style:name="T81_72" style:family="text">
      <style:text-properties style:font-name="Times New Roman" style:font-name-asian="Times New Roman" style:font-name-complex="Times New Roman"/>
    </style:style>
    <style:style style:name="T81_73" style:family="text">
      <style:text-properties style:font-name="Times New Roman" style:font-name-asian="Times New Roman" style:font-name-complex="Times New Roman"/>
    </style:style>
    <style:style style:name="T81_74" style:family="text">
      <style:text-properties style:font-name="Times New Roman" style:font-name-asian="Times New Roman" style:font-name-complex="Times New Roman"/>
    </style:style>
    <style:style style:name="T81_75" style:family="text">
      <style:text-properties style:font-name="Times New Roman" style:font-name-asian="Times New Roman" style:font-name-complex="Times New Roman"/>
    </style:style>
    <style:style style:name="T81_76" style:family="text">
      <style:text-properties style:font-name="Times New Roman" style:font-name-asian="Times New Roman" style:font-name-complex="Times New Roman"/>
    </style:style>
    <style:style style:name="T81_77" style:family="text">
      <style:text-properties style:font-name="Times New Roman" style:font-name-asian="Times New Roman" style:font-name-complex="Times New Roman"/>
    </style:style>
    <style:style style:name="T81_78" style:family="text">
      <style:text-properties style:font-name="Times New Roman" style:font-name-asian="Times New Roman" style:font-name-complex="Times New Roman"/>
    </style:style>
    <style:style style:name="T81_79" style:family="text">
      <style:text-properties style:font-name="Times New Roman" style:font-name-asian="Times New Roman" style:font-name-complex="Times New Roman"/>
    </style:style>
    <style:style style:name="T81_80" style:family="text">
      <style:text-properties style:font-name="Times New Roman" style:font-name-asian="Times New Roman" style:font-name-complex="Times New Roman"/>
    </style:style>
    <style:style style:name="T81_81" style:family="text">
      <style:text-properties style:font-name="Times New Roman" style:font-name-asian="Times New Roman" style:font-name-complex="Times New Roman"/>
    </style:style>
    <style:style style:name="T81_82" style:family="text">
      <style:text-properties style:font-name="Times New Roman" style:font-name-asian="Times New Roman" style:font-name-complex="Times New Roman"/>
    </style:style>
    <style:style style:name="T81_83" style:family="text">
      <style:text-properties style:font-name="Times New Roman" style:font-name-asian="Times New Roman" style:font-name-complex="Times New Roman"/>
    </style:style>
    <style:style style:name="T81_84" style:family="text">
      <style:text-properties style:font-name="Times New Roman" style:font-name-asian="Times New Roman" style:font-name-complex="Times New Roman"/>
    </style:style>
    <style:style style:name="T81_85" style:family="text">
      <style:text-properties style:font-name="Times New Roman" style:font-name-asian="Times New Roman" style:font-name-complex="Times New Roman"/>
    </style:style>
    <style:style style:name="T81_86" style:family="text">
      <style:text-properties style:font-name="Times New Roman" style:font-name-asian="Times New Roman" style:font-name-complex="Times New Roman"/>
    </style:style>
    <style:style style:name="T81_87" style:family="text">
      <style:text-properties style:font-name="Times New Roman" style:font-name-asian="Times New Roman" style:font-name-complex="Times New Roman"/>
    </style:style>
    <style:style style:name="T81_88" style:family="text">
      <style:text-properties style:font-name="Times New Roman" style:font-name-asian="Times New Roman" style:font-name-complex="Times New Roman"/>
    </style:style>
    <style:style style:name="T81_89" style:family="text">
      <style:text-properties style:font-name="Times New Roman" style:font-name-asian="Times New Roman" style:font-name-complex="Times New Roman"/>
    </style:style>
    <style:style style:name="T81_90" style:family="text">
      <style:text-properties style:font-name="Times New Roman" style:font-name-asian="Times New Roman" style:font-name-complex="Times New Roman"/>
    </style:style>
    <style:style style:name="T81_91" style:family="text">
      <style:text-properties style:font-name="Times New Roman" style:font-name-asian="Times New Roman" style:font-name-complex="Times New Roman"/>
    </style:style>
    <style:style style:name="T81_92" style:family="text">
      <style:text-properties style:font-name="Times New Roman" style:font-name-asian="Times New Roman" style:font-name-complex="Times New Roman"/>
    </style:style>
    <style:style style:name="T81_93" style:family="text">
      <style:text-properties style:font-name="Times New Roman" style:font-name-asian="Times New Roman" style:font-name-complex="Times New Roman"/>
    </style:style>
    <style:style style:name="T81_94" style:family="text">
      <style:text-properties style:font-name="Times New Roman" style:font-name-asian="Times New Roman" style:font-name-complex="Times New Roman"/>
    </style:style>
    <style:style style:name="T81_95" style:family="text">
      <style:text-properties style:font-name="Times New Roman" style:font-name-asian="Times New Roman" style:font-name-complex="Times New Roman"/>
    </style:style>
    <style:style style:name="T81_96" style:family="text">
      <style:text-properties style:font-name="Times New Roman" style:font-name-asian="Times New Roman" style:font-name-complex="Times New Roman"/>
    </style:style>
    <style:style style:name="T81_97" style:family="text">
      <style:text-properties style:font-name="Times New Roman" style:font-name-asian="Times New Roman" style:font-name-complex="Times New Roman"/>
    </style:style>
    <style:style style:name="T81_98" style:family="text">
      <style:text-properties style:font-name="Times New Roman" style:font-name-asian="Times New Roman" style:font-name-complex="Times New Roman"/>
    </style:style>
    <style:style style:name="T81_99" style:family="text">
      <style:text-properties style:font-name="Times New Roman" style:font-name-asian="Times New Roman" style:font-name-complex="Times New Roman"/>
    </style:style>
    <style:style style:name="T81_100" style:family="text">
      <style:text-properties style:font-name="Times New Roman" style:font-name-asian="Times New Roman" style:font-name-complex="Times New Roman"/>
    </style:style>
    <style:style style:name="T81_101" style:family="text">
      <style:text-properties style:font-name="Times New Roman" style:font-name-asian="Times New Roman" style:font-name-complex="Times New Roman"/>
    </style:style>
    <style:style style:name="T81_102" style:family="text">
      <style:text-properties style:font-name="Times New Roman" style:font-name-asian="Times New Roman" style:font-name-complex="Times New Roman"/>
    </style:style>
    <style:style style:name="T81_103" style:family="text">
      <style:text-properties style:font-name="Times New Roman" style:font-name-asian="Times New Roman" style:font-name-complex="Times New Roman"/>
    </style:style>
    <style:style style:name="T81_104" style:family="text">
      <style:text-properties style:font-name="Times New Roman" style:font-name-asian="Times New Roman" style:font-name-complex="Times New Roman"/>
    </style:style>
    <style:style style:name="T81_105" style:family="text">
      <style:text-properties style:font-name="Times New Roman" style:font-name-asian="Times New Roman" style:font-name-complex="Times New Roman"/>
    </style:style>
    <style:style style:name="T81_106" style:family="text">
      <style:text-properties style:font-name="Times New Roman" style:font-name-asian="Times New Roman" style:font-name-complex="Times New Roman"/>
    </style:style>
    <style:style style:name="T81_107" style:family="text">
      <style:text-properties style:font-name="Times New Roman" style:font-name-asian="Times New Roman" style:font-name-complex="Times New Roman"/>
    </style:style>
    <style:style style:name="T81_108" style:family="text">
      <style:text-properties style:font-name="Times New Roman" style:font-name-asian="Times New Roman" style:font-name-complex="Times New Roman"/>
    </style:style>
    <style:style style:name="T81_109" style:family="text">
      <style:text-properties style:font-name="Times New Roman" style:font-name-asian="Times New Roman" style:font-name-complex="Times New Roman"/>
    </style:style>
    <style:style style:name="T81_110" style:family="text">
      <style:text-properties style:font-name="Times New Roman" style:font-name-asian="Times New Roman" style:font-name-complex="Times New Roman"/>
    </style:style>
    <style:style style:name="T81_111" style:family="text">
      <style:text-properties style:font-name="Times New Roman" style:font-name-asian="Times New Roman" style:font-name-complex="Times New Roman"/>
    </style:style>
    <style:style style:name="T81_112" style:family="text">
      <style:text-properties style:font-name="Times New Roman" style:font-name-asian="Times New Roman" style:font-name-complex="Times New Roman"/>
    </style:style>
    <style:style style:name="T81_113" style:family="text">
      <style:text-properties style:font-name="Times New Roman" style:font-name-asian="Times New Roman" style:font-name-complex="Times New Roman"/>
    </style:style>
    <style:style style:name="T81_114" style:family="text">
      <style:text-properties style:font-name="Times New Roman" style:font-name-asian="Times New Roman" style:font-name-complex="Times New Roman"/>
    </style:style>
    <style:style style:name="T81_115" style:family="text">
      <style:text-properties style:font-name="Times New Roman" style:font-name-asian="Times New Roman" style:font-name-complex="Times New Roman"/>
    </style:style>
    <style:style style:name="T81_116" style:family="text">
      <style:text-properties style:font-name="Times New Roman" style:font-name-asian="Times New Roman" style:font-name-complex="Times New Roman"/>
    </style:style>
    <style:style style:name="T81_117" style:family="text">
      <style:text-properties style:font-name="Times New Roman" style:font-name-asian="Times New Roman" style:font-name-complex="Times New Roman"/>
    </style:style>
    <style:style style:name="T81_118" style:family="text">
      <style:text-properties style:font-name="Times New Roman" style:font-name-asian="Times New Roman" style:font-name-complex="Times New Roman"/>
    </style:style>
    <style:style style:name="T81_119" style:family="text">
      <style:text-properties style:font-name="Times New Roman" style:font-name-asian="Times New Roman" style:font-name-complex="Times New Roman"/>
    </style:style>
    <style:style style:name="P82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break-before="auto" fo:text-indent="0cm" fo:line-height="115%" fo:margin-left="0.635cm" style:writing-mode="lr-tb"/>
    </style:style>
    <style:style style:name="T83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83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83_3" style:family="text">
      <style:text-properties style:font-name="Times New Roman" style:font-name-asian="Times New Roman" style:font-name-complex="Times New Roman"/>
    </style:style>
    <style:style style:name="T83_4" style:family="text">
      <style:text-properties style:font-name="Times New Roman" style:font-name-asian="Times New Roman" style:font-name-complex="Times New Roman"/>
    </style:style>
    <style:style style:name="T83_5" style:family="text">
      <style:text-properties style:font-name="Times New Roman" style:font-name-asian="Times New Roman" style:font-name-complex="Times New Roman"/>
    </style:style>
    <style:style style:name="T83_6" style:family="text">
      <style:text-properties style:font-name="Times New Roman" style:font-name-asian="Times New Roman" style:font-name-complex="Times New Roman"/>
    </style:style>
    <style:style style:name="T83_7" style:family="text">
      <style:text-properties style:font-name="Times New Roman" style:font-name-asian="Times New Roman" style:font-name-complex="Times New Roman"/>
    </style:style>
    <style:style style:name="T83_8" style:family="text">
      <style:text-properties style:font-name="Times New Roman" style:font-name-asian="Times New Roman" style:font-name-complex="Times New Roman"/>
    </style:style>
    <style:style style:name="T83_9" style:family="text">
      <style:text-properties style:font-name="Times New Roman" style:font-name-asian="Times New Roman" style:font-name-complex="Times New Roman"/>
    </style:style>
    <style:style style:name="T83_10" style:family="text">
      <style:text-properties style:font-name="Times New Roman" style:font-name-asian="Times New Roman" style:font-name-complex="Times New Roman"/>
    </style:style>
    <style:style style:name="T83_11" style:family="text">
      <style:text-properties style:font-name="Times New Roman" style:font-name-asian="Times New Roman" style:font-name-complex="Times New Roman"/>
    </style:style>
    <style:style style:name="T83_12" style:family="text">
      <style:text-properties style:font-name="Times New Roman" style:font-name-asian="Times New Roman" style:font-name-complex="Times New Roman"/>
    </style:style>
    <style:style style:name="T83_13" style:family="text">
      <style:text-properties style:font-name="Times New Roman" style:font-name-asian="Times New Roman" style:font-name-complex="Times New Roman"/>
    </style:style>
    <style:style style:name="T83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1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1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2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2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3_23" style:family="text">
      <style:text-properties style:font-name="Times New Roman" style:font-name-asian="Times New Roman" style:font-name-complex="Times New Roman"/>
    </style:style>
    <style:style style:name="T83_24" style:family="text">
      <style:text-properties style:font-name="Times New Roman" style:font-name-asian="Times New Roman" style:font-name-complex="Times New Roman"/>
    </style:style>
    <style:style style:name="T83_25" style:family="text">
      <style:text-properties style:font-name="Times New Roman" style:font-name-asian="Times New Roman" style:font-name-complex="Times New Roman"/>
    </style:style>
    <style:style style:name="T83_26" style:family="text">
      <style:text-properties style:font-name="Times New Roman" style:font-name-asian="Times New Roman" style:font-name-complex="Times New Roman"/>
    </style:style>
    <style:style style:name="T83_27" style:family="text">
      <style:text-properties style:font-name="Times New Roman" style:font-name-asian="Times New Roman" style:font-name-complex="Times New Roman"/>
    </style:style>
    <style:style style:name="T83_28" style:family="text">
      <style:text-properties style:font-name="Times New Roman" style:font-name-asian="Times New Roman" style:font-name-complex="Times New Roman"/>
    </style:style>
    <style:style style:name="T83_29" style:family="text">
      <style:text-properties style:font-name="Times New Roman" style:font-name-asian="Times New Roman" style:font-name-complex="Times New Roman"/>
    </style:style>
    <style:style style:name="T83_30" style:family="text">
      <style:text-properties style:font-name="Times New Roman" style:font-name-asian="Times New Roman" style:font-name-complex="Times New Roman"/>
    </style:style>
    <style:style style:name="T83_31" style:family="text">
      <style:text-properties style:font-name="Times New Roman" style:font-name-asian="Times New Roman" style:font-name-complex="Times New Roman"/>
    </style:style>
    <style:style style:name="T83_32" style:family="text">
      <style:text-properties style:font-name="Times New Roman" style:font-name-asian="Times New Roman" style:font-name-complex="Times New Roman"/>
    </style:style>
    <style:style style:name="T83_33" style:family="text">
      <style:text-properties style:font-name="Times New Roman" style:font-name-asian="Times New Roman" style:font-name-complex="Times New Roman"/>
    </style:style>
    <style:style style:name="T83_34" style:family="text">
      <style:text-properties style:font-name="Times New Roman" style:font-name-asian="Times New Roman" style:font-name-complex="Times New Roman"/>
    </style:style>
    <style:style style:name="T83_35" style:family="text">
      <style:text-properties style:font-name="Times New Roman" style:font-name-asian="Times New Roman" style:font-name-complex="Times New Roman"/>
    </style:style>
    <style:style style:name="T83_36" style:family="text">
      <style:text-properties style:font-name="Times New Roman" style:font-name-asian="Times New Roman" style:font-name-complex="Times New Roman"/>
    </style:style>
    <style:style style:name="T83_37" style:family="text">
      <style:text-properties style:font-name="Times New Roman" style:font-name-asian="Times New Roman" style:font-name-complex="Times New Roman"/>
    </style:style>
    <style:style style:name="T83_38" style:family="text">
      <style:text-properties style:font-name="Times New Roman" style:font-name-asian="Times New Roman" style:font-name-complex="Times New Roman"/>
    </style:style>
    <style:style style:name="T83_39" style:family="text">
      <style:text-properties style:font-name="Times New Roman" style:font-name-asian="Times New Roman" style:font-name-complex="Times New Roman"/>
    </style:style>
    <style:style style:name="T83_40" style:family="text">
      <style:text-properties style:font-name="Times New Roman" style:font-name-asian="Times New Roman" style:font-name-complex="Times New Roman"/>
    </style:style>
    <style:style style:name="T83_41" style:family="text">
      <style:text-properties style:font-name="Times New Roman" style:font-name-asian="Times New Roman" style:font-name-complex="Times New Roman"/>
    </style:style>
    <style:style style:name="T83_42" style:family="text">
      <style:text-properties style:font-name="Times New Roman" style:font-name-asian="Times New Roman" style:font-name-complex="Times New Roman"/>
    </style:style>
    <style:style style:name="T83_43" style:family="text">
      <style:text-properties style:font-name="Times New Roman" style:font-name-asian="Times New Roman" style:font-name-complex="Times New Roman"/>
    </style:style>
    <style:style style:name="T83_44" style:family="text">
      <style:text-properties style:font-name="Times New Roman" style:font-name-asian="Times New Roman" style:font-name-complex="Times New Roman"/>
    </style:style>
    <style:style style:name="T83_45" style:family="text">
      <style:text-properties style:font-name="Times New Roman" style:font-name-asian="Times New Roman" style:font-name-complex="Times New Roman"/>
    </style:style>
    <style:style style:name="T83_46" style:family="text">
      <style:text-properties style:font-name="Times New Roman" style:font-name-asian="Times New Roman" style:font-name-complex="Times New Roman"/>
    </style:style>
    <style:style style:name="T83_47" style:family="text">
      <style:text-properties style:font-name="Times New Roman" style:font-name-asian="Times New Roman" style:font-name-complex="Times New Roman"/>
    </style:style>
    <style:style style:name="T83_48" style:family="text">
      <style:text-properties style:font-name="Times New Roman" style:font-name-asian="Times New Roman" style:font-name-complex="Times New Roman"/>
    </style:style>
    <style:style style:name="T83_49" style:family="text">
      <style:text-properties style:font-name="Times New Roman" style:font-name-asian="Times New Roman" style:font-name-complex="Times New Roman"/>
    </style:style>
    <style:style style:name="T83_50" style:family="text">
      <style:text-properties style:font-name="Times New Roman" style:font-name-asian="Times New Roman" style:font-name-complex="Times New Roman"/>
    </style:style>
    <style:style style:name="T83_51" style:family="text">
      <style:text-properties style:font-name="Times New Roman" style:font-name-asian="Times New Roman" style:font-name-complex="Times New Roman"/>
    </style:style>
    <style:style style:name="T83_52" style:family="text">
      <style:text-properties style:font-name="Times New Roman" style:font-name-asian="Times New Roman" style:font-name-complex="Times New Roman"/>
    </style:style>
    <style:style style:name="T83_53" style:family="text">
      <style:text-properties style:font-name="Times New Roman" style:font-name-asian="Times New Roman" style:font-name-complex="Times New Roman"/>
    </style:style>
    <style:style style:name="T83_54" style:family="text">
      <style:text-properties style:font-name="Times New Roman" style:font-name-asian="Times New Roman" style:font-name-complex="Times New Roman"/>
    </style:style>
    <style:style style:name="T83_55" style:family="text">
      <style:text-properties style:font-name="Times New Roman" style:font-name-asian="Times New Roman" style:font-name-complex="Times New Roman"/>
    </style:style>
    <style:style style:name="T83_56" style:family="text">
      <style:text-properties style:font-name="Times New Roman" style:font-name-asian="Times New Roman" style:font-name-complex="Times New Roman"/>
    </style:style>
    <style:style style:name="T83_57" style:family="text">
      <style:text-properties style:font-name="Times New Roman" style:font-name-asian="Times New Roman" style:font-name-complex="Times New Roman"/>
    </style:style>
    <style:style style:name="T83_58" style:family="text">
      <style:text-properties style:font-name="Times New Roman" style:font-name-asian="Times New Roman" style:font-name-complex="Times New Roman"/>
    </style:style>
    <style:style style:name="T83_59" style:family="text">
      <style:text-properties style:font-name="Times New Roman" style:font-name-asian="Times New Roman" style:font-name-complex="Times New Roman"/>
    </style:style>
    <style:style style:name="T83_60" style:family="text">
      <style:text-properties style:font-name="Times New Roman" style:font-name-asian="Times New Roman" style:font-name-complex="Times New Roman"/>
    </style:style>
    <style:style style:name="T83_61" style:family="text">
      <style:text-properties style:font-name="Times New Roman" style:font-name-asian="Times New Roman" style:font-name-complex="Times New Roman"/>
    </style:style>
    <style:style style:name="T83_62" style:family="text">
      <style:text-properties style:font-name="Times New Roman" style:font-name-asian="Times New Roman" style:font-name-complex="Times New Roman"/>
    </style:style>
    <style:style style:name="T83_63" style:family="text">
      <style:text-properties style:font-name="Times New Roman" style:font-name-asian="Times New Roman" style:font-name-complex="Times New Roman"/>
    </style:style>
    <style:style style:name="T83_64" style:family="text">
      <style:text-properties style:font-name="Times New Roman" style:font-name-asian="Times New Roman" style:font-name-complex="Times New Roman"/>
    </style:style>
    <style:style style:name="T83_65" style:family="text">
      <style:text-properties style:font-name="Times New Roman" style:font-name-asian="Times New Roman" style:font-name-complex="Times New Roman"/>
    </style:style>
    <style:style style:name="T83_66" style:family="text">
      <style:text-properties style:font-name="Times New Roman" style:font-name-asian="Times New Roman" style:font-name-complex="Times New Roman"/>
    </style:style>
    <style:style style:name="T83_67" style:family="text">
      <style:text-properties style:font-name="Times New Roman" style:font-name-asian="Times New Roman" style:font-name-complex="Times New Roman"/>
    </style:style>
    <style:style style:name="T83_68" style:family="text">
      <style:text-properties style:font-name="Times New Roman" style:font-name-asian="Times New Roman" style:font-name-complex="Times New Roman"/>
    </style:style>
    <style:style style:name="T83_69" style:family="text">
      <style:text-properties style:font-name="Times New Roman" style:font-name-asian="Times New Roman" style:font-name-complex="Times New Roman"/>
    </style:style>
    <style:style style:name="T83_70" style:family="text">
      <style:text-properties style:font-name="Times New Roman" style:font-name-asian="Times New Roman" style:font-name-complex="Times New Roman"/>
    </style:style>
    <style:style style:name="T83_71" style:family="text">
      <style:text-properties style:font-name="Times New Roman" style:font-name-asian="Times New Roman" style:font-name-complex="Times New Roman"/>
    </style:style>
    <style:style style:name="T83_72" style:family="text">
      <style:text-properties style:font-name="Times New Roman" style:font-name-asian="Times New Roman" style:font-name-complex="Times New Roman"/>
    </style:style>
    <style:style style:name="T83_73" style:family="text">
      <style:text-properties style:font-name="Times New Roman" style:font-name-asian="Times New Roman" style:font-name-complex="Times New Roman"/>
    </style:style>
    <style:style style:name="T83_74" style:family="text">
      <style:text-properties style:font-name="Times New Roman" style:font-name-asian="Times New Roman" style:font-name-complex="Times New Roman"/>
    </style:style>
    <style:style style:name="T83_75" style:family="text">
      <style:text-properties style:font-name="Times New Roman" style:font-name-asian="Times New Roman" style:font-name-complex="Times New Roman"/>
    </style:style>
    <style:style style:name="T83_76" style:family="text">
      <style:text-properties style:font-name="Times New Roman" style:font-name-asian="Times New Roman" style:font-name-complex="Times New Roman"/>
    </style:style>
    <style:style style:name="T83_77" style:family="text">
      <style:text-properties style:font-name="Times New Roman" style:font-name-asian="Times New Roman" style:font-name-complex="Times New Roman"/>
    </style:style>
    <style:style style:name="T83_78" style:family="text">
      <style:text-properties style:font-name="Times New Roman" style:font-name-asian="Times New Roman" style:font-name-complex="Times New Roman"/>
    </style:style>
    <style:style style:name="T83_79" style:family="text">
      <style:text-properties style:font-name="Times New Roman" style:font-name-asian="Times New Roman" style:font-name-complex="Times New Roman"/>
    </style:style>
    <style:style style:name="T83_80" style:family="text">
      <style:text-properties style:font-name="Times New Roman" style:font-name-asian="Times New Roman" style:font-name-complex="Times New Roman"/>
    </style:style>
    <style:style style:name="T83_81" style:family="text">
      <style:text-properties style:font-name="Times New Roman" style:font-name-asian="Times New Roman" style:font-name-complex="Times New Roman"/>
    </style:style>
    <style:style style:name="T83_82" style:family="text">
      <style:text-properties style:font-name="Times New Roman" style:font-name-asian="Times New Roman" style:font-name-complex="Times New Roman"/>
    </style:style>
    <style:style style:name="T83_83" style:family="text">
      <style:text-properties style:font-name="Times New Roman" style:font-name-asian="Times New Roman" style:font-name-complex="Times New Roman"/>
    </style:style>
    <style:style style:name="T83_84" style:family="text">
      <style:text-properties style:font-name="Times New Roman" style:font-name-asian="Times New Roman" style:font-name-complex="Times New Roman"/>
    </style:style>
    <style:style style:name="T83_85" style:family="text">
      <style:text-properties style:font-name="Times New Roman" style:font-name-asian="Times New Roman" style:font-name-complex="Times New Roman"/>
    </style:style>
    <style:style style:name="T83_86" style:family="text">
      <style:text-properties style:font-name="Times New Roman" style:font-name-asian="Times New Roman" style:font-name-complex="Times New Roman"/>
    </style:style>
    <style:style style:name="T83_87" style:family="text">
      <style:text-properties style:font-name="Times New Roman" style:font-name-asian="Times New Roman" style:font-name-complex="Times New Roman"/>
    </style:style>
    <style:style style:name="T83_88" style:family="text">
      <style:text-properties style:font-name="Times New Roman" style:font-name-asian="Times New Roman" style:font-name-complex="Times New Roman"/>
    </style:style>
    <style:style style:name="T83_89" style:family="text">
      <style:text-properties style:font-name="Times New Roman" style:font-name-asian="Times New Roman" style:font-name-complex="Times New Roman"/>
    </style:style>
    <style:style style:name="T83_90" style:family="text">
      <style:text-properties style:font-name="Times New Roman" style:font-name-asian="Times New Roman" style:font-name-complex="Times New Roman"/>
    </style:style>
    <style:style style:name="T83_91" style:family="text">
      <style:text-properties style:font-name="Times New Roman" style:font-name-asian="Times New Roman" style:font-name-complex="Times New Roman"/>
    </style:style>
    <style:style style:name="T83_92" style:family="text">
      <style:text-properties style:font-name="Times New Roman" style:font-name-asian="Times New Roman" style:font-name-complex="Times New Roman"/>
    </style:style>
    <style:style style:name="T83_93" style:family="text">
      <style:text-properties style:font-name="Times New Roman" style:font-name-asian="Times New Roman" style:font-name-complex="Times New Roman"/>
    </style:style>
    <style:style style:name="T83_94" style:family="text">
      <style:text-properties style:font-name="Times New Roman" style:font-name-asian="Times New Roman" style:font-name-complex="Times New Roman"/>
    </style:style>
    <style:style style:name="T83_95" style:family="text">
      <style:text-properties style:font-name="Times New Roman" style:font-name-asian="Times New Roman" style:font-name-complex="Times New Roman"/>
    </style:style>
    <style:style style:name="T83_96" style:family="text">
      <style:text-properties style:font-name="Times New Roman" style:font-name-asian="Times New Roman" style:font-name-complex="Times New Roman"/>
    </style:style>
    <style:style style:name="T83_97" style:family="text">
      <style:text-properties style:font-name="Times New Roman" style:font-name-asian="Times New Roman" style:font-name-complex="Times New Roman"/>
    </style:style>
    <style:style style:name="T83_98" style:family="text">
      <style:text-properties style:font-name="Times New Roman" style:font-name-asian="Times New Roman" style:font-name-complex="Times New Roman"/>
    </style:style>
    <style:style style:name="T83_99" style:family="text">
      <style:text-properties style:font-name="Times New Roman" style:font-name-asian="Times New Roman" style:font-name-complex="Times New Roman"/>
    </style:style>
    <style:style style:name="T83_100" style:family="text">
      <style:text-properties style:font-name="Times New Roman" style:font-name-asian="Times New Roman" style:font-name-complex="Times New Roman"/>
    </style:style>
    <style:style style:name="T83_101" style:family="text">
      <style:text-properties style:font-name="Times New Roman" style:font-name-asian="Times New Roman" style:font-name-complex="Times New Roman"/>
    </style:style>
    <style:style style:name="T83_102" style:family="text">
      <style:text-properties style:font-name="Times New Roman" style:font-name-asian="Times New Roman" style:font-name-complex="Times New Roman"/>
    </style:style>
    <style:style style:name="T83_103" style:family="text">
      <style:text-properties style:font-name="Times New Roman" style:font-name-asian="Times New Roman" style:font-name-complex="Times New Roman"/>
    </style:style>
    <style:style style:name="T83_104" style:family="text">
      <style:text-properties style:font-name="Times New Roman" style:font-name-asian="Times New Roman" style:font-name-complex="Times New Roman"/>
    </style:style>
    <style:style style:name="T83_105" style:family="text">
      <style:text-properties style:font-name="Times New Roman" style:font-name-asian="Times New Roman" style:font-name-complex="Times New Roman"/>
    </style:style>
    <style:style style:name="T83_106" style:family="text">
      <style:text-properties style:font-name="Times New Roman" style:font-name-asian="Times New Roman" style:font-name-complex="Times New Roman"/>
    </style:style>
    <style:style style:name="T83_107" style:family="text">
      <style:text-properties style:font-name="Times New Roman" style:font-name-asian="Times New Roman" style:font-name-complex="Times New Roman"/>
    </style:style>
    <style:style style:name="T83_108" style:family="text">
      <style:text-properties style:font-name="Times New Roman" style:font-name-asian="Times New Roman" style:font-name-complex="Times New Roman"/>
    </style:style>
    <style:style style:name="T83_109" style:family="text">
      <style:text-properties style:font-name="Times New Roman" style:font-name-asian="Times New Roman" style:font-name-complex="Times New Roman"/>
    </style:style>
    <style:style style:name="T83_110" style:family="text">
      <style:text-properties style:font-name="Times New Roman" style:font-name-asian="Times New Roman" style:font-name-complex="Times New Roman"/>
    </style:style>
    <style:style style:name="T83_111" style:family="text">
      <style:text-properties style:font-name="Times New Roman" style:font-name-asian="Times New Roman" style:font-name-complex="Times New Roman"/>
    </style:style>
    <style:style style:name="T83_112" style:family="text">
      <style:text-properties style:font-name="Times New Roman" style:font-name-asian="Times New Roman" style:font-name-complex="Times New Roman"/>
    </style:style>
    <style:style style:name="T83_113" style:family="text">
      <style:text-properties style:font-name="Times New Roman" style:font-name-asian="Times New Roman" style:font-name-complex="Times New Roman"/>
    </style:style>
    <style:style style:name="T83_114" style:family="text">
      <style:text-properties style:font-name="Times New Roman" style:font-name-asian="Times New Roman" style:font-name-complex="Times New Roman"/>
    </style:style>
    <style:style style:name="T83_115" style:family="text">
      <style:text-properties style:font-name="Times New Roman" style:font-name-asian="Times New Roman" style:font-name-complex="Times New Roman"/>
    </style:style>
    <style:style style:name="T83_116" style:family="text">
      <style:text-properties style:font-name="Times New Roman" style:font-name-asian="Times New Roman" style:font-name-complex="Times New Roman"/>
    </style:style>
    <style:style style:name="T83_117" style:family="text">
      <style:text-properties style:font-name="Times New Roman" style:font-name-asian="Times New Roman" style:font-name-complex="Times New Roman"/>
    </style:style>
    <style:style style:name="T83_118" style:family="text">
      <style:text-properties style:font-name="Times New Roman" style:font-name-asian="Times New Roman" style:font-name-complex="Times New Roman"/>
    </style:style>
    <style:style style:name="T83_119" style:family="text">
      <style:text-properties style:font-name="Times New Roman" style:font-name-asian="Times New Roman" style:font-name-complex="Times New Roman"/>
    </style:style>
    <style:style style:name="T83_120" style:family="text">
      <style:text-properties style:font-name="Times New Roman" style:font-name-asian="Times New Roman" style:font-name-complex="Times New Roman"/>
    </style:style>
    <style:style style:name="T83_121" style:family="text">
      <style:text-properties style:font-name="Times New Roman" style:font-name-asian="Times New Roman" style:font-name-complex="Times New Roman"/>
    </style:style>
    <style:style style:name="T83_122" style:family="text">
      <style:text-properties style:font-name="Times New Roman" style:font-name-asian="Times New Roman" style:font-name-complex="Times New Roman"/>
    </style:style>
    <style:style style:name="T83_123" style:family="text">
      <style:text-properties style:font-name="Times New Roman" style:font-name-asian="Times New Roman" style:font-name-complex="Times New Roman"/>
    </style:style>
    <style:style style:name="T83_124" style:family="text">
      <style:text-properties style:font-name="Times New Roman" style:font-name-asian="Times New Roman" style:font-name-complex="Times New Roman"/>
    </style:style>
    <style:style style:name="T83_125" style:family="text">
      <style:text-properties style:font-name="Times New Roman" style:font-name-asian="Times New Roman" style:font-name-complex="Times New Roman"/>
    </style:style>
    <style:style style:name="T83_126" style:family="text">
      <style:text-properties style:font-name="Times New Roman" style:font-name-asian="Times New Roman" style:font-name-complex="Times New Roman"/>
    </style:style>
    <style:style style:name="T83_127" style:family="text">
      <style:text-properties style:font-name="Times New Roman" style:font-name-asian="Times New Roman" style:font-name-complex="Times New Roman"/>
    </style:style>
    <style:style style:name="T83_128" style:family="text">
      <style:text-properties style:font-name="Times New Roman" style:font-name-asian="Times New Roman" style:font-name-complex="Times New Roman"/>
    </style:style>
    <style:style style:name="T83_129" style:family="text">
      <style:text-properties style:font-name="Times New Roman" style:font-name-asian="Times New Roman" style:font-name-complex="Times New Roman"/>
    </style:style>
    <style:style style:name="T83_130" style:family="text">
      <style:text-properties style:font-name="Times New Roman" style:font-name-asian="Times New Roman" style:font-name-complex="Times New Roman"/>
    </style:style>
    <style:style style:name="T83_131" style:family="text">
      <style:text-properties style:font-name="Times New Roman" style:font-name-asian="Times New Roman" style:font-name-complex="Times New Roman"/>
    </style:style>
    <style:style style:name="T83_132" style:family="text">
      <style:text-properties style:font-name="Times New Roman" style:font-name-asian="Times New Roman" style:font-name-complex="Times New Roman"/>
    </style:style>
    <style:style style:name="T83_133" style:family="text">
      <style:text-properties style:font-name="Times New Roman" style:font-name-asian="Times New Roman" style:font-name-complex="Times New Roman"/>
    </style:style>
    <style:style style:name="T83_134" style:family="text">
      <style:text-properties style:font-name="Times New Roman" style:font-name-asian="Times New Roman" style:font-name-complex="Times New Roman"/>
    </style:style>
    <style:style style:name="T83_135" style:family="text">
      <style:text-properties style:font-name="Times New Roman" style:font-name-asian="Times New Roman" style:font-name-complex="Times New Roman"/>
    </style:style>
    <style:style style:name="T83_136" style:family="text">
      <style:text-properties style:font-name="Times New Roman" style:font-name-asian="Times New Roman" style:font-name-complex="Times New Roman"/>
    </style:style>
    <style:style style:name="T83_137" style:family="text">
      <style:text-properties style:font-name="Times New Roman" style:font-name-asian="Times New Roman" style:font-name-complex="Times New Roman"/>
    </style:style>
    <style:style style:name="T83_138" style:family="text">
      <style:text-properties style:font-name="Times New Roman" style:font-name-asian="Times New Roman" style:font-name-complex="Times New Roman"/>
    </style:style>
    <style:style style:name="T83_139" style:family="text">
      <style:text-properties style:font-name="Times New Roman" style:font-name-asian="Times New Roman" style:font-name-complex="Times New Roman"/>
    </style:style>
    <style:style style:name="T83_140" style:family="text">
      <style:text-properties style:font-name="Times New Roman" style:font-name-asian="Times New Roman" style:font-name-complex="Times New Roman"/>
    </style:style>
    <style:style style:name="T83_141" style:family="text">
      <style:text-properties style:font-name="Times New Roman" style:font-name-asian="Times New Roman" style:font-name-complex="Times New Roman"/>
    </style:style>
    <style:style style:name="T83_142" style:family="text">
      <style:text-properties style:font-name="Times New Roman" style:font-name-asian="Times New Roman" style:font-name-complex="Times New Roman"/>
    </style:style>
    <style:style style:name="T83_143" style:family="text">
      <style:text-properties style:font-name="Times New Roman" style:font-name-asian="Times New Roman" style:font-name-complex="Times New Roman"/>
    </style:style>
    <style:style style:name="T83_144" style:family="text">
      <style:text-properties style:font-name="Times New Roman" style:font-name-asian="Times New Roman" style:font-name-complex="Times New Roman"/>
    </style:style>
    <style:style style:name="T83_145" style:family="text">
      <style:text-properties style:font-name="Times New Roman" style:font-name-asian="Times New Roman" style:font-name-complex="Times New Roman"/>
    </style:style>
    <style:style style:name="T83_146" style:family="text">
      <style:text-properties style:font-name="Times New Roman" style:font-name-asian="Times New Roman" style:font-name-complex="Times New Roman"/>
    </style:style>
    <style:style style:name="T83_147" style:family="text">
      <style:text-properties style:font-name="Times New Roman" style:font-name-asian="Times New Roman" style:font-name-complex="Times New Roman"/>
    </style:style>
    <style:style style:name="T83_148" style:family="text">
      <style:text-properties style:font-name="Times New Roman" style:font-name-asian="Times New Roman" style:font-name-complex="Times New Roman"/>
    </style:style>
    <style:style style:name="T83_149" style:family="text">
      <style:text-properties style:font-name="Times New Roman" style:font-name-asian="Times New Roman" style:font-name-complex="Times New Roman"/>
    </style:style>
    <style:style style:name="T83_150" style:family="text">
      <style:text-properties style:font-name="Times New Roman" style:font-name-asian="Times New Roman" style:font-name-complex="Times New Roman"/>
    </style:style>
    <style:style style:name="T83_151" style:family="text">
      <style:text-properties style:font-name="Times New Roman" style:font-name-asian="Times New Roman" style:font-name-complex="Times New Roman"/>
    </style:style>
    <style:style style:name="T83_152" style:family="text">
      <style:text-properties style:font-name="Times New Roman" style:font-name-asian="Times New Roman" style:font-name-complex="Times New Roman"/>
    </style:style>
    <style:style style:name="T83_153" style:family="text">
      <style:text-properties style:font-name="Times New Roman" style:font-name-asian="Times New Roman" style:font-name-complex="Times New Roman"/>
    </style:style>
    <style:style style:name="T83_154" style:family="text">
      <style:text-properties style:font-name="Times New Roman" style:font-name-asian="Times New Roman" style:font-name-complex="Times New Roman"/>
    </style:style>
    <style:style style:name="T83_155" style:family="text">
      <style:text-properties style:font-name="Times New Roman" style:font-name-asian="Times New Roman" style:font-name-complex="Times New Roman"/>
    </style:style>
    <style:style style:name="T83_156" style:family="text">
      <style:text-properties style:font-name="Times New Roman" style:font-name-asian="Times New Roman" style:font-name-complex="Times New Roman"/>
    </style:style>
    <style:style style:name="T83_157" style:family="text">
      <style:text-properties style:font-name="Times New Roman" style:font-name-asian="Times New Roman" style:font-name-complex="Times New Roman"/>
    </style:style>
    <style:style style:name="T83_158" style:family="text">
      <style:text-properties style:font-name="Times New Roman" style:font-name-asian="Times New Roman" style:font-name-complex="Times New Roman"/>
    </style:style>
    <style:style style:name="T83_159" style:family="text">
      <style:text-properties style:font-name="Times New Roman" style:font-name-asian="Times New Roman" style:font-name-complex="Times New Roman"/>
    </style:style>
    <style:style style:name="T83_160" style:family="text">
      <style:text-properties style:font-name="Times New Roman" style:font-name-asian="Times New Roman" style:font-name-complex="Times New Roman"/>
    </style:style>
    <style:style style:name="T83_161" style:family="text">
      <style:text-properties style:font-name="Times New Roman" style:font-name-asian="Times New Roman" style:font-name-complex="Times New Roman"/>
    </style:style>
    <style:style style:name="T83_162" style:family="text">
      <style:text-properties style:font-name="Times New Roman" style:font-name-asian="Times New Roman" style:font-name-complex="Times New Roman"/>
    </style:style>
    <style:style style:name="T83_163" style:family="text">
      <style:text-properties style:font-name="Times New Roman" style:font-name-asian="Times New Roman" style:font-name-complex="Times New Roman"/>
    </style:style>
    <style:style style:name="T83_164" style:family="text">
      <style:text-properties style:font-name="Times New Roman" style:font-name-asian="Times New Roman" style:font-name-complex="Times New Roman"/>
    </style:style>
    <style:style style:name="T83_165" style:family="text">
      <style:text-properties style:font-name="Times New Roman" style:font-name-asian="Times New Roman" style:font-name-complex="Times New Roman"/>
    </style:style>
    <style:style style:name="T83_166" style:family="text">
      <style:text-properties style:font-name="Times New Roman" style:font-name-asian="Times New Roman" style:font-name-complex="Times New Roman"/>
    </style:style>
    <style:style style:name="T83_167" style:family="text">
      <style:text-properties style:font-name="Times New Roman" style:font-name-asian="Times New Roman" style:font-name-complex="Times New Roman"/>
    </style:style>
    <style:style style:name="T83_168" style:family="text">
      <style:text-properties style:font-name="Times New Roman" style:font-name-asian="Times New Roman" style:font-name-complex="Times New Roman"/>
    </style:style>
    <style:style style:name="T83_169" style:family="text"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85" style:family="paragraph" style:parent-style-name="Standard">
      <style:paragraph-properties fo:break-before="auto" fo:text-indent="0cm" fo:line-height="115%" fo:margin-left="0.635cm" style:writing-mode="lr-tb"/>
    </style:style>
    <style:style style:name="T85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8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85_3" style:family="text">
      <style:text-properties style:font-name="Times New Roman" style:font-name-asian="Times New Roman" style:font-name-complex="Times New Roman"/>
    </style:style>
    <style:style style:name="T85_4" style:family="text">
      <style:text-properties style:font-name="Times New Roman" style:font-name-asian="Times New Roman" style:font-name-complex="Times New Roman"/>
    </style:style>
    <style:style style:name="T85_5" style:family="text">
      <style:text-properties style:font-name="Times New Roman" style:font-name-asian="Times New Roman" style:font-name-complex="Times New Roman"/>
    </style:style>
    <style:style style:name="T85_6" style:family="text">
      <style:text-properties style:font-name="Times New Roman" style:font-name-asian="Times New Roman" style:font-name-complex="Times New Roman"/>
    </style:style>
    <style:style style:name="T85_7" style:family="text">
      <style:text-properties style:font-name="Times New Roman" style:font-name-asian="Times New Roman" style:font-name-complex="Times New Roman"/>
    </style:style>
    <style:style style:name="T85_8" style:family="text">
      <style:text-properties style:font-name="Times New Roman" style:font-name-asian="Times New Roman" style:font-name-complex="Times New Roman"/>
    </style:style>
    <style:style style:name="T85_9" style:family="text">
      <style:text-properties style:font-name="Times New Roman" style:font-name-asian="Times New Roman" style:font-name-complex="Times New Roman"/>
    </style:style>
    <style:style style:name="T85_10" style:family="text">
      <style:text-properties style:font-name="Times New Roman" style:font-name-asian="Times New Roman" style:font-name-complex="Times New Roman"/>
    </style:style>
    <style:style style:name="T85_11" style:family="text">
      <style:text-properties style:font-name="Times New Roman" style:font-name-asian="Times New Roman" style:font-name-complex="Times New Roman"/>
    </style:style>
    <style:style style:name="T85_12" style:family="text">
      <style:text-properties style:font-name="Times New Roman" style:font-name-asian="Times New Roman" style:font-name-complex="Times New Roman"/>
    </style:style>
    <style:style style:name="T85_13" style:family="text">
      <style:text-properties style:font-name="Times New Roman" style:font-name-asian="Times New Roman" style:font-name-complex="Times New Roman"/>
    </style:style>
    <style:style style:name="T85_14" style:family="text">
      <style:text-properties style:font-name="Times New Roman" style:font-name-asian="Times New Roman" style:font-name-complex="Times New Roman"/>
    </style:style>
    <style:style style:name="T85_15" style:family="text">
      <style:text-properties style:font-name="Times New Roman" style:font-name-asian="Times New Roman" style:font-name-complex="Times New Roman"/>
    </style:style>
    <style:style style:name="T85_16" style:family="text">
      <style:text-properties style:font-name="Times New Roman" style:font-name-asian="Times New Roman" style:font-name-complex="Times New Roman"/>
    </style:style>
    <style:style style:name="T85_17" style:family="text">
      <style:text-properties style:font-name="Times New Roman" style:font-name-asian="Times New Roman" style:font-name-complex="Times New Roman"/>
    </style:style>
    <style:style style:name="T85_18" style:family="text">
      <style:text-properties style:font-name="Times New Roman" style:font-name-asian="Times New Roman" style:font-name-complex="Times New Roman"/>
    </style:style>
    <style:style style:name="T85_19" style:family="text">
      <style:text-properties style:font-name="Times New Roman" style:font-name-asian="Times New Roman" style:font-name-complex="Times New Roman"/>
    </style:style>
    <style:style style:name="T85_20" style:family="text">
      <style:text-properties style:font-name="Times New Roman" style:font-name-asian="Times New Roman" style:font-name-complex="Times New Roman"/>
    </style:style>
    <style:style style:name="T85_21" style:family="text">
      <style:text-properties style:font-name="Times New Roman" style:font-name-asian="Times New Roman" style:font-name-complex="Times New Roman"/>
    </style:style>
    <style:style style:name="T85_22" style:family="text">
      <style:text-properties style:font-name="Times New Roman" style:font-name-asian="Times New Roman" style:font-name-complex="Times New Roman"/>
    </style:style>
    <style:style style:name="T85_23" style:family="text">
      <style:text-properties style:font-name="Times New Roman" style:font-name-asian="Times New Roman" style:font-name-complex="Times New Roman"/>
    </style:style>
    <style:style style:name="T85_24" style:family="text">
      <style:text-properties style:font-name="Times New Roman" style:font-name-asian="Times New Roman" style:font-name-complex="Times New Roman"/>
    </style:style>
    <style:style style:name="T85_25" style:family="text">
      <style:text-properties style:font-name="Times New Roman" style:font-name-asian="Times New Roman" style:font-name-complex="Times New Roman"/>
    </style:style>
    <style:style style:name="T85_26" style:family="text">
      <style:text-properties style:font-name="Times New Roman" style:font-name-asian="Times New Roman" style:font-name-complex="Times New Roman"/>
    </style:style>
    <style:style style:name="T85_27" style:family="text">
      <style:text-properties style:font-name="Times New Roman" style:font-name-asian="Times New Roman" style:font-name-complex="Times New Roman"/>
    </style:style>
    <style:style style:name="T85_28" style:family="text">
      <style:text-properties style:font-name="Times New Roman" style:font-name-asian="Times New Roman" style:font-name-complex="Times New Roman"/>
    </style:style>
    <style:style style:name="T85_29" style:family="text">
      <style:text-properties style:font-name="Times New Roman" style:font-name-asian="Times New Roman" style:font-name-complex="Times New Roman"/>
    </style:style>
    <style:style style:name="T85_30" style:family="text">
      <style:text-properties style:font-name="Times New Roman" style:font-name-asian="Times New Roman" style:font-name-complex="Times New Roman"/>
    </style:style>
    <style:style style:name="T85_31" style:family="text">
      <style:text-properties style:font-name="Times New Roman" style:font-name-asian="Times New Roman" style:font-name-complex="Times New Roman"/>
    </style:style>
    <style:style style:name="T85_32" style:family="text">
      <style:text-properties style:font-name="Times New Roman" style:font-name-asian="Times New Roman" style:font-name-complex="Times New Roman"/>
    </style:style>
    <style:style style:name="T85_33" style:family="text">
      <style:text-properties style:font-name="Times New Roman" style:font-name-asian="Times New Roman" style:font-name-complex="Times New Roman"/>
    </style:style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>
      <style:text-properties style:font-name="Times New Roman" style:font-name-asian="Times New Roman" style:font-name-complex="Times New Roman"/>
    </style:style>
    <style:style style:name="T85_40" style:family="text">
      <style:text-properties style:font-name="Times New Roman" style:font-name-asian="Times New Roman" style:font-name-complex="Times New Roman"/>
    </style:style>
    <style:style style:name="T85_41" style:family="text">
      <style:text-properties style:font-name="Times New Roman" style:font-name-asian="Times New Roman" style:font-name-complex="Times New Roman"/>
    </style:style>
    <style:style style:name="T85_42" style:family="text">
      <style:text-properties style:font-name="Times New Roman" style:font-name-asian="Times New Roman" style:font-name-complex="Times New Roman"/>
    </style:style>
    <style:style style:name="T85_43" style:family="text">
      <style:text-properties style:font-name="Times New Roman" style:font-name-asian="Times New Roman" style:font-name-complex="Times New Roman"/>
    </style:style>
    <style:style style:name="T85_44" style:family="text">
      <style:text-properties style:font-name="Times New Roman" style:font-name-asian="Times New Roman" style:font-name-complex="Times New Roman"/>
    </style:style>
    <style:style style:name="T85_45" style:family="text">
      <style:text-properties style:font-name="Times New Roman" style:font-name-asian="Times New Roman" style:font-name-complex="Times New Roman"/>
    </style:style>
    <style:style style:name="T85_46" style:family="text">
      <style:text-properties style:font-name="Times New Roman" style:font-name-asian="Times New Roman" style:font-name-complex="Times New Roman"/>
    </style:style>
    <style:style style:name="T85_47" style:family="text">
      <style:text-properties style:font-name="Times New Roman" style:font-name-asian="Times New Roman" style:font-name-complex="Times New Roman"/>
    </style:style>
    <style:style style:name="T85_48" style:family="text">
      <style:text-properties style:font-name="Times New Roman" style:font-name-asian="Times New Roman" style:font-name-complex="Times New Roman"/>
    </style:style>
    <style:style style:name="T85_49" style:family="text">
      <style:text-properties style:font-name="Times New Roman" style:font-name-asian="Times New Roman" style:font-name-complex="Times New Roman"/>
    </style:style>
    <style:style style:name="T85_50" style:family="text">
      <style:text-properties style:font-name="Times New Roman" style:font-name-asian="Times New Roman" style:font-name-complex="Times New Roman"/>
    </style:style>
    <style:style style:name="T85_51" style:family="text">
      <style:text-properties style:font-name="Times New Roman" style:font-name-asian="Times New Roman" style:font-name-complex="Times New Roman"/>
    </style:style>
    <style:style style:name="T85_52" style:family="text">
      <style:text-properties style:font-name="Times New Roman" style:font-name-asian="Times New Roman" style:font-name-complex="Times New Roman"/>
    </style:style>
    <style:style style:name="T85_53" style:family="text">
      <style:text-properties style:font-name="Times New Roman" style:font-name-asian="Times New Roman" style:font-name-complex="Times New Roman"/>
    </style:style>
    <style:style style:name="T85_54" style:family="text">
      <style:text-properties style:font-name="Times New Roman" style:font-name-asian="Times New Roman" style:font-name-complex="Times New Roman"/>
    </style:style>
    <style:style style:name="T85_55" style:family="text">
      <style:text-properties style:font-name="Times New Roman" style:font-name-asian="Times New Roman" style:font-name-complex="Times New Roman"/>
    </style:style>
    <style:style style:name="T85_56" style:family="text">
      <style:text-properties style:font-name="Times New Roman" style:font-name-asian="Times New Roman" style:font-name-complex="Times New Roman"/>
    </style:style>
    <style:style style:name="T85_57" style:family="text">
      <style:text-properties style:font-name="Times New Roman" style:font-name-asian="Times New Roman" style:font-name-complex="Times New Roman"/>
    </style:style>
    <style:style style:name="T85_58" style:family="text">
      <style:text-properties style:font-name="Times New Roman" style:font-name-asian="Times New Roman" style:font-name-complex="Times New Roman"/>
    </style:style>
    <style:style style:name="T85_59" style:family="text">
      <style:text-properties style:font-name="Times New Roman" style:font-name-asian="Times New Roman" style:font-name-complex="Times New Roman"/>
    </style:style>
    <style:style style:name="T85_60" style:family="text">
      <style:text-properties style:font-name="Times New Roman" style:font-name-asian="Times New Roman" style:font-name-complex="Times New Roman"/>
    </style:style>
    <style:style style:name="T85_61" style:family="text">
      <style:text-properties style:font-name="Times New Roman" style:font-name-asian="Times New Roman" style:font-name-complex="Times New Roman"/>
    </style:style>
    <style:style style:name="T85_62" style:family="text">
      <style:text-properties style:font-name="Times New Roman" style:font-name-asian="Times New Roman" style:font-name-complex="Times New Roman"/>
    </style:style>
    <style:style style:name="T85_63" style:family="text">
      <style:text-properties style:font-name="Times New Roman" style:font-name-asian="Times New Roman" style:font-name-complex="Times New Roman"/>
    </style:style>
    <style:style style:name="T85_64" style:family="text">
      <style:text-properties style:font-name="Times New Roman" style:font-name-asian="Times New Roman" style:font-name-complex="Times New Roman"/>
    </style:style>
    <style:style style:name="T85_65" style:family="text">
      <style:text-properties style:font-name="Times New Roman" style:font-name-asian="Times New Roman" style:font-name-complex="Times New Roman"/>
    </style:style>
    <style:style style:name="T85_66" style:family="text">
      <style:text-properties style:font-name="Times New Roman" style:font-name-asian="Times New Roman" style:font-name-complex="Times New Roman"/>
    </style:style>
    <style:style style:name="T85_67" style:family="text">
      <style:text-properties style:font-name="Times New Roman" style:font-name-asian="Times New Roman" style:font-name-complex="Times New Roman"/>
    </style:style>
    <style:style style:name="T85_68" style:family="text">
      <style:text-properties style:font-name="Times New Roman" style:font-name-asian="Times New Roman" style:font-name-complex="Times New Roman"/>
    </style:style>
    <style:style style:name="T85_69" style:family="text">
      <style:text-properties style:font-name="Times New Roman" style:font-name-asian="Times New Roman" style:font-name-complex="Times New Roman"/>
    </style:style>
    <style:style style:name="T85_70" style:family="text">
      <style:text-properties style:font-name="Times New Roman" style:font-name-asian="Times New Roman" style:font-name-complex="Times New Roman"/>
    </style:style>
    <style:style style:name="T85_71" style:family="text">
      <style:text-properties style:font-name="Times New Roman" style:font-name-asian="Times New Roman" style:font-name-complex="Times New Roman"/>
    </style:style>
    <style:style style:name="T85_72" style:family="text">
      <style:text-properties style:font-name="Times New Roman" style:font-name-asian="Times New Roman" style:font-name-complex="Times New Roman"/>
    </style:style>
    <style:style style:name="T85_73" style:family="text">
      <style:text-properties style:font-name="Times New Roman" style:font-name-asian="Times New Roman" style:font-name-complex="Times New Roman"/>
    </style:style>
    <style:style style:name="T85_74" style:family="text">
      <style:text-properties style:font-name="Times New Roman" style:font-name-asian="Times New Roman" style:font-name-complex="Times New Roman"/>
    </style:style>
    <style:style style:name="T85_75" style:family="text">
      <style:text-properties style:font-name="Times New Roman" style:font-name-asian="Times New Roman" style:font-name-complex="Times New Roman"/>
    </style:style>
    <style:style style:name="T85_76" style:family="text">
      <style:text-properties style:font-name="Times New Roman" style:font-name-asian="Times New Roman" style:font-name-complex="Times New Roman"/>
    </style:style>
    <style:style style:name="T85_77" style:family="text">
      <style:text-properties style:font-name="Times New Roman" style:font-name-asian="Times New Roman" style:font-name-complex="Times New Roman"/>
    </style:style>
    <style:style style:name="T85_78" style:family="text">
      <style:text-properties style:font-name="Times New Roman" style:font-name-asian="Times New Roman" style:font-name-complex="Times New Roman"/>
    </style:style>
    <style:style style:name="T85_79" style:family="text">
      <style:text-properties style:font-name="Times New Roman" style:font-name-asian="Times New Roman" style:font-name-complex="Times New Roman"/>
    </style:style>
    <style:style style:name="T85_80" style:family="text">
      <style:text-properties style:font-name="Times New Roman" style:font-name-asian="Times New Roman" style:font-name-complex="Times New Roman"/>
    </style:style>
    <style:style style:name="T85_81" style:family="text">
      <style:text-properties style:font-name="Times New Roman" style:font-name-asian="Times New Roman" style:font-name-complex="Times New Roman"/>
    </style:style>
    <style:style style:name="T85_82" style:family="text">
      <style:text-properties style:font-name="Times New Roman" style:font-name-asian="Times New Roman" style:font-name-complex="Times New Roman"/>
    </style:style>
    <style:style style:name="T85_83" style:family="text">
      <style:text-properties style:font-name="Times New Roman" style:font-name-asian="Times New Roman" style:font-name-complex="Times New Roman"/>
    </style:style>
    <style:style style:name="T85_84" style:family="text">
      <style:text-properties style:font-name="Times New Roman" style:font-name-asian="Times New Roman" style:font-name-complex="Times New Roman"/>
    </style:style>
    <style:style style:name="T85_85" style:family="text">
      <style:text-properties style:font-name="Times New Roman" style:font-name-asian="Times New Roman" style:font-name-complex="Times New Roman"/>
    </style:style>
    <style:style style:name="T85_86" style:family="text">
      <style:text-properties style:font-name="Times New Roman" style:font-name-asian="Times New Roman" style:font-name-complex="Times New Roman"/>
    </style:style>
    <style:style style:name="T85_87" style:family="text">
      <style:text-properties style:font-name="Times New Roman" style:font-name-asian="Times New Roman" style:font-name-complex="Times New Roman"/>
    </style:style>
    <style:style style:name="T85_88" style:family="text">
      <style:text-properties style:font-name="Times New Roman" style:font-name-asian="Times New Roman" style:font-name-complex="Times New Roman"/>
    </style:style>
    <style:style style:name="T85_89" style:family="text">
      <style:text-properties style:font-name="Times New Roman" style:font-name-asian="Times New Roman" style:font-name-complex="Times New Roman"/>
    </style:style>
    <style:style style:name="P86" style:family="paragraph" style:parent-style-name="Standard">
      <style:paragraph-properties fo:break-before="auto" fo:text-indent="0cm" fo:line-height="115%" fo:margin-left="0.635cm" style:writing-mode="lr-tb"/>
    </style:style>
    <style:style style:name="P87" style:family="paragraph" style:parent-style-name="Standard">
      <style:paragraph-properties fo:break-before="auto" fo:text-indent="0cm" fo:line-height="115%" fo:margin-left="0.635cm" style:writing-mode="lr-tb"/>
    </style:style>
    <style:style style:name="T87_1" style:family="text">
      <style:text-properties fo:font-style="italic" style:font-style-asian="italic" style:font-style-complex="italic"/>
    </style:style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>
      <style:text-properties fo:font-weight="bold" style:font-weight-asian="bold" style:font-weight-complex="bold"/>
    </style:style>
    <style:style style:name="T87_14" style:family="text">
      <style:text-properties fo:font-weight="bold" style:font-weight-asian="bold" style:font-weight-complex="bold"/>
    </style:style>
    <style:style style:name="T87_15" style:family="text">
      <style:text-properties fo:font-weight="bold" style:font-weight-asian="bold" style:font-weight-complex="bold"/>
    </style:style>
    <style:style style:name="T87_16" style:family="text">
      <style:text-properties fo:font-weight="bold" style:font-weight-asian="bold" style:font-weight-complex="bold"/>
    </style:style>
    <style:style style:name="T87_17" style:family="text">
      <style:text-properties fo:font-weight="bold" style:font-weight-asian="bold" style:font-weight-complex="bold"/>
    </style:style>
    <style:style style:name="T87_18" style:family="text">
      <style:text-properties fo:font-weight="bold" style:font-weight-asian="bold" style:font-weight-complex="bold"/>
    </style:style>
    <style:style style:name="T87_19" style:family="text">
      <style:text-properties fo:font-weight="bold" style:font-weight-asian="bold" style:font-weight-complex="bold"/>
    </style:style>
    <style:style style:name="T87_20" style:family="text">
      <style:text-properties fo:font-weight="bold" style:font-weight-asian="bold" style:font-weight-complex="bold"/>
    </style:style>
    <style:style style:name="T87_21" style:family="text">
      <style:text-properties fo:font-weight="bold" style:font-weight-asian="bold" style:font-weight-complex="bold"/>
    </style:style>
    <style:style style:name="T87_22" style:family="text">
      <style:text-properties fo:font-weight="bold" style:font-weight-asian="bold" style:font-weight-complex="bold"/>
    </style:style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P88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text-indent="0cm" fo:line-height="115%" fo:margin-left="0.635cm" style:writing-mode="lr-tb"/>
    </style:style>
    <style:style style:name="T90_1" style:family="text"/>
    <style:style style:name="T90_2" style:family="text"/>
    <style:style style:name="T90_3" style:family="text">
      <style:text-properties fo:font-weight="bold" style:font-weight-asian="bold" style:font-weight-complex="bold"/>
    </style:style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>
      <style:text-properties fo:font-weight="bold" style:font-weight-asian="bold" style:font-weight-complex="bold"/>
    </style:style>
    <style:style style:name="T90_24" style:family="text"/>
    <style:style style:name="P91" style:family="paragraph" style:parent-style-name="Standard">
      <style:paragraph-properties fo:break-before="auto" fo:text-indent="0cm" fo:line-height="115%" fo:margin-left="0.635cm" style:writing-mode="lr-tb"/>
    </style:style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T92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9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3" style:family="paragraph" style:parent-style-name="Standard">
      <style:paragraph-properties fo:break-before="auto" fo:text-indent="0cm" fo:line-height="115%" fo:margin-left="0.635cm" style:writing-mode="lr-tb"/>
    </style:style>
    <style:style style:name="T93_1" style:family="text">
      <style:text-properties style:font-name="Times New Roman" style:font-name-asian="Times New Roman" style:font-name-complex="Times New Roman"/>
    </style:style>
    <style:style style:name="T93_2" style:family="text">
      <style:text-properties style:font-name="Times New Roman" style:font-name-asian="Times New Roman" style:font-name-complex="Times New Roman"/>
    </style:style>
    <style:style style:name="T93_3" style:family="text">
      <style:text-properties style:font-name="Times New Roman" style:font-name-asian="Times New Roman" style:font-name-complex="Times New Roman"/>
    </style:style>
    <style:style style:name="T93_4" style:family="text">
      <style:text-properties style:font-name="Times New Roman" style:font-name-asian="Times New Roman" style:font-name-complex="Times New Roman"/>
    </style:style>
    <style:style style:name="T93_5" style:family="text">
      <style:text-properties style:font-name="Times New Roman" style:font-name-asian="Times New Roman" style:font-name-complex="Times New Roman"/>
    </style:style>
    <style:style style:name="T93_6" style:family="text">
      <style:text-properties style:font-name="Times New Roman" style:font-name-asian="Times New Roman" style:font-name-complex="Times New Roman"/>
    </style:style>
    <style:style style:name="T93_7" style:family="text">
      <style:text-properties style:font-name="Times New Roman" style:font-name-asian="Times New Roman" style:font-name-complex="Times New Roman"/>
    </style:style>
    <style:style style:name="T93_8" style:family="text">
      <style:text-properties style:font-name="Times New Roman" style:font-name-asian="Times New Roman" style:font-name-complex="Times New Roman"/>
    </style:style>
    <style:style style:name="T93_9" style:family="text">
      <style:text-properties style:font-name="Times New Roman" style:font-name-asian="Times New Roman" style:font-name-complex="Times New Roman"/>
    </style:style>
    <style:style style:name="T93_10" style:family="text">
      <style:text-properties style:font-name="Times New Roman" style:font-name-asian="Times New Roman" style:font-name-complex="Times New Roman"/>
    </style:style>
    <style:style style:name="T93_11" style:family="text">
      <style:text-properties style:font-name="Times New Roman" style:font-name-asian="Times New Roman" style:font-name-complex="Times New Roman"/>
    </style:style>
    <style:style style:name="T93_12" style:family="text">
      <style:text-properties style:font-name="Times New Roman" style:font-name-asian="Times New Roman" style:font-name-complex="Times New Roman"/>
    </style:style>
    <style:style style:name="T93_13" style:family="text">
      <style:text-properties style:font-name="Times New Roman" style:font-name-asian="Times New Roman" style:font-name-complex="Times New Roman"/>
    </style:style>
    <style:style style:name="T93_14" style:family="text">
      <style:text-properties style:font-name="Times New Roman" style:font-name-asian="Times New Roman" style:font-name-complex="Times New Roman"/>
    </style:style>
    <style:style style:name="T93_15" style:family="text">
      <style:text-properties style:font-name="Times New Roman" style:font-name-asian="Times New Roman" style:font-name-complex="Times New Roman"/>
    </style:style>
    <style:style style:name="P94" style:family="paragraph" style:parent-style-name="Standard">
      <style:paragraph-properties fo:break-before="auto" fo:text-indent="0cm" fo:line-height="115%" fo:margin-left="0.635cm" style:writing-mode="lr-tb"/>
    </style:style>
    <style:style style:name="P95" style:family="paragraph" style:parent-style-name="Standard">
      <style:paragraph-properties fo:break-before="auto" fo:text-indent="0cm" fo:line-height="115%" fo:margin-left="0cm" style:writing-mode="lr-tb"/>
    </style:style>
    <style:style style:name="T95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9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6" style:family="paragraph" style:parent-style-name="Standard">
      <style:paragraph-properties fo:break-before="auto" fo:text-indent="0cm" fo:line-height="115%" fo:margin-left="0.635cm" style:writing-mode="lr-tb"/>
    </style:style>
    <style:style style:name="T96_1" style:family="text">
      <style:text-properties style:font-name="Times New Roman" style:font-name-asian="Times New Roman" style:font-name-complex="Times New Roman"/>
    </style:style>
    <style:style style:name="T96_2" style:family="text">
      <style:text-properties style:font-name="Times New Roman" style:font-name-asian="Times New Roman" style:font-name-complex="Times New Roman"/>
    </style:style>
    <style:style style:name="T96_3" style:family="text">
      <style:text-properties style:font-name="Times New Roman" style:font-name-asian="Times New Roman" style:font-name-complex="Times New Roman"/>
    </style:style>
    <style:style style:name="T96_4" style:family="text">
      <style:text-properties style:font-name="Times New Roman" style:font-name-asian="Times New Roman" style:font-name-complex="Times New Roman"/>
    </style:style>
    <style:style style:name="T96_5" style:family="text">
      <style:text-properties style:font-name="Times New Roman" style:font-name-asian="Times New Roman" style:font-name-complex="Times New Roman"/>
    </style:style>
    <style:style style:name="T96_6" style:family="text">
      <style:text-properties style:font-name="Times New Roman" style:font-name-asian="Times New Roman" style:font-name-complex="Times New Roman"/>
    </style:style>
    <style:style style:name="T96_7" style:family="text">
      <style:text-properties style:font-name="Times New Roman" style:font-name-asian="Times New Roman" style:font-name-complex="Times New Roman"/>
    </style:style>
    <style:style style:name="T96_8" style:family="text">
      <style:text-properties style:font-name="Times New Roman" style:font-name-asian="Times New Roman" style:font-name-complex="Times New Roman"/>
    </style:style>
    <style:style style:name="T96_9" style:family="text">
      <style:text-properties style:font-name="Times New Roman" style:font-name-asian="Times New Roman" style:font-name-complex="Times New Roman"/>
    </style:style>
    <style:style style:name="T96_10" style:family="text">
      <style:text-properties style:font-name="Times New Roman" style:font-name-asian="Times New Roman" style:font-name-complex="Times New Roman"/>
    </style:style>
    <style:style style:name="T96_11" style:family="text">
      <style:text-properties style:font-name="Times New Roman" style:font-name-asian="Times New Roman" style:font-name-complex="Times New Roman"/>
    </style:style>
    <style:style style:name="T96_12" style:family="text">
      <style:text-properties style:font-name="Times New Roman" style:font-name-asian="Times New Roman" style:font-name-complex="Times New Roman"/>
    </style:style>
    <style:style style:name="T96_13" style:family="text">
      <style:text-properties style:font-name="Times New Roman" style:font-name-asian="Times New Roman" style:font-name-complex="Times New Roman"/>
    </style:style>
    <style:style style:name="T96_14" style:family="text">
      <style:text-properties style:font-name="Times New Roman" style:font-name-asian="Times New Roman" style:font-name-complex="Times New Roman"/>
    </style:style>
    <style:style style:name="T96_15" style:family="text">
      <style:text-properties style:font-name="Times New Roman" style:font-name-asian="Times New Roman" style:font-name-complex="Times New Roman"/>
    </style:style>
    <style:style style:name="T96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96_17" style:family="text">
      <style:text-properties style:font-name="Times New Roman" style:font-name-asian="Times New Roman" style:font-name-complex="Times New Roman"/>
    </style:style>
    <style:style style:name="T96_18" style:family="text">
      <style:text-properties style:font-name="Times New Roman" style:font-name-asian="Times New Roman" style:font-name-complex="Times New Roman"/>
    </style:style>
    <style:style style:name="T96_19" style:family="text">
      <style:text-properties style:font-name="Times New Roman" style:font-name-asian="Times New Roman" style:font-name-complex="Times New Roman"/>
    </style:style>
    <style:style style:name="T96_20" style:family="text">
      <style:text-properties style:font-name="Times New Roman" style:font-name-asian="Times New Roman" style:font-name-complex="Times New Roman"/>
    </style:style>
    <style:style style:name="T96_21" style:family="text">
      <style:text-properties style:font-name="Times New Roman" style:font-name-asian="Times New Roman" style:font-name-complex="Times New Roman"/>
    </style:style>
    <style:style style:name="T96_22" style:family="text">
      <style:text-properties style:font-name="Times New Roman" style:font-name-asian="Times New Roman" style:font-name-complex="Times New Roman"/>
    </style:style>
    <style:style style:name="T96_23" style:family="text">
      <style:text-properties style:font-name="Times New Roman" style:font-name-asian="Times New Roman" style:font-name-complex="Times New Roman"/>
    </style:style>
    <style:style style:name="T96_24" style:family="text">
      <style:text-properties style:font-name="Times New Roman" style:font-name-asian="Times New Roman" style:font-name-complex="Times New Roman"/>
    </style:style>
    <style:style style:name="T96_25" style:family="text">
      <style:text-properties style:font-name="Times New Roman" style:font-name-asian="Times New Roman" style:font-name-complex="Times New Roman"/>
    </style:style>
    <style:style style:name="T96_26" style:family="text">
      <style:text-properties style:font-name="Times New Roman" style:font-name-asian="Times New Roman" style:font-name-complex="Times New Roman"/>
    </style:style>
    <style:style style:name="T96_27" style:family="text"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break-before="auto" fo:text-indent="0cm" fo:line-height="115%" fo:margin-left="0cm" style:writing-mode="lr-tb"/>
    </style:style>
    <style:style style:name="T98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98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9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9" style:family="paragraph" style:parent-style-name="Standard">
      <style:paragraph-properties fo:break-before="auto" fo:text-indent="0cm" fo:line-height="115%" fo:margin-left="0.635cm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T99_6" style:family="text">
      <style:text-properties style:font-name="Times New Roman" style:font-name-asian="Times New Roman" style:font-name-complex="Times New Roman"/>
    </style:style>
    <style:style style:name="T99_7" style:family="text">
      <style:text-properties style:font-name="Times New Roman" style:font-name-asian="Times New Roman" style:font-name-complex="Times New Roman"/>
    </style:style>
    <style:style style:name="T99_8" style:family="text">
      <style:text-properties style:font-name="Times New Roman" style:font-name-asian="Times New Roman" style:font-name-complex="Times New Roman"/>
    </style:style>
    <style:style style:name="T99_9" style:family="text">
      <style:text-properties style:font-name="Times New Roman" style:font-name-asian="Times New Roman" style:font-name-complex="Times New Roman"/>
    </style:style>
    <style:style style:name="T99_10" style:family="text">
      <style:text-properties style:font-name="Times New Roman" style:font-name-asian="Times New Roman" style:font-name-complex="Times New Roman"/>
    </style:style>
    <style:style style:name="T99_11" style:family="text">
      <style:text-properties style:font-name="Times New Roman" style:font-name-asian="Times New Roman" style:font-name-complex="Times New Roman"/>
    </style:style>
    <style:style style:name="T99_12" style:family="text">
      <style:text-properties style:font-name="Times New Roman" style:font-name-asian="Times New Roman" style:font-name-complex="Times New Roman"/>
    </style:style>
    <style:style style:name="T99_13" style:family="text">
      <style:text-properties style:font-name="Times New Roman" style:font-name-asian="Times New Roman" style:font-name-complex="Times New Roman"/>
    </style:style>
    <style:style style:name="T99_14" style:family="text">
      <style:text-properties style:font-name="Times New Roman" style:font-name-asian="Times New Roman" style:font-name-complex="Times New Roman"/>
    </style:style>
    <style:style style:name="T99_15" style:family="text">
      <style:text-properties style:font-name="Times New Roman" style:font-name-asian="Times New Roman" style:font-name-complex="Times New Roman"/>
    </style:style>
    <style:style style:name="T99_16" style:family="text">
      <style:text-properties style:font-name="Times New Roman" style:font-name-asian="Times New Roman" style:font-name-complex="Times New Roman"/>
    </style:style>
    <style:style style:name="T99_17" style:family="text">
      <style:text-properties style:font-name="Times New Roman" style:font-name-asian="Times New Roman" style:font-name-complex="Times New Roman"/>
    </style:style>
    <style:style style:name="T99_18" style:family="text">
      <style:text-properties style:font-name="Times New Roman" style:font-name-asian="Times New Roman" style:font-name-complex="Times New Roman"/>
    </style:style>
    <style:style style:name="T99_19" style:family="text">
      <style:text-properties style:font-name="Times New Roman" style:font-name-asian="Times New Roman" style:font-name-complex="Times New Roman"/>
    </style:style>
    <style:style style:name="T99_20" style:family="text">
      <style:text-properties style:font-name="Times New Roman" style:font-name-asian="Times New Roman" style:font-name-complex="Times New Roman"/>
    </style:style>
    <style:style style:name="T99_21" style:family="text">
      <style:text-properties style:font-name="Times New Roman" style:font-name-asian="Times New Roman" style:font-name-complex="Times New Roman"/>
    </style:style>
    <style:style style:name="T99_22" style:family="text">
      <style:text-properties style:font-name="Times New Roman" style:font-name-asian="Times New Roman" style:font-name-complex="Times New Roman"/>
    </style:style>
    <style:style style:name="T99_23" style:family="text">
      <style:text-properties style:font-name="Times New Roman" style:font-name-asian="Times New Roman" style:font-name-complex="Times New Roman"/>
    </style:style>
    <style:style style:name="T99_24" style:family="text">
      <style:text-properties style:font-name="Times New Roman" style:font-name-asian="Times New Roman" style:font-name-complex="Times New Roman"/>
    </style:style>
    <style:style style:name="T99_25" style:family="text">
      <style:text-properties style:font-name="Times New Roman" style:font-name-asian="Times New Roman" style:font-name-complex="Times New Roman"/>
    </style:style>
    <style:style style:name="T99_26" style:family="text">
      <style:text-properties style:font-name="Times New Roman" style:font-name-asian="Times New Roman" style:font-name-complex="Times New Roman"/>
    </style:style>
    <style:style style:name="T99_27" style:family="text">
      <style:text-properties style:font-name="Times New Roman" style:font-name-asian="Times New Roman" style:font-name-complex="Times New Roman"/>
    </style:style>
    <style:style style:name="T99_28" style:family="text">
      <style:text-properties style:font-name="Times New Roman" style:font-name-asian="Times New Roman" style:font-name-complex="Times New Roman"/>
    </style:style>
    <style:style style:name="T99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99_30" style:family="text">
      <style:text-properties style:font-name="Times New Roman" style:font-name-asian="Times New Roman" style:font-name-complex="Times New Roman"/>
    </style:style>
    <style:style style:name="T99_31" style:family="text">
      <style:text-properties style:font-name="Times New Roman" style:font-name-asian="Times New Roman" style:font-name-complex="Times New Roman"/>
    </style:style>
    <style:style style:name="T99_32" style:family="text">
      <style:text-properties style:font-name="Times New Roman" style:font-name-asian="Times New Roman" style:font-name-complex="Times New Roman"/>
    </style:style>
    <style:style style:name="T99_33" style:family="text">
      <style:text-properties style:font-name="Times New Roman" style:font-name-asian="Times New Roman" style:font-name-complex="Times New Roman"/>
    </style:style>
    <style:style style:name="T99_34" style:family="text">
      <style:text-properties style:font-name="Times New Roman" style:font-name-asian="Times New Roman" style:font-name-complex="Times New Roman"/>
    </style:style>
    <style:style style:name="T99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99_36" style:family="text">
      <style:text-properties style:font-name="Times New Roman" style:font-name-asian="Times New Roman" style:font-name-complex="Times New Roman"/>
    </style:style>
    <style:style style:name="T99_37" style:family="text">
      <style:text-properties style:font-name="Times New Roman" style:font-name-asian="Times New Roman" style:font-name-complex="Times New Roman"/>
    </style:style>
    <style:style style:name="T99_38" style:family="text">
      <style:text-properties style:font-name="Times New Roman" style:font-name-asian="Times New Roman" style:font-name-complex="Times New Roman"/>
    </style:style>
    <style:style style:name="T99_39" style:family="text">
      <style:text-properties style:font-name="Times New Roman" style:font-name-asian="Times New Roman" style:font-name-complex="Times New Roman"/>
    </style:style>
    <style:style style:name="T99_40" style:family="text">
      <style:text-properties style:font-name="Times New Roman" style:font-name-asian="Times New Roman" style:font-name-complex="Times New Roman"/>
    </style:style>
    <style:style style:name="T99_41" style:family="text">
      <style:text-properties style:font-name="Times New Roman" style:font-name-asian="Times New Roman" style:font-name-complex="Times New Roman"/>
    </style:style>
    <style:style style:name="T99_42" style:family="text">
      <style:text-properties style:font-name="Times New Roman" style:font-name-asian="Times New Roman" style:font-name-complex="Times New Roman"/>
    </style:style>
    <style:style style:name="T99_43" style:family="text">
      <style:text-properties style:font-name="Times New Roman" style:font-name-asian="Times New Roman" style:font-name-complex="Times New Roman"/>
    </style:style>
    <style:style style:name="T99_44" style:family="text">
      <style:text-properties style:font-name="Times New Roman" style:font-name-asian="Times New Roman" style:font-name-complex="Times New Roman"/>
    </style:style>
    <style:style style:name="T99_45" style:family="text">
      <style:text-properties style:font-name="Times New Roman" style:font-name-asian="Times New Roman" style:font-name-complex="Times New Roman"/>
    </style:style>
    <style:style style:name="T99_46" style:family="text">
      <style:text-properties style:font-name="Times New Roman" style:font-name-asian="Times New Roman" style:font-name-complex="Times New Roman"/>
    </style:style>
    <style:style style:name="T99_47" style:family="text">
      <style:text-properties style:font-name="Times New Roman" style:font-name-asian="Times New Roman" style:font-name-complex="Times New Roman"/>
    </style:style>
    <style:style style:name="T99_48" style:family="text">
      <style:text-properties style:font-name="Times New Roman" style:font-name-asian="Times New Roman" style:font-name-complex="Times New Roman"/>
    </style:style>
    <style:style style:name="T99_49" style:family="text">
      <style:text-properties style:font-name="Times New Roman" style:font-name-asian="Times New Roman" style:font-name-complex="Times New Roman"/>
    </style:style>
    <style:style style:name="T99_50" style:family="text">
      <style:text-properties style:font-name="Times New Roman" style:font-name-asian="Times New Roman" style:font-name-complex="Times New Roman"/>
    </style:style>
    <style:style style:name="T99_51" style:family="text">
      <style:text-properties style:font-name="Times New Roman" style:font-name-asian="Times New Roman" style:font-name-complex="Times New Roman"/>
    </style:style>
    <style:style style:name="T99_52" style:family="text">
      <style:text-properties style:font-name="Times New Roman" style:font-name-asian="Times New Roman" style:font-name-complex="Times New Roman"/>
    </style:style>
    <style:style style:name="T99_53" style:family="text">
      <style:text-properties style:font-name="Times New Roman" style:font-name-asian="Times New Roman" style:font-name-complex="Times New Roman"/>
    </style:style>
    <style:style style:name="T99_54" style:family="text">
      <style:text-properties style:font-name="Times New Roman" style:font-name-asian="Times New Roman" style:font-name-complex="Times New Roman"/>
    </style:style>
    <style:style style:name="T99_55" style:family="text">
      <style:text-properties style:font-name="Times New Roman" style:font-name-asian="Times New Roman" style:font-name-complex="Times New Roman"/>
    </style:style>
    <style:style style:name="T99_56" style:family="text">
      <style:text-properties style:font-name="Times New Roman" style:font-name-asian="Times New Roman" style:font-name-complex="Times New Roman"/>
    </style:style>
    <style:style style:name="T99_57" style:family="text">
      <style:text-properties style:font-name="Times New Roman" style:font-name-asian="Times New Roman" style:font-name-complex="Times New Roman"/>
    </style:style>
    <style:style style:name="T99_58" style:family="text">
      <style:text-properties style:font-name="Times New Roman" style:font-name-asian="Times New Roman" style:font-name-complex="Times New Roman"/>
    </style:style>
    <style:style style:name="T99_59" style:family="text">
      <style:text-properties style:font-name="Times New Roman" style:font-name-asian="Times New Roman" style:font-name-complex="Times New Roman"/>
    </style:style>
    <style:style style:name="T99_60" style:family="text">
      <style:text-properties style:font-name="Times New Roman" style:font-name-asian="Times New Roman" style:font-name-complex="Times New Roman"/>
    </style:style>
    <style:style style:name="T99_61" style:family="text">
      <style:text-properties style:font-name="Times New Roman" style:font-name-asian="Times New Roman" style:font-name-complex="Times New Roman"/>
    </style:style>
    <style:style style:name="T99_62" style:family="text">
      <style:text-properties style:font-name="Times New Roman" style:font-name-asian="Times New Roman" style:font-name-complex="Times New Roman"/>
    </style:style>
    <style:style style:name="T99_63" style:family="text">
      <style:text-properties style:font-name="Times New Roman" style:font-name-asian="Times New Roman" style:font-name-complex="Times New Roman"/>
    </style:style>
    <style:style style:name="T99_64" style:family="text">
      <style:text-properties style:font-name="Times New Roman" style:font-name-asian="Times New Roman" style:font-name-complex="Times New Roman"/>
    </style:style>
    <style:style style:name="T99_65" style:family="text">
      <style:text-properties style:font-name="Times New Roman" style:font-name-asian="Times New Roman" style:font-name-complex="Times New Roman"/>
    </style:style>
    <style:style style:name="T99_66" style:family="text">
      <style:text-properties style:font-name="Times New Roman" style:font-name-asian="Times New Roman" style:font-name-complex="Times New Roman"/>
    </style:style>
    <style:style style:name="T99_67" style:family="text">
      <style:text-properties style:font-name="Times New Roman" style:font-name-asian="Times New Roman" style:font-name-complex="Times New Roman"/>
    </style:style>
    <style:style style:name="T99_68" style:family="text">
      <style:text-properties style:font-name="Times New Roman" style:font-name-asian="Times New Roman" style:font-name-complex="Times New Roman"/>
    </style:style>
    <style:style style:name="T99_69" style:family="text">
      <style:text-properties style:font-name="Times New Roman" style:font-name-asian="Times New Roman" style:font-name-complex="Times New Roman"/>
    </style:style>
    <style:style style:name="T99_70" style:family="text">
      <style:text-properties style:font-name="Times New Roman" style:font-name-asian="Times New Roman" style:font-name-complex="Times New Roman"/>
    </style:style>
    <style:style style:name="T99_71" style:family="text">
      <style:text-properties style:font-name="Times New Roman" style:font-name-asian="Times New Roman" style:font-name-complex="Times New Roman"/>
    </style:style>
    <style:style style:name="T99_72" style:family="text">
      <style:text-properties style:font-name="Times New Roman" style:font-name-asian="Times New Roman" style:font-name-complex="Times New Roman"/>
    </style:style>
    <style:style style:name="T99_73" style:family="text">
      <style:text-properties style:font-name="Times New Roman" style:font-name-asian="Times New Roman" style:font-name-complex="Times New Roman"/>
    </style:style>
    <style:style style:name="T99_74" style:family="text">
      <style:text-properties style:font-name="Times New Roman" style:font-name-asian="Times New Roman" style:font-name-complex="Times New Roman"/>
    </style:style>
    <style:style style:name="T99_75" style:family="text">
      <style:text-properties style:font-name="Times New Roman" style:font-name-asian="Times New Roman" style:font-name-complex="Times New Roman"/>
    </style:style>
    <style:style style:name="T99_76" style:family="text">
      <style:text-properties style:font-name="Times New Roman" style:font-name-asian="Times New Roman" style:font-name-complex="Times New Roman"/>
    </style:style>
    <style:style style:name="T99_77" style:family="text">
      <style:text-properties style:font-name="Times New Roman" style:font-name-asian="Times New Roman" style:font-name-complex="Times New Roman"/>
    </style:style>
    <style:style style:name="T99_78" style:family="text">
      <style:text-properties style:font-name="Times New Roman" style:font-name-asian="Times New Roman" style:font-name-complex="Times New Roman"/>
    </style:style>
    <style:style style:name="T99_79" style:family="text">
      <style:text-properties style:font-name="Times New Roman" style:font-name-asian="Times New Roman" style:font-name-complex="Times New Roman"/>
    </style:style>
    <style:style style:name="T99_80" style:family="text">
      <style:text-properties style:font-name="Times New Roman" style:font-name-asian="Times New Roman" style:font-name-complex="Times New Roman"/>
    </style:style>
    <style:style style:name="T99_81" style:family="text">
      <style:text-properties style:font-name="Times New Roman" style:font-name-asian="Times New Roman" style:font-name-complex="Times New Roman"/>
    </style:style>
    <style:style style:name="P100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break-before="auto" fo:text-indent="0cm" fo:line-height="115%" fo:margin-left="0cm" style:writing-mode="lr-tb"/>
    </style:style>
    <style:style style:name="T101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2" style:family="paragraph" style:parent-style-name="Standard">
      <style:paragraph-properties fo:break-before="auto" fo:text-indent="0cm" fo:line-height="115%" fo:margin-left="0.635cm" style:writing-mode="lr-tb"/>
    </style:style>
    <style:style style:name="T102_1" style:family="text">
      <style:text-properties style:font-name="Times New Roman" style:font-name-asian="Times New Roman" style:font-name-complex="Times New Roman"/>
    </style:style>
    <style:style style:name="T102_2" style:family="text">
      <style:text-properties style:font-name="Times New Roman" style:font-name-asian="Times New Roman" style:font-name-complex="Times New Roman"/>
    </style:style>
    <style:style style:name="T102_3" style:family="text">
      <style:text-properties style:font-name="Times New Roman" style:font-name-asian="Times New Roman" style:font-name-complex="Times New Roman"/>
    </style:style>
    <style:style style:name="T102_4" style:family="text">
      <style:text-properties style:font-name="Times New Roman" style:font-name-asian="Times New Roman" style:font-name-complex="Times New Roman"/>
    </style:style>
    <style:style style:name="T102_5" style:family="text">
      <style:text-properties style:font-name="Times New Roman" style:font-name-asian="Times New Roman" style:font-name-complex="Times New Roman"/>
    </style:style>
    <style:style style:name="T102_6" style:family="text">
      <style:text-properties style:font-name="Times New Roman" style:font-name-asian="Times New Roman" style:font-name-complex="Times New Roman"/>
    </style:style>
    <style:style style:name="T102_7" style:family="text">
      <style:text-properties style:font-name="Times New Roman" style:font-name-asian="Times New Roman" style:font-name-complex="Times New Roman"/>
    </style:style>
    <style:style style:name="T102_8" style:family="text">
      <style:text-properties style:font-name="Times New Roman" style:font-name-asian="Times New Roman" style:font-name-complex="Times New Roman"/>
    </style:style>
    <style:style style:name="T102_9" style:family="text">
      <style:text-properties style:font-name="Times New Roman" style:font-name-asian="Times New Roman" style:font-name-complex="Times New Roman"/>
    </style:style>
    <style:style style:name="T102_10" style:family="text">
      <style:text-properties style:font-name="Times New Roman" style:font-name-asian="Times New Roman" style:font-name-complex="Times New Roman"/>
    </style:style>
    <style:style style:name="T102_11" style:family="text">
      <style:text-properties style:font-name="Times New Roman" style:font-name-asian="Times New Roman" style:font-name-complex="Times New Roman"/>
    </style:style>
    <style:style style:name="T102_12" style:family="text">
      <style:text-properties style:font-name="Times New Roman" style:font-name-asian="Times New Roman" style:font-name-complex="Times New Roman"/>
    </style:style>
    <style:style style:name="T102_13" style:family="text">
      <style:text-properties style:font-name="Times New Roman" style:font-name-asian="Times New Roman" style:font-name-complex="Times New Roman"/>
    </style:style>
    <style:style style:name="T102_14" style:family="text">
      <style:text-properties style:font-name="Times New Roman" style:font-name-asian="Times New Roman" style:font-name-complex="Times New Roman"/>
    </style:style>
    <style:style style:name="T102_15" style:family="text">
      <style:text-properties style:font-name="Times New Roman" style:font-name-asian="Times New Roman" style:font-name-complex="Times New Roman"/>
    </style:style>
    <style:style style:name="T102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02_17" style:family="text">
      <style:text-properties style:font-name="Times New Roman" style:font-name-asian="Times New Roman" style:font-name-complex="Times New Roman"/>
    </style:style>
    <style:style style:name="T102_18" style:family="text">
      <style:text-properties style:font-name="Times New Roman" style:font-name-asian="Times New Roman" style:font-name-complex="Times New Roman"/>
    </style:style>
    <style:style style:name="T102_19" style:family="text">
      <style:text-properties style:font-name="Times New Roman" style:font-name-asian="Times New Roman" style:font-name-complex="Times New Roman"/>
    </style:style>
    <style:style style:name="T102_20" style:family="text">
      <style:text-properties style:font-name="Times New Roman" style:font-name-asian="Times New Roman" style:font-name-complex="Times New Roman"/>
    </style:style>
    <style:style style:name="T102_21" style:family="text">
      <style:text-properties style:font-name="Times New Roman" style:font-name-asian="Times New Roman" style:font-name-complex="Times New Roman"/>
    </style:style>
    <style:style style:name="T102_22" style:family="text">
      <style:text-properties style:font-name="Times New Roman" style:font-name-asian="Times New Roman" style:font-name-complex="Times New Roman"/>
    </style:style>
    <style:style style:name="T102_23" style:family="text">
      <style:text-properties style:font-name="Times New Roman" style:font-name-asian="Times New Roman" style:font-name-complex="Times New Roman"/>
    </style:style>
    <style:style style:name="T102_24" style:family="text">
      <style:text-properties style:font-name="Times New Roman" style:font-name-asian="Times New Roman" style:font-name-complex="Times New Roman"/>
    </style:style>
    <style:style style:name="T102_25" style:family="text">
      <style:text-properties style:font-name="Times New Roman" style:font-name-asian="Times New Roman" style:font-name-complex="Times New Roman"/>
    </style:style>
    <style:style style:name="T102_26" style:family="text">
      <style:text-properties style:font-name="Times New Roman" style:font-name-asian="Times New Roman" style:font-name-complex="Times New Roman"/>
    </style:style>
    <style:style style:name="T102_27" style:family="text">
      <style:text-properties style:font-name="Times New Roman" style:font-name-asian="Times New Roman" style:font-name-complex="Times New Roman"/>
    </style:style>
    <style:style style:name="T102_28" style:family="text">
      <style:text-properties style:font-name="Times New Roman" style:font-name-asian="Times New Roman" style:font-name-complex="Times New Roman"/>
    </style:style>
    <style:style style:name="T102_29" style:family="text">
      <style:text-properties style:font-name="Times New Roman" style:font-name-asian="Times New Roman" style:font-name-complex="Times New Roman"/>
    </style:style>
    <style:style style:name="T102_30" style:family="text">
      <style:text-properties style:font-name="Times New Roman" style:font-name-asian="Times New Roman" style:font-name-complex="Times New Roman"/>
    </style:style>
    <style:style style:name="T102_31" style:family="text">
      <style:text-properties style:font-name="Times New Roman" style:font-name-asian="Times New Roman" style:font-name-complex="Times New Roman"/>
    </style:style>
    <style:style style:name="T102_32" style:family="text">
      <style:text-properties style:font-name="Times New Roman" style:font-name-asian="Times New Roman" style:font-name-complex="Times New Roman"/>
    </style:style>
    <style:style style:name="T102_33" style:family="text">
      <style:text-properties style:font-name="Times New Roman" style:font-name-asian="Times New Roman" style:font-name-complex="Times New Roman"/>
    </style:style>
    <style:style style:name="T102_34" style:family="text">
      <style:text-properties style:font-name="Times New Roman" style:font-name-asian="Times New Roman" style:font-name-complex="Times New Roman"/>
    </style:style>
    <style:style style:name="T102_35" style:family="text">
      <style:text-properties style:font-name="Times New Roman" style:font-name-asian="Times New Roman" style:font-name-complex="Times New Roman"/>
    </style:style>
    <style:style style:name="T102_36" style:family="text">
      <style:text-properties style:font-name="Times New Roman" style:font-name-asian="Times New Roman" style:font-name-complex="Times New Roman"/>
    </style:style>
    <style:style style:name="T102_37" style:family="text"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04" style:family="paragraph" style:parent-style-name="Standard">
      <style:paragraph-properties fo:break-before="auto" fo:text-indent="0cm" fo:line-height="115%" fo:margin-left="0cm" style:writing-mode="lr-tb"/>
    </style:style>
    <style:style style:name="T104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5" style:family="paragraph" style:parent-style-name="Standard">
      <style:paragraph-properties fo:break-before="auto" fo:text-indent="0cm" fo:line-height="115%" fo:margin-left="0cm" style:writing-mode="lr-tb"/>
    </style:style>
    <style:style style:name="T105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5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6" style:family="paragraph" style:parent-style-name="Standard">
      <style:paragraph-properties fo:break-before="auto" fo:text-indent="0cm" fo:line-height="115%" fo:margin-left="0.635cm" style:writing-mode="lr-tb"/>
    </style:style>
    <style:style style:name="T106_1" style:family="text">
      <style:text-properties style:font-name="Times New Roman" style:font-name-asian="Times New Roman" style:font-name-complex="Times New Roman"/>
    </style:style>
    <style:style style:name="T106_2" style:family="text">
      <style:text-properties style:font-name="Times New Roman" style:font-name-asian="Times New Roman" style:font-name-complex="Times New Roman"/>
    </style:style>
    <style:style style:name="T106_3" style:family="text">
      <style:text-properties style:font-name="Times New Roman" style:font-name-asian="Times New Roman" style:font-name-complex="Times New Roman"/>
    </style:style>
    <style:style style:name="T106_4" style:family="text">
      <style:text-properties style:font-name="Times New Roman" style:font-name-asian="Times New Roman" style:font-name-complex="Times New Roman"/>
    </style:style>
    <style:style style:name="T106_5" style:family="text">
      <style:text-properties style:font-name="Times New Roman" style:font-name-asian="Times New Roman" style:font-name-complex="Times New Roman"/>
    </style:style>
    <style:style style:name="T106_6" style:family="text">
      <style:text-properties style:font-name="Times New Roman" style:font-name-asian="Times New Roman" style:font-name-complex="Times New Roman"/>
    </style:style>
    <style:style style:name="T106_7" style:family="text">
      <style:text-properties style:font-name="Times New Roman" style:font-name-asian="Times New Roman" style:font-name-complex="Times New Roman"/>
    </style:style>
    <style:style style:name="T10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06_9" style:family="text">
      <style:text-properties style:font-name="Times New Roman" style:font-name-asian="Times New Roman" style:font-name-complex="Times New Roman"/>
    </style:style>
    <style:style style:name="T106_10" style:family="text">
      <style:text-properties style:font-name="Times New Roman" style:font-name-asian="Times New Roman" style:font-name-complex="Times New Roman"/>
    </style:style>
    <style:style style:name="T106_11" style:family="text">
      <style:text-properties style:font-name="Times New Roman" style:font-name-asian="Times New Roman" style:font-name-complex="Times New Roman"/>
    </style:style>
    <style:style style:name="T106_12" style:family="text">
      <style:text-properties style:font-name="Times New Roman" style:font-name-asian="Times New Roman" style:font-name-complex="Times New Roman"/>
    </style:style>
    <style:style style:name="T106_13" style:family="text">
      <style:text-properties style:font-name="Times New Roman" style:font-name-asian="Times New Roman" style:font-name-complex="Times New Roman"/>
    </style:style>
    <style:style style:name="T106_14" style:family="text">
      <style:text-properties style:font-name="Times New Roman" style:font-name-asian="Times New Roman" style:font-name-complex="Times New Roman"/>
    </style:style>
    <style:style style:name="T106_15" style:family="text">
      <style:text-properties style:font-name="Times New Roman" style:font-name-asian="Times New Roman" style:font-name-complex="Times New Roman"/>
    </style:style>
    <style:style style:name="T106_16" style:family="text">
      <style:text-properties style:font-name="Times New Roman" style:font-name-asian="Times New Roman" style:font-name-complex="Times New Roman"/>
    </style:style>
    <style:style style:name="T106_17" style:family="text">
      <style:text-properties style:font-name="Times New Roman" style:font-name-asian="Times New Roman" style:font-name-complex="Times New Roman"/>
    </style:style>
    <style:style style:name="T106_18" style:family="text">
      <style:text-properties style:font-name="Times New Roman" style:font-name-asian="Times New Roman" style:font-name-complex="Times New Roman"/>
    </style:style>
    <style:style style:name="T106_19" style:family="text">
      <style:text-properties style:font-name="Times New Roman" style:font-name-asian="Times New Roman" style:font-name-complex="Times New Roman"/>
    </style:style>
    <style:style style:name="T106_20" style:family="text">
      <style:text-properties style:font-name="Times New Roman" style:font-name-asian="Times New Roman" style:font-name-complex="Times New Roman"/>
    </style:style>
    <style:style style:name="T106_21" style:family="text">
      <style:text-properties style:font-name="Times New Roman" style:font-name-asian="Times New Roman" style:font-name-complex="Times New Roman"/>
    </style:style>
    <style:style style:name="T106_22" style:family="text">
      <style:text-properties style:font-name="Times New Roman" style:font-name-asian="Times New Roman" style:font-name-complex="Times New Roman"/>
    </style:style>
    <style:style style:name="T106_23" style:family="text">
      <style:text-properties style:font-name="Times New Roman" style:font-name-asian="Times New Roman" style:font-name-complex="Times New Roman"/>
    </style:style>
    <style:style style:name="T106_24" style:family="text">
      <style:text-properties style:font-name="Times New Roman" style:font-name-asian="Times New Roman" style:font-name-complex="Times New Roman"/>
    </style:style>
    <style:style style:name="T106_25" style:family="text">
      <style:text-properties style:font-name="Times New Roman" style:font-name-asian="Times New Roman" style:font-name-complex="Times New Roman"/>
    </style:style>
    <style:style style:name="T106_26" style:family="text">
      <style:text-properties style:font-name="Times New Roman" style:font-name-asian="Times New Roman" style:font-name-complex="Times New Roman"/>
    </style:style>
    <style:style style:name="T106_27" style:family="text">
      <style:text-properties style:font-name="Times New Roman" style:font-name-asian="Times New Roman" style:font-name-complex="Times New Roman"/>
    </style:style>
    <style:style style:name="T106_28" style:family="text">
      <style:text-properties style:font-name="Times New Roman" style:font-name-asian="Times New Roman" style:font-name-complex="Times New Roman"/>
    </style:style>
    <style:style style:name="T106_29" style:family="text">
      <style:text-properties style:font-name="Times New Roman" style:font-name-asian="Times New Roman" style:font-name-complex="Times New Roman"/>
    </style:style>
    <style:style style:name="T106_30" style:family="text">
      <style:text-properties style:font-name="Times New Roman" style:font-name-asian="Times New Roman" style:font-name-complex="Times New Roman"/>
    </style:style>
    <style:style style:name="T106_31" style:family="text">
      <style:text-properties style:font-name="Times New Roman" style:font-name-asian="Times New Roman" style:font-name-complex="Times New Roman"/>
    </style:style>
    <style:style style:name="T106_32" style:family="text">
      <style:text-properties style:font-name="Times New Roman" style:font-name-asian="Times New Roman" style:font-name-complex="Times New Roman"/>
    </style:style>
    <style:style style:name="T106_33" style:family="text">
      <style:text-properties style:font-name="Times New Roman" style:font-name-asian="Times New Roman" style:font-name-complex="Times New Roman"/>
    </style:style>
    <style:style style:name="T106_34" style:family="text">
      <style:text-properties style:font-name="Times New Roman" style:font-name-asian="Times New Roman" style:font-name-complex="Times New Roman"/>
    </style:style>
    <style:style style:name="T106_35" style:family="text">
      <style:text-properties style:font-name="Times New Roman" style:font-name-asian="Times New Roman" style:font-name-complex="Times New Roman"/>
    </style:style>
    <style:style style:name="P107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08" style:family="paragraph" style:parent-style-name="Standard">
      <style:paragraph-properties fo:break-before="auto" fo:text-indent="0cm" fo:line-height="115%" fo:margin-left="0cm" style:writing-mode="lr-tb"/>
    </style:style>
    <style:style style:name="T108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9" style:family="paragraph" style:parent-style-name="Standard">
      <style:paragraph-properties fo:break-before="auto" fo:text-indent="0cm" fo:line-height="115%" fo:margin-left="0cm" style:writing-mode="lr-tb"/>
    </style:style>
    <style:style style:name="T109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0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0" style:family="paragraph" style:parent-style-name="Standard">
      <style:paragraph-properties fo:break-before="auto" fo:text-indent="0cm" fo:line-height="115%" fo:margin-left="0cm" style:writing-mode="lr-tb"/>
    </style:style>
    <style:style style:name="T110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1" style:family="paragraph" style:parent-style-name="Standard">
      <style:paragraph-properties fo:break-before="auto" fo:text-indent="0cm" fo:line-height="115%" fo:margin-left="0.635cm" style:writing-mode="lr-tb"/>
    </style:style>
    <style:style style:name="T111_1" style:family="text">
      <style:text-properties style:font-name="Times New Roman" style:font-name-asian="Times New Roman" style:font-name-complex="Times New Roman"/>
    </style:style>
    <style:style style:name="T111_2" style:family="text">
      <style:text-properties style:font-name="Times New Roman" style:font-name-asian="Times New Roman" style:font-name-complex="Times New Roman"/>
    </style:style>
    <style:style style:name="T111_3" style:family="text">
      <style:text-properties style:font-name="Times New Roman" style:font-name-asian="Times New Roman" style:font-name-complex="Times New Roman"/>
    </style:style>
    <style:style style:name="T111_4" style:family="text">
      <style:text-properties style:font-name="Times New Roman" style:font-name-asian="Times New Roman" style:font-name-complex="Times New Roman"/>
    </style:style>
    <style:style style:name="T111_5" style:family="text">
      <style:text-properties style:font-name="Times New Roman" style:font-name-asian="Times New Roman" style:font-name-complex="Times New Roman"/>
    </style:style>
    <style:style style:name="T111_6" style:family="text">
      <style:text-properties style:font-name="Times New Roman" style:font-name-asian="Times New Roman" style:font-name-complex="Times New Roman"/>
    </style:style>
    <style:style style:name="T111_7" style:family="text">
      <style:text-properties style:font-name="Times New Roman" style:font-name-asian="Times New Roman" style:font-name-complex="Times New Roman"/>
    </style:style>
    <style:style style:name="T111_8" style:family="text">
      <style:text-properties style:font-name="Times New Roman" style:font-name-asian="Times New Roman" style:font-name-complex="Times New Roman"/>
    </style:style>
    <style:style style:name="T111_9" style:family="text">
      <style:text-properties style:font-name="Times New Roman" style:font-name-asian="Times New Roman" style:font-name-complex="Times New Roman"/>
    </style:style>
    <style:style style:name="T111_10" style:family="text">
      <style:text-properties style:font-name="Times New Roman" style:font-name-asian="Times New Roman" style:font-name-complex="Times New Roman"/>
    </style:style>
    <style:style style:name="T111_11" style:family="text">
      <style:text-properties style:font-name="Times New Roman" style:font-name-asian="Times New Roman" style:font-name-complex="Times New Roman"/>
    </style:style>
    <style:style style:name="T111_12" style:family="text">
      <style:text-properties style:font-name="Times New Roman" style:font-name-asian="Times New Roman" style:font-name-complex="Times New Roman"/>
    </style:style>
    <style:style style:name="T111_13" style:family="text">
      <style:text-properties style:font-name="Times New Roman" style:font-name-asian="Times New Roman" style:font-name-complex="Times New Roman"/>
    </style:style>
    <style:style style:name="T111_14" style:family="text">
      <style:text-properties style:font-name="Times New Roman" style:font-name-asian="Times New Roman" style:font-name-complex="Times New Roman"/>
    </style:style>
    <style:style style:name="T111_15" style:family="text">
      <style:text-properties style:font-name="Times New Roman" style:font-name-asian="Times New Roman" style:font-name-complex="Times New Roman"/>
    </style:style>
    <style:style style:name="T111_16" style:family="text">
      <style:text-properties style:font-name="Times New Roman" style:font-name-asian="Times New Roman" style:font-name-complex="Times New Roman"/>
    </style:style>
    <style:style style:name="T111_17" style:family="text">
      <style:text-properties style:font-name="Times New Roman" style:font-name-asian="Times New Roman" style:font-name-complex="Times New Roman"/>
    </style:style>
    <style:style style:name="T111_18" style:family="text">
      <style:text-properties style:font-name="Times New Roman" style:font-name-asian="Times New Roman" style:font-name-complex="Times New Roman"/>
    </style:style>
    <style:style style:name="T111_19" style:family="text">
      <style:text-properties style:font-name="Times New Roman" style:font-name-asian="Times New Roman" style:font-name-complex="Times New Roman"/>
    </style:style>
    <style:style style:name="T111_20" style:family="text">
      <style:text-properties style:font-name="Times New Roman" style:font-name-asian="Times New Roman" style:font-name-complex="Times New Roman"/>
    </style:style>
    <style:style style:name="T111_21" style:family="text">
      <style:text-properties style:font-name="Times New Roman" style:font-name-asian="Times New Roman" style:font-name-complex="Times New Roman"/>
    </style:style>
    <style:style style:name="T111_22" style:family="text">
      <style:text-properties style:font-name="Times New Roman" style:font-name-asian="Times New Roman" style:font-name-complex="Times New Roman"/>
    </style:style>
    <style:style style:name="T111_23" style:family="text">
      <style:text-properties style:font-name="Times New Roman" style:font-name-asian="Times New Roman" style:font-name-complex="Times New Roman"/>
    </style:style>
    <style:style style:name="T111_24" style:family="text">
      <style:text-properties style:font-name="Times New Roman" style:font-name-asian="Times New Roman" style:font-name-complex="Times New Roman"/>
    </style:style>
    <style:style style:name="T111_25" style:family="text">
      <style:text-properties style:font-name="Times New Roman" style:font-name-asian="Times New Roman" style:font-name-complex="Times New Roman"/>
    </style:style>
    <style:style style:name="T111_26" style:family="text">
      <style:text-properties style:font-name="Times New Roman" style:font-name-asian="Times New Roman" style:font-name-complex="Times New Roman"/>
    </style:style>
    <style:style style:name="T111_27" style:family="text">
      <style:text-properties style:font-name="Times New Roman" style:font-name-asian="Times New Roman" style:font-name-complex="Times New Roman"/>
    </style:style>
    <style:style style:name="T111_28" style:family="text">
      <style:text-properties style:font-name="Times New Roman" style:font-name-asian="Times New Roman" style:font-name-complex="Times New Roman"/>
    </style:style>
    <style:style style:name="T111_29" style:family="text">
      <style:text-properties style:font-name="Times New Roman" style:font-name-asian="Times New Roman" style:font-name-complex="Times New Roman"/>
    </style:style>
    <style:style style:name="T111_30" style:family="text">
      <style:text-properties style:font-name="Times New Roman" style:font-name-asian="Times New Roman" style:font-name-complex="Times New Roman"/>
    </style:style>
    <style:style style:name="T111_31" style:family="text">
      <style:text-properties style:font-name="Times New Roman" style:font-name-asian="Times New Roman" style:font-name-complex="Times New Roman"/>
    </style:style>
    <style:style style:name="T111_32" style:family="text">
      <style:text-properties style:font-name="Times New Roman" style:font-name-asian="Times New Roman" style:font-name-complex="Times New Roman"/>
    </style:style>
    <style:style style:name="T111_33" style:family="text">
      <style:text-properties style:font-name="Times New Roman" style:font-name-asian="Times New Roman" style:font-name-complex="Times New Roman"/>
    </style:style>
    <style:style style:name="T111_34" style:family="text">
      <style:text-properties style:font-name="Times New Roman" style:font-name-asian="Times New Roman" style:font-name-complex="Times New Roman"/>
    </style:style>
    <style:style style:name="T111_35" style:family="text">
      <style:text-properties style:font-name="Times New Roman" style:font-name-asian="Times New Roman" style:font-name-complex="Times New Roman"/>
    </style:style>
    <style:style style:name="T111_36" style:family="text">
      <style:text-properties style:font-name="Times New Roman" style:font-name-asian="Times New Roman" style:font-name-complex="Times New Roman"/>
    </style:style>
    <style:style style:name="T111_37" style:family="text">
      <style:text-properties style:font-name="Times New Roman" style:font-name-asian="Times New Roman" style:font-name-complex="Times New Roman"/>
    </style:style>
    <style:style style:name="T111_38" style:family="text">
      <style:text-properties style:font-name="Times New Roman" style:font-name-asian="Times New Roman" style:font-name-complex="Times New Roman"/>
    </style:style>
    <style:style style:name="T111_39" style:family="text">
      <style:text-properties style:font-name="Times New Roman" style:font-name-asian="Times New Roman" style:font-name-complex="Times New Roman"/>
    </style:style>
    <style:style style:name="T111_40" style:family="text">
      <style:text-properties style:font-name="Times New Roman" style:font-name-asian="Times New Roman" style:font-name-complex="Times New Roman"/>
    </style:style>
    <style:style style:name="P112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text-indent="0cm" fo:line-height="115%" fo:margin-left="0cm" style:writing-mode="lr-tb"/>
    </style:style>
    <style:style style:name="T113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4" style:family="paragraph" style:parent-style-name="Standard">
      <style:paragraph-properties fo:break-before="auto" fo:text-indent="0cm" fo:line-height="115%" fo:margin-left="0.635cm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T114_5" style:family="text">
      <style:text-properties style:font-name="Times New Roman" style:font-name-asian="Times New Roman" style:font-name-complex="Times New Roman"/>
    </style:style>
    <style:style style:name="T114_6" style:family="text">
      <style:text-properties style:font-name="Times New Roman" style:font-name-asian="Times New Roman" style:font-name-complex="Times New Roman"/>
    </style:style>
    <style:style style:name="T114_7" style:family="text">
      <style:text-properties style:font-name="Times New Roman" style:font-name-asian="Times New Roman" style:font-name-complex="Times New Roman"/>
    </style:style>
    <style:style style:name="T114_8" style:family="text">
      <style:text-properties style:font-name="Times New Roman" style:font-name-asian="Times New Roman" style:font-name-complex="Times New Roman"/>
    </style:style>
    <style:style style:name="T114_9" style:family="text">
      <style:text-properties style:font-name="Times New Roman" style:font-name-asian="Times New Roman" style:font-name-complex="Times New Roman"/>
    </style:style>
    <style:style style:name="T114_10" style:family="text">
      <style:text-properties style:font-name="Times New Roman" style:font-name-asian="Times New Roman" style:font-name-complex="Times New Roman"/>
    </style:style>
    <style:style style:name="T114_11" style:family="text">
      <style:text-properties style:font-name="Times New Roman" style:font-name-asian="Times New Roman" style:font-name-complex="Times New Roman"/>
    </style:style>
    <style:style style:name="T114_12" style:family="text">
      <style:text-properties style:font-name="Times New Roman" style:font-name-asian="Times New Roman" style:font-name-complex="Times New Roman"/>
    </style:style>
    <style:style style:name="T114_13" style:family="text">
      <style:text-properties style:font-name="Times New Roman" style:font-name-asian="Times New Roman" style:font-name-complex="Times New Roman"/>
    </style:style>
    <style:style style:name="T114_14" style:family="text">
      <style:text-properties style:font-name="Times New Roman" style:font-name-asian="Times New Roman" style:font-name-complex="Times New Roman"/>
    </style:style>
    <style:style style:name="T114_15" style:family="text">
      <style:text-properties style:font-name="Times New Roman" style:font-name-asian="Times New Roman" style:font-name-complex="Times New Roman"/>
    </style:style>
    <style:style style:name="T114_16" style:family="text">
      <style:text-properties style:font-name="Times New Roman" style:font-name-asian="Times New Roman" style:font-name-complex="Times New Roman"/>
    </style:style>
    <style:style style:name="T114_17" style:family="text">
      <style:text-properties style:font-name="Times New Roman" style:font-name-asian="Times New Roman" style:font-name-complex="Times New Roman"/>
    </style:style>
    <style:style style:name="T114_18" style:family="text">
      <style:text-properties style:font-name="Times New Roman" style:font-name-asian="Times New Roman" style:font-name-complex="Times New Roman"/>
    </style:style>
    <style:style style:name="T114_19" style:family="text">
      <style:text-properties style:font-name="Times New Roman" style:font-name-asian="Times New Roman" style:font-name-complex="Times New Roman"/>
    </style:style>
    <style:style style:name="T114_20" style:family="text">
      <style:text-properties style:font-name="Times New Roman" style:font-name-asian="Times New Roman" style:font-name-complex="Times New Roman"/>
    </style:style>
    <style:style style:name="T114_21" style:family="text">
      <style:text-properties style:font-name="Times New Roman" style:font-name-asian="Times New Roman" style:font-name-complex="Times New Roman"/>
    </style:style>
    <style:style style:name="T114_22" style:family="text">
      <style:text-properties style:font-name="Times New Roman" style:font-name-asian="Times New Roman" style:font-name-complex="Times New Roman"/>
    </style:style>
    <style:style style:name="T114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14_24" style:family="text">
      <style:text-properties style:font-name="Times New Roman" style:font-name-asian="Times New Roman" style:font-name-complex="Times New Roman"/>
    </style:style>
    <style:style style:name="T114_25" style:family="text">
      <style:text-properties style:font-name="Times New Roman" style:font-name-asian="Times New Roman" style:font-name-complex="Times New Roman"/>
    </style:style>
    <style:style style:name="T114_26" style:family="text">
      <style:text-properties style:font-name="Times New Roman" style:font-name-asian="Times New Roman" style:font-name-complex="Times New Roman"/>
    </style:style>
    <style:style style:name="T114_27" style:family="text">
      <style:text-properties style:font-name="Times New Roman" style:font-name-asian="Times New Roman" style:font-name-complex="Times New Roman"/>
    </style:style>
    <style:style style:name="T114_28" style:family="text">
      <style:text-properties style:font-name="Times New Roman" style:font-name-asian="Times New Roman" style:font-name-complex="Times New Roman"/>
    </style:style>
    <style:style style:name="T114_29" style:family="text">
      <style:text-properties style:font-name="Times New Roman" style:font-name-asian="Times New Roman" style:font-name-complex="Times New Roman"/>
    </style:style>
    <style:style style:name="T114_30" style:family="text">
      <style:text-properties style:font-name="Times New Roman" style:font-name-asian="Times New Roman" style:font-name-complex="Times New Roman"/>
    </style:style>
    <style:style style:name="T114_31" style:family="text">
      <style:text-properties style:font-name="Times New Roman" style:font-name-asian="Times New Roman" style:font-name-complex="Times New Roman"/>
    </style:style>
    <style:style style:name="T114_32" style:family="text">
      <style:text-properties style:font-name="Times New Roman" style:font-name-asian="Times New Roman" style:font-name-complex="Times New Roman"/>
    </style:style>
    <style:style style:name="T114_33" style:family="text">
      <style:text-properties style:font-name="Times New Roman" style:font-name-asian="Times New Roman" style:font-name-complex="Times New Roman"/>
    </style:style>
    <style:style style:name="T114_34" style:family="text">
      <style:text-properties style:font-name="Times New Roman" style:font-name-asian="Times New Roman" style:font-name-complex="Times New Roman"/>
    </style:style>
    <style:style style:name="T114_35" style:family="text">
      <style:text-properties style:font-name="Times New Roman" style:font-name-asian="Times New Roman" style:font-name-complex="Times New Roman"/>
    </style:style>
    <style:style style:name="T114_36" style:family="text">
      <style:text-properties style:font-name="Times New Roman" style:font-name-asian="Times New Roman" style:font-name-complex="Times New Roman"/>
    </style:style>
    <style:style style:name="T114_37" style:family="text">
      <style:text-properties style:font-name="Times New Roman" style:font-name-asian="Times New Roman" style:font-name-complex="Times New Roman"/>
    </style:style>
    <style:style style:name="T114_38" style:family="text">
      <style:text-properties style:font-name="Times New Roman" style:font-name-asian="Times New Roman" style:font-name-complex="Times New Roman"/>
    </style:style>
    <style:style style:name="T114_39" style:family="text">
      <style:text-properties style:font-name="Times New Roman" style:font-name-asian="Times New Roman" style:font-name-complex="Times New Roman"/>
    </style:style>
    <style:style style:name="T114_40" style:family="text">
      <style:text-properties style:font-name="Times New Roman" style:font-name-asian="Times New Roman" style:font-name-complex="Times New Roman"/>
    </style:style>
    <style:style style:name="T114_41" style:family="text">
      <style:text-properties style:font-name="Times New Roman" style:font-name-asian="Times New Roman" style:font-name-complex="Times New Roman"/>
    </style:style>
    <style:style style:name="T114_42" style:family="text">
      <style:text-properties style:font-name="Times New Roman" style:font-name-asian="Times New Roman" style:font-name-complex="Times New Roman"/>
    </style:style>
    <style:style style:name="T114_43" style:family="text">
      <style:text-properties style:font-name="Times New Roman" style:font-name-asian="Times New Roman" style:font-name-complex="Times New Roman"/>
    </style:style>
    <style:style style:name="T114_44" style:family="text">
      <style:text-properties style:font-name="Times New Roman" style:font-name-asian="Times New Roman" style:font-name-complex="Times New Roman"/>
    </style:style>
    <style:style style:name="T114_45" style:family="text">
      <style:text-properties style:font-name="Times New Roman" style:font-name-asian="Times New Roman" style:font-name-complex="Times New Roman"/>
    </style:style>
    <style:style style:name="T114_46" style:family="text">
      <style:text-properties style:font-name="Times New Roman" style:font-name-asian="Times New Roman" style:font-name-complex="Times New Roman"/>
    </style:style>
    <style:style style:name="T114_47" style:family="text">
      <style:text-properties style:font-name="Times New Roman" style:font-name-asian="Times New Roman" style:font-name-complex="Times New Roman"/>
    </style:style>
    <style:style style:name="T114_48" style:family="text">
      <style:text-properties style:font-name="Times New Roman" style:font-name-asian="Times New Roman" style:font-name-complex="Times New Roman"/>
    </style:style>
    <style:style style:name="T114_49" style:family="text">
      <style:text-properties style:font-name="Times New Roman" style:font-name-asian="Times New Roman" style:font-name-complex="Times New Roman"/>
    </style:style>
    <style:style style:name="T114_50" style:family="text">
      <style:text-properties style:font-name="Times New Roman" style:font-name-asian="Times New Roman" style:font-name-complex="Times New Roman"/>
    </style:style>
    <style:style style:name="T114_51" style:family="text">
      <style:text-properties style:font-name="Times New Roman" style:font-name-asian="Times New Roman" style:font-name-complex="Times New Roman"/>
    </style:style>
    <style:style style:name="T114_52" style:family="text">
      <style:text-properties style:font-name="Times New Roman" style:font-name-asian="Times New Roman" style:font-name-complex="Times New Roman"/>
    </style:style>
    <style:style style:name="T114_5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14_54" style:family="text">
      <style:text-properties style:font-name="Times New Roman" style:font-name-asian="Times New Roman" style:font-name-complex="Times New Roman"/>
    </style:style>
    <style:style style:name="T114_55" style:family="text">
      <style:text-properties style:font-name="Times New Roman" style:font-name-asian="Times New Roman" style:font-name-complex="Times New Roman"/>
    </style:style>
    <style:style style:name="T114_56" style:family="text">
      <style:text-properties style:font-name="Times New Roman" style:font-name-asian="Times New Roman" style:font-name-complex="Times New Roman"/>
    </style:style>
    <style:style style:name="T114_57" style:family="text">
      <style:text-properties style:font-name="Times New Roman" style:font-name-asian="Times New Roman" style:font-name-complex="Times New Roman"/>
    </style:style>
    <style:style style:name="T114_58" style:family="text">
      <style:text-properties style:font-name="Times New Roman" style:font-name-asian="Times New Roman" style:font-name-complex="Times New Roman"/>
    </style:style>
    <style:style style:name="T114_59" style:family="text">
      <style:text-properties style:font-name="Times New Roman" style:font-name-asian="Times New Roman" style:font-name-complex="Times New Roman"/>
    </style:style>
    <style:style style:name="T114_60" style:family="text">
      <style:text-properties style:font-name="Times New Roman" style:font-name-asian="Times New Roman" style:font-name-complex="Times New Roman"/>
    </style:style>
    <style:style style:name="T114_61" style:family="text">
      <style:text-properties style:font-name="Times New Roman" style:font-name-asian="Times New Roman" style:font-name-complex="Times New Roman"/>
    </style:style>
    <style:style style:name="T114_62" style:family="text">
      <style:text-properties style:font-name="Times New Roman" style:font-name-asian="Times New Roman" style:font-name-complex="Times New Roman"/>
    </style:style>
    <style:style style:name="T114_63" style:family="text">
      <style:text-properties style:font-name="Times New Roman" style:font-name-asian="Times New Roman" style:font-name-complex="Times New Roman"/>
    </style:style>
    <style:style style:name="T114_64" style:family="text">
      <style:text-properties style:font-name="Times New Roman" style:font-name-asian="Times New Roman" style:font-name-complex="Times New Roman"/>
    </style:style>
    <style:style style:name="T114_65" style:family="text">
      <style:text-properties style:font-name="Times New Roman" style:font-name-asian="Times New Roman" style:font-name-complex="Times New Roman"/>
    </style:style>
    <style:style style:name="T114_66" style:family="text">
      <style:text-properties style:font-name="Times New Roman" style:font-name-asian="Times New Roman" style:font-name-complex="Times New Roman"/>
    </style:style>
    <style:style style:name="T114_67" style:family="text">
      <style:text-properties style:font-name="Times New Roman" style:font-name-asian="Times New Roman" style:font-name-complex="Times New Roman"/>
    </style:style>
    <style:style style:name="T114_68" style:family="text">
      <style:text-properties style:font-name="Times New Roman" style:font-name-asian="Times New Roman" style:font-name-complex="Times New Roman"/>
    </style:style>
    <style:style style:name="T114_69" style:family="text">
      <style:text-properties style:font-name="Times New Roman" style:font-name-asian="Times New Roman" style:font-name-complex="Times New Roman"/>
    </style:style>
    <style:style style:name="T114_70" style:family="text">
      <style:text-properties style:font-name="Times New Roman" style:font-name-asian="Times New Roman" style:font-name-complex="Times New Roman"/>
    </style:style>
    <style:style style:name="T114_71" style:family="text">
      <style:text-properties style:font-name="Times New Roman" style:font-name-asian="Times New Roman" style:font-name-complex="Times New Roman"/>
    </style:style>
    <style:style style:name="T114_72" style:family="text">
      <style:text-properties style:font-name="Times New Roman" style:font-name-asian="Times New Roman" style:font-name-complex="Times New Roman"/>
    </style:style>
    <style:style style:name="T114_73" style:family="text">
      <style:text-properties style:font-name="Times New Roman" style:font-name-asian="Times New Roman" style:font-name-complex="Times New Roman"/>
    </style:style>
    <style:style style:name="T114_74" style:family="text">
      <style:text-properties style:font-name="Times New Roman" style:font-name-asian="Times New Roman" style:font-name-complex="Times New Roman"/>
    </style:style>
    <style:style style:name="T114_75" style:family="text">
      <style:text-properties style:font-name="Times New Roman" style:font-name-asian="Times New Roman" style:font-name-complex="Times New Roman"/>
    </style:style>
    <style:style style:name="T114_76" style:family="text">
      <style:text-properties style:font-name="Times New Roman" style:font-name-asian="Times New Roman" style:font-name-complex="Times New Roman"/>
    </style:style>
    <style:style style:name="T114_77" style:family="text">
      <style:text-properties style:font-name="Times New Roman" style:font-name-asian="Times New Roman" style:font-name-complex="Times New Roman"/>
    </style:style>
    <style:style style:name="T114_78" style:family="text">
      <style:text-properties style:font-name="Times New Roman" style:font-name-asian="Times New Roman" style:font-name-complex="Times New Roman"/>
    </style:style>
    <style:style style:name="T114_79" style:family="text">
      <style:text-properties style:font-name="Times New Roman" style:font-name-asian="Times New Roman" style:font-name-complex="Times New Roman"/>
    </style:style>
    <style:style style:name="T114_80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text-indent="0cm" fo:line-height="115%" fo:margin-left="0cm" style:writing-mode="lr-tb"/>
    </style:style>
    <style:style style:name="T116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15%" fo:margin-left="0.635cm" style:writing-mode="lr-tb"/>
    </style:style>
    <style:style style:name="T117_1" style:family="text">
      <style:text-properties style:font-name="Times New Roman" style:font-name-asian="Times New Roman" style:font-name-complex="Times New Roman"/>
    </style:style>
    <style:style style:name="T117_2" style:family="text">
      <style:text-properties style:font-name="Times New Roman" style:font-name-asian="Times New Roman" style:font-name-complex="Times New Roman"/>
    </style:style>
    <style:style style:name="T117_3" style:family="text">
      <style:text-properties style:font-name="Times New Roman" style:font-name-asian="Times New Roman" style:font-name-complex="Times New Roman"/>
    </style:style>
    <style:style style:name="T117_4" style:family="text">
      <style:text-properties style:font-name="Times New Roman" style:font-name-asian="Times New Roman" style:font-name-complex="Times New Roman"/>
    </style:style>
    <style:style style:name="T117_5" style:family="text">
      <style:text-properties style:font-name="Times New Roman" style:font-name-asian="Times New Roman" style:font-name-complex="Times New Roman"/>
    </style:style>
    <style:style style:name="T117_6" style:family="text">
      <style:text-properties style:font-name="Times New Roman" style:font-name-asian="Times New Roman" style:font-name-complex="Times New Roman"/>
    </style:style>
    <style:style style:name="T117_7" style:family="text">
      <style:text-properties style:font-name="Times New Roman" style:font-name-asian="Times New Roman" style:font-name-complex="Times New Roman"/>
    </style:style>
    <style:style style:name="T117_8" style:family="text">
      <style:text-properties style:font-name="Times New Roman" style:font-name-asian="Times New Roman" style:font-name-complex="Times New Roman"/>
    </style:style>
    <style:style style:name="T117_9" style:family="text">
      <style:text-properties style:font-name="Times New Roman" style:font-name-asian="Times New Roman" style:font-name-complex="Times New Roman"/>
    </style:style>
    <style:style style:name="T117_10" style:family="text">
      <style:text-properties style:font-name="Times New Roman" style:font-name-asian="Times New Roman" style:font-name-complex="Times New Roman"/>
    </style:style>
    <style:style style:name="T117_11" style:family="text">
      <style:text-properties style:font-name="Times New Roman" style:font-name-asian="Times New Roman" style:font-name-complex="Times New Roman"/>
    </style:style>
    <style:style style:name="T117_12" style:family="text">
      <style:text-properties style:font-name="Times New Roman" style:font-name-asian="Times New Roman" style:font-name-complex="Times New Roman"/>
    </style:style>
    <style:style style:name="T117_13" style:family="text">
      <style:text-properties style:font-name="Times New Roman" style:font-name-asian="Times New Roman" style:font-name-complex="Times New Roman"/>
    </style:style>
    <style:style style:name="T117_14" style:family="text">
      <style:text-properties style:font-name="Times New Roman" style:font-name-asian="Times New Roman" style:font-name-complex="Times New Roman"/>
    </style:style>
    <style:style style:name="T117_15" style:family="text">
      <style:text-properties style:font-name="Times New Roman" style:font-name-asian="Times New Roman" style:font-name-complex="Times New Roman"/>
    </style:style>
    <style:style style:name="T117_16" style:family="text">
      <style:text-properties style:font-name="Times New Roman" style:font-name-asian="Times New Roman" style:font-name-complex="Times New Roman"/>
    </style:style>
    <style:style style:name="T117_17" style:family="text">
      <style:text-properties style:font-name="Times New Roman" style:font-name-asian="Times New Roman" style:font-name-complex="Times New Roman"/>
    </style:style>
    <style:style style:name="T117_18" style:family="text">
      <style:text-properties style:font-name="Times New Roman" style:font-name-asian="Times New Roman" style:font-name-complex="Times New Roman"/>
    </style:style>
    <style:style style:name="T117_19" style:family="text">
      <style:text-properties style:font-name="Times New Roman" style:font-name-asian="Times New Roman" style:font-name-complex="Times New Roman"/>
    </style:style>
    <style:style style:name="T117_20" style:family="text">
      <style:text-properties style:font-name="Times New Roman" style:font-name-asian="Times New Roman" style:font-name-complex="Times New Roman"/>
    </style:style>
    <style:style style:name="T117_21" style:family="text">
      <style:text-properties style:font-name="Times New Roman" style:font-name-asian="Times New Roman" style:font-name-complex="Times New Roman"/>
    </style:style>
    <style:style style:name="T117_22" style:family="text">
      <style:text-properties style:font-name="Times New Roman" style:font-name-asian="Times New Roman" style:font-name-complex="Times New Roman"/>
    </style:style>
    <style:style style:name="T117_23" style:family="text">
      <style:text-properties style:font-name="Times New Roman" style:font-name-asian="Times New Roman" style:font-name-complex="Times New Roman"/>
    </style:style>
    <style:style style:name="T117_24" style:family="text">
      <style:text-properties style:font-name="Times New Roman" style:font-name-asian="Times New Roman" style:font-name-complex="Times New Roman"/>
    </style:style>
    <style:style style:name="T117_25" style:family="text">
      <style:text-properties style:font-name="Times New Roman" style:font-name-asian="Times New Roman" style:font-name-complex="Times New Roman"/>
    </style:style>
    <style:style style:name="T117_26" style:family="text">
      <style:text-properties style:font-name="Times New Roman" style:font-name-asian="Times New Roman" style:font-name-complex="Times New Roman"/>
    </style:style>
    <style:style style:name="T117_27" style:family="text">
      <style:text-properties style:font-name="Times New Roman" style:font-name-asian="Times New Roman" style:font-name-complex="Times New Roman"/>
    </style:style>
    <style:style style:name="T117_28" style:family="text">
      <style:text-properties style:font-name="Times New Roman" style:font-name-asian="Times New Roman" style:font-name-complex="Times New Roman"/>
    </style:style>
    <style:style style:name="T117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17_30" style:family="text">
      <style:text-properties style:font-name="Times New Roman" style:font-name-asian="Times New Roman" style:font-name-complex="Times New Roman"/>
    </style:style>
    <style:style style:name="T117_31" style:family="text">
      <style:text-properties style:font-name="Times New Roman" style:font-name-asian="Times New Roman" style:font-name-complex="Times New Roman"/>
    </style:style>
    <style:style style:name="T117_32" style:family="text">
      <style:text-properties style:font-name="Times New Roman" style:font-name-asian="Times New Roman" style:font-name-complex="Times New Roman"/>
    </style:style>
    <style:style style:name="T117_33" style:family="text">
      <style:text-properties style:font-name="Times New Roman" style:font-name-asian="Times New Roman" style:font-name-complex="Times New Roman"/>
    </style:style>
    <style:style style:name="T117_34" style:family="text">
      <style:text-properties style:font-name="Times New Roman" style:font-name-asian="Times New Roman" style:font-name-complex="Times New Roman"/>
    </style:style>
    <style:style style:name="T117_35" style:family="text">
      <style:text-properties style:font-name="Times New Roman" style:font-name-asian="Times New Roman" style:font-name-complex="Times New Roman"/>
    </style:style>
    <style:style style:name="T117_36" style:family="text">
      <style:text-properties style:font-name="Times New Roman" style:font-name-asian="Times New Roman" style:font-name-complex="Times New Roman"/>
    </style:style>
    <style:style style:name="T117_37" style:family="text">
      <style:text-properties style:font-name="Times New Roman" style:font-name-asian="Times New Roman" style:font-name-complex="Times New Roman"/>
    </style:style>
    <style:style style:name="T117_38" style:family="text">
      <style:text-properties style:font-name="Times New Roman" style:font-name-asian="Times New Roman" style:font-name-complex="Times New Roman"/>
    </style:style>
    <style:style style:name="T117_39" style:family="text">
      <style:text-properties style:font-name="Times New Roman" style:font-name-asian="Times New Roman" style:font-name-complex="Times New Roman"/>
    </style:style>
    <style:style style:name="T117_40" style:family="text">
      <style:text-properties style:font-name="Times New Roman" style:font-name-asian="Times New Roman" style:font-name-complex="Times New Roman"/>
    </style:style>
    <style:style style:name="T117_41" style:family="text">
      <style:text-properties style:font-name="Times New Roman" style:font-name-asian="Times New Roman" style:font-name-complex="Times New Roman"/>
    </style:style>
    <style:style style:name="T117_42" style:family="text">
      <style:text-properties style:font-name="Times New Roman" style:font-name-asian="Times New Roman" style:font-name-complex="Times New Roman"/>
    </style:style>
    <style:style style:name="T117_43" style:family="text">
      <style:text-properties style:font-name="Times New Roman" style:font-name-asian="Times New Roman" style:font-name-complex="Times New Roman"/>
    </style:style>
    <style:style style:name="T117_44" style:family="text">
      <style:text-properties style:font-name="Times New Roman" style:font-name-asian="Times New Roman" style:font-name-complex="Times New Roman"/>
    </style:style>
    <style:style style:name="T117_45" style:family="text">
      <style:text-properties style:font-name="Times New Roman" style:font-name-asian="Times New Roman" style:font-name-complex="Times New Roman"/>
    </style:style>
    <style:style style:name="T117_46" style:family="text">
      <style:text-properties style:font-name="Times New Roman" style:font-name-asian="Times New Roman" style:font-name-complex="Times New Roman"/>
    </style:style>
    <style:style style:name="T117_47" style:family="text">
      <style:text-properties style:font-name="Times New Roman" style:font-name-asian="Times New Roman" style:font-name-complex="Times New Roman"/>
    </style:style>
    <style:style style:name="T117_48" style:family="text">
      <style:text-properties style:font-name="Times New Roman" style:font-name-asian="Times New Roman" style:font-name-complex="Times New Roman"/>
    </style:style>
    <style:style style:name="T117_49" style:family="text">
      <style:text-properties style:font-name="Times New Roman" style:font-name-asian="Times New Roman" style:font-name-complex="Times New Roman"/>
    </style:style>
    <style:style style:name="T117_50" style:family="text">
      <style:text-properties style:font-name="Times New Roman" style:font-name-asian="Times New Roman" style:font-name-complex="Times New Roman"/>
    </style:style>
    <style:style style:name="T117_51" style:family="text">
      <style:text-properties style:font-name="Times New Roman" style:font-name-asian="Times New Roman" style:font-name-complex="Times New Roman"/>
    </style:style>
    <style:style style:name="T117_52" style:family="text">
      <style:text-properties style:font-name="Times New Roman" style:font-name-asian="Times New Roman" style:font-name-complex="Times New Roman"/>
    </style:style>
    <style:style style:name="T117_53" style:family="text">
      <style:text-properties style:font-name="Times New Roman" style:font-name-asian="Times New Roman" style:font-name-complex="Times New Roman"/>
    </style:style>
    <style:style style:name="T117_54" style:family="text">
      <style:text-properties style:font-name="Times New Roman" style:font-name-asian="Times New Roman" style:font-name-complex="Times New Roman"/>
    </style:style>
    <style:style style:name="T117_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17_56" style:family="text">
      <style:text-properties style:font-name="Times New Roman" style:font-name-asian="Times New Roman" style:font-name-complex="Times New Roman"/>
    </style:style>
    <style:style style:name="T117_57" style:family="text">
      <style:text-properties style:font-name="Times New Roman" style:font-name-asian="Times New Roman" style:font-name-complex="Times New Roman"/>
    </style:style>
    <style:style style:name="T117_58" style:family="text">
      <style:text-properties style:font-name="Times New Roman" style:font-name-asian="Times New Roman" style:font-name-complex="Times New Roman"/>
    </style:style>
    <style:style style:name="T117_59" style:family="text">
      <style:text-properties style:font-name="Times New Roman" style:font-name-asian="Times New Roman" style:font-name-complex="Times New Roman"/>
    </style:style>
    <style:style style:name="T117_60" style:family="text">
      <style:text-properties style:font-name="Times New Roman" style:font-name-asian="Times New Roman" style:font-name-complex="Times New Roman"/>
    </style:style>
    <style:style style:name="T117_61" style:family="text">
      <style:text-properties style:font-name="Times New Roman" style:font-name-asian="Times New Roman" style:font-name-complex="Times New Roman"/>
    </style:style>
    <style:style style:name="T117_62" style:family="text">
      <style:text-properties style:font-name="Times New Roman" style:font-name-asian="Times New Roman" style:font-name-complex="Times New Roman"/>
    </style:style>
    <style:style style:name="T117_63" style:family="text">
      <style:text-properties style:font-name="Times New Roman" style:font-name-asian="Times New Roman" style:font-name-complex="Times New Roman"/>
    </style:style>
    <style:style style:name="T117_64" style:family="text">
      <style:text-properties style:font-name="Times New Roman" style:font-name-asian="Times New Roman" style:font-name-complex="Times New Roman"/>
    </style:style>
    <style:style style:name="T117_65" style:family="text">
      <style:text-properties style:font-name="Times New Roman" style:font-name-asian="Times New Roman" style:font-name-complex="Times New Roman"/>
    </style:style>
    <style:style style:name="T117_66" style:family="text">
      <style:text-properties style:font-name="Times New Roman" style:font-name-asian="Times New Roman" style:font-name-complex="Times New Roman"/>
    </style:style>
    <style:style style:name="T117_67" style:family="text">
      <style:text-properties style:font-name="Times New Roman" style:font-name-asian="Times New Roman" style:font-name-complex="Times New Roman"/>
    </style:style>
    <style:style style:name="T117_68" style:family="text">
      <style:text-properties style:font-name="Times New Roman" style:font-name-asian="Times New Roman" style:font-name-complex="Times New Roman"/>
    </style:style>
    <style:style style:name="T117_69" style:family="text">
      <style:text-properties style:font-name="Times New Roman" style:font-name-asian="Times New Roman" style:font-name-complex="Times New Roman"/>
    </style:style>
    <style:style style:name="T117_70" style:family="text">
      <style:text-properties style:font-name="Times New Roman" style:font-name-asian="Times New Roman" style:font-name-complex="Times New Roman"/>
    </style:style>
    <style:style style:name="T117_71" style:family="text">
      <style:text-properties style:font-name="Times New Roman" style:font-name-asian="Times New Roman" style:font-name-complex="Times New Roman"/>
    </style:style>
    <style:style style:name="T117_72" style:family="text">
      <style:text-properties style:font-name="Times New Roman" style:font-name-asian="Times New Roman" style:font-name-complex="Times New Roman"/>
    </style:style>
    <style:style style:name="T117_73" style:family="text">
      <style:text-properties style:font-name="Times New Roman" style:font-name-asian="Times New Roman" style:font-name-complex="Times New Roman"/>
    </style:style>
    <style:style style:name="T117_74" style:family="text">
      <style:text-properties style:font-name="Times New Roman" style:font-name-asian="Times New Roman" style:font-name-complex="Times New Roman"/>
    </style:style>
    <style:style style:name="T117_75" style:family="text">
      <style:text-properties style:font-name="Times New Roman" style:font-name-asian="Times New Roman" style:font-name-complex="Times New Roman"/>
    </style:style>
    <style:style style:name="T117_76" style:family="text">
      <style:text-properties style:font-name="Times New Roman" style:font-name-asian="Times New Roman" style:font-name-complex="Times New Roman"/>
    </style:style>
    <style:style style:name="T117_77" style:family="text">
      <style:text-properties style:font-name="Times New Roman" style:font-name-asian="Times New Roman" style:font-name-complex="Times New Roman"/>
    </style:style>
    <style:style style:name="T117_78" style:family="text">
      <style:text-properties style:font-name="Times New Roman" style:font-name-asian="Times New Roman" style:font-name-complex="Times New Roman"/>
    </style:style>
    <style:style style:name="T117_79" style:family="text">
      <style:text-properties style:font-name="Times New Roman" style:font-name-asian="Times New Roman" style:font-name-complex="Times New Roman"/>
    </style:style>
    <style:style style:name="T117_80" style:family="text">
      <style:text-properties style:font-name="Times New Roman" style:font-name-asian="Times New Roman" style:font-name-complex="Times New Roman"/>
    </style:style>
    <style:style style:name="T117_81" style:family="text">
      <style:text-properties style:font-name="Times New Roman" style:font-name-asian="Times New Roman" style:font-name-complex="Times New Roman"/>
    </style:style>
    <style:style style:name="T117_82" style:family="text">
      <style:text-properties style:font-name="Times New Roman" style:font-name-asian="Times New Roman" style:font-name-complex="Times New Roman"/>
    </style:style>
    <style:style style:name="P118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19" style:family="paragraph" style:parent-style-name="Standard">
      <style:paragraph-properties fo:break-before="auto" fo:text-indent="0cm" fo:line-height="115%" fo:margin-left="0cm" style:writing-mode="lr-tb"/>
    </style:style>
    <style:style style:name="T119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9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9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0" style:family="paragraph" style:parent-style-name="Standard">
      <style:paragraph-properties fo:break-before="auto" fo:text-indent="0cm" fo:line-height="115%" fo:margin-left="0.635cm" style:writing-mode="lr-tb"/>
    </style:style>
    <style:style style:name="T120_1" style:family="text">
      <style:text-properties style:font-name="Times New Roman" style:font-name-asian="Times New Roman" style:font-name-complex="Times New Roman"/>
    </style:style>
    <style:style style:name="T120_2" style:family="text">
      <style:text-properties style:font-name="Times New Roman" style:font-name-asian="Times New Roman" style:font-name-complex="Times New Roman"/>
    </style:style>
    <style:style style:name="T120_3" style:family="text">
      <style:text-properties style:font-name="Times New Roman" style:font-name-asian="Times New Roman" style:font-name-complex="Times New Roman"/>
    </style:style>
    <style:style style:name="T120_4" style:family="text">
      <style:text-properties style:font-name="Times New Roman" style:font-name-asian="Times New Roman" style:font-name-complex="Times New Roman"/>
    </style:style>
    <style:style style:name="T120_5" style:family="text">
      <style:text-properties style:font-name="Times New Roman" style:font-name-asian="Times New Roman" style:font-name-complex="Times New Roman"/>
    </style:style>
    <style:style style:name="T120_6" style:family="text">
      <style:text-properties style:font-name="Times New Roman" style:font-name-asian="Times New Roman" style:font-name-complex="Times New Roman"/>
    </style:style>
    <style:style style:name="T120_7" style:family="text">
      <style:text-properties style:font-name="Times New Roman" style:font-name-asian="Times New Roman" style:font-name-complex="Times New Roman"/>
    </style:style>
    <style:style style:name="T120_8" style:family="text">
      <style:text-properties style:font-name="Times New Roman" style:font-name-asian="Times New Roman" style:font-name-complex="Times New Roman"/>
    </style:style>
    <style:style style:name="T120_9" style:family="text">
      <style:text-properties style:font-name="Times New Roman" style:font-name-asian="Times New Roman" style:font-name-complex="Times New Roman"/>
    </style:style>
    <style:style style:name="T120_10" style:family="text">
      <style:text-properties style:font-name="Times New Roman" style:font-name-asian="Times New Roman" style:font-name-complex="Times New Roman"/>
    </style:style>
    <style:style style:name="T120_11" style:family="text">
      <style:text-properties style:font-name="Times New Roman" style:font-name-asian="Times New Roman" style:font-name-complex="Times New Roman"/>
    </style:style>
    <style:style style:name="T120_12" style:family="text">
      <style:text-properties style:font-name="Times New Roman" style:font-name-asian="Times New Roman" style:font-name-complex="Times New Roman"/>
    </style:style>
    <style:style style:name="T120_13" style:family="text">
      <style:text-properties style:font-name="Times New Roman" style:font-name-asian="Times New Roman" style:font-name-complex="Times New Roman"/>
    </style:style>
    <style:style style:name="T120_14" style:family="text">
      <style:text-properties style:font-name="Times New Roman" style:font-name-asian="Times New Roman" style:font-name-complex="Times New Roman"/>
    </style:style>
    <style:style style:name="T120_15" style:family="text">
      <style:text-properties style:font-name="Times New Roman" style:font-name-asian="Times New Roman" style:font-name-complex="Times New Roman"/>
    </style:style>
    <style:style style:name="T120_16" style:family="text">
      <style:text-properties style:font-name="Times New Roman" style:font-name-asian="Times New Roman" style:font-name-complex="Times New Roman"/>
    </style:style>
    <style:style style:name="T120_17" style:family="text">
      <style:text-properties style:font-name="Times New Roman" style:font-name-asian="Times New Roman" style:font-name-complex="Times New Roman"/>
    </style:style>
    <style:style style:name="T120_18" style:family="text">
      <style:text-properties style:font-name="Times New Roman" style:font-name-asian="Times New Roman" style:font-name-complex="Times New Roman"/>
    </style:style>
    <style:style style:name="T120_19" style:family="text">
      <style:text-properties style:font-name="Times New Roman" style:font-name-asian="Times New Roman" style:font-name-complex="Times New Roman"/>
    </style:style>
    <style:style style:name="T120_20" style:family="text">
      <style:text-properties style:font-name="Times New Roman" style:font-name-asian="Times New Roman" style:font-name-complex="Times New Roman"/>
    </style:style>
    <style:style style:name="T120_21" style:family="text">
      <style:text-properties style:font-name="Times New Roman" style:font-name-asian="Times New Roman" style:font-name-complex="Times New Roman"/>
    </style:style>
    <style:style style:name="T120_22" style:family="text">
      <style:text-properties style:font-name="Times New Roman" style:font-name-asian="Times New Roman" style:font-name-complex="Times New Roman"/>
    </style:style>
    <style:style style:name="T120_23" style:family="text">
      <style:text-properties style:font-name="Times New Roman" style:font-name-asian="Times New Roman" style:font-name-complex="Times New Roman"/>
    </style:style>
    <style:style style:name="T120_24" style:family="text">
      <style:text-properties style:font-name="Times New Roman" style:font-name-asian="Times New Roman" style:font-name-complex="Times New Roman"/>
    </style:style>
    <style:style style:name="T120_25" style:family="text">
      <style:text-properties style:font-name="Times New Roman" style:font-name-asian="Times New Roman" style:font-name-complex="Times New Roman"/>
    </style:style>
    <style:style style:name="T120_26" style:family="text">
      <style:text-properties style:font-name="Times New Roman" style:font-name-asian="Times New Roman" style:font-name-complex="Times New Roman"/>
    </style:style>
    <style:style style:name="T120_27" style:family="text">
      <style:text-properties style:font-name="Times New Roman" style:font-name-asian="Times New Roman" style:font-name-complex="Times New Roman"/>
    </style:style>
    <style:style style:name="T120_28" style:family="text">
      <style:text-properties style:font-name="Times New Roman" style:font-name-asian="Times New Roman" style:font-name-complex="Times New Roman"/>
    </style:style>
    <style:style style:name="T120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0_30" style:family="text">
      <style:text-properties style:font-name="Times New Roman" style:font-name-asian="Times New Roman" style:font-name-complex="Times New Roman"/>
    </style:style>
    <style:style style:name="T120_31" style:family="text">
      <style:text-properties style:font-name="Times New Roman" style:font-name-asian="Times New Roman" style:font-name-complex="Times New Roman"/>
    </style:style>
    <style:style style:name="T120_32" style:family="text">
      <style:text-properties style:font-name="Times New Roman" style:font-name-asian="Times New Roman" style:font-name-complex="Times New Roman"/>
    </style:style>
    <style:style style:name="T120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0_34" style:family="text">
      <style:text-properties style:font-name="Times New Roman" style:font-name-asian="Times New Roman" style:font-name-complex="Times New Roman"/>
    </style:style>
    <style:style style:name="T120_35" style:family="text">
      <style:text-properties style:font-name="Times New Roman" style:font-name-asian="Times New Roman" style:font-name-complex="Times New Roman"/>
    </style:style>
    <style:style style:name="T120_36" style:family="text">
      <style:text-properties style:font-name="Times New Roman" style:font-name-asian="Times New Roman" style:font-name-complex="Times New Roman"/>
    </style:style>
    <style:style style:name="T120_37" style:family="text">
      <style:text-properties style:font-name="Times New Roman" style:font-name-asian="Times New Roman" style:font-name-complex="Times New Roman"/>
    </style:style>
    <style:style style:name="T120_38" style:family="text">
      <style:text-properties style:font-name="Times New Roman" style:font-name-asian="Times New Roman" style:font-name-complex="Times New Roman"/>
    </style:style>
    <style:style style:name="T120_39" style:family="text">
      <style:text-properties style:font-name="Times New Roman" style:font-name-asian="Times New Roman" style:font-name-complex="Times New Roman"/>
    </style:style>
    <style:style style:name="T120_40" style:family="text">
      <style:text-properties style:font-name="Times New Roman" style:font-name-asian="Times New Roman" style:font-name-complex="Times New Roman"/>
    </style:style>
    <style:style style:name="T120_41" style:family="text">
      <style:text-properties style:font-name="Times New Roman" style:font-name-asian="Times New Roman" style:font-name-complex="Times New Roman"/>
    </style:style>
    <style:style style:name="T120_42" style:family="text">
      <style:text-properties style:font-name="Times New Roman" style:font-name-asian="Times New Roman" style:font-name-complex="Times New Roman"/>
    </style:style>
    <style:style style:name="T120_43" style:family="text">
      <style:text-properties style:font-name="Times New Roman" style:font-name-asian="Times New Roman" style:font-name-complex="Times New Roman"/>
    </style:style>
    <style:style style:name="T120_44" style:family="text">
      <style:text-properties style:font-name="Times New Roman" style:font-name-asian="Times New Roman" style:font-name-complex="Times New Roman"/>
    </style:style>
    <style:style style:name="T120_45" style:family="text">
      <style:text-properties style:font-name="Times New Roman" style:font-name-asian="Times New Roman" style:font-name-complex="Times New Roman"/>
    </style:style>
    <style:style style:name="T120_46" style:family="text">
      <style:text-properties style:font-name="Times New Roman" style:font-name-asian="Times New Roman" style:font-name-complex="Times New Roman"/>
    </style:style>
    <style:style style:name="T120_47" style:family="text">
      <style:text-properties style:font-name="Times New Roman" style:font-name-asian="Times New Roman" style:font-name-complex="Times New Roman"/>
    </style:style>
    <style:style style:name="T120_48" style:family="text">
      <style:text-properties style:font-name="Times New Roman" style:font-name-asian="Times New Roman" style:font-name-complex="Times New Roman"/>
    </style:style>
    <style:style style:name="T120_49" style:family="text">
      <style:text-properties style:font-name="Times New Roman" style:font-name-asian="Times New Roman" style:font-name-complex="Times New Roman"/>
    </style:style>
    <style:style style:name="T120_50" style:family="text">
      <style:text-properties style:font-name="Times New Roman" style:font-name-asian="Times New Roman" style:font-name-complex="Times New Roman"/>
    </style:style>
    <style:style style:name="T120_51" style:family="text">
      <style:text-properties style:font-name="Times New Roman" style:font-name-asian="Times New Roman" style:font-name-complex="Times New Roman"/>
    </style:style>
    <style:style style:name="T120_52" style:family="text">
      <style:text-properties style:font-name="Times New Roman" style:font-name-asian="Times New Roman" style:font-name-complex="Times New Roman"/>
    </style:style>
    <style:style style:name="T120_53" style:family="text">
      <style:text-properties style:font-name="Times New Roman" style:font-name-asian="Times New Roman" style:font-name-complex="Times New Roman"/>
    </style:style>
    <style:style style:name="T120_54" style:family="text">
      <style:text-properties style:font-name="Times New Roman" style:font-name-asian="Times New Roman" style:font-name-complex="Times New Roman"/>
    </style:style>
    <style:style style:name="T120_55" style:family="text">
      <style:text-properties style:font-name="Times New Roman" style:font-name-asian="Times New Roman" style:font-name-complex="Times New Roman"/>
    </style:style>
    <style:style style:name="T120_56" style:family="text">
      <style:text-properties style:font-name="Times New Roman" style:font-name-asian="Times New Roman" style:font-name-complex="Times New Roman"/>
    </style:style>
    <style:style style:name="P121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T122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2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3" style:family="paragraph" style:parent-style-name="Standard">
      <style:paragraph-properties fo:break-before="auto" fo:text-indent="0cm" fo:line-height="115%" fo:margin-left="0.635cm" style:writing-mode="lr-tb"/>
    </style:style>
    <style:style style:name="T123_1" style:family="text">
      <style:text-properties style:font-name="Times New Roman" style:font-name-asian="Times New Roman" style:font-name-complex="Times New Roman"/>
    </style:style>
    <style:style style:name="T123_2" style:family="text">
      <style:text-properties style:font-name="Times New Roman" style:font-name-asian="Times New Roman" style:font-name-complex="Times New Roman"/>
    </style:style>
    <style:style style:name="T123_3" style:family="text">
      <style:text-properties style:font-name="Times New Roman" style:font-name-asian="Times New Roman" style:font-name-complex="Times New Roman"/>
    </style:style>
    <style:style style:name="T123_4" style:family="text">
      <style:text-properties style:font-name="Times New Roman" style:font-name-asian="Times New Roman" style:font-name-complex="Times New Roman"/>
    </style:style>
    <style:style style:name="T123_5" style:family="text">
      <style:text-properties style:font-name="Times New Roman" style:font-name-asian="Times New Roman" style:font-name-complex="Times New Roman"/>
    </style:style>
    <style:style style:name="T123_6" style:family="text">
      <style:text-properties style:font-name="Times New Roman" style:font-name-asian="Times New Roman" style:font-name-complex="Times New Roman"/>
    </style:style>
    <style:style style:name="T123_7" style:family="text">
      <style:text-properties style:font-name="Times New Roman" style:font-name-asian="Times New Roman" style:font-name-complex="Times New Roman"/>
    </style:style>
    <style:style style:name="T123_8" style:family="text">
      <style:text-properties style:font-name="Times New Roman" style:font-name-asian="Times New Roman" style:font-name-complex="Times New Roman"/>
    </style:style>
    <style:style style:name="T123_9" style:family="text">
      <style:text-properties style:font-name="Times New Roman" style:font-name-asian="Times New Roman" style:font-name-complex="Times New Roman"/>
    </style:style>
    <style:style style:name="T123_10" style:family="text">
      <style:text-properties style:font-name="Times New Roman" style:font-name-asian="Times New Roman" style:font-name-complex="Times New Roman"/>
    </style:style>
    <style:style style:name="T123_11" style:family="text">
      <style:text-properties style:font-name="Times New Roman" style:font-name-asian="Times New Roman" style:font-name-complex="Times New Roman"/>
    </style:style>
    <style:style style:name="T123_12" style:family="text">
      <style:text-properties style:font-name="Times New Roman" style:font-name-asian="Times New Roman" style:font-name-complex="Times New Roman"/>
    </style:style>
    <style:style style:name="T123_13" style:family="text">
      <style:text-properties style:font-name="Times New Roman" style:font-name-asian="Times New Roman" style:font-name-complex="Times New Roman"/>
    </style:style>
    <style:style style:name="T123_14" style:family="text">
      <style:text-properties style:font-name="Times New Roman" style:font-name-asian="Times New Roman" style:font-name-complex="Times New Roman"/>
    </style:style>
    <style:style style:name="T123_15" style:family="text">
      <style:text-properties style:font-name="Times New Roman" style:font-name-asian="Times New Roman" style:font-name-complex="Times New Roman"/>
    </style:style>
    <style:style style:name="T123_16" style:family="text">
      <style:text-properties style:font-name="Times New Roman" style:font-name-asian="Times New Roman" style:font-name-complex="Times New Roman"/>
    </style:style>
    <style:style style:name="T123_17" style:family="text">
      <style:text-properties style:font-name="Times New Roman" style:font-name-asian="Times New Roman" style:font-name-complex="Times New Roman"/>
    </style:style>
    <style:style style:name="T123_18" style:family="text">
      <style:text-properties style:font-name="Times New Roman" style:font-name-asian="Times New Roman" style:font-name-complex="Times New Roman"/>
    </style:style>
    <style:style style:name="T123_19" style:family="text">
      <style:text-properties style:font-name="Times New Roman" style:font-name-asian="Times New Roman" style:font-name-complex="Times New Roman"/>
    </style:style>
    <style:style style:name="T123_20" style:family="text">
      <style:text-properties style:font-name="Times New Roman" style:font-name-asian="Times New Roman" style:font-name-complex="Times New Roman"/>
    </style:style>
    <style:style style:name="P124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25" style:family="paragraph" style:parent-style-name="Standard">
      <style:paragraph-properties fo:break-before="auto" fo:text-indent="0cm" fo:line-height="115%" fo:margin-left="0.635cm" style:writing-mode="lr-tb"/>
    </style:style>
    <style:style style:name="T125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5_3" style:family="text">
      <style:text-properties style:font-name="Times New Roman" style:font-name-asian="Times New Roman" style:font-name-complex="Times New Roman"/>
    </style:style>
    <style:style style:name="T125_4" style:family="text">
      <style:text-properties style:font-name="Times New Roman" style:font-name-asian="Times New Roman" style:font-name-complex="Times New Roman"/>
    </style:style>
    <style:style style:name="T125_5" style:family="text">
      <style:text-properties style:font-name="Times New Roman" style:font-name-asian="Times New Roman" style:font-name-complex="Times New Roman"/>
    </style:style>
    <style:style style:name="T125_6" style:family="text">
      <style:text-properties style:font-name="Times New Roman" style:font-name-asian="Times New Roman" style:font-name-complex="Times New Roman"/>
    </style:style>
    <style:style style:name="T125_7" style:family="text">
      <style:text-properties style:font-name="Times New Roman" style:font-name-asian="Times New Roman" style:font-name-complex="Times New Roman"/>
    </style:style>
    <style:style style:name="T125_8" style:family="text">
      <style:text-properties style:font-name="Times New Roman" style:font-name-asian="Times New Roman" style:font-name-complex="Times New Roman"/>
    </style:style>
    <style:style style:name="T125_9" style:family="text">
      <style:text-properties style:font-name="Times New Roman" style:font-name-asian="Times New Roman" style:font-name-complex="Times New Roman"/>
    </style:style>
    <style:style style:name="T125_10" style:family="text">
      <style:text-properties style:font-name="Times New Roman" style:font-name-asian="Times New Roman" style:font-name-complex="Times New Roman"/>
    </style:style>
    <style:style style:name="T125_11" style:family="text">
      <style:text-properties style:font-name="Times New Roman" style:font-name-asian="Times New Roman" style:font-name-complex="Times New Roman"/>
    </style:style>
    <style:style style:name="T125_12" style:family="text">
      <style:text-properties style:font-name="Times New Roman" style:font-name-asian="Times New Roman" style:font-name-complex="Times New Roman"/>
    </style:style>
    <style:style style:name="T125_13" style:family="text">
      <style:text-properties style:font-name="Times New Roman" style:font-name-asian="Times New Roman" style:font-name-complex="Times New Roman"/>
    </style:style>
    <style:style style:name="T125_14" style:family="text">
      <style:text-properties style:font-name="Times New Roman" style:font-name-asian="Times New Roman" style:font-name-complex="Times New Roman"/>
    </style:style>
    <style:style style:name="T125_15" style:family="text">
      <style:text-properties style:font-name="Times New Roman" style:font-name-asian="Times New Roman" style:font-name-complex="Times New Roman"/>
    </style:style>
    <style:style style:name="T125_16" style:family="text">
      <style:text-properties style:font-name="Times New Roman" style:font-name-asian="Times New Roman" style:font-name-complex="Times New Roman"/>
    </style:style>
    <style:style style:name="T125_17" style:family="text">
      <style:text-properties style:font-name="Times New Roman" style:font-name-asian="Times New Roman" style:font-name-complex="Times New Roman"/>
    </style:style>
    <style:style style:name="T125_18" style:family="text">
      <style:text-properties style:font-name="Times New Roman" style:font-name-asian="Times New Roman" style:font-name-complex="Times New Roman"/>
    </style:style>
    <style:style style:name="T125_19" style:family="text">
      <style:text-properties style:font-name="Times New Roman" style:font-name-asian="Times New Roman" style:font-name-complex="Times New Roman"/>
    </style:style>
    <style:style style:name="T125_20" style:family="text">
      <style:text-properties style:font-name="Times New Roman" style:font-name-asian="Times New Roman" style:font-name-complex="Times New Roman"/>
    </style:style>
    <style:style style:name="T125_21" style:family="text">
      <style:text-properties style:font-name="Times New Roman" style:font-name-asian="Times New Roman" style:font-name-complex="Times New Roman"/>
    </style:style>
    <style:style style:name="T125_22" style:family="text">
      <style:text-properties style:font-name="Times New Roman" style:font-name-asian="Times New Roman" style:font-name-complex="Times New Roman"/>
    </style:style>
    <style:style style:name="T125_23" style:family="text">
      <style:text-properties style:font-name="Times New Roman" style:font-name-asian="Times New Roman" style:font-name-complex="Times New Roman"/>
    </style:style>
    <style:style style:name="T125_24" style:family="text">
      <style:text-properties style:font-name="Times New Roman" style:font-name-asian="Times New Roman" style:font-name-complex="Times New Roman"/>
    </style:style>
    <style:style style:name="T125_25" style:family="text">
      <style:text-properties style:font-name="Times New Roman" style:font-name-asian="Times New Roman" style:font-name-complex="Times New Roman"/>
    </style:style>
    <style:style style:name="T125_26" style:family="text">
      <style:text-properties style:font-name="Times New Roman" style:font-name-asian="Times New Roman" style:font-name-complex="Times New Roman"/>
    </style:style>
    <style:style style:name="T125_27" style:family="text">
      <style:text-properties style:font-name="Times New Roman" style:font-name-asian="Times New Roman" style:font-name-complex="Times New Roman"/>
    </style:style>
    <style:style style:name="T125_28" style:family="text">
      <style:text-properties style:font-name="Times New Roman" style:font-name-asian="Times New Roman" style:font-name-complex="Times New Roman"/>
    </style:style>
    <style:style style:name="T125_29" style:family="text">
      <style:text-properties style:font-name="Times New Roman" style:font-name-asian="Times New Roman" style:font-name-complex="Times New Roman"/>
    </style:style>
    <style:style style:name="T125_30" style:family="text">
      <style:text-properties style:font-name="Times New Roman" style:font-name-asian="Times New Roman" style:font-name-complex="Times New Roman"/>
    </style:style>
    <style:style style:name="T125_31" style:family="text">
      <style:text-properties style:font-name="Times New Roman" style:font-name-asian="Times New Roman" style:font-name-complex="Times New Roman"/>
    </style:style>
    <style:style style:name="T125_32" style:family="text">
      <style:text-properties style:font-name="Times New Roman" style:font-name-asian="Times New Roman" style:font-name-complex="Times New Roman"/>
    </style:style>
    <style:style style:name="T125_33" style:family="text">
      <style:text-properties style:font-name="Times New Roman" style:font-name-asian="Times New Roman" style:font-name-complex="Times New Roman"/>
    </style:style>
    <style:style style:name="T125_34" style:family="text">
      <style:text-properties style:font-name="Times New Roman" style:font-name-asian="Times New Roman" style:font-name-complex="Times New Roman"/>
    </style:style>
    <style:style style:name="T125_35" style:family="text">
      <style:text-properties style:font-name="Times New Roman" style:font-name-asian="Times New Roman" style:font-name-complex="Times New Roman"/>
    </style:style>
    <style:style style:name="T125_36" style:family="text">
      <style:text-properties style:font-name="Times New Roman" style:font-name-asian="Times New Roman" style:font-name-complex="Times New Roman"/>
    </style:style>
    <style:style style:name="T125_37" style:family="text">
      <style:text-properties style:font-name="Times New Roman" style:font-name-asian="Times New Roman" style:font-name-complex="Times New Roman"/>
    </style:style>
    <style:style style:name="T125_38" style:family="text">
      <style:text-properties style:font-name="Times New Roman" style:font-name-asian="Times New Roman" style:font-name-complex="Times New Roman"/>
    </style:style>
    <style:style style:name="T125_39" style:family="text">
      <style:text-properties style:font-name="Times New Roman" style:font-name-asian="Times New Roman" style:font-name-complex="Times New Roman"/>
    </style:style>
    <style:style style:name="P126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27" style:family="paragraph" style:parent-style-name="Standard">
      <style:paragraph-properties fo:break-before="auto" fo:text-indent="0cm" fo:line-height="115%" fo:margin-left="0cm" style:writing-mode="lr-tb"/>
    </style:style>
    <style:style style:name="T12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6" style:family="text">
      <style:text-properties style:font-name="Times New Roman" style:font-name-asian="Times New Roman" style:font-name-complex="Times New Roman"/>
    </style:style>
    <style:style style:name="T127_7" style:family="text">
      <style:text-properties style:font-name="Times New Roman" style:font-name-asian="Times New Roman" style:font-name-complex="Times New Roman"/>
    </style:style>
    <style:style style:name="T127_8" style:family="text">
      <style:text-properties style:font-name="Times New Roman" style:font-name-asian="Times New Roman" style:font-name-complex="Times New Roman"/>
    </style:style>
    <style:style style:name="T127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10" style:family="text">
      <style:text-properties style:font-name="Times New Roman" style:font-name-asian="Times New Roman" style:font-name-complex="Times New Roman"/>
    </style:style>
    <style:style style:name="T127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12" style:family="text">
      <style:text-properties style:font-name="Times New Roman" style:font-name-asian="Times New Roman" style:font-name-complex="Times New Roman"/>
    </style:style>
    <style:style style:name="T127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14" style:family="text">
      <style:text-properties style:font-name="Times New Roman" style:font-name-asian="Times New Roman" style:font-name-complex="Times New Roman"/>
    </style:style>
    <style:style style:name="T127_15" style:family="text">
      <style:text-properties style:font-name="Times New Roman" style:font-name-asian="Times New Roman" style:font-name-complex="Times New Roman"/>
    </style:style>
    <style:style style:name="T127_16" style:family="text">
      <style:text-properties style:font-name="Times New Roman" style:font-name-asian="Times New Roman" style:font-name-complex="Times New Roman"/>
    </style:style>
    <style:style style:name="T127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18" style:family="text">
      <style:text-properties style:font-name="Times New Roman" style:font-name-asian="Times New Roman" style:font-name-complex="Times New Roman"/>
    </style:style>
    <style:style style:name="T127_19" style:family="text">
      <style:text-properties style:font-name="Times New Roman" style:font-name-asian="Times New Roman" style:font-name-complex="Times New Roman"/>
    </style:style>
    <style:style style:name="T127_20" style:family="text">
      <style:text-properties style:font-name="Times New Roman" style:font-name-asian="Times New Roman" style:font-name-complex="Times New Roman"/>
    </style:style>
    <style:style style:name="T127_21" style:family="text">
      <style:text-properties style:font-name="Times New Roman" style:font-name-asian="Times New Roman" style:font-name-complex="Times New Roman"/>
    </style:style>
    <style:style style:name="T127_22" style:family="text">
      <style:text-properties style:font-name="Times New Roman" style:font-name-asian="Times New Roman" style:font-name-complex="Times New Roman"/>
    </style:style>
    <style:style style:name="T127_23" style:family="text">
      <style:text-properties style:font-name="Times New Roman" style:font-name-asian="Times New Roman" style:font-name-complex="Times New Roman"/>
    </style:style>
    <style:style style:name="T127_24" style:family="text">
      <style:text-properties style:font-name="Times New Roman" style:font-name-asian="Times New Roman" style:font-name-complex="Times New Roman"/>
    </style:style>
    <style:style style:name="T127_25" style:family="text">
      <style:text-properties style:font-name="Times New Roman" style:font-name-asian="Times New Roman" style:font-name-complex="Times New Roman"/>
    </style:style>
    <style:style style:name="T127_26" style:family="text">
      <style:text-properties style:font-name="Times New Roman" style:font-name-asian="Times New Roman" style:font-name-complex="Times New Roman"/>
    </style:style>
    <style:style style:name="T127_27" style:family="text">
      <style:text-properties style:font-name="Times New Roman" style:font-name-asian="Times New Roman" style:font-name-complex="Times New Roman"/>
    </style:style>
    <style:style style:name="T127_28" style:family="text">
      <style:text-properties style:font-name="Times New Roman" style:font-name-asian="Times New Roman" style:font-name-complex="Times New Roman"/>
    </style:style>
    <style:style style:name="T127_29" style:family="text">
      <style:text-properties style:font-name="Times New Roman" style:font-name-asian="Times New Roman" style:font-name-complex="Times New Roman"/>
    </style:style>
    <style:style style:name="T127_30" style:family="text">
      <style:text-properties style:font-name="Times New Roman" style:font-name-asian="Times New Roman" style:font-name-complex="Times New Roman"/>
    </style:style>
    <style:style style:name="T127_31" style:family="text">
      <style:text-properties style:font-name="Times New Roman" style:font-name-asian="Times New Roman" style:font-name-complex="Times New Roman"/>
    </style:style>
    <style:style style:name="T127_32" style:family="text">
      <style:text-properties style:font-name="Times New Roman" style:font-name-asian="Times New Roman" style:font-name-complex="Times New Roman"/>
    </style:style>
    <style:style style:name="T127_33" style:family="text">
      <style:text-properties style:font-name="Times New Roman" style:font-name-asian="Times New Roman" style:font-name-complex="Times New Roman"/>
    </style:style>
    <style:style style:name="T127_34" style:family="text">
      <style:text-properties style:font-name="Times New Roman" style:font-name-asian="Times New Roman" style:font-name-complex="Times New Roman"/>
    </style:style>
    <style:style style:name="T127_35" style:family="text">
      <style:text-properties style:font-name="Times New Roman" style:font-name-asian="Times New Roman" style:font-name-complex="Times New Roman"/>
    </style:style>
    <style:style style:name="T127_36" style:family="text">
      <style:text-properties style:font-name="Times New Roman" style:font-name-asian="Times New Roman" style:font-name-complex="Times New Roman"/>
    </style:style>
    <style:style style:name="T127_37" style:family="text">
      <style:text-properties style:font-name="Times New Roman" style:font-name-asian="Times New Roman" style:font-name-complex="Times New Roman"/>
    </style:style>
    <style:style style:name="T127_38" style:family="text">
      <style:text-properties style:font-name="Times New Roman" style:font-name-asian="Times New Roman" style:font-name-complex="Times New Roman"/>
    </style:style>
    <style:style style:name="T127_39" style:family="text">
      <style:text-properties style:font-name="Times New Roman" style:font-name-asian="Times New Roman" style:font-name-complex="Times New Roman"/>
    </style:style>
    <style:style style:name="T127_40" style:family="text">
      <style:text-properties style:font-name="Times New Roman" style:font-name-asian="Times New Roman" style:font-name-complex="Times New Roman"/>
    </style:style>
    <style:style style:name="T127_41" style:family="text">
      <style:text-properties style:font-name="Times New Roman" style:font-name-asian="Times New Roman" style:font-name-complex="Times New Roman"/>
    </style:style>
    <style:style style:name="T127_42" style:family="text">
      <style:text-properties style:font-name="Times New Roman" style:font-name-asian="Times New Roman" style:font-name-complex="Times New Roman"/>
    </style:style>
    <style:style style:name="T127_43" style:family="text">
      <style:text-properties style:font-name="Times New Roman" style:font-name-asian="Times New Roman" style:font-name-complex="Times New Roman"/>
    </style:style>
    <style:style style:name="T127_44" style:family="text">
      <style:text-properties style:font-name="Times New Roman" style:font-name-asian="Times New Roman" style:font-name-complex="Times New Roman"/>
    </style:style>
    <style:style style:name="T127_45" style:family="text">
      <style:text-properties style:font-name="Times New Roman" style:font-name-asian="Times New Roman" style:font-name-complex="Times New Roman"/>
    </style:style>
    <style:style style:name="T127_46" style:family="text">
      <style:text-properties style:font-name="Times New Roman" style:font-name-asian="Times New Roman" style:font-name-complex="Times New Roman"/>
    </style:style>
    <style:style style:name="T127_47" style:family="text">
      <style:text-properties style:font-name="Times New Roman" style:font-name-asian="Times New Roman" style:font-name-complex="Times New Roman"/>
    </style:style>
    <style:style style:name="T127_48" style:family="text">
      <style:text-properties style:font-name="Times New Roman" style:font-name-asian="Times New Roman" style:font-name-complex="Times New Roman"/>
    </style:style>
    <style:style style:name="T127_49" style:family="text">
      <style:text-properties style:font-name="Times New Roman" style:font-name-asian="Times New Roman" style:font-name-complex="Times New Roman"/>
    </style:style>
    <style:style style:name="T127_50" style:family="text">
      <style:text-properties style:font-name="Times New Roman" style:font-name-asian="Times New Roman" style:font-name-complex="Times New Roman"/>
    </style:style>
    <style:style style:name="T127_51" style:family="text">
      <style:text-properties style:font-name="Times New Roman" style:font-name-asian="Times New Roman" style:font-name-complex="Times New Roman"/>
    </style:style>
    <style:style style:name="T127_52" style:family="text">
      <style:text-properties style:font-name="Times New Roman" style:font-name-asian="Times New Roman" style:font-name-complex="Times New Roman"/>
    </style:style>
    <style:style style:name="T127_53" style:family="text">
      <style:text-properties style:font-name="Times New Roman" style:font-name-asian="Times New Roman" style:font-name-complex="Times New Roman"/>
    </style:style>
    <style:style style:name="T127_54" style:family="text">
      <style:text-properties style:font-name="Times New Roman" style:font-name-asian="Times New Roman" style:font-name-complex="Times New Roman"/>
    </style:style>
    <style:style style:name="T127_55" style:family="text">
      <style:text-properties style:font-name="Times New Roman" style:font-name-asian="Times New Roman" style:font-name-complex="Times New Roman"/>
    </style:style>
    <style:style style:name="T127_56" style:family="text">
      <style:text-properties style:font-name="Times New Roman" style:font-name-asian="Times New Roman" style:font-name-complex="Times New Roman"/>
    </style:style>
    <style:style style:name="T127_57" style:family="text">
      <style:text-properties style:font-name="Times New Roman" style:font-name-asian="Times New Roman" style:font-name-complex="Times New Roman"/>
    </style:style>
    <style:style style:name="T127_58" style:family="text">
      <style:text-properties style:font-name="Times New Roman" style:font-name-asian="Times New Roman" style:font-name-complex="Times New Roman"/>
    </style:style>
    <style:style style:name="T127_59" style:family="text">
      <style:text-properties style:font-name="Times New Roman" style:font-name-asian="Times New Roman" style:font-name-complex="Times New Roman"/>
    </style:style>
    <style:style style:name="T127_60" style:family="text">
      <style:text-properties style:font-name="Times New Roman" style:font-name-asian="Times New Roman" style:font-name-complex="Times New Roman"/>
    </style:style>
    <style:style style:name="T127_61" style:family="text">
      <style:text-properties style:font-name="Times New Roman" style:font-name-asian="Times New Roman" style:font-name-complex="Times New Roman"/>
    </style:style>
    <style:style style:name="T127_62" style:family="text">
      <style:text-properties style:font-name="Times New Roman" style:font-name-asian="Times New Roman" style:font-name-complex="Times New Roman"/>
    </style:style>
    <style:style style:name="T127_63" style:family="text">
      <style:text-properties style:font-name="Times New Roman" style:font-name-asian="Times New Roman" style:font-name-complex="Times New Roman"/>
    </style:style>
    <style:style style:name="T127_64" style:family="text">
      <style:text-properties style:font-name="Times New Roman" style:font-name-asian="Times New Roman" style:font-name-complex="Times New Roman"/>
    </style:style>
    <style:style style:name="T127_65" style:family="text">
      <style:text-properties style:font-name="Times New Roman" style:font-name-asian="Times New Roman" style:font-name-complex="Times New Roman"/>
    </style:style>
    <style:style style:name="T127_66" style:family="text">
      <style:text-properties style:font-name="Times New Roman" style:font-name-asian="Times New Roman" style:font-name-complex="Times New Roman"/>
    </style:style>
    <style:style style:name="T127_67" style:family="text">
      <style:text-properties style:font-name="Times New Roman" style:font-name-asian="Times New Roman" style:font-name-complex="Times New Roman"/>
    </style:style>
    <style:style style:name="T127_68" style:family="text">
      <style:text-properties style:font-name="Times New Roman" style:font-name-asian="Times New Roman" style:font-name-complex="Times New Roman"/>
    </style:style>
    <style:style style:name="T127_69" style:family="text">
      <style:text-properties style:font-name="Times New Roman" style:font-name-asian="Times New Roman" style:font-name-complex="Times New Roman"/>
    </style:style>
    <style:style style:name="T127_70" style:family="text">
      <style:text-properties style:font-name="Times New Roman" style:font-name-asian="Times New Roman" style:font-name-complex="Times New Roman"/>
    </style:style>
    <style:style style:name="T127_71" style:family="text">
      <style:text-properties style:font-name="Times New Roman" style:font-name-asian="Times New Roman" style:font-name-complex="Times New Roman"/>
    </style:style>
    <style:style style:name="T127_72" style:family="text">
      <style:text-properties style:font-name="Times New Roman" style:font-name-asian="Times New Roman" style:font-name-complex="Times New Roman"/>
    </style:style>
    <style:style style:name="T127_73" style:family="text">
      <style:text-properties style:font-name="Times New Roman" style:font-name-asian="Times New Roman" style:font-name-complex="Times New Roman"/>
    </style:style>
    <style:style style:name="T127_74" style:family="text">
      <style:text-properties style:font-name="Times New Roman" style:font-name-asian="Times New Roman" style:font-name-complex="Times New Roman"/>
    </style:style>
    <style:style style:name="T127_75" style:family="text">
      <style:text-properties style:font-name="Times New Roman" style:font-name-asian="Times New Roman" style:font-name-complex="Times New Roman"/>
    </style:style>
    <style:style style:name="T127_76" style:family="text">
      <style:text-properties style:font-name="Times New Roman" style:font-name-asian="Times New Roman" style:font-name-complex="Times New Roman"/>
    </style:style>
    <style:style style:name="T127_77" style:family="text">
      <style:text-properties style:font-name="Times New Roman" style:font-name-asian="Times New Roman" style:font-name-complex="Times New Roman"/>
    </style:style>
    <style:style style:name="T127_78" style:family="text">
      <style:text-properties style:font-name="Times New Roman" style:font-name-asian="Times New Roman" style:font-name-complex="Times New Roman"/>
    </style:style>
    <style:style style:name="T127_79" style:family="text">
      <style:text-properties style:font-name="Times New Roman" style:font-name-asian="Times New Roman" style:font-name-complex="Times New Roman"/>
    </style:style>
    <style:style style:name="T127_80" style:family="text">
      <style:text-properties style:font-name="Times New Roman" style:font-name-asian="Times New Roman" style:font-name-complex="Times New Roman"/>
    </style:style>
    <style:style style:name="T127_81" style:family="text">
      <style:text-properties style:font-name="Times New Roman" style:font-name-asian="Times New Roman" style:font-name-complex="Times New Roman"/>
    </style:style>
    <style:style style:name="T127_82" style:family="text">
      <style:text-properties style:font-name="Times New Roman" style:font-name-asian="Times New Roman" style:font-name-complex="Times New Roman"/>
    </style:style>
    <style:style style:name="T127_83" style:family="text">
      <style:text-properties style:font-name="Times New Roman" style:font-name-asian="Times New Roman" style:font-name-complex="Times New Roman"/>
    </style:style>
    <style:style style:name="T127_84" style:family="text">
      <style:text-properties style:font-name="Times New Roman" style:font-name-asian="Times New Roman" style:font-name-complex="Times New Roman"/>
    </style:style>
    <style:style style:name="T127_85" style:family="text">
      <style:text-properties style:font-name="Times New Roman" style:font-name-asian="Times New Roman" style:font-name-complex="Times New Roman"/>
    </style:style>
    <style:style style:name="T127_86" style:family="text">
      <style:text-properties style:font-name="Times New Roman" style:font-name-asian="Times New Roman" style:font-name-complex="Times New Roman"/>
    </style:style>
    <style:style style:name="T127_87" style:family="text">
      <style:text-properties style:font-name="Times New Roman" style:font-name-asian="Times New Roman" style:font-name-complex="Times New Roman"/>
    </style:style>
    <style:style style:name="T127_88" style:family="text">
      <style:text-properties style:font-name="Times New Roman" style:font-name-asian="Times New Roman" style:font-name-complex="Times New Roman"/>
    </style:style>
    <style:style style:name="T127_89" style:family="text">
      <style:text-properties style:font-name="Times New Roman" style:font-name-asian="Times New Roman" style:font-name-complex="Times New Roman"/>
    </style:style>
    <style:style style:name="T127_90" style:family="text">
      <style:text-properties style:font-name="Times New Roman" style:font-name-asian="Times New Roman" style:font-name-complex="Times New Roman"/>
    </style:style>
    <style:style style:name="P128" style:family="paragraph" style:parent-style-name="Standard">
      <style:paragraph-properties fo:break-before="auto" fo:text-indent="0cm" fo:line-height="115%" fo:margin-left="0cm" style:writing-mode="lr-tb"/>
      <style:text-properties style:font-name="Times New Roman" style:font-name-asian="Times New Roman" style:font-name-complex="Times New Roman"/>
    </style:style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T129_1" style:family="text">
      <style:text-properties style:font-name="Times New Roman" style:font-name-asian="Times New Roman" style:font-name-complex="Times New Roman"/>
    </style:style>
    <style:style style:name="T129_2" style:family="text">
      <style:text-properties style:font-name="Times New Roman" style:font-name-asian="Times New Roman" style:font-name-complex="Times New Roman"/>
    </style:style>
    <style:style style:name="T129_3" style:family="text">
      <style:text-properties style:font-name="Times New Roman" style:font-name-asian="Times New Roman" style:font-name-complex="Times New Roman"/>
    </style:style>
    <style:style style:name="T129_4" style:family="text">
      <style:text-properties style:font-name="Times New Roman" style:font-name-asian="Times New Roman" style:font-name-complex="Times New Roman"/>
    </style:style>
    <style:style style:name="T129_5" style:family="text">
      <style:text-properties style:font-name="Times New Roman" style:font-name-asian="Times New Roman" style:font-name-complex="Times New Roman"/>
    </style:style>
    <style:style style:name="T129_6" style:family="text">
      <style:text-properties style:font-name="Times New Roman" style:font-name-asian="Times New Roman" style:font-name-complex="Times New Roman"/>
    </style:style>
    <style:style style:name="T129_7" style:family="text">
      <style:text-properties style:font-name="Times New Roman" style:font-name-asian="Times New Roman" style:font-name-complex="Times New Roman"/>
    </style:style>
    <style:style style:name="T129_8" style:family="text">
      <style:text-properties style:font-name="Times New Roman" style:font-name-asian="Times New Roman" style:font-name-complex="Times New Roman"/>
    </style:style>
    <style:style style:name="T129_9" style:family="text">
      <style:text-properties style:font-name="Times New Roman" style:font-name-asian="Times New Roman" style:font-name-complex="Times New Roman"/>
    </style:style>
    <style:style style:name="T129_10" style:family="text">
      <style:text-properties style:font-name="Times New Roman" style:font-name-asian="Times New Roman" style:font-name-complex="Times New Roman"/>
    </style:style>
    <style:style style:name="T129_11" style:family="text">
      <style:text-properties style:font-name="Times New Roman" style:font-name-asian="Times New Roman" style:font-name-complex="Times New Roman"/>
    </style:style>
    <style:style style:name="T129_12" style:family="text">
      <style:text-properties style:font-name="Times New Roman" style:font-name-asian="Times New Roman" style:font-name-complex="Times New Roman"/>
    </style:style>
    <style:style style:name="T129_13" style:family="text">
      <style:text-properties style:font-name="Times New Roman" style:font-name-asian="Times New Roman" style:font-name-complex="Times New Roman"/>
    </style:style>
    <style:style style:name="T129_14" style:family="text">
      <style:text-properties style:font-name="Times New Roman" style:font-name-asian="Times New Roman" style:font-name-complex="Times New Roman"/>
    </style:style>
    <style:style style:name="T129_15" style:family="text">
      <style:text-properties style:font-name="Times New Roman" style:font-name-asian="Times New Roman" style:font-name-complex="Times New Roman"/>
    </style:style>
    <style:style style:name="T129_16" style:family="text">
      <style:text-properties style:font-name="Times New Roman" style:font-name-asian="Times New Roman" style:font-name-complex="Times New Roman"/>
    </style:style>
    <style:style style:name="T129_17" style:family="text">
      <style:text-properties style:font-name="Times New Roman" style:font-name-asian="Times New Roman" style:font-name-complex="Times New Roman"/>
    </style:style>
    <style:style style:name="T129_18" style:family="text">
      <style:text-properties style:font-name="Times New Roman" style:font-name-asian="Times New Roman" style:font-name-complex="Times New Roman"/>
    </style:style>
    <style:style style:name="T129_19" style:family="text">
      <style:text-properties style:font-name="Times New Roman" style:font-name-asian="Times New Roman" style:font-name-complex="Times New Roman"/>
    </style:style>
    <style:style style:name="T129_20" style:family="text">
      <style:text-properties style:font-name="Times New Roman" style:font-name-asian="Times New Roman" style:font-name-complex="Times New Roman"/>
    </style:style>
    <style:style style:name="T129_21" style:family="text">
      <style:text-properties style:font-name="Times New Roman" style:font-name-asian="Times New Roman" style:font-name-complex="Times New Roman"/>
    </style:style>
    <style:style style:name="T129_22" style:family="text">
      <style:text-properties style:font-name="Times New Roman" style:font-name-asian="Times New Roman" style:font-name-complex="Times New Roman"/>
    </style:style>
    <style:style style:name="T129_23" style:family="text">
      <style:text-properties style:font-name="Times New Roman" style:font-name-asian="Times New Roman" style:font-name-complex="Times New Roman"/>
    </style:style>
    <style:style style:name="T129_24" style:family="text">
      <style:text-properties style:font-name="Times New Roman" style:font-name-asian="Times New Roman" style:font-name-complex="Times New Roman"/>
    </style:style>
    <style:style style:name="T129_25" style:family="text">
      <style:text-properties style:font-name="Times New Roman" style:font-name-asian="Times New Roman" style:font-name-complex="Times New Roman"/>
    </style:style>
    <style:style style:name="T129_26" style:family="text">
      <style:text-properties style:font-name="Times New Roman" style:font-name-asian="Times New Roman" style:font-name-complex="Times New Roman"/>
    </style:style>
    <style:style style:name="T129_27" style:family="text">
      <style:text-properties style:font-name="Times New Roman" style:font-name-asian="Times New Roman" style:font-name-complex="Times New Roman"/>
    </style:style>
    <style:style style:name="T129_28" style:family="text">
      <style:text-properties style:font-name="Times New Roman" style:font-name-asian="Times New Roman" style:font-name-complex="Times New Roman"/>
    </style:style>
    <style:style style:name="T129_29" style:family="text">
      <style:text-properties style:font-name="Times New Roman" style:font-name-asian="Times New Roman" style:font-name-complex="Times New Roman"/>
    </style:style>
    <style:style style:name="T129_30" style:family="text">
      <style:text-properties style:font-name="Times New Roman" style:font-name-asian="Times New Roman" style:font-name-complex="Times New Roman"/>
    </style:style>
    <style:style style:name="T129_31" style:family="text">
      <style:text-properties style:font-name="Times New Roman" style:font-name-asian="Times New Roman" style:font-name-complex="Times New Roman"/>
    </style:style>
    <style:style style:name="T129_32" style:family="text">
      <style:text-properties style:font-name="Times New Roman" style:font-name-asian="Times New Roman" style:font-name-complex="Times New Roman"/>
    </style:style>
    <style:style style:name="T129_33" style:family="text">
      <style:text-properties style:font-name="Times New Roman" style:font-name-asian="Times New Roman" style:font-name-complex="Times New Roman"/>
    </style:style>
    <style:style style:name="T129_34" style:family="text">
      <style:text-properties style:font-name="Times New Roman" style:font-name-asian="Times New Roman" style:font-name-complex="Times New Roman"/>
    </style:style>
    <style:style style:name="T129_35" style:family="text">
      <style:text-properties style:font-name="Times New Roman" style:font-name-asian="Times New Roman" style:font-name-complex="Times New Roman"/>
    </style:style>
    <style:style style:name="T129_36" style:family="text">
      <style:text-properties style:font-name="Times New Roman" style:font-name-asian="Times New Roman" style:font-name-complex="Times New Roman"/>
    </style:style>
    <style:style style:name="T129_37" style:family="text">
      <style:text-properties style:font-name="Times New Roman" style:font-name-asian="Times New Roman" style:font-name-complex="Times New Roman"/>
    </style:style>
    <style:style style:name="T129_38" style:family="text">
      <style:text-properties style:font-name="Times New Roman" style:font-name-asian="Times New Roman" style:font-name-complex="Times New Roman"/>
    </style:style>
    <style:style style:name="T129_39" style:family="text">
      <style:text-properties style:font-name="Times New Roman" style:font-name-asian="Times New Roman" style:font-name-complex="Times New Roman"/>
    </style:style>
    <style:style style:name="T129_40" style:family="text">
      <style:text-properties style:font-name="Times New Roman" style:font-name-asian="Times New Roman" style:font-name-complex="Times New Roman"/>
    </style:style>
    <style:style style:name="T129_41" style:family="text">
      <style:text-properties style:font-name="Times New Roman" style:font-name-asian="Times New Roman" style:font-name-complex="Times New Roman"/>
    </style:style>
    <style:style style:name="T129_42" style:family="text">
      <style:text-properties style:font-name="Times New Roman" style:font-name-asian="Times New Roman" style:font-name-complex="Times New Roman"/>
    </style:style>
    <style:style style:name="T129_43" style:family="text">
      <style:text-properties style:font-name="Times New Roman" style:font-name-asian="Times New Roman" style:font-name-complex="Times New Roman"/>
    </style:style>
    <style:style style:name="T129_44" style:family="text">
      <style:text-properties style:font-name="Times New Roman" style:font-name-asian="Times New Roman" style:font-name-complex="Times New Roman"/>
    </style:style>
    <style:style style:name="T129_45" style:family="text">
      <style:text-properties style:font-name="Times New Roman" style:font-name-asian="Times New Roman" style:font-name-complex="Times New Roman"/>
    </style:style>
    <style:style style:name="T129_46" style:family="text">
      <style:text-properties style:font-name="Times New Roman" style:font-name-asian="Times New Roman" style:font-name-complex="Times New Roman"/>
    </style:style>
    <style:style style:name="T129_47" style:family="text">
      <style:text-properties style:font-name="Times New Roman" style:font-name-asian="Times New Roman" style:font-name-complex="Times New Roman"/>
    </style:style>
    <style:style style:name="T129_48" style:family="text">
      <style:text-properties style:font-name="Times New Roman" style:font-name-asian="Times New Roman" style:font-name-complex="Times New Roman"/>
    </style:style>
    <style:style style:name="T129_49" style:family="text">
      <style:text-properties style:font-name="Times New Roman" style:font-name-asian="Times New Roman" style:font-name-complex="Times New Roman"/>
    </style:style>
    <style:style style:name="T129_50" style:family="text">
      <style:text-properties style:font-name="Times New Roman" style:font-name-asian="Times New Roman" style:font-name-complex="Times New Roman"/>
    </style:style>
    <style:style style:name="T129_51" style:family="text">
      <style:text-properties style:font-name="Times New Roman" style:font-name-asian="Times New Roman" style:font-name-complex="Times New Roman"/>
    </style:style>
    <style:style style:name="T129_52" style:family="text">
      <style:text-properties style:font-name="Times New Roman" style:font-name-asian="Times New Roman" style:font-name-complex="Times New Roman"/>
    </style:style>
    <style:style style:name="T129_53" style:family="text">
      <style:text-properties style:font-name="Times New Roman" style:font-name-asian="Times New Roman" style:font-name-complex="Times New Roman"/>
    </style:style>
    <style:style style:name="T129_54" style:family="text">
      <style:text-properties style:font-name="Times New Roman" style:font-name-asian="Times New Roman" style:font-name-complex="Times New Roman"/>
    </style:style>
    <style:style style:name="T129_55" style:family="text">
      <style:text-properties style:font-name="Times New Roman" style:font-name-asian="Times New Roman" style:font-name-complex="Times New Roman"/>
    </style:style>
    <style:style style:name="T129_56" style:family="text">
      <style:text-properties style:font-name="Times New Roman" style:font-name-asian="Times New Roman" style:font-name-complex="Times New Roman"/>
    </style:style>
    <style:style style:name="T129_57" style:family="text">
      <style:text-properties style:font-name="Times New Roman" style:font-name-asian="Times New Roman" style:font-name-complex="Times New Roman"/>
    </style:style>
    <style:style style:name="T129_58" style:family="text">
      <style:text-properties style:font-name="Times New Roman" style:font-name-asian="Times New Roman" style:font-name-complex="Times New Roman"/>
    </style:style>
    <style:style style:name="T129_59" style:family="text">
      <style:text-properties style:font-name="Times New Roman" style:font-name-asian="Times New Roman" style:font-name-complex="Times New Roman"/>
    </style:style>
    <style:style style:name="T129_60" style:family="text">
      <style:text-properties style:font-name="Times New Roman" style:font-name-asian="Times New Roman" style:font-name-complex="Times New Roman"/>
    </style:style>
    <style:style style:name="T129_61" style:family="text">
      <style:text-properties style:font-name="Times New Roman" style:font-name-asian="Times New Roman" style:font-name-complex="Times New Roman"/>
    </style:style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>
      <style:text-properties style:font-name="Times New Roman" style:font-name-asian="Times New Roman" style:font-name-complex="Times New Roman"/>
    </style:style>
    <style:style style:name="T129_69" style:family="text">
      <style:text-properties style:font-name="Times New Roman" style:font-name-asian="Times New Roman" style:font-name-complex="Times New Roman"/>
    </style:style>
    <style:style style:name="T129_70" style:family="text">
      <style:text-properties style:font-name="Times New Roman" style:font-name-asian="Times New Roman" style:font-name-complex="Times New Roman"/>
    </style:style>
    <style:style style:name="T129_71" style:family="text">
      <style:text-properties style:font-name="Times New Roman" style:font-name-asian="Times New Roman" style:font-name-complex="Times New Roman"/>
    </style:style>
    <style:style style:name="T129_72" style:family="text">
      <style:text-properties style:font-name="Times New Roman" style:font-name-asian="Times New Roman" style:font-name-complex="Times New Roman"/>
    </style:style>
    <style:style style:name="T129_73" style:family="text">
      <style:text-properties style:font-name="Times New Roman" style:font-name-asian="Times New Roman" style:font-name-complex="Times New Roman"/>
    </style:style>
    <style:style style:name="T129_74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break-before="auto" fo:text-indent="0cm" fo:line-height="115%" fo:margin-left="0cm" style:writing-mode="lr-tb"/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break-before="auto" fo:text-indent="0cm" fo:line-height="115%" fo:margin-left="0cm" style:writing-mode="lr-tb"/>
    </style:style>
    <style:style style:name="T131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1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1_3" style:family="text">
      <style:text-properties style:font-name="Times New Roman" style:font-name-asian="Times New Roman" style:font-name-complex="Times New Roman"/>
    </style:style>
    <style:style style:name="T131_4" style:family="text">
      <style:text-properties style:font-name="Times New Roman" style:font-name-asian="Times New Roman" style:font-name-complex="Times New Roman"/>
    </style:style>
    <style:style style:name="T131_5" style:family="text">
      <style:text-properties style:font-name="Times New Roman" style:font-name-asian="Times New Roman" style:font-name-complex="Times New Roman"/>
    </style:style>
    <style:style style:name="T131_6" style:family="text">
      <style:text-properties style:font-name="Times New Roman" style:font-name-asian="Times New Roman" style:font-name-complex="Times New Roman"/>
    </style:style>
    <style:style style:name="T131_7" style:family="text">
      <style:text-properties style:font-name="Times New Roman" style:font-name-asian="Times New Roman" style:font-name-complex="Times New Roman"/>
    </style:style>
    <style:style style:name="T131_8" style:family="text">
      <style:text-properties style:font-name="Times New Roman" style:font-name-asian="Times New Roman" style:font-name-complex="Times New Roman"/>
    </style:style>
    <style:style style:name="T131_9" style:family="text">
      <style:text-properties style:font-name="Times New Roman" style:font-name-asian="Times New Roman" style:font-name-complex="Times New Roman"/>
    </style:style>
    <style:style style:name="T131_10" style:family="text">
      <style:text-properties style:font-name="Times New Roman" style:font-name-asian="Times New Roman" style:font-name-complex="Times New Roman"/>
    </style:style>
    <style:style style:name="T131_11" style:family="text">
      <style:text-properties style:font-name="Times New Roman" style:font-name-asian="Times New Roman" style:font-name-complex="Times New Roman"/>
    </style:style>
    <style:style style:name="T131_12" style:family="text">
      <style:text-properties style:font-name="Times New Roman" style:font-name-asian="Times New Roman" style:font-name-complex="Times New Roman"/>
    </style:style>
    <style:style style:name="T131_13" style:family="text">
      <style:text-properties style:font-name="Times New Roman" style:font-name-asian="Times New Roman" style:font-name-complex="Times New Roman"/>
    </style:style>
    <style:style style:name="T131_14" style:family="text">
      <style:text-properties style:font-name="Times New Roman" style:font-name-asian="Times New Roman" style:font-name-complex="Times New Roman"/>
    </style:style>
    <style:style style:name="T131_15" style:family="text">
      <style:text-properties style:font-name="Times New Roman" style:font-name-asian="Times New Roman" style:font-name-complex="Times New Roman"/>
    </style:style>
    <style:style style:name="T131_16" style:family="text">
      <style:text-properties style:font-name="Times New Roman" style:font-name-asian="Times New Roman" style:font-name-complex="Times New Roman"/>
    </style:style>
    <style:style style:name="T131_17" style:family="text">
      <style:text-properties style:font-name="Times New Roman" style:font-name-asian="Times New Roman" style:font-name-complex="Times New Roman"/>
    </style:style>
    <style:style style:name="T131_18" style:family="text">
      <style:text-properties style:font-name="Times New Roman" style:font-name-asian="Times New Roman" style:font-name-complex="Times New Roman"/>
    </style:style>
    <style:style style:name="T131_19" style:family="text">
      <style:text-properties style:font-name="Times New Roman" style:font-name-asian="Times New Roman" style:font-name-complex="Times New Roman"/>
    </style:style>
    <style:style style:name="T131_20" style:family="text">
      <style:text-properties style:font-name="Times New Roman" style:font-name-asian="Times New Roman" style:font-name-complex="Times New Roman"/>
    </style:style>
    <style:style style:name="T131_21" style:family="text">
      <style:text-properties style:font-name="Times New Roman" style:font-name-asian="Times New Roman" style:font-name-complex="Times New Roman"/>
    </style:style>
    <style:style style:name="T131_22" style:family="text">
      <style:text-properties style:font-name="Times New Roman" style:font-name-asian="Times New Roman" style:font-name-complex="Times New Roman"/>
    </style:style>
    <style:style style:name="T131_23" style:family="text">
      <style:text-properties style:font-name="Times New Roman" style:font-name-asian="Times New Roman" style:font-name-complex="Times New Roman"/>
    </style:style>
    <style:style style:name="T131_24" style:family="text">
      <style:text-properties style:font-name="Times New Roman" style:font-name-asian="Times New Roman" style:font-name-complex="Times New Roman"/>
    </style:style>
    <style:style style:name="T131_25" style:family="text">
      <style:text-properties style:font-name="Times New Roman" style:font-name-asian="Times New Roman" style:font-name-complex="Times New Roman"/>
    </style:style>
    <style:style style:name="T131_26" style:family="text">
      <style:text-properties style:font-name="Times New Roman" style:font-name-asian="Times New Roman" style:font-name-complex="Times New Roman"/>
    </style:style>
    <style:style style:name="T131_27" style:family="text">
      <style:text-properties style:font-name="Times New Roman" style:font-name-asian="Times New Roman" style:font-name-complex="Times New Roman"/>
    </style:style>
    <style:style style:name="T131_28" style:family="text">
      <style:text-properties style:font-name="Times New Roman" style:font-name-asian="Times New Roman" style:font-name-complex="Times New Roman"/>
    </style:style>
    <style:style style:name="T131_29" style:family="text">
      <style:text-properties style:font-name="Times New Roman" style:font-name-asian="Times New Roman" style:font-name-complex="Times New Roman"/>
    </style:style>
    <style:style style:name="T131_30" style:family="text">
      <style:text-properties style:font-name="Times New Roman" style:font-name-asian="Times New Roman" style:font-name-complex="Times New Roman"/>
    </style:style>
    <style:style style:name="T131_31" style:family="text">
      <style:text-properties style:font-name="Times New Roman" style:font-name-asian="Times New Roman" style:font-name-complex="Times New Roman"/>
    </style:style>
    <style:style style:name="T131_32" style:family="text">
      <style:text-properties style:font-name="Times New Roman" style:font-name-asian="Times New Roman" style:font-name-complex="Times New Roman"/>
    </style:style>
    <style:style style:name="T131_33" style:family="text">
      <style:text-properties style:font-name="Times New Roman" style:font-name-asian="Times New Roman" style:font-name-complex="Times New Roman"/>
    </style:style>
    <style:style style:name="T131_34" style:family="text">
      <style:text-properties style:font-name="Times New Roman" style:font-name-asian="Times New Roman" style:font-name-complex="Times New Roman"/>
    </style:style>
    <style:style style:name="T131_35" style:family="text">
      <style:text-properties style:font-name="Times New Roman" style:font-name-asian="Times New Roman" style:font-name-complex="Times New Roman"/>
    </style:style>
    <style:style style:name="T131_36" style:family="text">
      <style:text-properties style:font-name="Times New Roman" style:font-name-asian="Times New Roman" style:font-name-complex="Times New Roman"/>
    </style:style>
    <style:style style:name="T131_37" style:family="text">
      <style:text-properties style:font-name="Times New Roman" style:font-name-asian="Times New Roman" style:font-name-complex="Times New Roman"/>
    </style:style>
    <style:style style:name="T131_38" style:family="text">
      <style:text-properties style:font-name="Times New Roman" style:font-name-asian="Times New Roman" style:font-name-complex="Times New Roman"/>
    </style:style>
    <style:style style:name="T131_39" style:family="text">
      <style:text-properties style:font-name="Times New Roman" style:font-name-asian="Times New Roman" style:font-name-complex="Times New Roman"/>
    </style:style>
    <style:style style:name="T131_40" style:family="text">
      <style:text-properties style:font-name="Times New Roman" style:font-name-asian="Times New Roman" style:font-name-complex="Times New Roman"/>
    </style:style>
    <style:style style:name="T131_41" style:family="text">
      <style:text-properties style:font-name="Times New Roman" style:font-name-asian="Times New Roman" style:font-name-complex="Times New Roman"/>
    </style:style>
    <style:style style:name="T131_42" style:family="text">
      <style:text-properties style:font-name="Times New Roman" style:font-name-asian="Times New Roman" style:font-name-complex="Times New Roman"/>
    </style:style>
    <style:style style:name="T131_43" style:family="text">
      <style:text-properties style:font-name="Times New Roman" style:font-name-asian="Times New Roman" style:font-name-complex="Times New Roman"/>
    </style:style>
    <style:style style:name="T131_44" style:family="text">
      <style:text-properties style:font-name="Times New Roman" style:font-name-asian="Times New Roman" style:font-name-complex="Times New Roman"/>
    </style:style>
    <style:style style:name="T131_45" style:family="text">
      <style:text-properties style:font-name="Times New Roman" style:font-name-asian="Times New Roman" style:font-name-complex="Times New Roman"/>
    </style:style>
    <style:style style:name="T131_46" style:family="text">
      <style:text-properties style:font-name="Times New Roman" style:font-name-asian="Times New Roman" style:font-name-complex="Times New Roman"/>
    </style:style>
    <style:style style:name="T131_47" style:family="text">
      <style:text-properties style:font-name="Times New Roman" style:font-name-asian="Times New Roman" style:font-name-complex="Times New Roman"/>
    </style:style>
    <style:style style:name="T131_48" style:family="text">
      <style:text-properties style:font-name="Times New Roman" style:font-name-asian="Times New Roman" style:font-name-complex="Times New Roman"/>
    </style:style>
    <style:style style:name="T131_49" style:family="text">
      <style:text-properties style:font-name="Times New Roman" style:font-name-asian="Times New Roman" style:font-name-complex="Times New Roman"/>
    </style:style>
    <style:style style:name="T131_50" style:family="text">
      <style:text-properties style:font-name="Times New Roman" style:font-name-asian="Times New Roman" style:font-name-complex="Times New Roman"/>
    </style:style>
    <style:style style:name="T131_51" style:family="text">
      <style:text-properties style:font-name="Times New Roman" style:font-name-asian="Times New Roman" style:font-name-complex="Times New Roman"/>
    </style:style>
    <style:style style:name="T131_52" style:family="text">
      <style:text-properties style:font-name="Times New Roman" style:font-name-asian="Times New Roman" style:font-name-complex="Times New Roman"/>
    </style:style>
    <style:style style:name="T131_53" style:family="text">
      <style:text-properties style:font-name="Times New Roman" style:font-name-asian="Times New Roman" style:font-name-complex="Times New Roman"/>
    </style:style>
    <style:style style:name="T131_54" style:family="text">
      <style:text-properties style:font-name="Times New Roman" style:font-name-asian="Times New Roman" style:font-name-complex="Times New Roman"/>
    </style:style>
    <style:style style:name="T131_55" style:family="text">
      <style:text-properties style:font-name="Times New Roman" style:font-name-asian="Times New Roman" style:font-name-complex="Times New Roman"/>
    </style:style>
    <style:style style:name="T131_56" style:family="text">
      <style:text-properties style:font-name="Times New Roman" style:font-name-asian="Times New Roman" style:font-name-complex="Times New Roman"/>
    </style:style>
    <style:style style:name="T131_57" style:family="text">
      <style:text-properties style:font-name="Times New Roman" style:font-name-asian="Times New Roman" style:font-name-complex="Times New Roman"/>
    </style:style>
    <style:style style:name="T131_58" style:family="text">
      <style:text-properties style:font-name="Times New Roman" style:font-name-asian="Times New Roman" style:font-name-complex="Times New Roman"/>
    </style:style>
    <style:style style:name="T131_59" style:family="text">
      <style:text-properties style:font-name="Times New Roman" style:font-name-asian="Times New Roman" style:font-name-complex="Times New Roman"/>
    </style:style>
    <style:style style:name="T131_60" style:family="text">
      <style:text-properties style:font-name="Times New Roman" style:font-name-asian="Times New Roman" style:font-name-complex="Times New Roman"/>
    </style:style>
    <style:style style:name="T131_61" style:family="text">
      <style:text-properties style:font-name="Times New Roman" style:font-name-asian="Times New Roman" style:font-name-complex="Times New Roman"/>
    </style:style>
    <style:style style:name="T131_62" style:family="text">
      <style:text-properties style:font-name="Times New Roman" style:font-name-asian="Times New Roman" style:font-name-complex="Times New Roman"/>
    </style:style>
    <style:style style:name="T131_63" style:family="text">
      <style:text-properties style:font-name="Times New Roman" style:font-name-asian="Times New Roman" style:font-name-complex="Times New Roman"/>
    </style:style>
    <style:style style:name="T131_64" style:family="text">
      <style:text-properties style:font-name="Times New Roman" style:font-name-asian="Times New Roman" style:font-name-complex="Times New Roman"/>
    </style:style>
    <style:style style:name="T131_65" style:family="text">
      <style:text-properties style:font-name="Times New Roman" style:font-name-asian="Times New Roman" style:font-name-complex="Times New Roman"/>
    </style:style>
    <style:style style:name="T131_66" style:family="text">
      <style:text-properties style:font-name="Times New Roman" style:font-name-asian="Times New Roman" style:font-name-complex="Times New Roman"/>
    </style:style>
    <style:style style:name="T131_67" style:family="text">
      <style:text-properties style:font-name="Times New Roman" style:font-name-asian="Times New Roman" style:font-name-complex="Times New Roman"/>
    </style:style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P132" style:family="paragraph" style:parent-style-name="Heading_20_1">
      <style:paragraph-properties fo:break-before="auto" fo:line-height="115%" style:writing-mode="lr-tb"/>
    </style:style>
    <style:style style:name="T132_1" style:family="text">
      <style:text-properties style:font-name="Times New Roman" style:font-name-asian="Times New Roman" style:font-name-complex="Times New Roman"/>
    </style:style>
    <style:style style:name="T132_2" style:family="text">
      <style:text-properties style:font-name="Times New Roman" style:font-name-asian="Times New Roman" style:font-name-complex="Times New Roman"/>
    </style:style>
    <style:style style:name="T132_3" style:family="text">
      <style:text-properties style:font-name="Times New Roman" style:font-name-asian="Times New Roman" style:font-name-complex="Times New Roman"/>
    </style:style>
    <style:style style:name="T132_4" style:family="text">
      <style:text-properties style:font-name="Times New Roman" style:font-name-asian="Times New Roman" style:font-name-complex="Times New Roman"/>
    </style:style>
    <style:style style:name="T132_5" style:family="text">
      <style:text-properties style:font-name="Times New Roman" style:font-name-asian="Times New Roman" style:font-name-complex="Times New Roman"/>
    </style:style>
    <style:style style:name="T132_6" style:family="text">
      <style:text-properties style:font-name="Times New Roman" style:font-name-asian="Times New Roman" style:font-name-complex="Times New Roman"/>
    </style:style>
    <style:style style:name="T132_7" style:family="text">
      <style:text-properties style:font-name="Times New Roman" style:font-name-asian="Times New Roman" style:font-name-complex="Times New Roman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text-indent="0cm" fo:line-height="115%" fo:margin-left="0cm" style:writing-mode="lr-tb"/>
    </style:style>
    <style:style style:name="T13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5" style:family="paragraph" style:parent-style-name="Standard">
      <style:paragraph-properties fo:break-before="auto" fo:text-indent="0cm" fo:line-height="115%" fo:margin-left="0.635cm" style:writing-mode="lr-tb"/>
    </style:style>
    <style:style style:name="T145_1" style:family="text">
      <style:text-properties style:font-name="Times New Roman" style:font-name-asian="Times New Roman" style:font-name-complex="Times New Roman"/>
    </style:style>
    <style:style style:name="T145_2" style:family="text">
      <style:text-properties style:font-name="Times New Roman" style:font-name-asian="Times New Roman" style:font-name-complex="Times New Roman"/>
    </style:style>
    <style:style style:name="T145_3" style:family="text">
      <style:text-properties style:font-name="Times New Roman" style:font-name-asian="Times New Roman" style:font-name-complex="Times New Roman"/>
    </style:style>
    <style:style style:name="T145_4" style:family="text">
      <style:text-properties style:font-name="Times New Roman" style:font-name-asian="Times New Roman" style:font-name-complex="Times New Roman"/>
    </style:style>
    <style:style style:name="T145_5" style:family="text">
      <style:text-properties style:font-name="Times New Roman" style:font-name-asian="Times New Roman" style:font-name-complex="Times New Roman"/>
    </style:style>
    <style:style style:name="T145_6" style:family="text">
      <style:text-properties style:font-name="Times New Roman" style:font-name-asian="Times New Roman" style:font-name-complex="Times New Roman"/>
    </style:style>
    <style:style style:name="T145_7" style:family="text">
      <style:text-properties style:font-name="Times New Roman" style:font-name-asian="Times New Roman" style:font-name-complex="Times New Roman"/>
    </style:style>
    <style:style style:name="T145_8" style:family="text">
      <style:text-properties style:font-name="Times New Roman" style:font-name-asian="Times New Roman" style:font-name-complex="Times New Roman"/>
    </style:style>
    <style:style style:name="T145_9" style:family="text">
      <style:text-properties style:font-name="Times New Roman" style:font-name-asian="Times New Roman" style:font-name-complex="Times New Roman"/>
    </style:style>
    <style:style style:name="T145_10" style:family="text">
      <style:text-properties style:font-name="Times New Roman" style:font-name-asian="Times New Roman" style:font-name-complex="Times New Roman"/>
    </style:style>
    <style:style style:name="T145_11" style:family="text">
      <style:text-properties style:font-name="Times New Roman" style:font-name-asian="Times New Roman" style:font-name-complex="Times New Roman"/>
    </style:style>
    <style:style style:name="T145_12" style:family="text">
      <style:text-properties style:font-name="Times New Roman" style:font-name-asian="Times New Roman" style:font-name-complex="Times New Roman"/>
    </style:style>
    <style:style style:name="T145_13" style:family="text">
      <style:text-properties style:font-name="Times New Roman" style:font-name-asian="Times New Roman" style:font-name-complex="Times New Roman"/>
    </style:style>
    <style:style style:name="T145_14" style:family="text">
      <style:text-properties style:font-name="Times New Roman" style:font-name-asian="Times New Roman" style:font-name-complex="Times New Roman"/>
    </style:style>
    <style:style style:name="T145_15" style:family="text">
      <style:text-properties style:font-name="Times New Roman" style:font-name-asian="Times New Roman" style:font-name-complex="Times New Roman"/>
    </style:style>
    <style:style style:name="T145_16" style:family="text"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break-before="auto" fo:text-indent="0cm" fo:line-height="115%" fo:margin-left="0.635cm" style:writing-mode="lr-tb"/>
    </style:style>
    <style:style style:name="P147" style:family="paragraph" style:parent-style-name="Standard">
      <style:paragraph-properties fo:break-before="auto" fo:text-indent="0cm" fo:line-height="115%" fo:margin-left="0.635cm" style:writing-mode="lr-tb"/>
    </style:style>
    <style:style style:name="T147_1" style:family="text">
      <style:text-properties fo:font-style="italic" style:font-style-asian="italic" style:font-style-complex="italic"/>
    </style:style>
    <style:style style:name="T147_2" style:family="text">
      <style:text-properties fo:font-style="italic" style:font-style-asian="italic" style:font-style-complex="italic"/>
    </style:style>
    <style:style style:name="T147_3" style:family="text">
      <style:text-properties style:font-name="Times New Roman" style:font-name-asian="Times New Roman" style:font-name-complex="Times New Roman"/>
    </style:style>
    <style:style style:name="T147_4" style:family="text">
      <style:text-properties style:font-name="Times New Roman" style:font-name-asian="Times New Roman" style:font-name-complex="Times New Roman"/>
    </style:style>
    <style:style style:name="T147_5" style:family="text">
      <style:text-properties style:font-name="Times New Roman" style:font-name-asian="Times New Roman" style:font-name-complex="Times New Roman"/>
    </style:style>
    <style:style style:name="T147_6" style:family="text">
      <style:text-properties style:font-name="Times New Roman" style:font-name-asian="Times New Roman" style:font-name-complex="Times New Roman"/>
    </style:style>
    <style:style style:name="T147_7" style:family="text">
      <style:text-properties style:font-name="Times New Roman" style:font-name-asian="Times New Roman" style:font-name-complex="Times New Roman"/>
    </style:style>
    <style:style style:name="T147_8" style:family="text">
      <style:text-properties style:font-name="Times New Roman" style:font-name-asian="Times New Roman" style:font-name-complex="Times New Roman"/>
    </style:style>
    <style:style style:name="T147_9" style:family="text">
      <style:text-properties style:font-name="Times New Roman" style:font-name-asian="Times New Roman" style:font-name-complex="Times New Roman"/>
    </style:style>
    <style:style style:name="T147_10" style:family="text">
      <style:text-properties style:font-name="Times New Roman" style:font-name-asian="Times New Roman" style:font-name-complex="Times New Roman"/>
    </style:style>
    <style:style style:name="T147_11" style:family="text">
      <style:text-properties style:font-name="Times New Roman" style:font-name-asian="Times New Roman" style:font-name-complex="Times New Roman"/>
    </style:style>
    <style:style style:name="T147_12" style:family="text">
      <style:text-properties style:font-name="Times New Roman" style:font-name-asian="Times New Roman" style:font-name-complex="Times New Roman"/>
    </style:style>
    <style:style style:name="T147_13" style:family="text">
      <style:text-properties style:font-name="Times New Roman" style:font-name-asian="Times New Roman" style:font-name-complex="Times New Roman"/>
    </style:style>
    <style:style style:name="T147_14" style:family="text">
      <style:text-properties style:font-name="Times New Roman" style:font-name-asian="Times New Roman" style:font-name-complex="Times New Roman"/>
    </style:style>
    <style:style style:name="T147_15" style:family="text">
      <style:text-properties style:font-name="Times New Roman" style:font-name-asian="Times New Roman" style:font-name-complex="Times New Roman"/>
    </style:style>
    <style:style style:name="T147_16" style:family="text">
      <style:text-properties style:font-name="Times New Roman" style:font-name-asian="Times New Roman" style:font-name-complex="Times New Roman"/>
    </style:style>
    <style:style style:name="T147_17" style:family="text">
      <style:text-properties style:font-name="Times New Roman" style:font-name-asian="Times New Roman" style:font-name-complex="Times New Roman"/>
    </style:style>
    <style:style style:name="T147_18" style:family="text">
      <style:text-properties style:font-name="Times New Roman" style:font-name-asian="Times New Roman" style:font-name-complex="Times New Roman"/>
    </style:style>
    <style:style style:name="T147_19" style:family="text">
      <style:text-properties style:font-name="Times New Roman" style:font-name-asian="Times New Roman" style:font-name-complex="Times New Roman"/>
    </style:style>
    <style:style style:name="T147_20" style:family="text">
      <style:text-properties style:font-name="Times New Roman" style:font-name-asian="Times New Roman" style:font-name-complex="Times New Roman"/>
    </style:style>
    <style:style style:name="T147_21" style:family="text">
      <style:text-properties style:font-name="Times New Roman" style:font-name-asian="Times New Roman" style:font-name-complex="Times New Roman"/>
    </style:style>
    <style:style style:name="T147_22" style:family="text">
      <style:text-properties style:font-name="Times New Roman" style:font-name-asian="Times New Roman" style:font-name-complex="Times New Roman"/>
    </style:style>
    <style:style style:name="T147_23" style:family="text"/>
    <style:style style:name="T147_24" style:family="text"/>
    <style:style style:name="T147_25" style:family="text"/>
    <style:style style:name="T147_26" style:family="text"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break-before="auto" fo:text-indent="0cm" fo:line-height="115%" fo:margin-left="0.635cm" style:writing-mode="lr-tb"/>
    </style:style>
    <style:style style:name="P149" style:family="paragraph" style:parent-style-name="Standard">
      <style:paragraph-properties fo:break-before="auto" fo:text-indent="0cm" fo:line-height="115%" fo:margin-left="0.635cm" style:writing-mode="lr-tb"/>
    </style:style>
    <style:style style:name="T149_1" style:family="text">
      <style:text-properties fo:font-style="italic" style:font-style-asian="italic" style:font-style-complex="italic"/>
    </style:style>
    <style:style style:name="T149_2" style:family="text">
      <style:text-properties fo:font-style="italic" style:font-style-asian="italic" style:font-style-complex="italic"/>
    </style:style>
    <style:style style:name="T149_3" style:family="text">
      <style:text-properties style:font-name="Times New Roman" style:font-name-asian="Times New Roman" style:font-name-complex="Times New Roman"/>
    </style:style>
    <style:style style:name="T149_4" style:family="text">
      <style:text-properties style:font-name="Times New Roman" style:font-name-asian="Times New Roman" style:font-name-complex="Times New Roman"/>
    </style:style>
    <style:style style:name="T149_5" style:family="text">
      <style:text-properties style:font-name="Times New Roman" style:font-name-asian="Times New Roman" style:font-name-complex="Times New Roman"/>
    </style:style>
    <style:style style:name="T149_6" style:family="text">
      <style:text-properties style:font-name="Times New Roman" style:font-name-asian="Times New Roman" style:font-name-complex="Times New Roman"/>
    </style:style>
    <style:style style:name="T149_7" style:family="text">
      <style:text-properties style:font-name="Times New Roman" style:font-name-asian="Times New Roman" style:font-name-complex="Times New Roman"/>
    </style:style>
    <style:style style:name="T149_8" style:family="text">
      <style:text-properties style:font-name="Times New Roman" style:font-name-asian="Times New Roman" style:font-name-complex="Times New Roman"/>
    </style:style>
    <style:style style:name="T149_9" style:family="text">
      <style:text-properties style:font-name="Times New Roman" style:font-name-asian="Times New Roman" style:font-name-complex="Times New Roman"/>
    </style:style>
    <style:style style:name="T149_10" style:family="text">
      <style:text-properties style:font-name="Times New Roman" style:font-name-asian="Times New Roman" style:font-name-complex="Times New Roman"/>
    </style:style>
    <style:style style:name="T149_11" style:family="text">
      <style:text-properties style:font-name="Times New Roman" style:font-name-asian="Times New Roman" style:font-name-complex="Times New Roman"/>
    </style:style>
    <style:style style:name="T149_12" style:family="text">
      <style:text-properties style:font-name="Times New Roman" style:font-name-asian="Times New Roman" style:font-name-complex="Times New Roman"/>
    </style:style>
    <style:style style:name="T149_13" style:family="text">
      <style:text-properties style:font-name="Times New Roman" style:font-name-asian="Times New Roman" style:font-name-complex="Times New Roman"/>
    </style:style>
    <style:style style:name="T149_14" style:family="text">
      <style:text-properties style:font-name="Times New Roman" style:font-name-asian="Times New Roman" style:font-name-complex="Times New Roman"/>
    </style:style>
    <style:style style:name="T149_15" style:family="text">
      <style:text-properties style:font-name="Times New Roman" style:font-name-asian="Times New Roman" style:font-name-complex="Times New Roman"/>
    </style:style>
    <style:style style:name="T149_16" style:family="text">
      <style:text-properties style:font-name="Times New Roman" style:font-name-asian="Times New Roman" style:font-name-complex="Times New Roman"/>
    </style:style>
    <style:style style:name="T149_17" style:family="text">
      <style:text-properties style:font-name="Times New Roman" style:font-name-asian="Times New Roman" style:font-name-complex="Times New Roman"/>
    </style:style>
    <style:style style:name="T149_18" style:family="text">
      <style:text-properties style:font-name="Times New Roman" style:font-name-asian="Times New Roman" style:font-name-complex="Times New Roman"/>
    </style:style>
    <style:style style:name="T149_19" style:family="text">
      <style:text-properties style:font-name="Times New Roman" style:font-name-asian="Times New Roman" style:font-name-complex="Times New Roman"/>
    </style:style>
    <style:style style:name="T149_20" style:family="text">
      <style:text-properties style:font-name="Times New Roman" style:font-name-asian="Times New Roman" style:font-name-complex="Times New Roman"/>
    </style:style>
    <style:style style:name="T149_21" style:family="text">
      <style:text-properties style:font-name="Times New Roman" style:font-name-asian="Times New Roman" style:font-name-complex="Times New Roman"/>
    </style:style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P150" style:family="paragraph" style:parent-style-name="Standard">
      <style:paragraph-properties fo:break-before="auto" fo:text-indent="0cm" fo:line-height="115%" fo:margin-left="0cm" style:writing-mode="lr-tb"/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break-before="auto" fo:text-indent="0cm" fo:line-height="115%" fo:margin-left="0cm" style:writing-mode="lr-tb"/>
    </style:style>
    <style:style style:name="T15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3" style:family="paragraph" style:parent-style-name="Standard">
      <style:paragraph-properties fo:break-before="auto" fo:text-indent="0cm" fo:line-height="115%" fo:margin-left="0.635cm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T153_3" style:family="text">
      <style:text-properties style:font-name="Times New Roman" style:font-name-asian="Times New Roman" style:font-name-complex="Times New Roman"/>
    </style:style>
    <style:style style:name="T153_4" style:family="text">
      <style:text-properties style:font-name="Times New Roman" style:font-name-asian="Times New Roman" style:font-name-complex="Times New Roman"/>
    </style:style>
    <style:style style:name="T153_5" style:family="text">
      <style:text-properties style:font-name="Times New Roman" style:font-name-asian="Times New Roman" style:font-name-complex="Times New Roman"/>
    </style:style>
    <style:style style:name="T153_6" style:family="text">
      <style:text-properties style:font-name="Times New Roman" style:font-name-asian="Times New Roman" style:font-name-complex="Times New Roman"/>
    </style:style>
    <style:style style:name="T153_7" style:family="text">
      <style:text-properties style:font-name="Times New Roman" style:font-name-asian="Times New Roman" style:font-name-complex="Times New Roman"/>
    </style:style>
    <style:style style:name="T153_8" style:family="text">
      <style:text-properties style:font-name="Times New Roman" style:font-name-asian="Times New Roman" style:font-name-complex="Times New Roman"/>
    </style:style>
    <style:style style:name="T153_9" style:family="text">
      <style:text-properties style:font-name="Times New Roman" style:font-name-asian="Times New Roman" style:font-name-complex="Times New Roman"/>
    </style:style>
    <style:style style:name="T153_10" style:family="text">
      <style:text-properties style:font-name="Times New Roman" style:font-name-asian="Times New Roman" style:font-name-complex="Times New Roman"/>
    </style:style>
    <style:style style:name="T153_11" style:family="text">
      <style:text-properties style:font-name="Times New Roman" style:font-name-asian="Times New Roman" style:font-name-complex="Times New Roman"/>
    </style:style>
    <style:style style:name="T153_12" style:family="text">
      <style:text-properties style:font-name="Times New Roman" style:font-name-asian="Times New Roman" style:font-name-complex="Times New Roman"/>
    </style:style>
    <style:style style:name="T153_13" style:family="text">
      <style:text-properties style:font-name="Times New Roman" style:font-name-asian="Times New Roman" style:font-name-complex="Times New Roman"/>
    </style:style>
    <style:style style:name="T153_14" style:family="text">
      <style:text-properties style:font-name="Times New Roman" style:font-name-asian="Times New Roman" style:font-name-complex="Times New Roman"/>
    </style:style>
    <style:style style:name="T153_15" style:family="text">
      <style:text-properties style:font-name="Times New Roman" style:font-name-asian="Times New Roman" style:font-name-complex="Times New Roman"/>
    </style:style>
    <style:style style:name="T153_16" style:family="text">
      <style:text-properties style:font-name="Times New Roman" style:font-name-asian="Times New Roman" style:font-name-complex="Times New Roman"/>
    </style:style>
    <style:style style:name="T153_17" style:family="text">
      <style:text-properties style:font-name="Times New Roman" style:font-name-asian="Times New Roman" style:font-name-complex="Times New Roman"/>
    </style:style>
    <style:style style:name="T153_18" style:family="text">
      <style:text-properties style:font-name="Times New Roman" style:font-name-asian="Times New Roman" style:font-name-complex="Times New Roman"/>
    </style:style>
    <style:style style:name="T153_19" style:family="text">
      <style:text-properties style:font-name="Times New Roman" style:font-name-asian="Times New Roman" style:font-name-complex="Times New Roman"/>
    </style:style>
    <style:style style:name="T153_20" style:family="text">
      <style:text-properties style:font-name="Times New Roman" style:font-name-asian="Times New Roman" style:font-name-complex="Times New Roman"/>
    </style:style>
    <style:style style:name="T153_21" style:family="text">
      <style:text-properties style:font-name="Times New Roman" style:font-name-asian="Times New Roman" style:font-name-complex="Times New Roman"/>
    </style:style>
    <style:style style:name="T153_22" style:family="text">
      <style:text-properties style:font-name="Times New Roman" style:font-name-asian="Times New Roman" style:font-name-complex="Times New Roman"/>
    </style:style>
    <style:style style:name="T153_23" style:family="text">
      <style:text-properties style:font-name="Times New Roman" style:font-name-asian="Times New Roman" style:font-name-complex="Times New Roman"/>
    </style:style>
    <style:style style:name="T153_24" style:family="text">
      <style:text-properties style:font-name="Times New Roman" style:font-name-asian="Times New Roman" style:font-name-complex="Times New Roman"/>
    </style:style>
    <style:style style:name="T153_25" style:family="text">
      <style:text-properties style:font-name="Times New Roman" style:font-name-asian="Times New Roman" style:font-name-complex="Times New Roman"/>
    </style:style>
    <style:style style:name="T153_26" style:family="text">
      <style:text-properties style:font-name="Times New Roman" style:font-name-asian="Times New Roman" style:font-name-complex="Times New Roman"/>
    </style:style>
    <style:style style:name="T153_27" style:family="text">
      <style:text-properties style:font-name="Times New Roman" style:font-name-asian="Times New Roman" style:font-name-complex="Times New Roman"/>
    </style:style>
    <style:style style:name="T153_28" style:family="text">
      <style:text-properties style:font-name="Times New Roman" style:font-name-asian="Times New Roman" style:font-name-complex="Times New Roman"/>
    </style:style>
    <style:style style:name="T153_29" style:family="text">
      <style:text-properties style:font-name="Times New Roman" style:font-name-asian="Times New Roman" style:font-name-complex="Times New Roman"/>
    </style:style>
    <style:style style:name="T153_30" style:family="text">
      <style:text-properties style:font-name="Times New Roman" style:font-name-asian="Times New Roman" style:font-name-complex="Times New Roman"/>
    </style:style>
    <style:style style:name="T153_31" style:family="text">
      <style:text-properties style:font-name="Times New Roman" style:font-name-asian="Times New Roman" style:font-name-complex="Times New Roman"/>
    </style:style>
    <style:style style:name="T153_32" style:family="text">
      <style:text-properties style:font-name="Times New Roman" style:font-name-asian="Times New Roman" style:font-name-complex="Times New Roman"/>
    </style:style>
    <style:style style:name="T153_33" style:family="text">
      <style:text-properties style:font-name="Times New Roman" style:font-name-asian="Times New Roman" style:font-name-complex="Times New Roman"/>
    </style:style>
    <style:style style:name="T153_34" style:family="text">
      <style:text-properties style:font-name="Times New Roman" style:font-name-asian="Times New Roman" style:font-name-complex="Times New Roman"/>
    </style:style>
    <style:style style:name="T153_35" style:family="text">
      <style:text-properties style:font-name="Times New Roman" style:font-name-asian="Times New Roman" style:font-name-complex="Times New Roman"/>
    </style:style>
    <style:style style:name="P154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55" style:family="paragraph" style:parent-style-name="Standard">
      <style:paragraph-properties fo:break-before="auto" fo:text-indent="0cm" fo:line-height="115%" fo:margin-left="0.635cm" style:writing-mode="lr-tb"/>
    </style:style>
    <style:style style:name="T155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5_3" style:family="text">
      <style:text-properties style:font-name="Times New Roman" style:font-name-asian="Times New Roman" style:font-name-complex="Times New Roman"/>
    </style:style>
    <style:style style:name="T155_4" style:family="text">
      <style:text-properties style:font-name="Times New Roman" style:font-name-asian="Times New Roman" style:font-name-complex="Times New Roman"/>
    </style:style>
    <style:style style:name="T155_5" style:family="text">
      <style:text-properties style:font-name="Times New Roman" style:font-name-asian="Times New Roman" style:font-name-complex="Times New Roman"/>
    </style:style>
    <style:style style:name="T155_6" style:family="text">
      <style:text-properties style:font-name="Times New Roman" style:font-name-asian="Times New Roman" style:font-name-complex="Times New Roman"/>
    </style:style>
    <style:style style:name="T155_7" style:family="text">
      <style:text-properties style:font-name="Times New Roman" style:font-name-asian="Times New Roman" style:font-name-complex="Times New Roman"/>
    </style:style>
    <style:style style:name="T155_8" style:family="text">
      <style:text-properties style:font-name="Times New Roman" style:font-name-asian="Times New Roman" style:font-name-complex="Times New Roman"/>
    </style:style>
    <style:style style:name="T155_9" style:family="text">
      <style:text-properties style:font-name="Times New Roman" style:font-name-asian="Times New Roman" style:font-name-complex="Times New Roman"/>
    </style:style>
    <style:style style:name="T155_10" style:family="text">
      <style:text-properties style:font-name="Times New Roman" style:font-name-asian="Times New Roman" style:font-name-complex="Times New Roman"/>
    </style:style>
    <style:style style:name="T155_11" style:family="text">
      <style:text-properties style:font-name="Times New Roman" style:font-name-asian="Times New Roman" style:font-name-complex="Times New Roman"/>
    </style:style>
    <style:style style:name="T155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5_13" style:family="text">
      <style:text-properties style:font-name="Times New Roman" style:font-name-asian="Times New Roman" style:font-name-complex="Times New Roman"/>
    </style:style>
    <style:style style:name="T155_14" style:family="text">
      <style:text-properties style:font-name="Times New Roman" style:font-name-asian="Times New Roman" style:font-name-complex="Times New Roman"/>
    </style:style>
    <style:style style:name="T155_15" style:family="text">
      <style:text-properties style:font-name="Times New Roman" style:font-name-asian="Times New Roman" style:font-name-complex="Times New Roman"/>
    </style:style>
    <style:style style:name="T155_16" style:family="text">
      <style:text-properties style:font-name="Times New Roman" style:font-name-asian="Times New Roman" style:font-name-complex="Times New Roman"/>
    </style:style>
    <style:style style:name="T155_17" style:family="text">
      <style:text-properties style:font-name="Times New Roman" style:font-name-asian="Times New Roman" style:font-name-complex="Times New Roman"/>
    </style:style>
    <style:style style:name="T155_18" style:family="text">
      <style:text-properties style:font-name="Times New Roman" style:font-name-asian="Times New Roman" style:font-name-complex="Times New Roman"/>
    </style:style>
    <style:style style:name="T155_19" style:family="text">
      <style:text-properties style:font-name="Times New Roman" style:font-name-asian="Times New Roman" style:font-name-complex="Times New Roman"/>
    </style:style>
    <style:style style:name="T155_20" style:family="text">
      <style:text-properties style:font-name="Times New Roman" style:font-name-asian="Times New Roman" style:font-name-complex="Times New Roman"/>
    </style:style>
    <style:style style:name="T155_21" style:family="text">
      <style:text-properties style:font-name="Times New Roman" style:font-name-asian="Times New Roman" style:font-name-complex="Times New Roman"/>
    </style:style>
    <style:style style:name="T155_22" style:family="text">
      <style:text-properties style:font-name="Times New Roman" style:font-name-asian="Times New Roman" style:font-name-complex="Times New Roman"/>
    </style:style>
    <style:style style:name="T155_23" style:family="text">
      <style:text-properties style:font-name="Times New Roman" style:font-name-asian="Times New Roman" style:font-name-complex="Times New Roman"/>
    </style:style>
    <style:style style:name="T155_24" style:family="text">
      <style:text-properties style:font-name="Times New Roman" style:font-name-asian="Times New Roman" style:font-name-complex="Times New Roman"/>
    </style:style>
    <style:style style:name="T155_25" style:family="text">
      <style:text-properties style:font-name="Times New Roman" style:font-name-asian="Times New Roman" style:font-name-complex="Times New Roman"/>
    </style:style>
    <style:style style:name="T155_26" style:family="text">
      <style:text-properties style:font-name="Times New Roman" style:font-name-asian="Times New Roman" style:font-name-complex="Times New Roman"/>
    </style:style>
    <style:style style:name="T155_27" style:family="text">
      <style:text-properties style:font-name="Times New Roman" style:font-name-asian="Times New Roman" style:font-name-complex="Times New Roman"/>
    </style:style>
    <style:style style:name="T155_28" style:family="text">
      <style:text-properties style:font-name="Times New Roman" style:font-name-asian="Times New Roman" style:font-name-complex="Times New Roman"/>
    </style:style>
    <style:style style:name="T155_29" style:family="text">
      <style:text-properties style:font-name="Times New Roman" style:font-name-asian="Times New Roman" style:font-name-complex="Times New Roman"/>
    </style:style>
    <style:style style:name="T155_30" style:family="text">
      <style:text-properties style:font-name="Times New Roman" style:font-name-asian="Times New Roman" style:font-name-complex="Times New Roman"/>
    </style:style>
    <style:style style:name="T155_31" style:family="text">
      <style:text-properties style:font-name="Times New Roman" style:font-name-asian="Times New Roman" style:font-name-complex="Times New Roman"/>
    </style:style>
    <style:style style:name="T155_32" style:family="text">
      <style:text-properties style:font-name="Times New Roman" style:font-name-asian="Times New Roman" style:font-name-complex="Times New Roman"/>
    </style:style>
    <style:style style:name="T155_33" style:family="text">
      <style:text-properties style:font-name="Times New Roman" style:font-name-asian="Times New Roman" style:font-name-complex="Times New Roman"/>
    </style:style>
    <style:style style:name="T155_34" style:family="text">
      <style:text-properties style:font-name="Times New Roman" style:font-name-asian="Times New Roman" style:font-name-complex="Times New Roman"/>
    </style:style>
    <style:style style:name="T155_35" style:family="text">
      <style:text-properties style:font-name="Times New Roman" style:font-name-asian="Times New Roman" style:font-name-complex="Times New Roman"/>
    </style:style>
    <style:style style:name="T155_36" style:family="text">
      <style:text-properties style:font-name="Times New Roman" style:font-name-asian="Times New Roman" style:font-name-complex="Times New Roman"/>
    </style:style>
    <style:style style:name="T155_37" style:family="text">
      <style:text-properties style:font-name="Times New Roman" style:font-name-asian="Times New Roman" style:font-name-complex="Times New Roman"/>
    </style:style>
    <style:style style:name="T155_38" style:family="text">
      <style:text-properties style:font-name="Times New Roman" style:font-name-asian="Times New Roman" style:font-name-complex="Times New Roman"/>
    </style:style>
    <style:style style:name="T155_39" style:family="text">
      <style:text-properties style:font-name="Times New Roman" style:font-name-asian="Times New Roman" style:font-name-complex="Times New Roman"/>
    </style:style>
    <style:style style:name="T155_40" style:family="text">
      <style:text-properties style:font-name="Times New Roman" style:font-name-asian="Times New Roman" style:font-name-complex="Times New Roman"/>
    </style:style>
    <style:style style:name="T155_41" style:family="text">
      <style:text-properties style:font-name="Times New Roman" style:font-name-asian="Times New Roman" style:font-name-complex="Times New Roman"/>
    </style:style>
    <style:style style:name="T155_42" style:family="text">
      <style:text-properties style:font-name="Times New Roman" style:font-name-asian="Times New Roman" style:font-name-complex="Times New Roman"/>
    </style:style>
    <style:style style:name="T155_43" style:family="text">
      <style:text-properties style:font-name="Times New Roman" style:font-name-asian="Times New Roman" style:font-name-complex="Times New Roman"/>
    </style:style>
    <style:style style:name="T155_44" style:family="text">
      <style:text-properties style:font-name="Times New Roman" style:font-name-asian="Times New Roman" style:font-name-complex="Times New Roman"/>
    </style:style>
    <style:style style:name="T155_45" style:family="text">
      <style:text-properties style:font-name="Times New Roman" style:font-name-asian="Times New Roman" style:font-name-complex="Times New Roman"/>
    </style:style>
    <style:style style:name="T155_46" style:family="text">
      <style:text-properties style:font-name="Times New Roman" style:font-name-asian="Times New Roman" style:font-name-complex="Times New Roman"/>
    </style:style>
    <style:style style:name="T155_47" style:family="text">
      <style:text-properties style:font-name="Times New Roman" style:font-name-asian="Times New Roman" style:font-name-complex="Times New Roman"/>
    </style:style>
    <style:style style:name="T155_48" style:family="text">
      <style:text-properties style:font-name="Times New Roman" style:font-name-asian="Times New Roman" style:font-name-complex="Times New Roman"/>
    </style:style>
    <style:style style:name="T155_49" style:family="text">
      <style:text-properties style:font-name="Times New Roman" style:font-name-asian="Times New Roman" style:font-name-complex="Times New Roman"/>
    </style:style>
    <style:style style:name="T155_50" style:family="text">
      <style:text-properties style:font-name="Times New Roman" style:font-name-asian="Times New Roman" style:font-name-complex="Times New Roman"/>
    </style:style>
    <style:style style:name="T155_51" style:family="text">
      <style:text-properties style:font-name="Times New Roman" style:font-name-asian="Times New Roman" style:font-name-complex="Times New Roman"/>
    </style:style>
    <style:style style:name="T155_52" style:family="text">
      <style:text-properties style:font-name="Times New Roman" style:font-name-asian="Times New Roman" style:font-name-complex="Times New Roman"/>
    </style:style>
    <style:style style:name="T155_53" style:family="text">
      <style:text-properties style:font-name="Times New Roman" style:font-name-asian="Times New Roman" style:font-name-complex="Times New Roman"/>
    </style:style>
    <style:style style:name="T155_54" style:family="text">
      <style:text-properties style:font-name="Times New Roman" style:font-name-asian="Times New Roman" style:font-name-complex="Times New Roman"/>
    </style:style>
    <style:style style:name="T155_55" style:family="text">
      <style:text-properties style:font-name="Times New Roman" style:font-name-asian="Times New Roman" style:font-name-complex="Times New Roman"/>
    </style:style>
    <style:style style:name="T155_56" style:family="text">
      <style:text-properties style:font-name="Times New Roman" style:font-name-asian="Times New Roman" style:font-name-complex="Times New Roman"/>
    </style:style>
    <style:style style:name="T155_57" style:family="text">
      <style:text-properties style:font-name="Times New Roman" style:font-name-asian="Times New Roman" style:font-name-complex="Times New Roman"/>
    </style:style>
    <style:style style:name="T155_58" style:family="text">
      <style:text-properties style:font-name="Times New Roman" style:font-name-asian="Times New Roman" style:font-name-complex="Times New Roman"/>
    </style:style>
    <style:style style:name="T155_59" style:family="text">
      <style:text-properties style:font-name="Times New Roman" style:font-name-asian="Times New Roman" style:font-name-complex="Times New Roman"/>
    </style:style>
    <style:style style:name="T155_60" style:family="text">
      <style:text-properties style:font-name="Times New Roman" style:font-name-asian="Times New Roman" style:font-name-complex="Times New Roman"/>
    </style:style>
    <style:style style:name="T155_61" style:family="text">
      <style:text-properties style:font-name="Times New Roman" style:font-name-asian="Times New Roman" style:font-name-complex="Times New Roman"/>
    </style:style>
    <style:style style:name="T155_62" style:family="text">
      <style:text-properties style:font-name="Times New Roman" style:font-name-asian="Times New Roman" style:font-name-complex="Times New Roman"/>
    </style:style>
    <style:style style:name="T155_63" style:family="text">
      <style:text-properties style:font-name="Times New Roman" style:font-name-asian="Times New Roman" style:font-name-complex="Times New Roman"/>
    </style:style>
    <style:style style:name="T155_64" style:family="text">
      <style:text-properties style:font-name="Times New Roman" style:font-name-asian="Times New Roman" style:font-name-complex="Times New Roman"/>
    </style:style>
    <style:style style:name="T155_65" style:family="text">
      <style:text-properties style:font-name="Times New Roman" style:font-name-asian="Times New Roman" style:font-name-complex="Times New Roman"/>
    </style:style>
    <style:style style:name="T155_66" style:family="text">
      <style:text-properties style:font-name="Times New Roman" style:font-name-asian="Times New Roman" style:font-name-complex="Times New Roman"/>
    </style:style>
    <style:style style:name="T155_67" style:family="text">
      <style:text-properties style:font-name="Times New Roman" style:font-name-asian="Times New Roman" style:font-name-complex="Times New Roman"/>
    </style:style>
    <style:style style:name="T155_68" style:family="text">
      <style:text-properties style:font-name="Times New Roman" style:font-name-asian="Times New Roman" style:font-name-complex="Times New Roman"/>
    </style:style>
    <style:style style:name="T155_69" style:family="text">
      <style:text-properties style:font-name="Times New Roman" style:font-name-asian="Times New Roman" style:font-name-complex="Times New Roman"/>
    </style:style>
    <style:style style:name="T155_70" style:family="text">
      <style:text-properties style:font-name="Times New Roman" style:font-name-asian="Times New Roman" style:font-name-complex="Times New Roman"/>
    </style:style>
    <style:style style:name="T155_71" style:family="text">
      <style:text-properties style:font-name="Times New Roman" style:font-name-asian="Times New Roman" style:font-name-complex="Times New Roman"/>
    </style:style>
    <style:style style:name="T155_72" style:family="text">
      <style:text-properties style:font-name="Times New Roman" style:font-name-asian="Times New Roman" style:font-name-complex="Times New Roman"/>
    </style:style>
    <style:style style:name="T155_73" style:family="text">
      <style:text-properties style:font-name="Times New Roman" style:font-name-asian="Times New Roman" style:font-name-complex="Times New Roman"/>
    </style:style>
    <style:style style:name="T155_74" style:family="text">
      <style:text-properties style:font-name="Times New Roman" style:font-name-asian="Times New Roman" style:font-name-complex="Times New Roman"/>
    </style:style>
    <style:style style:name="T155_75" style:family="text">
      <style:text-properties style:font-name="Times New Roman" style:font-name-asian="Times New Roman" style:font-name-complex="Times New Roman"/>
    </style:style>
    <style:style style:name="T155_76" style:family="text">
      <style:text-properties style:font-name="Times New Roman" style:font-name-asian="Times New Roman" style:font-name-complex="Times New Roman"/>
    </style:style>
    <style:style style:name="T155_77" style:family="text">
      <style:text-properties style:font-name="Times New Roman" style:font-name-asian="Times New Roman" style:font-name-complex="Times New Roman"/>
    </style:style>
    <style:style style:name="T155_78" style:family="text">
      <style:text-properties style:font-name="Times New Roman" style:font-name-asian="Times New Roman" style:font-name-complex="Times New Roman"/>
    </style:style>
    <style:style style:name="T155_79" style:family="text">
      <style:text-properties style:font-name="Times New Roman" style:font-name-asian="Times New Roman" style:font-name-complex="Times New Roman"/>
    </style:style>
    <style:style style:name="T155_80" style:family="text">
      <style:text-properties style:font-name="Times New Roman" style:font-name-asian="Times New Roman" style:font-name-complex="Times New Roman"/>
    </style:style>
    <style:style style:name="T155_81" style:family="text">
      <style:text-properties style:font-name="Times New Roman" style:font-name-asian="Times New Roman" style:font-name-complex="Times New Roman"/>
    </style:style>
    <style:style style:name="T155_82" style:family="text">
      <style:text-properties style:font-name="Times New Roman" style:font-name-asian="Times New Roman" style:font-name-complex="Times New Roman"/>
    </style:style>
    <style:style style:name="T155_83" style:family="text">
      <style:text-properties style:font-name="Times New Roman" style:font-name-asian="Times New Roman" style:font-name-complex="Times New Roman"/>
    </style:style>
    <style:style style:name="T155_84" style:family="text">
      <style:text-properties style:font-name="Times New Roman" style:font-name-asian="Times New Roman" style:font-name-complex="Times New Roman"/>
    </style:style>
    <style:style style:name="T155_85" style:family="text">
      <style:text-properties style:font-name="Times New Roman" style:font-name-asian="Times New Roman" style:font-name-complex="Times New Roman"/>
    </style:style>
    <style:style style:name="T155_86" style:family="text">
      <style:text-properties style:font-name="Times New Roman" style:font-name-asian="Times New Roman" style:font-name-complex="Times New Roman"/>
    </style:style>
    <style:style style:name="T155_87" style:family="text">
      <style:text-properties style:font-name="Times New Roman" style:font-name-asian="Times New Roman" style:font-name-complex="Times New Roman"/>
    </style:style>
    <style:style style:name="T155_88" style:family="text">
      <style:text-properties style:font-name="Times New Roman" style:font-name-asian="Times New Roman" style:font-name-complex="Times New Roman"/>
    </style:style>
    <style:style style:name="T155_89" style:family="text">
      <style:text-properties style:font-name="Times New Roman" style:font-name-asian="Times New Roman" style:font-name-complex="Times New Roman"/>
    </style:style>
    <style:style style:name="T155_90" style:family="text">
      <style:text-properties style:font-name="Times New Roman" style:font-name-asian="Times New Roman" style:font-name-complex="Times New Roman"/>
    </style:style>
    <style:style style:name="T155_91" style:family="text">
      <style:text-properties style:font-name="Times New Roman" style:font-name-asian="Times New Roman" style:font-name-complex="Times New Roman"/>
    </style:style>
    <style:style style:name="T155_92" style:family="text">
      <style:text-properties style:font-name="Times New Roman" style:font-name-asian="Times New Roman" style:font-name-complex="Times New Roman"/>
    </style:style>
    <style:style style:name="T155_93" style:family="text">
      <style:text-properties style:font-name="Times New Roman" style:font-name-asian="Times New Roman" style:font-name-complex="Times New Roman"/>
    </style:style>
    <style:style style:name="T155_94" style:family="text">
      <style:text-properties style:font-name="Times New Roman" style:font-name-asian="Times New Roman" style:font-name-complex="Times New Roman"/>
    </style:style>
    <style:style style:name="T155_95" style:family="text">
      <style:text-properties style:font-name="Times New Roman" style:font-name-asian="Times New Roman" style:font-name-complex="Times New Roman"/>
    </style:style>
    <style:style style:name="T155_96" style:family="text">
      <style:text-properties style:font-name="Times New Roman" style:font-name-asian="Times New Roman" style:font-name-complex="Times New Roman"/>
    </style:style>
    <style:style style:name="T155_97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57" style:family="paragraph" style:parent-style-name="Standard">
      <style:paragraph-properties fo:break-before="auto" fo:text-indent="0cm" fo:line-height="115%" fo:margin-left="0.635cm" style:writing-mode="lr-tb"/>
    </style:style>
    <style:style style:name="T157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7_2" style:family="text">
      <style:text-properties style:font-name="Times New Roman" style:font-name-asian="Times New Roman" style:font-name-complex="Times New Roman"/>
    </style:style>
    <style:style style:name="T157_3" style:family="text">
      <style:text-properties style:font-name="Times New Roman" style:font-name-asian="Times New Roman" style:font-name-complex="Times New Roman"/>
    </style:style>
    <style:style style:name="T157_4" style:family="text">
      <style:text-properties style:font-name="Times New Roman" style:font-name-asian="Times New Roman" style:font-name-complex="Times New Roman"/>
    </style:style>
    <style:style style:name="T157_5" style:family="text">
      <style:text-properties style:font-name="Times New Roman" style:font-name-asian="Times New Roman" style:font-name-complex="Times New Roman"/>
    </style:style>
    <style:style style:name="T157_6" style:family="text">
      <style:text-properties style:font-name="Times New Roman" style:font-name-asian="Times New Roman" style:font-name-complex="Times New Roman"/>
    </style:style>
    <style:style style:name="T157_7" style:family="text">
      <style:text-properties style:font-name="Times New Roman" style:font-name-asian="Times New Roman" style:font-name-complex="Times New Roman"/>
    </style:style>
    <style:style style:name="T157_8" style:family="text">
      <style:text-properties style:font-name="Times New Roman" style:font-name-asian="Times New Roman" style:font-name-complex="Times New Roman"/>
    </style:style>
    <style:style style:name="T157_9" style:family="text">
      <style:text-properties style:font-name="Times New Roman" style:font-name-asian="Times New Roman" style:font-name-complex="Times New Roman"/>
    </style:style>
    <style:style style:name="T157_10" style:family="text">
      <style:text-properties style:font-name="Times New Roman" style:font-name-asian="Times New Roman" style:font-name-complex="Times New Roman"/>
    </style:style>
    <style:style style:name="T157_11" style:family="text">
      <style:text-properties style:font-name="Times New Roman" style:font-name-asian="Times New Roman" style:font-name-complex="Times New Roman"/>
    </style:style>
    <style:style style:name="T157_12" style:family="text">
      <style:text-properties style:font-name="Times New Roman" style:font-name-asian="Times New Roman" style:font-name-complex="Times New Roman"/>
    </style:style>
    <style:style style:name="T157_13" style:family="text">
      <style:text-properties style:font-name="Times New Roman" style:font-name-asian="Times New Roman" style:font-name-complex="Times New Roman"/>
    </style:style>
    <style:style style:name="T157_14" style:family="text">
      <style:text-properties style:font-name="Times New Roman" style:font-name-asian="Times New Roman" style:font-name-complex="Times New Roman"/>
    </style:style>
    <style:style style:name="T157_15" style:family="text">
      <style:text-properties style:font-name="Times New Roman" style:font-name-asian="Times New Roman" style:font-name-complex="Times New Roman"/>
    </style:style>
    <style:style style:name="T157_16" style:family="text">
      <style:text-properties style:font-name="Times New Roman" style:font-name-asian="Times New Roman" style:font-name-complex="Times New Roman"/>
    </style:style>
    <style:style style:name="T157_17" style:family="text">
      <style:text-properties style:font-name="Times New Roman" style:font-name-asian="Times New Roman" style:font-name-complex="Times New Roman"/>
    </style:style>
    <style:style style:name="T157_18" style:family="text">
      <style:text-properties style:font-name="Times New Roman" style:font-name-asian="Times New Roman" style:font-name-complex="Times New Roman"/>
    </style:style>
    <style:style style:name="T157_19" style:family="text">
      <style:text-properties style:font-name="Times New Roman" style:font-name-asian="Times New Roman" style:font-name-complex="Times New Roman"/>
    </style:style>
    <style:style style:name="T157_20" style:family="text">
      <style:text-properties style:font-name="Times New Roman" style:font-name-asian="Times New Roman" style:font-name-complex="Times New Roman"/>
    </style:style>
    <style:style style:name="T157_21" style:family="text">
      <style:text-properties style:font-name="Times New Roman" style:font-name-asian="Times New Roman" style:font-name-complex="Times New Roman"/>
    </style:style>
    <style:style style:name="T157_22" style:family="text">
      <style:text-properties style:font-name="Times New Roman" style:font-name-asian="Times New Roman" style:font-name-complex="Times New Roman"/>
    </style:style>
    <style:style style:name="T157_23" style:family="text">
      <style:text-properties style:font-name="Times New Roman" style:font-name-asian="Times New Roman" style:font-name-complex="Times New Roman"/>
    </style:style>
    <style:style style:name="T157_24" style:family="text">
      <style:text-properties style:font-name="Times New Roman" style:font-name-asian="Times New Roman" style:font-name-complex="Times New Roman"/>
    </style:style>
    <style:style style:name="T157_25" style:family="text">
      <style:text-properties style:font-name="Times New Roman" style:font-name-asian="Times New Roman" style:font-name-complex="Times New Roman"/>
    </style:style>
    <style:style style:name="T157_26" style:family="text">
      <style:text-properties style:font-name="Times New Roman" style:font-name-asian="Times New Roman" style:font-name-complex="Times New Roman"/>
    </style:style>
    <style:style style:name="T157_27" style:family="text">
      <style:text-properties style:font-name="Times New Roman" style:font-name-asian="Times New Roman" style:font-name-complex="Times New Roman"/>
    </style:style>
    <style:style style:name="T157_28" style:family="text">
      <style:text-properties style:font-name="Times New Roman" style:font-name-asian="Times New Roman" style:font-name-complex="Times New Roman"/>
    </style:style>
    <style:style style:name="T157_29" style:family="text">
      <style:text-properties style:font-name="Times New Roman" style:font-name-asian="Times New Roman" style:font-name-complex="Times New Roman"/>
    </style:style>
    <style:style style:name="T157_30" style:family="text">
      <style:text-properties style:font-name="Times New Roman" style:font-name-asian="Times New Roman" style:font-name-complex="Times New Roman"/>
    </style:style>
    <style:style style:name="T157_31" style:family="text">
      <style:text-properties style:font-name="Times New Roman" style:font-name-asian="Times New Roman" style:font-name-complex="Times New Roman"/>
    </style:style>
    <style:style style:name="T157_32" style:family="text">
      <style:text-properties style:font-name="Times New Roman" style:font-name-asian="Times New Roman" style:font-name-complex="Times New Roman"/>
    </style:style>
    <style:style style:name="T157_33" style:family="text">
      <style:text-properties style:font-name="Times New Roman" style:font-name-asian="Times New Roman" style:font-name-complex="Times New Roman"/>
    </style:style>
    <style:style style:name="T157_34" style:family="text">
      <style:text-properties style:font-name="Times New Roman" style:font-name-asian="Times New Roman" style:font-name-complex="Times New Roman"/>
    </style:style>
    <style:style style:name="T157_35" style:family="text"/>
    <style:style style:name="T157_36" style:family="text">
      <style:text-properties style:font-name="Times New Roman" style:font-name-asian="Times New Roman" style:font-name-complex="Times New Roman"/>
    </style:style>
    <style:style style:name="T157_37" style:family="text">
      <style:text-properties style:font-name="Times New Roman" style:font-name-asian="Times New Roman" style:font-name-complex="Times New Roman"/>
    </style:style>
    <style:style style:name="T157_38" style:family="text">
      <style:text-properties style:font-name="Times New Roman" style:font-name-asian="Times New Roman" style:font-name-complex="Times New Roman"/>
    </style:style>
    <style:style style:name="T157_39" style:family="text">
      <style:text-properties style:font-name="Times New Roman" style:font-name-asian="Times New Roman" style:font-name-complex="Times New Roman"/>
    </style:style>
    <style:style style:name="T157_40" style:family="text">
      <style:text-properties style:font-name="Times New Roman" style:font-name-asian="Times New Roman" style:font-name-complex="Times New Roman"/>
    </style:style>
    <style:style style:name="T157_41" style:family="text">
      <style:text-properties style:font-name="Times New Roman" style:font-name-asian="Times New Roman" style:font-name-complex="Times New Roman"/>
    </style:style>
    <style:style style:name="T157_42" style:family="text">
      <style:text-properties style:font-name="Times New Roman" style:font-name-asian="Times New Roman" style:font-name-complex="Times New Roman"/>
    </style:style>
    <style:style style:name="T157_43" style:family="text">
      <style:text-properties style:font-name="Times New Roman" style:font-name-asian="Times New Roman" style:font-name-complex="Times New Roman"/>
    </style:style>
    <style:style style:name="T157_44" style:family="text">
      <style:text-properties style:font-name="Times New Roman" style:font-name-asian="Times New Roman" style:font-name-complex="Times New Roman"/>
    </style:style>
    <style:style style:name="T157_45" style:family="text">
      <style:text-properties style:font-name="Times New Roman" style:font-name-asian="Times New Roman" style:font-name-complex="Times New Roman"/>
    </style:style>
    <style:style style:name="T157_46" style:family="text">
      <style:text-properties style:font-name="Times New Roman" style:font-name-asian="Times New Roman" style:font-name-complex="Times New Roman"/>
    </style:style>
    <style:style style:name="T157_47" style:family="text">
      <style:text-properties style:font-name="Times New Roman" style:font-name-asian="Times New Roman" style:font-name-complex="Times New Roman"/>
    </style:style>
    <style:style style:name="T157_48" style:family="text">
      <style:text-properties style:font-name="Times New Roman" style:font-name-asian="Times New Roman" style:font-name-complex="Times New Roman"/>
    </style:style>
    <style:style style:name="T157_49" style:family="text">
      <style:text-properties style:font-name="Times New Roman" style:font-name-asian="Times New Roman" style:font-name-complex="Times New Roman"/>
    </style:style>
    <style:style style:name="T157_50" style:family="text">
      <style:text-properties style:font-name="Times New Roman" style:font-name-asian="Times New Roman" style:font-name-complex="Times New Roman"/>
    </style:style>
    <style:style style:name="T157_51" style:family="text">
      <style:text-properties style:font-name="Times New Roman" style:font-name-asian="Times New Roman" style:font-name-complex="Times New Roman"/>
    </style:style>
    <style:style style:name="T157_52" style:family="text">
      <style:text-properties style:font-name="Times New Roman" style:font-name-asian="Times New Roman" style:font-name-complex="Times New Roman"/>
    </style:style>
    <style:style style:name="T157_53" style:family="text">
      <style:text-properties style:font-name="Times New Roman" style:font-name-asian="Times New Roman" style:font-name-complex="Times New Roman"/>
    </style:style>
    <style:style style:name="T157_54" style:family="text">
      <style:text-properties style:font-name="Times New Roman" style:font-name-asian="Times New Roman" style:font-name-complex="Times New Roman"/>
    </style:style>
    <style:style style:name="T157_55" style:family="text">
      <style:text-properties style:font-name="Times New Roman" style:font-name-asian="Times New Roman" style:font-name-complex="Times New Roman"/>
    </style:style>
    <style:style style:name="T157_56" style:family="text">
      <style:text-properties style:font-name="Times New Roman" style:font-name-asian="Times New Roman" style:font-name-complex="Times New Roman"/>
    </style:style>
    <style:style style:name="T157_57" style:family="text">
      <style:text-properties style:font-name="Times New Roman" style:font-name-asian="Times New Roman" style:font-name-complex="Times New Roman"/>
    </style:style>
    <style:style style:name="T157_58" style:family="text">
      <style:text-properties style:font-name="Times New Roman" style:font-name-asian="Times New Roman" style:font-name-complex="Times New Roman"/>
    </style:style>
    <style:style style:name="T157_59" style:family="text">
      <style:text-properties style:font-name="Times New Roman" style:font-name-asian="Times New Roman" style:font-name-complex="Times New Roman"/>
    </style:style>
    <style:style style:name="T157_60" style:family="text">
      <style:text-properties style:font-name="Times New Roman" style:font-name-asian="Times New Roman" style:font-name-complex="Times New Roman"/>
    </style:style>
    <style:style style:name="T157_61" style:family="text">
      <style:text-properties style:font-name="Times New Roman" style:font-name-asian="Times New Roman" style:font-name-complex="Times New Roman"/>
    </style:style>
    <style:style style:name="T157_62" style:family="text">
      <style:text-properties style:font-name="Times New Roman" style:font-name-asian="Times New Roman" style:font-name-complex="Times New Roman"/>
    </style:style>
    <style:style style:name="T157_63" style:family="text">
      <style:text-properties style:font-name="Times New Roman" style:font-name-asian="Times New Roman" style:font-name-complex="Times New Roman"/>
    </style:style>
    <style:style style:name="T157_64" style:family="text">
      <style:text-properties style:font-name="Times New Roman" style:font-name-asian="Times New Roman" style:font-name-complex="Times New Roman"/>
    </style:style>
    <style:style style:name="P158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break-before="auto" fo:text-indent="0cm" fo:line-height="115%" fo:margin-left="0.635cm" style:writing-mode="lr-tb"/>
    </style:style>
    <style:style style:name="T15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9_2" style:family="text">
      <style:text-properties style:font-name="Times New Roman" style:font-name-asian="Times New Roman" style:font-name-complex="Times New Roman"/>
    </style:style>
    <style:style style:name="T159_3" style:family="text">
      <style:text-properties style:font-name="Times New Roman" style:font-name-asian="Times New Roman" style:font-name-complex="Times New Roman"/>
    </style:style>
    <style:style style:name="T159_4" style:family="text">
      <style:text-properties style:font-name="Times New Roman" style:font-name-asian="Times New Roman" style:font-name-complex="Times New Roman"/>
    </style:style>
    <style:style style:name="T159_5" style:family="text">
      <style:text-properties style:font-name="Times New Roman" style:font-name-asian="Times New Roman" style:font-name-complex="Times New Roman"/>
    </style:style>
    <style:style style:name="T159_6" style:family="text">
      <style:text-properties style:font-name="Times New Roman" style:font-name-asian="Times New Roman" style:font-name-complex="Times New Roman"/>
    </style:style>
    <style:style style:name="T159_7" style:family="text">
      <style:text-properties style:font-name="Times New Roman" style:font-name-asian="Times New Roman" style:font-name-complex="Times New Roman"/>
    </style:style>
    <style:style style:name="T159_8" style:family="text">
      <style:text-properties style:font-name="Times New Roman" style:font-name-asian="Times New Roman" style:font-name-complex="Times New Roman"/>
    </style:style>
    <style:style style:name="T159_9" style:family="text">
      <style:text-properties style:font-name="Times New Roman" style:font-name-asian="Times New Roman" style:font-name-complex="Times New Roman"/>
    </style:style>
    <style:style style:name="T159_10" style:family="text">
      <style:text-properties style:font-name="Times New Roman" style:font-name-asian="Times New Roman" style:font-name-complex="Times New Roman"/>
    </style:style>
    <style:style style:name="T159_11" style:family="text">
      <style:text-properties style:font-name="Times New Roman" style:font-name-asian="Times New Roman" style:font-name-complex="Times New Roman"/>
    </style:style>
    <style:style style:name="T159_12" style:family="text">
      <style:text-properties style:font-name="Times New Roman" style:font-name-asian="Times New Roman" style:font-name-complex="Times New Roman"/>
    </style:style>
    <style:style style:name="T159_13" style:family="text">
      <style:text-properties style:font-name="Times New Roman" style:font-name-asian="Times New Roman" style:font-name-complex="Times New Roman"/>
    </style:style>
    <style:style style:name="T159_14" style:family="text">
      <style:text-properties style:font-name="Times New Roman" style:font-name-asian="Times New Roman" style:font-name-complex="Times New Roman"/>
    </style:style>
    <style:style style:name="T159_15" style:family="text">
      <style:text-properties style:font-name="Times New Roman" style:font-name-asian="Times New Roman" style:font-name-complex="Times New Roman"/>
    </style:style>
    <style:style style:name="T159_16" style:family="text">
      <style:text-properties style:font-name="Times New Roman" style:font-name-asian="Times New Roman" style:font-name-complex="Times New Roman"/>
    </style:style>
    <style:style style:name="T159_17" style:family="text">
      <style:text-properties style:font-name="Times New Roman" style:font-name-asian="Times New Roman" style:font-name-complex="Times New Roman"/>
    </style:style>
    <style:style style:name="T159_18" style:family="text">
      <style:text-properties style:font-name="Times New Roman" style:font-name-asian="Times New Roman" style:font-name-complex="Times New Roman"/>
    </style:style>
    <style:style style:name="T159_19" style:family="text">
      <style:text-properties style:font-name="Times New Roman" style:font-name-asian="Times New Roman" style:font-name-complex="Times New Roman"/>
    </style:style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P160" style:family="paragraph" style:parent-style-name="Standard">
      <style:paragraph-properties fo:break-before="auto" fo:text-indent="0cm" fo:line-height="115%" fo:margin-left="0.635cm" style:writing-mode="lr-tb"/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break-before="auto" fo:text-indent="0cm" fo:line-height="115%" fo:margin-left="0cm" style:writing-mode="lr-tb"/>
    </style:style>
    <style:style style:name="T1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2" style:family="paragraph" style:parent-style-name="Standard">
      <style:paragraph-properties fo:break-before="auto" fo:text-indent="0cm" fo:line-height="115%" fo:margin-left="0.635cm" style:writing-mode="lr-tb"/>
    </style:style>
    <style:style style:name="T162_1" style:family="text">
      <style:text-properties style:font-name="Times New Roman" style:font-name-asian="Times New Roman" style:font-name-complex="Times New Roman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T162_6" style:family="text">
      <style:text-properties style:font-name="Times New Roman" style:font-name-asian="Times New Roman" style:font-name-complex="Times New Roman"/>
    </style:style>
    <style:style style:name="T162_7" style:family="text">
      <style:text-properties style:font-name="Times New Roman" style:font-name-asian="Times New Roman" style:font-name-complex="Times New Roman"/>
    </style:style>
    <style:style style:name="T162_8" style:family="text">
      <style:text-properties style:font-name="Times New Roman" style:font-name-asian="Times New Roman" style:font-name-complex="Times New Roman"/>
    </style:style>
    <style:style style:name="T162_9" style:family="text">
      <style:text-properties style:font-name="Times New Roman" style:font-name-asian="Times New Roman" style:font-name-complex="Times New Roman"/>
    </style:style>
    <style:style style:name="T162_10" style:family="text">
      <style:text-properties style:font-name="Times New Roman" style:font-name-asian="Times New Roman" style:font-name-complex="Times New Roman"/>
    </style:style>
    <style:style style:name="T162_11" style:family="text">
      <style:text-properties style:font-name="Times New Roman" style:font-name-asian="Times New Roman" style:font-name-complex="Times New Roman"/>
    </style:style>
    <style:style style:name="T162_12" style:family="text">
      <style:text-properties style:font-name="Times New Roman" style:font-name-asian="Times New Roman" style:font-name-complex="Times New Roman"/>
    </style:style>
    <style:style style:name="T162_13" style:family="text">
      <style:text-properties style:font-name="Times New Roman" style:font-name-asian="Times New Roman" style:font-name-complex="Times New Roman"/>
    </style:style>
    <style:style style:name="T162_14" style:family="text">
      <style:text-properties style:font-name="Times New Roman" style:font-name-asian="Times New Roman" style:font-name-complex="Times New Roman"/>
    </style:style>
    <style:style style:name="T162_15" style:family="text">
      <style:text-properties fo:font-style="italic" style:font-style-asian="italic" style:font-style-complex="italic"/>
    </style:style>
    <style:style style:name="T162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2_17" style:family="text">
      <style:text-properties style:font-name="Times New Roman" style:font-name-asian="Times New Roman" style:font-name-complex="Times New Roman"/>
    </style:style>
    <style:style style:name="T162_18" style:family="text">
      <style:text-properties style:font-name="Times New Roman" style:font-name-asian="Times New Roman" style:font-name-complex="Times New Roman"/>
    </style:style>
    <style:style style:name="T162_19" style:family="text">
      <style:text-properties style:font-name="Times New Roman" style:font-name-asian="Times New Roman" style:font-name-complex="Times New Roman"/>
    </style:style>
    <style:style style:name="T162_20" style:family="text">
      <style:text-properties style:font-name="Times New Roman" style:font-name-asian="Times New Roman" style:font-name-complex="Times New Roman"/>
    </style:style>
    <style:style style:name="T162_21" style:family="text">
      <style:text-properties style:font-name="Times New Roman" style:font-name-asian="Times New Roman" style:font-name-complex="Times New Roman"/>
    </style:style>
    <style:style style:name="T162_22" style:family="text">
      <style:text-properties style:font-name="Times New Roman" style:font-name-asian="Times New Roman" style:font-name-complex="Times New Roman"/>
    </style:style>
    <style:style style:name="T162_23" style:family="text">
      <style:text-properties style:font-name="Times New Roman" style:font-name-asian="Times New Roman" style:font-name-complex="Times New Roman"/>
    </style:style>
    <style:style style:name="T162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2_25" style:family="text">
      <style:text-properties style:font-name="Times New Roman" style:font-name-asian="Times New Roman" style:font-name-complex="Times New Roman"/>
    </style:style>
    <style:style style:name="T162_26" style:family="text">
      <style:text-properties style:font-name="Times New Roman" style:font-name-asian="Times New Roman" style:font-name-complex="Times New Roman"/>
    </style:style>
    <style:style style:name="T162_27" style:family="text">
      <style:text-properties style:font-name="Times New Roman" style:font-name-asian="Times New Roman" style:font-name-complex="Times New Roman"/>
    </style:style>
    <style:style style:name="T162_28" style:family="text">
      <style:text-properties style:font-name="Times New Roman" style:font-name-asian="Times New Roman" style:font-name-complex="Times New Roman"/>
    </style:style>
    <style:style style:name="T162_29" style:family="text">
      <style:text-properties style:font-name="Times New Roman" style:font-name-asian="Times New Roman" style:font-name-complex="Times New Roman"/>
    </style:style>
    <style:style style:name="T162_30" style:family="text">
      <style:text-properties style:font-name="Times New Roman" style:font-name-asian="Times New Roman" style:font-name-complex="Times New Roman"/>
    </style:style>
    <style:style style:name="T162_31" style:family="text">
      <style:text-properties style:font-name="Times New Roman" style:font-name-asian="Times New Roman" style:font-name-complex="Times New Roman"/>
    </style:style>
    <style:style style:name="T162_32" style:family="text">
      <style:text-properties style:font-name="Times New Roman" style:font-name-asian="Times New Roman" style:font-name-complex="Times New Roman"/>
    </style:style>
    <style:style style:name="T162_33" style:family="text">
      <style:text-properties style:font-name="Times New Roman" style:font-name-asian="Times New Roman" style:font-name-complex="Times New Roman"/>
    </style:style>
    <style:style style:name="T162_34" style:family="text">
      <style:text-properties style:font-name="Times New Roman" style:font-name-asian="Times New Roman" style:font-name-complex="Times New Roman"/>
    </style:style>
    <style:style style:name="T162_35" style:family="text">
      <style:text-properties style:font-name="Times New Roman" style:font-name-asian="Times New Roman" style:font-name-complex="Times New Roman"/>
    </style:style>
    <style:style style:name="T162_36" style:family="text">
      <style:text-properties fo:font-style="italic" style:font-style-asian="italic" style:font-style-complex="italic"/>
    </style:style>
    <style:style style:name="T162_37" style:family="text">
      <style:text-properties style:font-name="Times New Roman" style:font-name-asian="Times New Roman" style:font-name-complex="Times New Roman"/>
    </style:style>
    <style:style style:name="T162_38" style:family="text">
      <style:text-properties style:font-name="Times New Roman" style:font-name-asian="Times New Roman" style:font-name-complex="Times New Roman"/>
    </style:style>
    <style:style style:name="T162_39" style:family="text">
      <style:text-properties style:font-name="Times New Roman" style:font-name-asian="Times New Roman" style:font-name-complex="Times New Roman"/>
    </style:style>
    <style:style style:name="T162_4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2_41" style:family="text">
      <style:text-properties fo:font-style="italic" style:font-style-asian="italic" style:font-style-complex="italic"/>
    </style:style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>
      <style:text-properties fo:font-style="italic" style:font-style-asian="italic" style:font-style-complex="italic"/>
    </style:style>
    <style:style style:name="T162_66" style:family="text">
      <style:text-properties style:font-name="Times New Roman" style:font-name-asian="Times New Roman" style:font-name-complex="Times New Roman"/>
    </style:style>
    <style:style style:name="T162_67" style:family="text">
      <style:text-properties fo:font-style="italic" style:font-style-asian="italic" style:font-style-complex="italic"/>
    </style:style>
    <style:style style:name="T162_6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>
      <style:text-properties style:font-name="Times New Roman" style:font-name-asian="Times New Roman" style:font-name-complex="Times New Roman"/>
    </style:style>
    <style:style style:name="T162_79" style:family="text">
      <style:text-properties style:font-name="Times New Roman" style:font-name-asian="Times New Roman" style:font-name-complex="Times New Roman"/>
    </style:style>
    <style:style style:name="T162_80" style:family="text">
      <style:text-properties style:font-name="Times New Roman" style:font-name-asian="Times New Roman" style:font-name-complex="Times New Roman"/>
    </style:style>
    <style:style style:name="T162_81" style:family="text">
      <style:text-properties style:font-name="Times New Roman" style:font-name-asian="Times New Roman" style:font-name-complex="Times New Roman"/>
    </style:style>
    <style:style style:name="T162_82" style:family="text">
      <style:text-properties style:font-name="Times New Roman" style:font-name-asian="Times New Roman" style:font-name-complex="Times New Roman"/>
    </style:style>
    <style:style style:name="T162_83" style:family="text">
      <style:text-properties style:font-name="Times New Roman" style:font-name-asian="Times New Roman" style:font-name-complex="Times New Roman"/>
    </style:style>
    <style:style style:name="T162_84" style:family="text">
      <style:text-properties style:font-name="Times New Roman" style:font-name-asian="Times New Roman" style:font-name-complex="Times New Roman"/>
    </style:style>
    <style:style style:name="T162_85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break-before="auto" fo:text-indent="0cm" fo:line-height="115%" fo:margin-left="0.635cm" style:writing-mode="lr-tb"/>
    </style:style>
    <style:style style:name="P164" style:family="paragraph" style:parent-style-name="Standard">
      <style:paragraph-properties fo:break-before="auto" fo:text-indent="0cm" fo:line-height="115%" fo:margin-left="0.635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P165" style:family="paragraph" style:parent-style-name="Standard">
      <style:paragraph-properties fo:break-before="auto" fo:text-indent="0cm" fo:line-height="115%" fo:margin-left="0.635cm" style:writing-mode="lr-tb"/>
    </style:style>
    <style:style style:name="P166" style:family="paragraph" style:parent-style-name="Standard">
      <style:paragraph-properties fo:break-before="auto" fo:text-indent="0cm" fo:line-height="115%" fo:margin-left="0.635cm" style:writing-mode="lr-tb"/>
    </style:style>
    <style:style style:name="T166_1" style:family="text">
      <style:text-properties fo:font-style="italic" style:font-style-asian="italic" style:font-style-complex="italic"/>
    </style:style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P167" style:family="paragraph" style:parent-style-name="Standard">
      <style:paragraph-properties fo:break-before="auto" fo:text-indent="0cm" fo:line-height="115%" fo:margin-left="0cm" style:writing-mode="lr-tb"/>
      <style:text-properties style:font-name="Times New Roman" style:font-name-asian="Times New Roman" style:font-name-complex="Times New Roman"/>
    </style:style>
    <style:style style:name="P168" style:family="paragraph" style:parent-style-name="Standard">
      <style:paragraph-properties fo:break-before="auto" fo:text-indent="0cm" fo:line-height="115%" fo:margin-left="0cm" style:writing-mode="lr-tb"/>
    </style:style>
    <style:style style:name="T16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9" style:family="paragraph" style:parent-style-name="Standard">
      <style:paragraph-properties fo:break-before="auto" fo:text-indent="0cm" fo:line-height="115%" fo:margin-left="0cm" style:writing-mode="lr-tb"/>
    </style:style>
    <style:style style:name="T16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0" style:family="paragraph" style:parent-style-name="Standard">
      <style:paragraph-properties fo:break-before="auto" fo:text-indent="0cm" fo:line-height="115%" fo:margin-left="0cm" style:writing-mode="lr-tb"/>
    </style:style>
    <style:style style:name="T17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1" style:family="paragraph" style:parent-style-name="Standard">
      <style:paragraph-properties fo:break-before="auto" fo:text-indent="0cm" fo:line-height="115%" fo:margin-left="0cm" style:writing-mode="lr-tb"/>
    </style:style>
    <style:style style:name="T17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2" style:family="paragraph" style:parent-style-name="Standard">
      <style:paragraph-properties fo:break-before="auto" fo:text-indent="0cm" fo:line-height="115%" fo:margin-left="0cm" style:writing-mode="lr-tb"/>
    </style:style>
    <style:style style:name="T17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3" style:family="paragraph" style:parent-style-name="Standard">
      <style:paragraph-properties fo:break-before="auto" fo:text-indent="0cm" fo:line-height="115%" fo:margin-left="0cm" style:writing-mode="lr-tb"/>
    </style:style>
    <style:style style:name="T17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4" style:family="paragraph" style:parent-style-name="Standard">
      <style:paragraph-properties fo:break-before="auto" fo:text-indent="0cm" fo:line-height="115%" fo:margin-left="0cm" style:writing-mode="lr-tb"/>
    </style:style>
    <style:style style:name="T17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5" style:family="paragraph" style:parent-style-name="Standard">
      <style:paragraph-properties fo:break-before="auto" fo:text-indent="0cm" fo:line-height="115%" fo:margin-left="0cm" style:writing-mode="lr-tb"/>
    </style:style>
    <style:style style:name="T17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6" style:family="paragraph" style:parent-style-name="Standard">
      <style:paragraph-properties fo:break-before="auto" fo:text-indent="0cm" fo:line-height="115%" fo:margin-left="0cm" style:writing-mode="lr-tb"/>
    </style:style>
    <style:style style:name="T17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7" style:family="paragraph" style:parent-style-name="Standard">
      <style:paragraph-properties fo:break-before="auto" fo:text-indent="0cm" fo:line-height="115%" fo:margin-left="0cm" style:writing-mode="lr-tb"/>
    </style:style>
    <style:style style:name="T17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9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1" style:family="paragraph" style:parent-style-name="Standard">
      <style:paragraph-properties fo:break-before="auto" fo:text-indent="0cm" fo:line-height="115%" fo:margin-left="0.635cm" style:writing-mode="lr-tb"/>
    </style:style>
    <style:style style:name="T181_1" style:family="text">
      <style:text-properties style:font-name="Times New Roman" style:font-name-asian="Times New Roman" style:font-name-complex="Times New Roman"/>
    </style:style>
    <style:style style:name="T181_2" style:family="text">
      <style:text-properties style:font-name="Times New Roman" style:font-name-asian="Times New Roman" style:font-name-complex="Times New Roman"/>
    </style:style>
    <style:style style:name="T181_3" style:family="text">
      <style:text-properties style:font-name="Times New Roman" style:font-name-asian="Times New Roman" style:font-name-complex="Times New Roman"/>
    </style:style>
    <style:style style:name="T181_4" style:family="text">
      <style:text-properties style:font-name="Times New Roman" style:font-name-asian="Times New Roman" style:font-name-complex="Times New Roman"/>
    </style:style>
    <style:style style:name="T181_5" style:family="text">
      <style:text-properties style:font-name="Times New Roman" style:font-name-asian="Times New Roman" style:font-name-complex="Times New Roman"/>
    </style:style>
    <style:style style:name="T181_6" style:family="text">
      <style:text-properties style:font-name="Times New Roman" style:font-name-asian="Times New Roman" style:font-name-complex="Times New Roman"/>
    </style:style>
    <style:style style:name="T181_7" style:family="text">
      <style:text-properties style:font-name="Times New Roman" style:font-name-asian="Times New Roman" style:font-name-complex="Times New Roman"/>
    </style:style>
    <style:style style:name="T181_8" style:family="text">
      <style:text-properties style:font-name="Times New Roman" style:font-name-asian="Times New Roman" style:font-name-complex="Times New Roman"/>
    </style:style>
    <style:style style:name="T181_9" style:family="text">
      <style:text-properties style:font-name="Times New Roman" style:font-name-asian="Times New Roman" style:font-name-complex="Times New Roman"/>
    </style:style>
    <style:style style:name="T181_10" style:family="text">
      <style:text-properties style:font-name="Times New Roman" style:font-name-asian="Times New Roman" style:font-name-complex="Times New Roman"/>
    </style:style>
    <style:style style:name="T181_11" style:family="text">
      <style:text-properties style:font-name="Times New Roman" style:font-name-asian="Times New Roman" style:font-name-complex="Times New Roman"/>
    </style:style>
    <style:style style:name="T181_12" style:family="text">
      <style:text-properties style:font-name="Times New Roman" style:font-name-asian="Times New Roman" style:font-name-complex="Times New Roman"/>
    </style:style>
    <style:style style:name="T181_13" style:family="text">
      <style:text-properties style:font-name="Times New Roman" style:font-name-asian="Times New Roman" style:font-name-complex="Times New Roman"/>
    </style:style>
    <style:style style:name="T181_14" style:family="text">
      <style:text-properties style:font-name="Times New Roman" style:font-name-asian="Times New Roman" style:font-name-complex="Times New Roman"/>
    </style:style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>
      <style:text-properties fo:font-style="italic" style:font-style-asian="italic" style:font-style-complex="italic"/>
    </style:style>
    <style:style style:name="T181_43" style:family="text"/>
    <style:style style:name="T181_44" style:family="text"/>
    <style:style style:name="T181_45" style:family="text"/>
    <style:style style:name="T181_46" style:family="text">
      <style:text-properties fo:font-style="italic" style:font-style-asian="italic" style:font-style-complex="italic"/>
    </style:style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P182" style:family="paragraph" style:parent-style-name="Heading_20_1">
      <style:paragraph-properties fo:break-before="auto" fo:line-height="115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style:font-name="Times New Roman" style:font-name-asian="Times New Roman" style:font-name-complex="Times New Roman"/>
    </style:style>
    <style:style style:name="T184_2" style:family="text">
      <style:text-properties style:font-name="Times New Roman" style:font-name-asian="Times New Roman" style:font-name-complex="Times New Roman"/>
    </style:style>
    <style:style style:name="T184_3" style:family="text">
      <style:text-properties style:font-name="Times New Roman" style:font-name-asian="Times New Roman" style:font-name-complex="Times New Roman"/>
    </style:style>
    <style:style style:name="T184_4" style:family="text">
      <style:text-properties style:font-name="Times New Roman" style:font-name-asian="Times New Roman" style:font-name-complex="Times New Roman"/>
    </style:style>
    <style:style style:name="T184_5" style:family="text">
      <style:text-properties style:font-name="Times New Roman" style:font-name-asian="Times New Roman" style:font-name-complex="Times New Roman"/>
    </style:style>
    <style:style style:name="T184_6" style:family="text">
      <style:text-properties style:font-name="Times New Roman" style:font-name-asian="Times New Roman" style:font-name-complex="Times New Roman"/>
    </style:style>
    <style:style style:name="T184_7" style:family="text">
      <style:text-properties style:font-name="Times New Roman" style:font-name-asian="Times New Roman" style:font-name-complex="Times New Roman"/>
    </style:style>
    <style:style style:name="T184_8" style:family="text">
      <style:text-properties style:font-name="Times New Roman" style:font-name-asian="Times New Roman" style:font-name-complex="Times New Roman"/>
    </style:style>
    <style:style style:name="T184_9" style:family="text">
      <style:text-properties style:font-name="Times New Roman" style:font-name-asian="Times New Roman" style:font-name-complex="Times New Roman"/>
    </style:style>
    <style:style style:name="T184_10" style:family="text">
      <style:text-properties style:font-name="Times New Roman" style:font-name-asian="Times New Roman" style:font-name-complex="Times New Roman"/>
    </style:style>
    <style:style style:name="T184_11" style:family="text">
      <style:text-properties style:font-name="Times New Roman" style:font-name-asian="Times New Roman" style:font-name-complex="Times New Roman"/>
    </style:style>
    <style:style style:name="T184_12" style:family="text">
      <style:text-properties style:font-name="Times New Roman" style:font-name-asian="Times New Roman" style:font-name-complex="Times New Roman"/>
    </style:style>
    <style:style style:name="T184_13" style:family="text">
      <style:text-properties style:font-name="Times New Roman" style:font-name-asian="Times New Roman" style:font-name-complex="Times New Roman"/>
    </style:style>
    <style:style style:name="T184_14" style:family="text">
      <style:text-properties style:font-name="Times New Roman" style:font-name-asian="Times New Roman" style:font-name-complex="Times New Roman"/>
    </style:style>
    <style:style style:name="T184_15" style:family="text">
      <style:text-properties style:font-name="Times New Roman" style:font-name-asian="Times New Roman" style:font-name-complex="Times New Roman"/>
    </style:style>
    <style:style style:name="T184_16" style:family="text">
      <style:text-properties style:font-name="Times New Roman" style:font-name-asian="Times New Roman" style:font-name-complex="Times New Roman"/>
    </style:style>
    <style:style style:name="T184_17" style:family="text">
      <style:text-properties style:font-name="Times New Roman" style:font-name-asian="Times New Roman" style:font-name-complex="Times New Roman"/>
    </style:style>
    <style:style style:name="T184_18" style:family="text">
      <style:text-properties style:font-name="Times New Roman" style:font-name-asian="Times New Roman" style:font-name-complex="Times New Roman"/>
    </style:style>
    <style:style style:name="T184_19" style:family="text">
      <style:text-properties style:font-name="Times New Roman" style:font-name-asian="Times New Roman" style:font-name-complex="Times New Roman"/>
    </style:style>
    <style:style style:name="T184_20" style:family="text">
      <style:text-properties style:font-name="Times New Roman" style:font-name-asian="Times New Roman" style:font-name-complex="Times New Roman"/>
    </style:style>
    <style:style style:name="T184_21" style:family="text">
      <style:text-properties style:font-name="Times New Roman" style:font-name-asian="Times New Roman" style:font-name-complex="Times New Roman"/>
    </style:style>
    <style:style style:name="T184_22" style:family="text">
      <style:text-properties style:font-name="Times New Roman" style:font-name-asian="Times New Roman" style:font-name-complex="Times New Roman"/>
    </style:style>
    <style:style style:name="T184_23" style:family="text">
      <style:text-properties style:font-name="Times New Roman" style:font-name-asian="Times New Roman" style:font-name-complex="Times New Roman"/>
    </style:style>
    <style:style style:name="T184_24" style:family="text">
      <style:text-properties style:font-name="Times New Roman" style:font-name-asian="Times New Roman" style:font-name-complex="Times New Roman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font-name="Times New Roman" style:font-name-asian="Times New Roman" style:font-name-complex="Times New Roman"/>
    </style:style>
    <style:style style:name="T185_2" style:family="text">
      <style:text-properties style:font-name="Times New Roman" style:font-name-asian="Times New Roman" style:font-name-complex="Times New Roman"/>
    </style:style>
    <style:style style:name="T185_3" style:family="text">
      <style:text-properties style:font-name="Times New Roman" style:font-name-asian="Times New Roman" style:font-name-complex="Times New Roman"/>
    </style:style>
    <style:style style:name="T185_4" style:family="text">
      <style:text-properties style:font-name="Times New Roman" style:font-name-asian="Times New Roman" style:font-name-complex="Times New Roman"/>
    </style:style>
    <style:style style:name="T185_5" style:family="text">
      <style:text-properties style:font-name="Times New Roman" style:font-name-asian="Times New Roman" style:font-name-complex="Times New Roman"/>
    </style:style>
    <style:style style:name="T185_6" style:family="text">
      <style:text-properties style:font-name="Times New Roman" style:font-name-asian="Times New Roman" style:font-name-complex="Times New Roman"/>
    </style:style>
    <style:style style:name="T185_7" style:family="text">
      <style:text-properties style:font-name="Times New Roman" style:font-name-asian="Times New Roman" style:font-name-complex="Times New Roman"/>
    </style:style>
    <style:style style:name="T185_8" style:family="text">
      <style:text-properties style:font-name="Times New Roman" style:font-name-asian="Times New Roman" style:font-name-complex="Times New Roman"/>
    </style:style>
    <style:style style:name="T185_9" style:family="text">
      <style:text-properties style:font-name="Times New Roman" style:font-name-asian="Times New Roman" style:font-name-complex="Times New Roman"/>
    </style:style>
    <style:style style:name="T185_10" style:family="text">
      <style:text-properties style:font-name="Times New Roman" style:font-name-asian="Times New Roman" style:font-name-complex="Times New Roman"/>
    </style:style>
    <style:style style:name="T185_11" style:family="text">
      <style:text-properties style:font-name="Times New Roman" style:font-name-asian="Times New Roman" style:font-name-complex="Times New Roman"/>
    </style:style>
    <style:style style:name="T185_12" style:family="text">
      <style:text-properties style:font-name="Times New Roman" style:font-name-asian="Times New Roman" style:font-name-complex="Times New Roman"/>
    </style:style>
    <style:style style:name="T185_13" style:family="text">
      <style:text-properties style:font-name="Times New Roman" style:font-name-asian="Times New Roman" style:font-name-complex="Times New Roman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style:font-name="Times New Roman" style:font-name-asian="Times New Roman" style:font-name-complex="Times New Roman"/>
    </style:style>
    <style:style style:name="T186_2" style:family="text">
      <style:text-properties style:font-name="Times New Roman" style:font-name-asian="Times New Roman" style:font-name-complex="Times New Roman"/>
    </style:style>
    <style:style style:name="T186_3" style:family="text">
      <style:text-properties style:font-name="Times New Roman" style:font-name-asian="Times New Roman" style:font-name-complex="Times New Roman"/>
    </style:style>
    <style:style style:name="T186_4" style:family="text">
      <style:text-properties style:font-name="Times New Roman" style:font-name-asian="Times New Roman" style:font-name-complex="Times New Roman"/>
    </style:style>
    <style:style style:name="T186_5" style:family="text">
      <style:text-properties style:font-name="Times New Roman" style:font-name-asian="Times New Roman" style:font-name-complex="Times New Roman"/>
    </style:style>
    <style:style style:name="T186_6" style:family="text">
      <style:text-properties style:font-name="Times New Roman" style:font-name-asian="Times New Roman" style:font-name-complex="Times New Roman"/>
    </style:style>
    <style:style style:name="T186_7" style:family="text">
      <style:text-properties style:font-name="Times New Roman" style:font-name-asian="Times New Roman" style:font-name-complex="Times New Roman"/>
    </style:style>
    <style:style style:name="T186_8" style:family="text">
      <style:text-properties style:font-name="Times New Roman" style:font-name-asian="Times New Roman" style:font-name-complex="Times New Roman"/>
    </style:style>
    <style:style style:name="T186_9" style:family="text">
      <style:text-properties style:font-name="Times New Roman" style:font-name-asian="Times New Roman" style:font-name-complex="Times New Roman"/>
    </style:style>
    <style:style style:name="T186_10" style:family="text">
      <style:text-properties style:font-name="Times New Roman" style:font-name-asian="Times New Roman" style:font-name-complex="Times New Roman"/>
    </style:style>
    <style:style style:name="T186_11" style:family="text">
      <style:text-properties style:font-name="Times New Roman" style:font-name-asian="Times New Roman" style:font-name-complex="Times New Roman"/>
    </style:style>
    <style:style style:name="T186_12" style:family="text">
      <style:text-properties style:font-name="Times New Roman" style:font-name-asian="Times New Roman" style:font-name-complex="Times New Roman"/>
    </style:style>
    <style:style style:name="T186_13" style:family="text">
      <style:text-properties style:font-name="Times New Roman" style:font-name-asian="Times New Roman" style:font-name-complex="Times New Roman"/>
    </style:style>
    <style:style style:name="T186_14" style:family="text">
      <style:text-properties style:font-name="Times New Roman" style:font-name-asian="Times New Roman" style:font-name-complex="Times New Roman"/>
    </style:style>
    <style:style style:name="T186_15" style:family="text">
      <style:text-properties style:font-name="Times New Roman" style:font-name-asian="Times New Roman" style:font-name-complex="Times New Roman"/>
    </style:style>
    <style:style style:name="T186_16" style:family="text">
      <style:text-properties style:font-name="Times New Roman" style:font-name-asian="Times New Roman" style:font-name-complex="Times New Roman"/>
    </style:style>
    <style:style style:name="T186_17" style:family="text">
      <style:text-properties style:font-name="Times New Roman" style:font-name-asian="Times New Roman" style:font-name-complex="Times New Roman"/>
    </style:style>
    <style:style style:name="T186_18" style:family="text">
      <style:text-properties style:font-name="Times New Roman" style:font-name-asian="Times New Roman" style:font-name-complex="Times New Roman"/>
    </style:style>
    <style:style style:name="T186_19" style:family="text">
      <style:text-properties style:font-name="Times New Roman" style:font-name-asian="Times New Roman" style:font-name-complex="Times New Roman"/>
    </style:style>
    <style:style style:name="T186_20" style:family="text">
      <style:text-properties style:font-name="Times New Roman" style:font-name-asian="Times New Roman" style:font-name-complex="Times New Roman"/>
    </style:style>
    <style:style style:name="T186_21" style:family="text">
      <style:text-properties style:font-name="Times New Roman" style:font-name-asian="Times New Roman" style:font-name-complex="Times New Roman"/>
    </style:style>
    <style:style style:name="T186_22" style:family="text">
      <style:text-properties style:font-name="Times New Roman" style:font-name-asian="Times New Roman" style:font-name-complex="Times New Roman"/>
    </style:style>
    <style:style style:name="T186_23" style:family="text">
      <style:text-properties style:font-name="Times New Roman" style:font-name-asian="Times New Roman" style:font-name-complex="Times New Roman"/>
    </style:style>
    <style:style style:name="T186_24" style:family="text">
      <style:text-properties style:font-name="Times New Roman" style:font-name-asian="Times New Roman" style:font-name-complex="Times New Roman"/>
    </style:style>
    <style:style style:name="T186_25" style:family="text">
      <style:text-properties style:font-name="Times New Roman" style:font-name-asian="Times New Roman" style:font-name-complex="Times New Roman"/>
    </style:style>
    <style:style style:name="T186_26" style:family="text">
      <style:text-properties style:font-name="Times New Roman" style:font-name-asian="Times New Roman" style:font-name-complex="Times New Roman"/>
    </style:style>
    <style:style style:name="T186_27" style:family="text">
      <style:text-properties style:font-name="Times New Roman" style:font-name-asian="Times New Roman" style:font-name-complex="Times New Roman"/>
    </style:style>
    <style:style style:name="T186_28" style:family="text">
      <style:text-properties style:font-name="Times New Roman" style:font-name-asian="Times New Roman" style:font-name-complex="Times New Roman"/>
    </style:style>
    <style:style style:name="T186_29" style:family="text">
      <style:text-properties style:font-name="Times New Roman" style:font-name-asian="Times New Roman" style:font-name-complex="Times New Roman"/>
    </style:style>
    <style:style style:name="T186_30" style:family="text">
      <style:text-properties style:font-name="Times New Roman" style:font-name-asian="Times New Roman" style:font-name-complex="Times New Roman"/>
    </style:style>
    <style:style style:name="T186_31" style:family="text">
      <style:text-properties style:font-name="Times New Roman" style:font-name-asian="Times New Roman" style:font-name-complex="Times New Roman"/>
    </style:style>
    <style:style style:name="T186_32" style:family="text">
      <style:text-properties style:font-name="Times New Roman" style:font-name-asian="Times New Roman" style:font-name-complex="Times New Roman"/>
    </style:style>
    <style:style style:name="T186_33" style:family="text">
      <style:text-properties style:font-name="Times New Roman" style:font-name-asian="Times New Roman" style:font-name-complex="Times New Roman"/>
    </style:style>
    <style:style style:name="T186_34" style:family="text">
      <style:text-properties style:font-name="Times New Roman" style:font-name-asian="Times New Roman" style:font-name-complex="Times New Roman"/>
    </style:style>
    <style:style style:name="T186_35" style:family="text">
      <style:text-properties style:font-name="Times New Roman" style:font-name-asian="Times New Roman" style:font-name-complex="Times New Roman"/>
    </style:style>
    <style:style style:name="T186_36" style:family="text">
      <style:text-properties style:font-name="Times New Roman" style:font-name-asian="Times New Roman" style:font-name-complex="Times New Roman"/>
    </style:style>
    <style:style style:name="T186_37" style:family="text">
      <style:text-properties style:font-name="Times New Roman" style:font-name-asian="Times New Roman" style:font-name-complex="Times New Roman"/>
    </style:style>
    <style:style style:name="T186_38" style:family="text">
      <style:text-properties style:font-name="Times New Roman" style:font-name-asian="Times New Roman" style:font-name-complex="Times New Roman"/>
    </style:style>
    <style:style style:name="T186_39" style:family="text">
      <style:text-properties style:font-name="Times New Roman" style:font-name-asian="Times New Roman" style:font-name-complex="Times New Roman"/>
    </style:style>
    <style:style style:name="T186_40" style:family="text">
      <style:text-properties style:font-name="Times New Roman" style:font-name-asian="Times New Roman" style:font-name-complex="Times New Roman"/>
    </style:style>
    <style:style style:name="P187" style:family="paragraph" style:parent-style-name="Standard">
      <style:paragraph-properties fo:break-before="auto" fo:text-indent="0cm" fo:line-height="115%" fo:margin-left="0cm" style:writing-mode="lr-tb"/>
    </style:style>
    <style:style style:name="T187_1" style:family="text">
      <style:text-properties style:font-name="Times New Roman" style:font-name-asian="Times New Roman" style:font-name-complex="Times New Roman"/>
    </style:style>
    <style:style style:name="T187_2" style:family="text">
      <style:text-properties style:font-name="Times New Roman" style:font-name-asian="Times New Roman" style:font-name-complex="Times New Roman"/>
    </style:style>
    <style:style style:name="T187_3" style:family="text">
      <style:text-properties style:font-name="Times New Roman" style:font-name-asian="Times New Roman" style:font-name-complex="Times New Roman"/>
    </style:style>
    <style:style style:name="T187_4" style:family="text">
      <style:text-properties style:font-name="Times New Roman" style:font-name-asian="Times New Roman" style:font-name-complex="Times New Roman"/>
    </style:style>
    <style:style style:name="T187_5" style:family="text">
      <style:text-properties style:font-name="Times New Roman" style:font-name-asian="Times New Roman" style:font-name-complex="Times New Roman"/>
    </style:style>
    <style:style style:name="T187_6" style:family="text">
      <style:text-properties style:font-name="Times New Roman" style:font-name-asian="Times New Roman" style:font-name-complex="Times New Roman"/>
    </style:style>
    <style:style style:name="T187_7" style:family="text">
      <style:text-properties style:font-name="Times New Roman" style:font-name-asian="Times New Roman" style:font-name-complex="Times New Roman"/>
    </style:style>
    <style:style style:name="T187_8" style:family="text">
      <style:text-properties style:font-name="Times New Roman" style:font-name-asian="Times New Roman" style:font-name-complex="Times New Roman"/>
    </style:style>
    <style:style style:name="T187_9" style:family="text">
      <style:text-properties style:font-name="Times New Roman" style:font-name-asian="Times New Roman" style:font-name-complex="Times New Roman"/>
    </style:style>
    <style:style style:name="T187_10" style:family="text">
      <style:text-properties style:font-name="Times New Roman" style:font-name-asian="Times New Roman" style:font-name-complex="Times New Roman"/>
    </style:style>
    <style:style style:name="T187_11" style:family="text">
      <style:text-properties style:font-name="Times New Roman" style:font-name-asian="Times New Roman" style:font-name-complex="Times New Roman"/>
    </style:style>
    <style:style style:name="T187_12" style:family="text">
      <style:text-properties style:font-name="Times New Roman" style:font-name-asian="Times New Roman" style:font-name-complex="Times New Roman"/>
    </style:style>
    <style:style style:name="T187_13" style:family="text">
      <style:text-properties style:font-name="Times New Roman" style:font-name-asian="Times New Roman" style:font-name-complex="Times New Roman"/>
    </style:style>
    <style:style style:name="T187_14" style:family="text">
      <style:text-properties style:font-name="Times New Roman" style:font-name-asian="Times New Roman" style:font-name-complex="Times New Roman"/>
    </style:style>
    <style:style style:name="T187_15" style:family="text"/>
    <style:style style:name="T187_16" style:family="text">
      <style:text-properties style:font-name="Times New Roman" style:font-name-asian="Times New Roman" style:font-name-complex="Times New Roman"/>
    </style:style>
    <style:style style:name="T187_17" style:family="text">
      <style:text-properties style:font-name="Times New Roman" style:font-name-asian="Times New Roman" style:font-name-complex="Times New Roman"/>
    </style:style>
    <style:style style:name="T187_18" style:family="text">
      <style:text-properties style:font-name="Times New Roman" style:font-name-asian="Times New Roman" style:font-name-complex="Times New Roman"/>
    </style:style>
    <style:style style:name="T187_19" style:family="text">
      <style:text-properties style:font-name="Times New Roman" style:font-name-asian="Times New Roman" style:font-name-complex="Times New Roman"/>
    </style:style>
    <style:style style:name="T187_20" style:family="text">
      <style:text-properties style:font-name="Times New Roman" style:font-name-asian="Times New Roman" style:font-name-complex="Times New Roman"/>
    </style:style>
    <style:style style:name="T187_21" style:family="text">
      <style:text-properties style:font-name="Times New Roman" style:font-name-asian="Times New Roman" style:font-name-complex="Times New Roman"/>
    </style:style>
    <style:style style:name="T187_22" style:family="text">
      <style:text-properties style:font-name="Times New Roman" style:font-name-asian="Times New Roman" style:font-name-complex="Times New Roman"/>
    </style:style>
    <style:style style:name="T187_23" style:family="text">
      <style:text-properties style:font-name="Times New Roman" style:font-name-asian="Times New Roman" style:font-name-complex="Times New Roman"/>
    </style:style>
    <style:style style:name="T187_24" style:family="text">
      <style:text-properties style:font-name="Times New Roman" style:font-name-asian="Times New Roman" style:font-name-complex="Times New Roman"/>
    </style:style>
    <style:style style:name="T187_25" style:family="text">
      <style:text-properties style:font-name="Times New Roman" style:font-name-asian="Times New Roman" style:font-name-complex="Times New Roman"/>
    </style:style>
    <style:style style:name="T187_26" style:family="text">
      <style:text-properties style:font-name="Times New Roman" style:font-name-asian="Times New Roman" style:font-name-complex="Times New Roman"/>
    </style:style>
    <style:style style:name="T187_27" style:family="text">
      <style:text-properties style:font-name="Times New Roman" style:font-name-asian="Times New Roman" style:font-name-complex="Times New Roman"/>
    </style:style>
    <style:style style:name="T187_28" style:family="text">
      <style:text-properties style:font-name="Times New Roman" style:font-name-asian="Times New Roman" style:font-name-complex="Times New Roman"/>
    </style:style>
    <style:style style:name="T187_29" style:family="text">
      <style:text-properties style:font-name="Times New Roman" style:font-name-asian="Times New Roman" style:font-name-complex="Times New Roman"/>
    </style:style>
    <style:style style:name="T187_30" style:family="text">
      <style:text-properties style:font-name="Times New Roman" style:font-name-asian="Times New Roman" style:font-name-complex="Times New Roman"/>
    </style:style>
    <style:style style:name="T187_31" style:family="text">
      <style:text-properties style:font-name="Times New Roman" style:font-name-asian="Times New Roman" style:font-name-complex="Times New Roman"/>
    </style:style>
    <style:style style:name="T187_32" style:family="text">
      <style:text-properties style:font-name="Times New Roman" style:font-name-asian="Times New Roman" style:font-name-complex="Times New Roman"/>
    </style:style>
    <style:style style:name="T187_33" style:family="text">
      <style:text-properties style:font-name="Times New Roman" style:font-name-asian="Times New Roman" style:font-name-complex="Times New Roman"/>
    </style:style>
    <style:style style:name="T187_34" style:family="text">
      <style:text-properties style:font-name="Times New Roman" style:font-name-asian="Times New Roman" style:font-name-complex="Times New Roman"/>
    </style:style>
    <style:style style:name="T187_35" style:family="text">
      <style:text-properties style:font-name="Times New Roman" style:font-name-asian="Times New Roman" style:font-name-complex="Times New Roman"/>
    </style:style>
    <style:style style:name="T187_36" style:family="text">
      <style:text-properties style:font-name="Times New Roman" style:font-name-asian="Times New Roman" style:font-name-complex="Times New Roman"/>
    </style:style>
    <style:style style:name="T187_37" style:family="text">
      <style:text-properties style:font-name="Times New Roman" style:font-name-asian="Times New Roman" style:font-name-complex="Times New Roman"/>
    </style:style>
    <style:style style:name="T187_38" style:family="text">
      <style:text-properties style:font-name="Times New Roman" style:font-name-asian="Times New Roman" style:font-name-complex="Times New Roman"/>
    </style:style>
    <style:style style:name="T187_39" style:family="text">
      <style:text-properties style:font-name="Times New Roman" style:font-name-asian="Times New Roman" style:font-name-complex="Times New Roman"/>
    </style:style>
    <style:style style:name="T187_40" style:family="text">
      <style:text-properties style:font-name="Times New Roman" style:font-name-asian="Times New Roman" style:font-name-complex="Times New Roman"/>
    </style:style>
    <style:style style:name="T187_41" style:family="text">
      <style:text-properties style:font-name="Times New Roman" style:font-name-asian="Times New Roman" style:font-name-complex="Times New Roman"/>
    </style:style>
    <style:style style:name="T187_42" style:family="text">
      <style:text-properties style:font-name="Times New Roman" style:font-name-asian="Times New Roman" style:font-name-complex="Times New Roman"/>
    </style:style>
    <style:style style:name="T187_43" style:family="text">
      <style:text-properties style:font-name="Times New Roman" style:font-name-asian="Times New Roman" style:font-name-complex="Times New Roman"/>
    </style:style>
    <style:style style:name="T187_44" style:family="text">
      <style:text-properties style:font-name="Times New Roman" style:font-name-asian="Times New Roman" style:font-name-complex="Times New Roman"/>
    </style:style>
    <style:style style:name="T187_45" style:family="text">
      <style:text-properties style:font-name="Times New Roman" style:font-name-asian="Times New Roman" style:font-name-complex="Times New Roman"/>
    </style:style>
    <style:style style:name="T187_46" style:family="text">
      <style:text-properties style:font-name="Times New Roman" style:font-name-asian="Times New Roman" style:font-name-complex="Times New Roman"/>
    </style:style>
    <style:style style:name="T187_47" style:family="text">
      <style:text-properties style:font-name="Times New Roman" style:font-name-asian="Times New Roman" style:font-name-complex="Times New Roman"/>
    </style:style>
    <style:style style:name="T187_48" style:family="text">
      <style:text-properties style:font-name="Times New Roman" style:font-name-asian="Times New Roman" style:font-name-complex="Times New Roman"/>
    </style:style>
    <style:style style:name="T187_49" style:family="text">
      <style:text-properties style:font-name="Times New Roman" style:font-name-asian="Times New Roman" style:font-name-complex="Times New Roman"/>
    </style:style>
    <style:style style:name="T187_50" style:family="text">
      <style:text-properties style:font-name="Times New Roman" style:font-name-asian="Times New Roman" style:font-name-complex="Times New Roman"/>
    </style:style>
    <style:style style:name="P188" style:family="paragraph" style:parent-style-name="Standard">
      <style:paragraph-properties fo:break-before="auto" fo:text-indent="0cm" fo:line-height="115%" fo:margin-left="0cm" style:writing-mode="lr-tb"/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bcyba614lijp"/><text:bookmark-end text:name="h.bcyba614lijp"/><text:span text:style-name="T1_1">Synchronic</text:span></text:p>
      <text:p text:style-name="P2"><text:span text:style-name="T2_1">Rough</text:span><text:span text:style-name="T2_2"><text:s/></text:span><text:span text:style-name="T2_3">draft</text:span></text:p>
      <text:p text:style-name="P3"><text:span text:style-name="T3_1">13<text:s/></text:span><text:span text:style-name="T3_2">May</text:span><text:span text:style-name="T3_3"><text:s/>2015<text:s/>/<text:s/></text:span><text:span text:style-name="T3_4">lhansen</text:span><text:span text:style-name="T3_5">@</text:span><text:span text:style-name="T3_6">mozilla</text:span><text:span text:style-name="T3_7">.</text:span><text:span text:style-name="T3_8">com</text:span></text:p>
      <text:p text:style-name="P4"/>
      <text:p text:style-name="P5"><text:span text:style-name="T5_1">The</text:span><text:span text:style-name="T5_2"><text:s/></text:span><text:span text:style-name="T5_3">idea</text:span><text:span text:style-name="T5_4"><text:s/></text:span><text:span text:style-name="T5_5">of</text:span><text:span text:style-name="T5_6"><text:s/></text:span><text:span text:style-name="T5_7">Synchronic</text:span><text:span text:style-name="T5_8"><text:s/></text:span><text:span text:style-name="T5_9">is</text:span><text:span text:style-name="T5_10"><text:s/></text:span><text:span text:style-name="T5_11">to</text:span><text:span text:style-name="T5_12"><text:s/></text:span><text:span text:style-name="T5_13">lift</text:span><text:span text:style-name="T5_14"><text:s/></text:span><text:span text:style-name="T5_15">the</text:span><text:span text:style-name="T5_16"><text:s/></text:span><text:span text:style-name="T5_17">API</text:span><text:span text:style-name="T5_18"><text:s/></text:span><text:span text:style-name="T5_19">slightly</text:span><text:span text:style-name="T5_20"><text:s/></text:span><text:span text:style-name="T5_21">from</text:span><text:span text:style-name="T5_22"><text:s/></text:span><text:span text:style-name="T5_23">Atomics</text:span><text:span text:style-name="T5_24"><text:s/>+<text:s/></text:span><text:span text:style-name="T5_25">futexes</text:span><text:span text:style-name="T5_26"><text:s/>[4]<text:s/></text:span><text:span text:style-name="T5_27">to</text:span><text:span text:style-name="T5_28"><text:s/></text:span><text:span text:style-name="T5_29">the</text:span><text:span text:style-name="T5_30"><text:s/></text:span><text:span text:style-name="T5_31">level</text:span><text:span text:style-name="T5_32"><text:s/></text:span><text:span text:style-name="T5_33">of</text:span><text:span text:style-name="T5_34"><text:s/></text:span><text:span text:style-name="T5_35">simple</text:span><text:span text:style-name="T5_36"><text:s/></text:span><text:span text:style-name="T5_37">event</text:span><text:span text:style-name="T5_38"><text:s/>(</text:span><text:span text:style-name="T5_39">scalar</text:span><text:span text:style-name="T5_40"><text:s/></text:span><text:span text:style-name="T5_41">value</text:span><text:span text:style-name="T5_42">)<text:s/></text:span><text:span text:style-name="T5_43">inter</text:span><text:span text:style-name="T5_44">-</text:span><text:span text:style-name="T5_45">thread</text:span><text:span text:style-name="T5_46"><text:s/></text:span><text:span text:style-name="T5_47">communication</text:span><text:span text:style-name="T5_48">.<text:s text:c="2"/></text:span><text:span text:style-name="T5_49">There</text:span><text:span text:style-name="T5_50"><text:s/></text:span><text:span text:style-name="T5_51">is</text:span><text:span text:style-name="T5_52"><text:s/></text:span><text:span text:style-name="T5_53">a</text:span><text:span text:style-name="T5_54"><text:s/></text:span><text:span text:style-name="T5_55">C</text:span><text:span text:style-name="T5_56">++<text:s/></text:span><text:span text:style-name="T5_57">draft</text:span><text:span text:style-name="T5_58"><text:s/></text:span><text:span text:style-name="T5_59">proposal</text:span><text:span text:style-name="T5_60"><text:s/>[1]<text:s/></text:span><text:span text:style-name="T5_61">as</text:span><text:span text:style-name="T5_62"><text:s/></text:span><text:span text:style-name="T5_63">well</text:span><text:span text:style-name="T5_64"><text:s/></text:span><text:span text:style-name="T5_65">as</text:span><text:span text:style-name="T5_66"><text:s/></text:span><text:span text:style-name="T5_67">C</text:span><text:span text:style-name="T5_68">++<text:s/></text:span><text:span text:style-name="T5_69">code</text:span><text:span text:style-name="T5_70"><text:s/></text:span><text:span text:style-name="T5_71">that</text:span><text:span text:style-name="T5_72"><text:s/></text:span><text:span text:style-name="T5_73">implements</text:span><text:span text:style-name="T5_74"><text:s/></text:span><text:span text:style-name="T5_75">a</text:span><text:span text:style-name="T5_76"><text:s/></text:span><text:span text:style-name="T5_77">larger</text:span><text:span text:style-name="T5_78"><text:s/></text:span><text:span text:style-name="T5_79">API</text:span><text:span text:style-name="T5_80"><text:s/></text:span><text:span text:style-name="T5_81">than</text:span><text:span text:style-name="T5_82"><text:s/></text:span><text:span text:style-name="T5_83">the</text:span><text:span text:style-name="T5_84"><text:s/></text:span><text:span text:style-name="T5_85">draft</text:span><text:span text:style-name="T5_86"><text:s/></text:span><text:span text:style-name="T5_87">proposal</text:span><text:span text:style-name="T5_88"><text:s/>[2].<text:s text:c="2"/></text:span><text:span text:style-name="T5_89">Comments</text:span><text:span text:style-name="T5_90"><text:s/></text:span><text:span text:style-name="T5_91">from</text:span><text:span text:style-name="T5_92"><text:s/></text:span><text:span text:style-name="T5_93">the</text:span><text:span text:style-name="T5_94"><text:s/></text:span><text:span text:style-name="T5_95">C</text:span><text:span text:style-name="T5_96">++<text:s/></text:span><text:span text:style-name="T5_97">community</text:span><text:span text:style-name="T5_98"><text:s/></text:span><text:span text:style-name="T5_99">on</text:span><text:span text:style-name="T5_100"><text:s/></text:span><text:span text:style-name="T5_101">the</text:span><text:span text:style-name="T5_102"><text:s/></text:span><text:span text:style-name="T5_103">Atomics</text:span><text:span text:style-name="T5_104"><text:s/></text:span><text:span text:style-name="T5_105">spec</text:span><text:span text:style-name="T5_106"><text:s/></text:span><text:span text:style-name="T5_107">indicate</text:span><text:span text:style-name="T5_108"><text:s/></text:span><text:span text:style-name="T5_109">that</text:span><text:span text:style-name="T5_110"><text:s/></text:span><text:span text:style-name="T5_111">a</text:span><text:span text:style-name="T5_112"><text:s/></text:span><text:span text:style-name="T5_113">Synchronic</text:span><text:span text:style-name="T5_114"><text:s/></text:span><text:span text:style-name="T5_115">proposal</text:span><text:span text:style-name="T5_116"><text:s/></text:span><text:span text:style-name="T5_117">is</text:span><text:span text:style-name="T5_118"><text:s/></text:span><text:span text:style-name="T5_119">regarded</text:span><text:span text:style-name="T5_120"><text:s/></text:span><text:span text:style-name="T5_121">as</text:span><text:span text:style-name="T5_122"><text:s/></text:span><text:span text:style-name="T5_123">a</text:span><text:span text:style-name="T5_124"><text:s/></text:span><text:span text:style-name="T5_125">good</text:span><text:span text:style-name="T5_126"><text:s/></text:span><text:span text:style-name="T5_127">idea</text:span><text:span text:style-name="T5_128">.</text:span></text:p>
      <text:p text:style-name="P6"/>
      <text:p text:style-name="P7"><text:span text:style-name="T7_1">A</text:span><text:span text:style-name="T7_2"><text:s/></text:span><text:span text:style-name="T7_3">synchronic</text:span><text:span text:style-name="T7_4">&lt;</text:span><text:span text:style-name="T7_5">T</text:span><text:span text:style-name="T7_6">&gt;<text:s/></text:span><text:span text:style-name="T7_7">holds</text:span><text:span text:style-name="T7_8"><text:s/></text:span><text:span text:style-name="T7_9">one</text:span><text:span text:style-name="T7_10"><text:s/></text:span><text:span text:style-name="T7_11">value</text:span><text:span text:style-name="T7_12"><text:s/></text:span><text:span text:style-name="T7_13">of</text:span><text:span text:style-name="T7_14"><text:s/></text:span><text:span text:style-name="T7_15">primitive</text:span><text:span text:style-name="T7_16"><text:s/></text:span><text:span text:style-name="T7_17">type</text:span><text:span text:style-name="T7_18"><text:s/></text:span><text:span text:style-name="T7_19">T</text:span><text:span text:style-name="T7_20">,<text:s/></text:span><text:span text:style-name="T7_21">for</text:span><text:span text:style-name="T7_22"><text:s/></text:span><text:span text:style-name="T7_23">Javascript</text:span><text:span text:style-name="T7_24"><text:s/></text:span><text:span text:style-name="T7_25">that</text:span><text:span text:style-name="T7_26"><text:s/></text:span><text:span text:style-name="T7_27">would</text:span><text:span text:style-name="T7_28"><text:s/></text:span><text:span text:style-name="T7_29">currently</text:span><text:span text:style-name="T7_30"><text:s/></text:span><text:span text:style-name="T7_31">be</text:span><text:span text:style-name="T7_32"><text:s/></text:span><text:span text:style-name="T7_33">one</text:span><text:span text:style-name="T7_34"><text:s/></text:span><text:span text:style-name="T7_35">of</text:span><text:span text:style-name="T7_36"><text:s/></text:span><text:span text:style-name="T7_37">the</text:span><text:span text:style-name="T7_38"><text:s/></text:span><text:span text:style-name="T7_39">shared</text:span><text:span text:style-name="T7_40">-</text:span><text:span text:style-name="T7_41">memory</text:span><text:span text:style-name="T7_42"><text:s/></text:span><text:span text:style-name="T7_43">types</text:span><text:span text:style-name="T7_44"><text:s/></text:span><text:span text:style-name="T7_45">Int</text:span><text:span text:style-name="T7_46">8,<text:s/></text:span><text:span text:style-name="T7_47">Uint</text:span><text:span text:style-name="T7_48">8,<text:s/>...,<text:s/></text:span><text:span text:style-name="T7_49">Float</text:span><text:span text:style-name="T7_50">64.<text:s text:c="2"/></text:span><text:span text:style-name="T7_51">A</text:span><text:span text:style-name="T7_52"><text:s/></text:span><text:span text:style-name="T7_53">write</text:span><text:span text:style-name="T7_54"><text:s/></text:span><text:span text:style-name="T7_55">into</text:span><text:span text:style-name="T7_56"><text:s/></text:span><text:span text:style-name="T7_57">a</text:span><text:span text:style-name="T7_58"><text:s/></text:span><text:span text:style-name="T7_59">synchronic</text:span><text:span text:style-name="T7_60"><text:s/></text:span><text:span text:style-name="T7_61">updat</text:span><text:span text:style-name="T7_62">es</text:span><text:span text:style-name="T7_63"><text:s/></text:span><text:span text:style-name="T7_64">the</text:span><text:span text:style-name="T7_65"><text:s/></text:span><text:span text:style-name="T7_66">value</text:span><text:span text:style-name="T7_67"><text:s/></text:span><text:span text:style-name="T7_68">and</text:span><text:span text:style-name="T7_69"><text:s/></text:span><text:span text:style-name="T7_70">sends</text:span><text:span text:style-name="T7_71"><text:s/></text:span><text:span text:style-name="T7_72">a</text:span><text:span text:style-name="T7_73"><text:s/></text:span><text:span text:style-name="T7_74">signal</text:span><text:span text:style-name="T7_75">.<text:s text:c="2"/></text:span><text:span text:style-name="T7_76">Threads</text:span><text:span text:style-name="T7_77"><text:s/></text:span><text:span text:style-name="T7_78">can</text:span><text:span text:style-name="T7_79"><text:s/></text:span><text:span text:style-name="T7_80">listen</text:span><text:span text:style-name="T7_81"><text:s/></text:span><text:span text:style-name="T7_82">for</text:span><text:span text:style-name="T7_83"><text:s/></text:span><text:span text:style-name="T7_84">that</text:span><text:span text:style-name="T7_85"><text:s/></text:span><text:span text:style-name="T7_86">signal</text:span><text:span text:style-name="T7_87"><text:s/></text:span><text:span text:style-name="T7_88">by</text:span><text:span text:style-name="T7_89"><text:s/></text:span><text:span text:style-name="T7_90">waiting</text:span><text:span text:style-name="T7_91"><text:s/></text:span><text:span text:style-name="T7_92">on</text:span><text:span text:style-name="T7_93"><text:s/></text:span><text:span text:style-name="T7_94">the</text:span><text:span text:style-name="T7_95"><text:s/></text:span><text:span text:style-name="T7_96">synchronic</text:span><text:span text:style-name="T7_97"><text:s/></text:span><text:span text:style-name="T7_98">to</text:span><text:span text:style-name="T7_99"><text:s/></text:span><text:span text:style-name="T7_100">hold</text:span><text:span text:style-name="T7_101"><text:s/></text:span><text:span text:style-name="T7_102">a</text:span><text:span text:style-name="T7_103"><text:s/></text:span><text:span text:style-name="T7_104">given</text:span><text:span text:style-name="T7_105"><text:s/></text:span><text:span text:style-name="T7_106">value</text:span><text:span text:style-name="T7_107"><text:s/></text:span><text:span text:style-name="T7_108">or</text:span><text:span text:style-name="T7_109"><text:s/></text:span><text:span text:style-name="T7_110">to</text:span><text:span text:style-name="T7_111"><text:s/></text:span><text:span text:style-name="T7_112">hold</text:span><text:span text:style-name="T7_113"><text:s/></text:span><text:span text:style-name="T7_114">something</text:span><text:span text:style-name="T7_115"><text:s/></text:span><text:span text:style-name="T7_116">other</text:span><text:span text:style-name="T7_117"><text:s/></text:span><text:span text:style-name="T7_118">than</text:span><text:span text:style-name="T7_119"><text:s/></text:span><text:span text:style-name="T7_120">a</text:span><text:span text:style-name="T7_121"><text:s/></text:span><text:span text:style-name="T7_122">given</text:span><text:span text:style-name="T7_123"><text:s/></text:span><text:span text:style-name="T7_124">value</text:span><text:span text:style-name="T7_125">.<text:s text:c="2"/></text:span><text:span text:style-name="T7_126">To</text:span><text:span text:style-name="T7_127"><text:s/></text:span><text:span text:style-name="T7_128">take</text:span><text:span text:style-name="T7_129"><text:s/></text:span><text:span text:style-name="T7_130">the</text:span><text:span text:style-name="T7_131"><text:s/></text:span><text:span text:style-name="T7_132">simplest</text:span><text:span text:style-name="T7_133"><text:s/></text:span><text:span text:style-name="T7_134">example</text:span><text:span text:style-name="T7_135">,<text:s/></text:span><text:span text:style-name="T7_136">consider</text:span><text:span text:style-name="T7_137"><text:s/></text:span><text:span text:style-name="T7_138">sync</text:span><text:span text:style-name="T7_139"><text:s/></text:span><text:span text:style-name="T7_140">to</text:span><text:span text:style-name="T7_141"><text:s/></text:span><text:span text:style-name="T7_142">be</text:span><text:span text:style-name="T7_143"><text:s/></text:span><text:span text:style-name="T7_144">a</text:span><text:span text:style-name="T7_145"><text:s/></text:span><text:span text:style-name="T7_146">synchronic</text:span><text:span text:style-name="T7_147">&lt;</text:span><text:span text:style-name="T7_148">Int</text:span><text:span text:style-name="T7_149">32&gt;<text:s/></text:span><text:span text:style-name="T7_150">and</text:span><text:span text:style-name="T7_151"><text:s/></text:span><text:span text:style-name="T7_152">assume</text:span><text:span text:style-name="T7_153"><text:s/></text:span><text:span text:style-name="T7_154">a</text:span><text:span text:style-name="T7_155"><text:s/></text:span><text:span text:style-name="T7_156">C</text:span><text:span text:style-name="T7_157">-</text:span><text:span text:style-name="T7_158">like</text:span><text:span text:style-name="T7_159"><text:s/></text:span><text:span text:style-name="T7_160">API</text:span><text:span text:style-name="T7_161">.<text:s text:c="2"/></text:span><text:span text:style-name="T7_162">In</text:span><text:span text:style-name="T7_163"><text:s/></text:span><text:span text:style-name="T7_164">the</text:span><text:span text:style-name="T7_165"><text:s/></text:span><text:span text:style-name="T7_166">following</text:span><text:span text:style-name="T7_167"><text:s/></text:span><text:span text:style-name="T7_168">example</text:span><text:span text:style-name="T7_169">,</text:span><text:span text:style-name="T7_170"><text:s/></text:span><text:span text:style-name="T7_171">thread</text:span><text:span text:style-name="T7_172"><text:s/>2<text:s/></text:span><text:span text:style-name="T7_173">is</text:span><text:span text:style-name="T7_174"><text:s/></text:span><text:span text:style-name="T7_175">sending</text:span><text:span text:style-name="T7_176"><text:s/></text:span><text:span text:style-name="T7_177">a</text:span><text:span text:style-name="T7_178"><text:s/></text:span><text:span text:style-name="T7_179">flag</text:span><text:span text:style-name="T7_180"><text:s/></text:span><text:span text:style-name="T7_181">to</text:span><text:span text:style-name="T7_182"><text:s/></text:span><text:span text:style-name="T7_183">thread</text:span><text:span text:style-name="T7_184"><text:s/>1,<text:s/></text:span><text:span text:style-name="T7_185">which</text:span><text:span text:style-name="T7_186"><text:s/></text:span><text:span text:style-name="T7_187">is</text:span><text:span text:style-name="T7_188"><text:s/></text:span><text:span text:style-name="T7_189">waiting</text:span><text:span text:style-name="T7_190"><text:s/></text:span><text:span text:style-name="T7_191">for</text:span><text:span text:style-name="T7_192"><text:s/></text:span><text:span text:style-name="T7_193">it</text:span><text:span text:style-name="T7_194">:</text:span></text:p>
      <text:p text:style-name="P8"/>
      <text:p text:style-name="P9"><text:span text:style-name="T9_1"><text:s text:c="2"/></text:span><text:span text:style-name="T9_2">Thread</text:span><text:span text:style-name="T9_3"><text:s/>1<text:s text:c="34"/></text:span><text:span text:style-name="T9_4">Thread</text:span><text:span text:style-name="T9_5"><text:s/>2</text:span></text:p>
      <text:p text:style-name="P10"/>
      <text:p text:style-name="P11"><text:span text:style-name="T11_1"><text:s text:c="2"/>//<text:s/></text:span><text:span text:style-name="T11_2">sync</text:span><text:span text:style-name="T11_3"><text:s/></text:span><text:span text:style-name="T11_4">has</text:span><text:span text:style-name="T11_5"><text:s/></text:span><text:span text:style-name="T11_6">the</text:span><text:span text:style-name="T11_7"><text:s/></text:span><text:span text:style-name="T11_8">value</text:span><text:span text:style-name="T11_9"><text:s/>0</text:span></text:p>
      <text:p text:style-name="P12"><text:span text:style-name="T12_1"><text:s text:c="2"/></text:span><text:span text:style-name="T12_2">synchronic</text:span><text:span text:style-name="T12_3">_</text:span><text:span text:style-name="T12_4">load</text:span><text:span text:style-name="T12_5">_</text:span><text:span text:style-name="T12_6">when</text:span><text:span text:style-name="T12_7">_</text:span><text:span text:style-name="T12_8">not</text:span><text:span text:style-name="T12_9">_</text:span><text:span text:style-name="T12_10">equal</text:span><text:span text:style-name="T12_11">(</text:span><text:span text:style-name="T12_12">sync</text:span><text:span text:style-name="T12_13">,<text:s/>0)<text:s text:c="3"/>...</text:span></text:p>
      <text:p text:style-name="P13"><text:span text:style-name="T13_1"><text:s text:c="2"/>//<text:s/></text:span><text:span text:style-name="T13_2">thread</text:span><text:span text:style-name="T13_3"><text:s/>1<text:s/></text:span><text:span text:style-name="T13_4">waits</text:span></text:p>
      <text:p text:style-name="P14"><text:span text:style-name="T14_1"><text:s text:c="44"/></text:span><text:span text:style-name="T14_2">synchronic</text:span><text:span text:style-name="T14_3">_</text:span><text:span text:style-name="T14_4">store</text:span><text:span text:style-name="T14_5">(</text:span><text:span text:style-name="T14_6">sync</text:span><text:span text:style-name="T14_7">,<text:s/>1)</text:span></text:p>
      <text:p text:style-name="P15"><text:span text:style-name="T15_1"><text:s text:c="2"/>//<text:s/></text:span><text:span text:style-name="T15_2">thread</text:span><text:span text:style-name="T15_3"><text:s/>1<text:s/></text:span><text:span text:style-name="T15_4">wakes</text:span></text:p>
      <text:p text:style-name="P16"/>
      <text:p text:style-name="P17"><text:span text:style-name="T17_1">There</text:span><text:span text:style-name="T17_2">'</text:span><text:span text:style-name="T17_3">s</text:span><text:span text:style-name="T17_4"><text:s/></text:span><text:span text:style-name="T17_5">a</text:span><text:span text:style-name="T17_6"><text:s/></text:span><text:span text:style-name="T17_7">suite</text:span><text:span text:style-name="T17_8"><text:s/></text:span><text:span text:style-name="T17_9">of</text:span><text:span text:style-name="T17_10"><text:s/></text:span><text:span text:style-name="T17_11">operations</text:span><text:span text:style-name="T17_12"><text:s/></text:span><text:span text:style-name="T17_13">on</text:span><text:span text:style-name="T17_14"><text:s/></text:span><text:span text:style-name="T17_15">a</text:span><text:span text:style-name="T17_16"><text:s/></text:span><text:span text:style-name="T17_17">synchronic</text:span><text:span text:style-name="T17_18"><text:s/></text:span><text:span text:style-name="T17_19">that</text:span><text:span text:style-name="T17_20"><text:s/></text:span><text:span text:style-name="T17_21">closely</text:span><text:span text:style-name="T17_22"><text:s/></text:span><text:span text:style-name="T17_23">mimics</text:span><text:span text:style-name="T17_24"><text:s/></text:span><text:span text:style-name="T17_25">the</text:span><text:span text:style-name="T17_26"><text:s/></text:span><text:span text:style-name="T17_27">suite</text:span><text:span text:style-name="T17_28"><text:s/></text:span><text:span text:style-name="T17_29">of</text:span><text:span text:style-name="T17_30"><text:s/></text:span><text:span text:style-name="T17_31">operations</text:span><text:span text:style-name="T17_32"><text:s/></text:span><text:span text:style-name="T17_33">on</text:span><text:span text:style-name="T17_34"><text:s/></text:span><text:span text:style-name="T17_35">Atomics</text:span><text:span text:style-name="T17_36"><text:s/>(</text:span><text:span text:style-name="T17_37">load</text:span><text:span text:style-name="T17_38">,<text:s/></text:span><text:span text:style-name="T17_39">store</text:span><text:span text:style-name="T17_40">,<text:s/></text:span><text:span text:style-name="T17_41">compareExchange</text:span><text:span text:style-name="T17_42">,<text:s/></text:span><text:span text:style-name="T17_43">exchange</text:span><text:span text:style-name="T17_44">,<text:s/></text:span><text:span text:style-name="T17_45">add</text:span><text:span text:style-name="T17_46">,<text:s/></text:span><text:span text:style-name="T17_47">sub</text:span><text:span text:style-name="T17_48">,<text:s/></text:span><text:span text:style-name="T17_49">and</text:span><text:span text:style-name="T17_50">,<text:s/></text:span><text:span text:style-name="T17_51">or</text:span><text:span text:style-name="T17_52">,<text:s/></text:span><text:span text:style-name="T17_53">xor</text:span><text:span text:style-name="T17_54">)<text:s/></text:span><text:span text:style-name="T17_55">in</text:span><text:span text:style-name="T17_56"><text:s/></text:span><text:span text:style-name="T17_57">addition</text:span><text:span text:style-name="T17_58"><text:s/></text:span><text:span text:style-name="T17_59">to</text:span><text:span text:style-name="T17_60"><text:s/></text:span><text:span text:style-name="T17_61">several</text:span><text:span text:style-name="T17_62"><text:s/></text:span><text:span text:style-name="T17_63">operations</text:span><text:span text:style-name="T17_64"><text:s/></text:span><text:span text:style-name="T17_65">for</text:span><text:span text:style-name="T17_66"><text:s/></text:span><text:span text:style-name="T17_67">waiting</text:span><text:span text:style-name="T17_68"><text:s/></text:span><text:span text:style-name="T17_69">on</text:span><text:span text:style-name="T17_70"><text:s/></text:span><text:span text:style-name="T17_71">a</text:span><text:span text:style-name="T17_72"><text:s/></text:span><text:span text:style-name="T17_73">synchronic</text:span><text:span text:style-name="T17_74"><text:s/>(</text:span><text:span text:style-name="T17_75">loadWhenEqual</text:span><text:span text:style-name="T17_76">,<text:s/></text:span><text:span text:style-name="T17_77">loadWhenNotEqual</text:span><text:span text:style-name="T17_78">,<text:s/></text:span><text:span text:style-name="T17_79">expectUpdate</text:span><text:span text:style-name="T17_80">).<text:s text:c="2"/></text:span><text:span text:style-name="T17_81">Operations</text:span><text:span text:style-name="T17_82"><text:s/></text:span><text:span text:style-name="T17_83">that</text:span><text:span text:style-name="T17_84"><text:s/></text:span><text:span text:style-name="T17_85">update</text:span><text:span text:style-name="T17_86"><text:s/></text:span><text:span text:style-name="T17_87">the</text:span><text:span text:style-name="T17_88"><text:s/></text:span><text:span text:style-name="T17_89">synchronic</text:span><text:span text:style-name="T17_90"><text:s/></text:span><text:span text:style-name="T17_91">will</text:span><text:span text:style-name="T17_92"><text:s/></text:span><text:span text:style-name="T17_93">wake</text:span><text:span text:style-name="T17_94"><text:s/></text:span><text:span text:style-name="T17_95">threads</text:span><text:span text:style-name="T17_96"><text:s/></text:span><text:span text:style-name="T17_97">that</text:span><text:span text:style-name="T17_98"><text:s/></text:span><text:span text:style-name="T17_99">are</text:span><text:span text:style-name="T17_100"><text:s/></text:span><text:span text:style-name="T17_101">waiting</text:span><text:span text:style-name="T17_102"><text:s/></text:span><text:span text:style-name="T17_103">on</text:span><text:span text:style-name="T17_104"><text:s/></text:span><text:span text:style-name="T17_105">the</text:span><text:span text:style-name="T17_106"><text:s/></text:span><text:span text:style-name="T17_107">synchronic</text:span><text:span text:style-name="T17_108">,<text:s/></text:span><text:span text:style-name="T17_109">as</text:span><text:span text:style-name="T17_110"><text:s/></text:span><text:span text:style-name="T17_111">appropriate</text:span><text:span text:style-name="T17_112">.</text:span></text:p>
      <text:h text:style-name="P18" text:outline-level="10"><text:bookmark-start text:name="h.2ivm98wtyn2a"/><text:bookmark-end text:name="h.2ivm98wtyn2a"/><text:span text:style-name="T18_1">Discussion</text:span></text:h>
      <text:p text:style-name="P19"><text:span text:style-name="T19_1">Synchronics</text:span><text:span text:style-name="T19_2"><text:s/></text:span><text:span text:style-name="T19_3">have</text:span><text:span text:style-name="T19_4"><text:s/></text:span><text:span text:style-name="T19_5">two</text:span><text:span text:style-name="T19_6"><text:s/></text:span><text:span text:style-name="T19_7">advantages</text:span><text:span text:style-name="T19_8"><text:s/></text:span><text:span text:style-name="T19_9">over</text:span><text:span text:style-name="T19_10"><text:s/></text:span><text:span text:style-name="T19_11">Atomics</text:span><text:span text:style-name="T19_12"><text:s/>+<text:s/></text:span><text:span text:style-name="T19_13">futexes</text:span><text:span text:style-name="T19_14">:</text:span></text:p>
      <text:p text:style-name="P20"/>
      <text:list text:style-name="LS1" xml:id="list0">
        <text:list-item>
          <text:p text:style-name="P21"><text:span text:style-name="T21_1">The</text:span><text:span text:style-name="T21_2"><text:s/></text:span><text:span text:style-name="T21_3">API</text:span><text:span text:style-name="T21_4"><text:s/></text:span><text:span text:style-name="T21_5">is</text:span><text:span text:style-name="T21_6"><text:s/></text:span><text:span text:style-name="T21_7">easier</text:span><text:span text:style-name="T21_8"><text:s/></text:span><text:span text:style-name="T21_9">to</text:span><text:span text:style-name="T21_10"><text:s/></text:span><text:span text:style-name="T21_11">use</text:span><text:span text:style-name="T21_12"><text:s/></text:span><text:span text:style-name="T21_13">correctly</text:span><text:span text:style-name="T21_14"><text:s/></text:span><text:span text:style-name="T21_15">for</text:span><text:span text:style-name="T21_16"><text:s/></text:span><text:span text:style-name="T21_17">sending</text:span><text:span text:style-name="T21_18"><text:s/></text:span><text:span text:style-name="T21_19">and</text:span><text:span text:style-name="T21_20"><text:s/></text:span><text:span text:style-name="T21_21">receiving</text:span><text:span text:style-name="T21_22"><text:s/></text:span><text:span text:style-name="T21_23">events</text:span><text:span text:style-name="T21_24">.</text:span></text:p>
        </text:list-item>
        <text:list-item>
          <text:p text:style-name="P22"><text:span text:style-name="T22_1">A</text:span><text:span text:style-name="T22_2"><text:s/></text:span><text:span text:style-name="T22_3">native</text:span><text:span text:style-name="T22_4"><text:s/></text:span><text:span text:style-name="T22_5">implementation</text:span><text:span text:style-name="T22_6"><text:s/></text:span><text:span text:style-name="T22_7">of</text:span><text:span text:style-name="T22_8"><text:s/></text:span><text:span text:style-name="T22_9">wait</text:span><text:span text:style-name="T22_10">/</text:span><text:span text:style-name="T22_11">wake</text:span><text:span text:style-name="T22_12"><text:s/></text:span><text:span text:style-name="T22_13">can</text:span><text:span text:style-name="T22_14"><text:s/></text:span><text:span text:style-name="T22_15">perform</text:span><text:span text:style-name="T22_16"><text:s/></text:span><text:span text:style-name="T22_17">better</text:span><text:span text:style-name="T22_18"><text:s/></text:span><text:span text:style-name="T22_19">than</text:span><text:span text:style-name="T22_20"><text:s/></text:span><text:span text:style-name="T22_21">a</text:span><text:span text:style-name="T22_22"><text:s/></text:span><text:span text:style-name="T22_23">portable</text:span><text:span text:style-name="T22_24"><text:s/></text:span><text:span text:style-name="T22_25">implementation</text:span><text:span text:style-name="T22_26"><text:s/></text:span><text:span text:style-name="T22_27">based</text:span><text:span text:style-name="T22_28"><text:s/></text:span><text:span text:style-name="T22_29">on</text:span><text:span text:style-name="T22_30"><text:s/></text:span><text:span text:style-name="T22_31">Atomics</text:span><text:span text:style-name="T22_32"><text:s/>+<text:s/></text:span><text:span text:style-name="T22_33">futexes</text:span><text:span text:style-name="T22_34">.<text:s text:c="2"/></text:span><text:span text:style-name="T22_35"><office:annotation><dc:creator/><text:p text:style-name="P23"><text:span text:style-name="T23_1">I</text:span><text:span text:style-name="T23_2">'</text:span><text:span text:style-name="T23_3">d</text:span><text:span text:style-name="T23_4"><text:s/></text:span><text:span text:style-name="T23_5">be</text:span><text:span text:style-name="T23_6"><text:s/></text:span><text:span text:style-name="T23_7">interested</text:span><text:span text:style-name="T23_8"><text:s/></text:span><text:span text:style-name="T23_9">to</text:span><text:span text:style-name="T23_10"><text:s/></text:span><text:span text:style-name="T23_11">understand</text:span><text:span text:style-name="T23_12"><text:s/></text:span><text:span text:style-name="T23_13">this</text:span><text:span text:style-name="T23_14"><text:s/></text:span><text:span text:style-name="T23_15">issue</text:span><text:span text:style-name="T23_16"><text:s/></text:span><text:span text:style-name="T23_17">better</text:span><text:span text:style-name="T23_18">.<text:s text:c="2"/></text:span><text:span text:style-name="T23_19">E</text:span><text:span text:style-name="T23_20">.</text:span><text:span text:style-name="T23_21">g</text:span><text:span text:style-name="T23_22">.,<text:s/></text:span><text:span text:style-name="T23_23">if</text:span><text:span text:style-name="T23_24"><text:s/></text:span><text:span text:style-name="T23_25">Atomics</text:span><text:span text:style-name="T23_26"><text:s/></text:span><text:span text:style-name="T23_27">were</text:span><text:span text:style-name="T23_28"><text:s/></text:span><text:span text:style-name="T23_29">extended</text:span><text:span text:style-name="T23_30"><text:s/></text:span><text:span text:style-name="T23_31">with</text:span><text:span text:style-name="T23_32"><text:s/></text:span><text:span text:style-name="T23_33">more</text:span><text:span text:style-name="T23_34">-</text:span><text:span text:style-name="T23_35">relaxed</text:span><text:span text:style-name="T23_36"><text:s/></text:span><text:span text:style-name="T23_37">guarantees</text:span><text:span text:style-name="T23_38">,<text:s/></text:span><text:span text:style-name="T23_39">could</text:span><text:span text:style-name="T23_40"><text:s/></text:span><text:span text:style-name="T23_41">they</text:span><text:span text:style-name="T23_42"><text:s/></text:span><text:span text:style-name="T23_43">approach</text:span><text:span text:style-name="T23_44"><text:s/></text:span><text:span text:style-name="T23_45">the</text:span><text:span text:style-name="T23_46"><text:s/></text:span><text:span text:style-name="T23_47">efficiency</text:span><text:span text:style-name="T23_48"><text:s/></text:span><text:span text:style-name="T23_49">of</text:span><text:span text:style-name="T23_50"><text:s/></text:span><text:span text:style-name="T23_51">native</text:span><text:span text:style-name="T23_52"><text:s/></text:span><text:span text:style-name="T23_53">Synchronics</text:span><text:span text:style-name="T23_54">?</text:span></text:p></office:annotation></text:span><text:span text:style-name="T23_55"><office:annotation><dc:creator/><text:p text:style-name="P24"><text:span text:style-name="T24_1">Reference</text:span><text:span text:style-name="T24_2"><text:s/>[1]<text:s/></text:span><text:span text:style-name="T24_3">speaks</text:span><text:span text:style-name="T24_4"><text:s/></text:span><text:span text:style-name="T24_5">to</text:span><text:span text:style-name="T24_6"><text:s/></text:span><text:span text:style-name="T24_7">this</text:span><text:span text:style-name="T24_8"><text:s/></text:span><text:span text:style-name="T24_9">a</text:span><text:span text:style-name="T24_10"><text:s/></text:span><text:span text:style-name="T24_11">bit</text:span><text:span text:style-name="T24_12">,<text:s/></text:span><text:span text:style-name="T24_13">and</text:span><text:span text:style-name="T24_14"><text:s/></text:span><text:span text:style-name="T24_15">the</text:span><text:span text:style-name="T24_16"><text:s/></text:span><text:span text:style-name="T24_17">code</text:span><text:span text:style-name="T24_18"><text:s/></text:span><text:span text:style-name="T24_19">in</text:span><text:span text:style-name="T24_20"><text:s/></text:span><text:span text:style-name="T24_21">reference</text:span><text:span text:style-name="T24_22"><text:s/>[2]<text:s/></text:span><text:span text:style-name="T24_23">provides</text:span><text:span text:style-name="T24_24"><text:s/></text:span><text:span text:style-name="T24_25">more</text:span><text:span text:style-name="T24_26"><text:s/></text:span><text:span text:style-name="T24_27">detail</text:span><text:span text:style-name="T24_28"><text:s/></text:span><text:span text:style-name="T24_29">still</text:span><text:span text:style-name="T24_30">,<text:s/></text:span><text:span text:style-name="T24_31">but</text:span><text:span text:style-name="T24_32"><text:s/></text:span><text:span text:style-name="T24_33">I</text:span><text:span text:style-name="T24_34">'</text:span><text:span text:style-name="T24_35">ll</text:span><text:span text:style-name="T24_36"><text:s/></text:span><text:span text:style-name="T24_37">see</text:span><text:span text:style-name="T24_38"><text:s/></text:span><text:span text:style-name="T24_39">if</text:span><text:span text:style-name="T24_40"><text:s/></text:span><text:span text:style-name="T24_41">I</text:span><text:span text:style-name="T24_42"><text:s/></text:span><text:span text:style-name="T24_43">can</text:span><text:span text:style-name="T24_44"><text:s/></text:span><text:span text:style-name="T24_45">incorporate</text:span><text:span text:style-name="T24_46"><text:s/></text:span><text:span text:style-name="T24_47">some</text:span><text:span text:style-name="T24_48"><text:s/></text:span><text:span text:style-name="T24_49">of</text:span><text:span text:style-name="T24_50"><text:s/></text:span><text:span text:style-name="T24_51">that</text:span><text:span text:style-name="T24_52"><text:s/></text:span><text:span text:style-name="T24_53">information</text:span><text:span text:style-name="T24_54"><text:s/></text:span><text:span text:style-name="T24_55">directly</text:span><text:span text:style-name="T24_56"><text:s/></text:span><text:span text:style-name="T24_57">here</text:span><text:span text:style-name="T24_58">.</text:span></text:p></office:annotation></text:span><text:span text:style-name="T24_59"><office:annotation><dc:creator/><text:p text:style-name="P25"><text:span text:style-name="T25_1">In</text:span><text:span text:style-name="T25_2"><text:s/></text:span><text:span text:style-name="T25_3">the</text:span><text:span text:style-name="T25_4"><text:s/></text:span><text:span text:style-name="T25_5">uncontended</text:span><text:span text:style-name="T25_6"><text:s/></text:span><text:span text:style-name="T25_7">case</text:span><text:span text:style-name="T25_8"><text:s/>(</text:span><text:span text:style-name="T25_9">the</text:span><text:span text:style-name="T25_10"><text:s/></text:span><text:span text:style-name="T25_11">initial</text:span><text:span text:style-name="T25_12"><text:s/></text:span><text:span text:style-name="T25_13">cmpxchg</text:span><text:span text:style-name="T25_14"><text:s/></text:span><text:span text:style-name="T25_15">succeeds</text:span><text:span text:style-name="T25_16">),<text:s/></text:span><text:span text:style-name="T25_17">would</text:span><text:span text:style-name="T25_18"><text:s/></text:span><text:span text:style-name="T25_19">synchronics</text:span><text:span text:style-name="T25_20"><text:s/></text:span><text:span text:style-name="T25_21">be</text:span><text:span text:style-name="T25_22"><text:s/></text:span><text:span text:style-name="T25_23">equivalent</text:span><text:span text:style-name="T25_24"><text:s/></text:span><text:span text:style-name="T25_25">to</text:span><text:span text:style-name="T25_26"><text:s/></text:span><text:span text:style-name="T25_27">Atomics</text:span><text:span text:style-name="T25_28">+</text:span><text:span text:style-name="T25_29">Futex</text:span><text:span text:style-name="T25_30"><text:s/></text:span><text:span text:style-name="T25_31">as</text:span><text:span text:style-name="T25_32"><text:s/></text:span><text:span text:style-name="T25_33">an</text:span><text:span text:style-name="T25_34"><text:s/></text:span><text:span text:style-name="T25_35">impl</text:span><text:span text:style-name="T25_36"><text:s/></text:span><text:span text:style-name="T25_37">of</text:span><text:span text:style-name="T25_38"><text:s/></text:span><text:span text:style-name="T25_39">pthread</text:span><text:span text:style-name="T25_40"><text:s/></text:span><text:span text:style-name="T25_41">mutexes</text:span><text:span text:style-name="T25_42">?</text:span></text:p></office:annotation></text:span><text:span text:style-name="T25_43"><office:annotation><dc:creator/><text:p text:style-name="P26"><text:span text:style-name="T26_1">Possibly</text:span><text:span text:style-name="T26_2"><text:s/></text:span><text:span text:style-name="T26_3">not</text:span><text:span text:style-name="T26_4"><text:s/></text:span><text:span text:style-name="T26_5">quite</text:span><text:span text:style-name="T26_6"><text:s/></text:span><text:span text:style-name="T26_7">equivalent</text:span><text:span text:style-name="T26_8">.<text:s text:c="2"/></text:span><text:span text:style-name="T26_9">Suppose</text:span><text:span text:style-name="T26_10"><text:s/></text:span><text:span text:style-name="T26_11">the</text:span><text:span text:style-name="T26_12"><text:s/></text:span><text:span text:style-name="T26_13">lock</text:span><text:span text:style-name="T26_14"><text:s/></text:span><text:span text:style-name="T26_15">transitions</text:span><text:span text:style-name="T26_16"><text:s/>0-&gt;1<text:s/></text:span><text:span text:style-name="T26_17">when</text:span><text:span text:style-name="T26_18"><text:s/></text:span><text:span text:style-name="T26_19">uncontended</text:span><text:span text:style-name="T26_20">.<text:s text:c="2"/></text:span><text:span text:style-name="T26_21">Synchronic</text:span><text:span text:style-name="T26_22">.</text:span><text:span text:style-name="T26_23">compareExchange</text:span><text:span text:style-name="T26_24"><text:s/></text:span><text:span text:style-name="T26_25">would</text:span><text:span text:style-name="T26_26"><text:s/></text:span><text:span text:style-name="T26_27">want</text:span><text:span text:style-name="T26_28"><text:s/></text:span><text:span text:style-name="T26_29">to</text:span><text:span text:style-name="T26_30"><text:s/></text:span><text:span text:style-name="T26_31">post</text:span><text:span text:style-name="T26_32"><text:s/></text:span><text:span text:style-name="T26_33">a</text:span><text:span text:style-name="T26_34"><text:s/></text:span><text:span text:style-name="T26_35">notification</text:span><text:span text:style-name="T26_36"><text:s/></text:span><text:span text:style-name="T26_37">after</text:span><text:span text:style-name="T26_38"><text:s/></text:span><text:span text:style-name="T26_39">the</text:span><text:span text:style-name="T26_40"><text:s/></text:span><text:span text:style-name="T26_41">update</text:span><text:span text:style-name="T26_42"><text:s/></text:span><text:span text:style-name="T26_43">if</text:span><text:span text:style-name="T26_44"><text:s/></text:span><text:span text:style-name="T26_45">there</text:span><text:span text:style-name="T26_46"><text:s/></text:span><text:span text:style-name="T26_47">are</text:span><text:span text:style-name="T26_48"><text:s/></text:span><text:span text:style-name="T26_49">any</text:span><text:span text:style-name="T26_50"><text:s/></text:span><text:span text:style-name="T26_51">waiters</text:span><text:span text:style-name="T26_52"><text:s/>(</text:span><text:span text:style-name="T26_53">there</text:span><text:span text:style-name="T26_54"><text:s/></text:span><text:span text:style-name="T26_55">won</text:span><text:span text:style-name="T26_56">'</text:span><text:span text:style-name="T26_57">t</text:span><text:span text:style-name="T26_58"><text:s/></text:span><text:span text:style-name="T26_59">be</text:span><text:span text:style-name="T26_60">),<text:s/></text:span><text:span text:style-name="T26_61">and</text:span><text:span text:style-name="T26_62"><text:s/></text:span><text:span text:style-name="T26_63">will</text:span><text:span text:style-name="T26_64"><text:s/></text:span><text:span text:style-name="T26_65">have</text:span><text:span text:style-name="T26_66"><text:s/></text:span><text:span text:style-name="T26_67">to</text:span><text:span text:style-name="T26_68"><text:s/></text:span><text:span text:style-name="T26_69">check</text:span><text:span text:style-name="T26_70"><text:s/></text:span><text:span text:style-name="T26_71">for</text:span><text:span text:style-name="T26_72"><text:s/></text:span><text:span text:style-name="T26_73">that</text:span><text:span text:style-name="T26_74">.<text:s text:c="2"/></text:span><text:span text:style-name="T26_75">Since</text:span><text:span text:style-name="T26_76"><text:s/></text:span><text:span text:style-name="T26_77">it</text:span><text:span text:style-name="T26_78"><text:s/></text:span><text:span text:style-name="T26_79">won</text:span><text:span text:style-name="T26_80">'</text:span><text:span text:style-name="T26_81">t</text:span><text:span text:style-name="T26_82"><text:s/></text:span><text:span text:style-name="T26_83">be</text:span><text:span text:style-name="T26_84"><text:s/></text:span><text:span text:style-name="T26_85">waiting</text:span><text:span text:style-name="T26_86"><text:s/></text:span><text:span text:style-name="T26_87">to</text:span><text:span text:style-name="T26_88"><text:s/></text:span><text:span text:style-name="T26_89">acquire</text:span><text:span text:style-name="T26_90"><text:s/></text:span><text:span text:style-name="T26_91">the</text:span><text:span text:style-name="T26_92"><text:s/></text:span><text:span text:style-name="T26_93">lock</text:span><text:span text:style-name="T26_94"><text:s/></text:span><text:span text:style-name="T26_95">none</text:span><text:span text:style-name="T26_96"><text:s/></text:span><text:span text:style-name="T26_97">of</text:span><text:span text:style-name="T26_98"><text:s/></text:span><text:span text:style-name="T26_99">the</text:span><text:span text:style-name="T26_100"><text:s/></text:span><text:span text:style-name="T26_101">issues</text:span><text:span text:style-name="T26_102"><text:s/></text:span><text:span text:style-name="T26_103">with</text:span><text:span text:style-name="T26_104"><text:s/></text:span><text:span text:style-name="T26_105">how</text:span><text:span text:style-name="T26_106"><text:s/></text:span><text:span text:style-name="T26_107">to</text:span><text:span text:style-name="T26_108"><text:s/></text:span><text:span text:style-name="T26_109">spin</text:span><text:span text:style-name="T26_110"><text:s/></text:span><text:span text:style-name="T26_111">come</text:span><text:span text:style-name="T26_112"><text:s/></text:span><text:span text:style-name="T26_113">into</text:span><text:span text:style-name="T26_114"><text:s/></text:span><text:span text:style-name="T26_115">play</text:span><text:span text:style-name="T26_116">,<text:s/></text:span><text:span text:style-name="T26_117">though</text:span><text:span text:style-name="T26_118">,<text:s/></text:span><text:span text:style-name="T26_119">so</text:span><text:span text:style-name="T26_120"><text:s/></text:span><text:span text:style-name="T26_121">it</text:span><text:span text:style-name="T26_122">'</text:span><text:span text:style-name="T26_123">ll</text:span><text:span text:style-name="T26_124"><text:s/></text:span><text:span text:style-name="T26_125">be</text:span><text:span text:style-name="T26_126"><text:s/></text:span><text:span text:style-name="T26_127">similar</text:span><text:span text:style-name="T26_128"><text:s/></text:span><text:span text:style-name="T26_129">to</text:span><text:span text:style-name="T26_130"><text:s/></text:span><text:span text:style-name="T26_131">what</text:span><text:span text:style-name="T26_132"><text:s/></text:span><text:span text:style-name="T26_133">we</text:span><text:span text:style-name="T26_134">'</text:span><text:span text:style-name="T26_135">d</text:span><text:span text:style-name="T26_136"><text:s/></text:span><text:span text:style-name="T26_137">have</text:span><text:span text:style-name="T26_138"><text:s/></text:span><text:span text:style-name="T26_139">for</text:span><text:span text:style-name="T26_140"><text:s/></text:span><text:span text:style-name="T26_141">Atomics</text:span><text:span text:style-name="T26_142">.<text:s text:c="2"/>(</text:span><text:span text:style-name="T26_143">There</text:span><text:span text:style-name="T26_144"><text:s/></text:span><text:span text:style-name="T26_145">could</text:span><text:span text:style-name="T26_146"><text:s/></text:span><text:span text:style-name="T26_147">be</text:span><text:span text:style-name="T26_148"><text:s/></text:span><text:span text:style-name="T26_149">additional</text:span><text:span text:style-name="T26_150"><text:s/></text:span><text:span text:style-name="T26_151">issues</text:span><text:span text:style-name="T26_152"><text:s/></text:span><text:span text:style-name="T26_153">with</text:span><text:span text:style-name="T26_154"><text:s/></text:span><text:span text:style-name="T26_155">pthreads</text:span><text:span text:style-name="T26_156"><text:s/></text:span><text:span text:style-name="T26_157">I</text:span><text:span text:style-name="T26_158">'</text:span><text:span text:style-name="T26_159">m</text:span><text:span text:style-name="T26_160"><text:s/></text:span><text:span text:style-name="T26_161">not</text:span><text:span text:style-name="T26_162"><text:s/></text:span><text:span text:style-name="T26_163">aware</text:span><text:span text:style-name="T26_164"><text:s/></text:span><text:span text:style-name="T26_165">of</text:span><text:span text:style-name="T26_166">,<text:s/></text:span><text:span text:style-name="T26_167">that</text:span><text:span text:style-name="T26_168">'</text:span><text:span text:style-name="T26_169">s</text:span><text:span text:style-name="T26_170"><text:s/></text:span><text:span text:style-name="T26_171">more</text:span><text:span text:style-name="T26_172"><text:s/></text:span><text:span text:style-name="T26_173">Jukka</text:span><text:span text:style-name="T26_174">'</text:span><text:span text:style-name="T26_175">s</text:span><text:span text:style-name="T26_176"><text:s/></text:span><text:span text:style-name="T26_177">territory</text:span><text:span text:style-name="T26_178">.)</text:span></text:p></office:annotation></text:span><text:span text:style-name="T26_179">Chiefly</text:span><text:span text:style-name="T26_180"><text:s/></text:span><text:span text:style-name="T26_181">this</text:span><text:span text:style-name="T26_182"><text:s/></text:span><text:span text:style-name="T26_183">is</text:span><text:span text:style-name="T26_184"><text:s/></text:span><text:span text:style-name="T26_185">because</text:span><text:span text:style-name="T26_186"><text:s/></text:span><text:span text:style-name="T26_187">low</text:span><text:span text:style-name="T26_188">-</text:span><text:span text:style-name="T26_189">level</text:span><text:span text:style-name="T26_190"><text:s/></text:span><text:span text:style-name="T26_191">platform</text:span><text:span text:style-name="T26_192">-</text:span><text:span text:style-name="T26_193">dependent</text:span><text:span text:style-name="T26_194"><text:s/></text:span><text:span text:style-name="T26_195">details</text:span><text:span text:style-name="T26_196"><text:s/>(</text:span><text:span text:style-name="T26_197">such</text:span><text:span text:style-name="T26_198"><text:s/></text:span><text:span text:style-name="T26_199">as</text:span><text:span text:style-name="T26_200"><text:s/></text:span><text:span text:style-name="T26_201">relaxing</text:span><text:span text:style-name="T26_202"><text:s/></text:span><text:span text:style-name="T26_203">the</text:span><text:span text:style-name="T26_204"><text:s/></text:span><text:span text:style-name="T26_205">memory</text:span><text:span text:style-name="T26_206"><text:s/></text:span><text:span text:style-name="T26_207">system</text:span><text:span text:style-name="T26_208"><text:s/></text:span><text:span text:style-name="T26_209">inside</text:span><text:span text:style-name="T26_210"><text:s/></text:span><text:span text:style-name="T26_211">a</text:span><text:span text:style-name="T26_212"><text:s/></text:span><text:span text:style-name="T26_213">spinloop</text:span><text:span text:style-name="T26_214">,<text:s/></text:span><text:span text:style-name="T26_215">how</text:span><text:span text:style-name="T26_216"><text:s/></text:span><text:span text:style-name="T26_217">to</text:span><text:span text:style-name="T26_218"><text:s/></text:span><text:span text:style-name="T26_219">spin</text:span><text:span text:style-name="T26_220">,<text:s/></text:span><text:span text:style-name="T26_221">how</text:span><text:span text:style-name="T26_222"><text:s/></text:span><text:span text:style-name="T26_223">long</text:span><text:span text:style-name="T26_224"><text:s/></text:span><text:span text:style-name="T26_225">to</text:span><text:span text:style-name="T26_226"><text:s/></text:span><text:span text:style-name="T26_227">spin</text:span><text:span text:style-name="T26_228">,<text:s/></text:span><text:span text:style-name="T26_229">and</text:span><text:span text:style-name="T26_230"><text:s/></text:span><text:span text:style-name="T26_231">what</text:span><text:span text:style-name="T26_232"><text:s/></text:span><text:span text:style-name="T26_233">kinds</text:span><text:span text:style-name="T26_234"><text:s/></text:span><text:span text:style-name="T26_235">of</text:span><text:span text:style-name="T26_236"><text:s/></text:span><text:span text:style-name="T26_237">memory</text:span><text:span text:style-name="T26_238"><text:s/></text:span><text:span text:style-name="T26_239">ordering</text:span><text:span text:style-name="T26_240"><text:s/></text:span><text:span text:style-name="T26_241">directives</text:span><text:span text:style-name="T26_242"><text:s/></text:span><text:span text:style-name="T26_243">to</text:span><text:span text:style-name="T26_244"><text:s/></text:span><text:span text:style-name="T26_245">use</text:span><text:span text:style-name="T26_246"><text:s/></text:span><text:span text:style-name="T26_247">internally</text:span><text:span text:style-name="T26_248"><text:s/></text:span><text:span text:style-name="T26_249">in</text:span><text:span text:style-name="T26_250"><text:s/></text:span><text:span text:style-name="T26_251">the</text:span><text:span text:style-name="T26_252"><text:s/></text:span><text:span text:style-name="T26_253">operations</text:span><text:span text:style-name="T26_254">)<text:s/></text:span><text:span text:style-name="T26_255">can</text:span><text:span text:style-name="T26_256"><text:s/></text:span><text:span text:style-name="T26_257">be</text:span><text:span text:style-name="T26_258"><text:s/></text:span><text:span text:style-name="T26_259">hidden</text:span><text:span text:style-name="T26_260"><text:s/></text:span><text:span text:style-name="T26_261">inside</text:span><text:span text:style-name="T26_262"><text:s/></text:span><text:span text:style-name="T26_263">the</text:span><text:span text:style-name="T26_264"><text:s/></text:span><text:span text:style-name="T26_265">native</text:span><text:span text:style-name="T26_266"><text:s/></text:span><text:span text:style-name="T26_267">implementation</text:span><text:span text:style-name="T26_268">.</text:span><text:span text:style-name="T26_269"><text:s text:c="2"/></text:span><text:span text:style-name="T26_270">See</text:span><text:span text:style-name="T26_271"><text:s/></text:span><text:span text:style-name="T26_272">below</text:span><text:span text:style-name="T26_273"><text:s/></text:span><text:span text:style-name="T26_274">for</text:span><text:span text:style-name="T26_275"><text:s/></text:span><text:span text:style-name="T26_276">more</text:span><text:span text:style-name="T26_277">.</text:span></text:p>
        </text:list-item>
      </text:list>
      <text:p text:style-name="P27"/>
      <text:p text:style-name="P28"><text:span text:style-name="T28_1">Synchronics</text:span><text:span text:style-name="T28_2"><text:s/></text:span><text:span text:style-name="T28_3">by</text:span><text:span text:style-name="T28_4"><text:s/></text:span><text:span text:style-name="T28_5">themselves</text:span><text:span text:style-name="T28_6"><text:s/></text:span><text:span text:style-name="T28_7">also</text:span><text:span text:style-name="T28_8"><text:s/></text:span><text:span text:style-name="T28_9">have</text:span><text:span text:style-name="T28_10"><text:s/></text:span><text:span text:style-name="T28_11">some</text:span><text:span text:style-name="T28_12"><text:s/></text:span><text:span text:style-name="T28_13">disadvantages</text:span><text:span text:style-name="T28_14"><text:s/></text:span><text:span text:style-name="T28_15">over</text:span><text:span text:style-name="T28_16"><text:s/></text:span><text:span text:style-name="T28_17">Atomics</text:span><text:span text:style-name="T28_18"><text:s/>+<text:s/></text:span><text:span text:style-name="T28_19">futexes</text:span><text:span text:style-name="T28_20">:</text:span></text:p>
      <text:p text:style-name="P29"/>
      <text:list text:style-name="LS2" xml:id="list2">
        <text:list-item>
          <text:p text:style-name="P30"><text:span text:style-name="T30_1">Some</text:span><text:span text:style-name="T30_2"><text:s/></text:span><text:span text:style-name="T30_3">advanced</text:span><text:span text:style-name="T30_4"><text:s/></text:span><text:span text:style-name="T30_5">optimization</text:span><text:span text:style-name="T30_6"><text:s/></text:span><text:span text:style-name="T30_7">opportunities</text:span><text:span text:style-name="T30_8"><text:s/></text:span><text:span text:style-name="T30_9">are</text:span><text:span text:style-name="T30_10"><text:s/></text:span><text:span text:style-name="T30_11">lost</text:span><text:span text:style-name="T30_12">,<text:s/></text:span><text:span text:style-name="T30_13">such</text:span><text:span text:style-name="T30_14"><text:s/></text:span><text:span text:style-name="T30_15">as</text:span><text:span text:style-name="T30_16"><text:s/></text:span><text:span text:style-name="T30_17">futexWakeOrRequeue</text:span><text:span text:style-name="T30_18">.</text:span></text:p>
        </text:list-item>
        <text:list-item>
          <text:p text:style-name="P31"><text:span text:style-name="T31_1"><office:annotation><dc:creator/><text:p text:style-name="P32"><text:span text:style-name="T32_1">So</text:span><text:span text:style-name="T32_2">,<text:s/></text:span><text:span text:style-name="T32_3">iiuc</text:span><text:span text:style-name="T32_4">,<text:s/></text:span><text:span text:style-name="T32_5">this</text:span><text:span text:style-name="T32_6"><text:s/></text:span><text:span text:style-name="T32_7">would</text:span><text:span text:style-name="T32_8"><text:s/></text:span><text:span text:style-name="T32_9">hurt</text:span><text:span text:style-name="T32_10"><text:s/></text:span><text:span text:style-name="T32_11">the</text:span><text:span text:style-name="T32_12"><text:s/></text:span><text:span text:style-name="T32_13">simple</text:span><text:span text:style-name="T32_14"><text:s/></text:span><text:span text:style-name="T32_15">and</text:span><text:span text:style-name="T32_16"><text:s/></text:span><text:span text:style-name="T32_17">and</text:span><text:span text:style-name="T32_18"><text:s/></text:span><text:span text:style-name="T32_19">perhaps</text:span><text:span text:style-name="T32_20"><text:s/></text:span><text:span text:style-name="T32_21">most</text:span><text:span text:style-name="T32_22"><text:s/></text:span><text:span text:style-name="T32_23">common</text:span><text:span text:style-name="T32_24"><text:s/></text:span><text:span text:style-name="T32_25">of</text:span><text:span text:style-name="T32_26"><text:s/></text:span><text:span text:style-name="T32_27">all</text:span><text:span text:style-name="T32_28"><text:s/></text:span><text:span text:style-name="T32_29">sychronization</text:span><text:span text:style-name="T32_30"><text:s/></text:span><text:span text:style-name="T32_31">operations</text:span><text:span text:style-name="T32_32">,<text:s/></text:span><text:span text:style-name="T32_33">atomic</text:span><text:span text:style-name="T32_34">-</text:span><text:span text:style-name="T32_35">inc</text:span><text:span text:style-name="T32_36">?<text:s text:c="2"/></text:span><text:span text:style-name="T32_37">Like</text:span><text:span text:style-name="T32_38">,<text:s/></text:span><text:span text:style-name="T32_39">the</text:span><text:span text:style-name="T32_40"><text:s/></text:span><text:span text:style-name="T32_41">thing</text:span><text:span text:style-name="T32_42"><text:s/></text:span><text:span text:style-name="T32_43">we</text:span><text:span text:style-name="T32_44"><text:s/></text:span><text:span text:style-name="T32_45">do</text:span><text:span text:style-name="T32_46"><text:s/></text:span><text:span text:style-name="T32_47">on</text:span><text:span text:style-name="T32_48"><text:s/></text:span><text:span text:style-name="T32_49">every</text:span><text:span text:style-name="T32_50"><text:s/></text:span><text:span text:style-name="T32_51">add</text:span><text:span text:style-name="T32_52">/</text:span><text:span text:style-name="T32_53">rem</text:span><text:span text:style-name="T32_54">-</text:span><text:span text:style-name="T32_55">ref</text:span><text:span text:style-name="T32_56"><text:s/></text:span><text:span text:style-name="T32_57">of</text:span><text:span text:style-name="T32_58"><text:s/></text:span><text:span text:style-name="T32_59">a</text:span><text:span text:style-name="T32_60"><text:s/></text:span><text:span text:style-name="T32_61">threadsafe</text:span><text:span text:style-name="T32_62"><text:s/></text:span><text:span text:style-name="T32_63">C</text:span><text:span text:style-name="T32_64">++<text:s/></text:span><text:span text:style-name="T32_65">object</text:span><text:span text:style-name="T32_66"><text:s/></text:span><text:span text:style-name="T32_67">in</text:span><text:span text:style-name="T32_68"><text:s/></text:span><text:span text:style-name="T32_69">Gecko</text:span><text:span text:style-name="T32_70">?<text:s text:c="2"/></text:span><text:span text:style-name="T32_71">Seems</text:span><text:span text:style-name="T32_72"><text:s/></text:span><text:span text:style-name="T32_73">like</text:span><text:span text:style-name="T32_74"><text:s/></text:span><text:span text:style-name="T32_75">a</text:span><text:span text:style-name="T32_76"><text:s/></text:span><text:span text:style-name="T32_77">bad</text:span><text:span text:style-name="T32_78"><text:s/></text:span><text:span text:style-name="T32_79">tradeoff</text:span><text:span text:style-name="T32_80"><text:s/></text:span><text:span text:style-name="T32_81">if</text:span><text:span text:style-name="T32_82"><text:s/></text:span><text:span text:style-name="T32_83">what</text:span><text:span text:style-name="T32_84"><text:s/></text:span><text:span text:style-name="T32_85">you</text:span><text:span text:style-name="T32_86"><text:s/></text:span><text:span text:style-name="T32_87">get</text:span><text:span text:style-name="T32_88"><text:s/></text:span><text:span text:style-name="T32_89">is</text:span><text:span text:style-name="T32_90"><text:s/></text:span><text:span text:style-name="T32_91">faster</text:span><text:span text:style-name="T32_92"><text:s/></text:span><text:span text:style-name="T32_93">locking</text:span><text:span text:style-name="T32_94"><text:s/></text:span><text:span text:style-name="T32_95">in</text:span><text:span text:style-name="T32_96"><text:s/></text:span><text:span text:style-name="T32_97">the</text:span><text:span text:style-name="T32_98"><text:s/></text:span><text:span text:style-name="T32_99">slightly</text:span><text:span text:style-name="T32_100">-</text:span><text:span text:style-name="T32_101">contended</text:span><text:span text:style-name="T32_102"><text:s/></text:span><text:span text:style-name="T32_103">case</text:span><text:span text:style-name="T32_104">.</text:span></text:p></office:annotation></text:span><text:span text:style-name="T32_105"><office:annotation><dc:creator/><text:p text:style-name="P33"><text:span text:style-name="T33_1">Yes</text:span><text:span text:style-name="T33_2">,<text:s/></text:span><text:span text:style-name="T33_3">I</text:span><text:span text:style-name="T33_4"><text:s/></text:span><text:span text:style-name="T33_5">think</text:span><text:span text:style-name="T33_6"><text:s/></text:span><text:span text:style-name="T33_7">this</text:span><text:span text:style-name="T33_8"><text:s/></text:span><text:span text:style-name="T33_9">is</text:span><text:span text:style-name="T33_10"><text:s/></text:span><text:span text:style-name="T33_11">a</text:span><text:span text:style-name="T33_12"><text:s/></text:span><text:span text:style-name="T33_13">big</text:span><text:span text:style-name="T33_14"><text:s/></text:span><text:span text:style-name="T33_15">deal</text:span><text:span text:style-name="T33_16">,<text:s/></text:span><text:span text:style-name="T33_17">actually</text:span><text:span text:style-name="T33_18">.<text:s text:c="2"/></text:span><text:span text:style-name="T33_19">It</text:span><text:span text:style-name="T33_20"><text:s/></text:span><text:span text:style-name="T33_21">may</text:span><text:span text:style-name="T33_22"><text:s/></text:span><text:span text:style-name="T33_23">be</text:span><text:span text:style-name="T33_24"><text:s/></text:span><text:span text:style-name="T33_25">that</text:span><text:span text:style-name="T33_26"><text:s/></text:span><text:span text:style-name="T33_27">there</text:span><text:span text:style-name="T33_28"><text:s/></text:span><text:span text:style-name="T33_29">are</text:span><text:span text:style-name="T33_30"><text:s/></text:span><text:span text:style-name="T33_31">implementation</text:span><text:span text:style-name="T33_32"><text:s/></text:span><text:span text:style-name="T33_33">tricks</text:span><text:span text:style-name="T33_34"><text:s/></text:span><text:span text:style-name="T33_35">that</text:span><text:span text:style-name="T33_36"><text:s/></text:span><text:span text:style-name="T33_37">can</text:span><text:span text:style-name="T33_38"><text:s/></text:span><text:span text:style-name="T33_39">be</text:span><text:span text:style-name="T33_40"><text:s/></text:span><text:span text:style-name="T33_41">brought</text:span><text:span text:style-name="T33_42"><text:s/></text:span><text:span text:style-name="T33_43">to</text:span><text:span text:style-name="T33_44"><text:s/></text:span><text:span text:style-name="T33_45">bear</text:span><text:span text:style-name="T33_46"><text:s/></text:span><text:span text:style-name="T33_47">on</text:span><text:span text:style-name="T33_48"><text:s/></text:span><text:span text:style-name="T33_49">this</text:span><text:span text:style-name="T33_50"><text:s/></text:span><text:span text:style-name="T33_51">that</text:span><text:span text:style-name="T33_52"><text:s/></text:span><text:span text:style-name="T33_53">quickly</text:span><text:span text:style-name="T33_54"><text:s/></text:span><text:span text:style-name="T33_55">determine</text:span><text:span text:style-name="T33_56"><text:s/></text:span><text:span text:style-name="T33_57">that</text:span><text:span text:style-name="T33_58"><text:s/></text:span><text:span text:style-name="T33_59">there</text:span><text:span text:style-name="T33_60"><text:s/></text:span><text:span text:style-name="T33_61">are</text:span><text:span text:style-name="T33_62"><text:s/></text:span><text:span text:style-name="T33_63">no</text:span><text:span text:style-name="T33_64"><text:s/></text:span><text:span text:style-name="T33_65">waiters</text:span><text:span text:style-name="T33_66"><text:s/></text:span><text:span text:style-name="T33_67">that</text:span><text:span text:style-name="T33_68"><text:s/></text:span><text:span text:style-name="T33_69">need</text:span><text:span text:style-name="T33_70"><text:s/></text:span><text:span text:style-name="T33_71">to</text:span><text:span text:style-name="T33_72"><text:s/></text:span><text:span text:style-name="T33_73">be</text:span><text:span text:style-name="T33_74"><text:s/></text:span><text:span text:style-name="T33_75">woken</text:span><text:span text:style-name="T33_76"><text:s/></text:span><text:span text:style-name="T33_77">and</text:span><text:span text:style-name="T33_78"><text:s/></text:span><text:span text:style-name="T33_79">so</text:span><text:span text:style-name="T33_80"><text:s/></text:span><text:span text:style-name="T33_81">take</text:span><text:span text:style-name="T33_82"><text:s/></text:span><text:span text:style-name="T33_83">a</text:span><text:span text:style-name="T33_84"><text:s/></text:span><text:span text:style-name="T33_85">fast</text:span><text:span text:style-name="T33_86"><text:s/></text:span><text:span text:style-name="T33_87">path</text:span><text:span text:style-name="T33_88">,<text:s/></text:span><text:span text:style-name="T33_89">but</text:span><text:span text:style-name="T33_90"><text:s/></text:span><text:span text:style-name="T33_91">that</text:span><text:span text:style-name="T33_92"><text:s/></text:span><text:span text:style-name="T33_93">remains</text:span><text:span text:style-name="T33_94"><text:s/></text:span><text:span text:style-name="T33_95">to</text:span><text:span text:style-name="T33_96"><text:s/></text:span><text:span text:style-name="T33_97">be</text:span><text:span text:style-name="T33_98"><text:s/></text:span><text:span text:style-name="T33_99">seen</text:span><text:span text:style-name="T33_100">.</text:span></text:p></office:annotation></text:span><text:span text:style-name="T33_101"><office:annotation><dc:creator/><text:p text:style-name="P34"><text:span text:style-name="T34_1">Even</text:span><text:span text:style-name="T34_2"><text:s/></text:span><text:span text:style-name="T34_3">if</text:span><text:span text:style-name="T34_4"><text:s/></text:span><text:span text:style-name="T34_5">those</text:span><text:span text:style-name="T34_6"><text:s/></text:span><text:span text:style-name="T34_7">tricks</text:span><text:span text:style-name="T34_8"><text:s/></text:span><text:span text:style-name="T34_9">ultimately</text:span><text:span text:style-name="T34_10"><text:s/></text:span><text:span text:style-name="T34_11">boiled</text:span><text:span text:style-name="T34_12"><text:s/></text:span><text:span text:style-name="T34_13">an</text:span><text:span text:style-name="T34_14"><text:s/></text:span><text:span text:style-name="T34_15">atomic</text:span><text:span text:style-name="T34_16"><text:s/></text:span><text:span text:style-name="T34_17">inc</text:span><text:span text:style-name="T34_18"><text:s/>(</text:span><text:span text:style-name="T34_19">in</text:span><text:span text:style-name="T34_20"><text:s/></text:span><text:span text:style-name="T34_21">the</text:span><text:span text:style-name="T34_22"><text:s/></text:span><text:span text:style-name="T34_23">optimized</text:span><text:span text:style-name="T34_24"><text:s/></text:span><text:span text:style-name="T34_25">case</text:span><text:span text:style-name="T34_26">)<text:s/></text:span><text:span text:style-name="T34_27">down</text:span><text:span text:style-name="T34_28"><text:s/></text:span><text:span text:style-name="T34_29">to</text:span><text:span text:style-name="T34_30"><text:s/></text:span><text:span text:style-name="T34_31">atomic</text:span><text:span text:style-name="T34_32">-</text:span><text:span text:style-name="T34_33">inc</text:span><text:span text:style-name="T34_34">;</text:span><text:span text:style-name="T34_35">atomic</text:span><text:span text:style-name="T34_36">-</text:span><text:span text:style-name="T34_37">cmpxchg</text:span><text:span text:style-name="T34_38"><text:s/>(</text:span><text:span text:style-name="T34_39">which</text:span><text:span text:style-name="T34_40"><text:s/></text:span><text:span text:style-name="T34_41">I</text:span><text:span text:style-name="T34_42"><text:s/></text:span><text:span text:style-name="T34_43">would</text:span><text:span text:style-name="T34_44"><text:s/></text:span><text:span text:style-name="T34_45">guess</text:span><text:span text:style-name="T34_46"><text:s/></text:span><text:span text:style-name="T34_47">would</text:span><text:span text:style-name="T34_48"><text:s/></text:span><text:span text:style-name="T34_49">be</text:span><text:span text:style-name="T34_50"><text:s/></text:span><text:span text:style-name="T34_51">the</text:span><text:span text:style-name="T34_52"><text:s/></text:span><text:span text:style-name="T34_53">optimum</text:span><text:span text:style-name="T34_54">;<text:s/></text:span><text:span text:style-name="T34_55">seems</text:span><text:span text:style-name="T34_56"><text:s/></text:span><text:span text:style-name="T34_57">hard</text:span><text:span text:style-name="T34_58"><text:s/></text:span><text:span text:style-name="T34_59">to</text:span><text:span text:style-name="T34_60"><text:s/></text:span><text:span text:style-name="T34_61">get</text:span><text:span text:style-name="T34_62"><text:s/></text:span><text:span text:style-name="T34_63">below</text:span><text:span text:style-name="T34_64"><text:s/>2<text:s/></text:span><text:span text:style-name="T34_65">atomic</text:span><text:span text:style-name="T34_66"><text:s/></text:span><text:span text:style-name="T34_67">ops</text:span><text:span text:style-name="T34_68">),<text:s/></text:span><text:span text:style-name="T34_69">I</text:span><text:span text:style-name="T34_70"><text:s/></text:span><text:span text:style-name="T34_71">would</text:span><text:span text:style-name="T34_72"><text:s/></text:span><text:span text:style-name="T34_73">guess</text:span><text:span text:style-name="T34_74"><text:s/></text:span><text:span text:style-name="T34_75">the</text:span><text:span text:style-name="T34_76"><text:s/></text:span><text:span text:style-name="T34_77">loss</text:span><text:span text:style-name="T34_78"><text:s/></text:span><text:span text:style-name="T34_79">in</text:span><text:span text:style-name="T34_80"><text:s/></text:span><text:span text:style-name="T34_81">perf</text:span><text:span text:style-name="T34_82"><text:s/></text:span><text:span text:style-name="T34_83">might</text:span><text:span text:style-name="T34_84"><text:s/></text:span><text:span text:style-name="T34_85">still</text:span><text:span text:style-name="T34_86"><text:s/></text:span><text:span text:style-name="T34_87">be</text:span><text:span text:style-name="T34_88"><text:s/></text:span><text:span text:style-name="T34_89">significant</text:span><text:span text:style-name="T34_90"><text:s/></text:span><text:span text:style-name="T34_91">for</text:span><text:span text:style-name="T34_92"><text:s/></text:span><text:span text:style-name="T34_93">certain</text:span><text:span text:style-name="T34_94"><text:s/></text:span><text:span text:style-name="T34_95">codebases</text:span><text:span text:style-name="T34_96"><text:s/>(</text:span><text:span text:style-name="T34_97">like</text:span><text:span text:style-name="T34_98"><text:s/></text:span><text:span text:style-name="T34_99">Gecko</text:span><text:span text:style-name="T34_100">).</text:span></text:p></office:annotation></text:span><text:span text:style-name="T34_101">Individual</text:span><text:span text:style-name="T34_102"><text:s/></text:span><text:span text:style-name="T34_103">cells</text:span><text:span text:style-name="T34_104"><text:s/></text:span><text:span text:style-name="T34_105">in</text:span><text:span text:style-name="T34_106"><text:s/></text:span><text:span text:style-name="T34_107">shared</text:span><text:span text:style-name="T34_108"><text:s/></text:span><text:span text:style-name="T34_109">arrays</text:span><text:span text:style-name="T34_110"><text:s/></text:span><text:span text:style-name="T34_111">can</text:span><text:span text:style-name="T34_112"><text:s/></text:span><text:span text:style-name="T34_113">no</text:span><text:span text:style-name="T34_114"><text:s/></text:span><text:span text:style-name="T34_115">longer</text:span><text:span text:style-name="T34_116"><text:s/></text:span><text:span text:style-name="T34_117">be</text:span><text:span text:style-name="T34_118"><text:s/></text:span><text:span text:style-name="T34_119">updated</text:span><text:span text:style-name="T34_120"><text:s/></text:span><text:span text:style-name="T34_121">atomically</text:span><text:span text:style-name="T34_122">,<text:s/></text:span><text:span text:style-name="T34_123">instead</text:span><text:span text:style-name="T34_124"><text:s/></text:span><text:span text:style-name="T34_125">they</text:span><text:span text:style-name="T34_126"><text:s/></text:span><text:span text:style-name="T34_127">must</text:span><text:span text:style-name="T34_128"><text:s/></text:span><text:span text:style-name="T34_129">be</text:span><text:span text:style-name="T34_130"><text:s/></text:span><text:span text:style-name="T34_131">incorporated</text:span><text:span text:style-name="T34_132"><text:s/></text:span><text:span text:style-name="T34_133">into</text:span><text:span text:style-name="T34_134"><text:s/></text:span><text:span text:style-name="T34_135">Synchronic</text:span><text:span text:style-name="T34_136"><text:s/></text:span><text:span text:style-name="T34_137">objects</text:span><text:span text:style-name="T34_138">/</text:span><text:span text:style-name="T34_139">values</text:span><text:span text:style-name="T34_140">/</text:span><text:span text:style-name="T34_141">locations</text:span><text:span text:style-name="T34_142">,<text:s/></text:span><text:span text:style-name="T34_143">and</text:span><text:span text:style-name="T34_144"><text:s/></text:span><text:span text:style-name="T34_145">the</text:span><text:span text:style-name="T34_146"><text:s/></text:span><text:span text:style-name="T34_147">update</text:span><text:span text:style-name="T34_148"><text:s/></text:span><text:span text:style-name="T34_149">of</text:span><text:span text:style-name="T34_150"><text:s/></text:span><text:span text:style-name="T34_151">a</text:span><text:span text:style-name="T34_152"><text:s/></text:span><text:span text:style-name="T34_153">Synchronic</text:span><text:span text:style-name="T34_154"><text:s/></text:span><text:span text:style-name="T34_155">always</text:span><text:span text:style-name="T34_156"><text:s/></text:span><text:span text:style-name="T34_157">entails</text:span><text:span text:style-name="T34_158"><text:s/></text:span><text:span text:style-name="T34_159">a</text:span><text:span text:style-name="T34_160"><text:s/></text:span><text:span text:style-name="T34_161">check</text:span><text:span text:style-name="T34_162"><text:s/></text:span><text:span text:style-name="T34_163">to</text:span><text:span text:style-name="T34_164"><text:s/></text:span><text:span text:style-name="T34_165">see</text:span><text:span text:style-name="T34_166"><text:s/></text:span><text:span text:style-name="T34_167">whether</text:span><text:span text:style-name="T34_168"><text:s/></text:span><text:span text:style-name="T34_169">a</text:span><text:span text:style-name="T34_170"><text:s/></text:span><text:span text:style-name="T34_171">waiter</text:span><text:span text:style-name="T34_172"><text:s/></text:span><text:span text:style-name="T34_173">should</text:span><text:span text:style-name="T34_174"><text:s/></text:span><text:span text:style-name="T34_175">be</text:span><text:span text:style-name="T34_176"><text:s/></text:span><text:span text:style-name="T34_177">woken</text:span><text:span text:style-name="T34_178">.</text:span></text:p>
        </text:list-item>
        <text:list-item>
          <text:p text:style-name="P35"><text:span text:style-name="T35_1">Initialization</text:span><text:span text:style-name="T35_2"><text:s/></text:span><text:span text:style-name="T35_3">of</text:span><text:span text:style-name="T35_4"><text:s/></text:span><text:span text:style-name="T35_5">a</text:span><text:span text:style-name="T35_6"><text:s/></text:span><text:span text:style-name="T35_7">Synchronic</text:span><text:span text:style-name="T35_8"><text:s/></text:span><text:span text:style-name="T35_9">is</text:span><text:span text:style-name="T35_10"><text:s/></text:span><text:span text:style-name="T35_11">conceptually</text:span><text:span text:style-name="T35_12"><text:s/></text:span><text:span text:style-name="T35_13">complex</text:span><text:span text:style-name="T35_14">,<text:s/></text:span><text:span text:style-name="T35_15">and</text:span><text:span text:style-name="T35_16"><text:s/></text:span><text:span text:style-name="T35_17">thus</text:span><text:span text:style-name="T35_18"><text:s/></text:span><text:span text:style-name="T35_19">a</text:span><text:span text:style-name="T35_20"><text:s/></text:span><text:span text:style-name="T35_21">poor</text:span><text:span text:style-name="T35_22"><text:s/></text:span><text:span text:style-name="T35_23">fit</text:span><text:span text:style-name="T35_24"><text:s/></text:span><text:span text:style-name="T35_25">for</text:span><text:span text:style-name="T35_26"><text:s/></text:span><text:span text:style-name="T35_27">translating</text:span><text:span text:style-name="T35_28"><text:s/></text:span><text:span text:style-name="T35_29">eg</text:span><text:span text:style-name="T35_30"><text:s/></text:span><text:span text:style-name="T35_31">Pthreads</text:span><text:span text:style-name="T35_32"><text:s/></text:span><text:span text:style-name="T35_33">code</text:span><text:span text:style-name="T35_34"><text:s/></text:span><text:span text:style-name="T35_35">from</text:span><text:span text:style-name="T35_36"><text:s/></text:span><text:span text:style-name="T35_37">C</text:span><text:span text:style-name="T35_38">++,<text:s/></text:span><text:span text:style-name="T35_39">as</text:span><text:span text:style-name="T35_40"><text:s/></text:span><text:span text:style-name="T35_41">emscripten</text:span><text:span text:style-name="T35_42"><text:s/></text:span><text:span text:style-name="T35_43">would</text:span><text:span text:style-name="T35_44"><text:s/></text:span><text:span text:style-name="T35_45">do</text:span><text:span text:style-name="T35_46">.</text:span></text:p>
        </text:list-item>
      </text:list>
      <text:p text:style-name="P36"/>
      <text:p text:style-name="P37"><text:span text:style-name="T37_1">Thus</text:span><text:span text:style-name="T37_2"><text:s/></text:span><text:span text:style-name="T37_3">there</text:span><text:span text:style-name="T37_4"><text:s/></text:span><text:span text:style-name="T37_5">are</text:span><text:span text:style-name="T37_6"><text:s/></text:span><text:span text:style-name="T37_7">several</text:span><text:span text:style-name="T37_8"><text:s/></text:span><text:span text:style-name="T37_9">important</text:span><text:span text:style-name="T37_10"><text:s/></text:span><text:span text:style-name="T37_11">questions</text:span><text:span text:style-name="T37_12">:</text:span></text:p>
      <text:p text:style-name="P38"/>
      <text:list text:style-name="LS3" xml:id="list5">
        <text:list-item>
          <text:p text:style-name="P39"><text:span text:style-name="T39_1">Is</text:span><text:span text:style-name="T39_2"><text:s/></text:span><text:span text:style-name="T39_3">the</text:span><text:span text:style-name="T39_4"><text:s/></text:span><text:span text:style-name="T39_5">synchronic</text:span><text:span text:style-name="T39_6"><text:s/></text:span><text:span text:style-name="T39_7">API</text:span><text:span text:style-name="T39_8"><text:s/></text:span><text:span text:style-name="T39_9">complementary</text:span><text:span text:style-name="T39_10"><text:s/></text:span><text:span text:style-name="T39_11">to</text:span><text:span text:style-name="T39_12">,<text:s/></text:span><text:span text:style-name="T39_13">or</text:span><text:span text:style-name="T39_14"><text:s/></text:span><text:span text:style-name="T39_15">does</text:span><text:span text:style-name="T39_16"><text:s/></text:span><text:span text:style-name="T39_17">it</text:span><text:span text:style-name="T39_18"><text:s/></text:span><text:span text:style-name="T39_19">replace</text:span><text:span text:style-name="T39_20">,<text:s/></text:span><text:span text:style-name="T39_21">the</text:span><text:span text:style-name="T39_22"><text:s/></text:span><text:span text:style-name="T39_23">Atomics</text:span><text:span text:style-name="T39_24"><text:s/></text:span><text:span text:style-name="T39_25">API</text:span><text:span text:style-name="T39_26">?</text:span></text:p>
        </text:list-item>
        <text:list-item>
          <text:p text:style-name="P40"><text:span text:style-name="T40_1">If</text:span><text:span text:style-name="T40_2"><text:s/></text:span><text:span text:style-name="T40_3">complementary</text:span><text:span text:style-name="T40_4"><text:s/></text:span><text:span text:style-name="T40_5">to</text:span><text:span text:style-name="T40_6"><text:s/></text:span><text:span text:style-name="T40_7">the</text:span><text:span text:style-name="T40_8"><text:s/></text:span><text:span text:style-name="T40_9">Atomics</text:span><text:span text:style-name="T40_10"><text:s/></text:span><text:span text:style-name="T40_11">API</text:span><text:span text:style-name="T40_12">,<text:s/></text:span><text:span text:style-name="T40_13">does</text:span><text:span text:style-name="T40_14"><text:s/></text:span><text:span text:style-name="T40_15">it</text:span><text:span text:style-name="T40_16"><text:s/></text:span><text:span text:style-name="T40_17">need</text:span><text:span text:style-name="T40_18"><text:s/></text:span><text:span text:style-name="T40_19">to</text:span><text:span text:style-name="T40_20"><text:s/></text:span><text:span text:style-name="T40_21">be</text:span><text:span text:style-name="T40_22"><text:s/></text:span><text:span text:style-name="T40_23">usable</text:span><text:span text:style-name="T40_24"><text:s/></text:span><text:span text:style-name="T40_25">from</text:span><text:span text:style-name="T40_26"><text:s/></text:span><text:span text:style-name="T40_27">asm</text:span><text:span text:style-name="T40_28">.</text:span><text:span text:style-name="T40_29">js</text:span><text:span text:style-name="T40_30">?</text:span></text:p>
        </text:list-item>
        <text:list-item>
          <text:p text:style-name="P41"><text:span text:style-name="T41_1">If</text:span><text:span text:style-name="T41_2"><text:s/></text:span><text:span text:style-name="T41_3">complementary</text:span><text:span text:style-name="T41_4"><text:s/></text:span><text:span text:style-name="T41_5">to</text:span><text:span text:style-name="T41_6"><text:s/></text:span><text:span text:style-name="T41_7">the</text:span><text:span text:style-name="T41_8"><text:s/></text:span><text:span text:style-name="T41_9">Atomics</text:span><text:span text:style-name="T41_10"><text:s/></text:span><text:span text:style-name="T41_11">API</text:span><text:span text:style-name="T41_12">,<text:s/></text:span><text:span text:style-name="T41_13">does</text:span><text:span text:style-name="T41_14"><text:s/></text:span><text:span text:style-name="T41_15">it</text:span><text:span text:style-name="T41_16"><text:s/></text:span><text:span text:style-name="T41_17">need</text:span><text:span text:style-name="T41_18"><text:s/></text:span><text:span text:style-name="T41_19">to</text:span><text:span text:style-name="T41_20"><text:s/></text:span><text:span text:style-name="T41_21">be</text:span><text:span text:style-name="T41_22"><text:s/></text:span><text:span text:style-name="T41_23">in</text:span><text:span text:style-name="T41_24"><text:s/></text:span><text:span text:style-name="T41_25">v</text:span><text:span text:style-name="T41_26">1.0<text:s/></text:span><text:span text:style-name="T41_27">of</text:span><text:span text:style-name="T41_28"><text:s/></text:span><text:span text:style-name="T41_29">the</text:span><text:span text:style-name="T41_30"><text:s/></text:span><text:span text:style-name="T41_31">Atomics</text:span><text:span text:style-name="T41_32"><text:s/></text:span><text:span text:style-name="T41_33">spec</text:span><text:span text:style-name="T41_34">,<text:s/></text:span><text:span text:style-name="T41_35">or</text:span><text:span text:style-name="T41_36"><text:s/></text:span><text:span text:style-name="T41_37">indeed</text:span><text:span text:style-name="T41_38">,<text:s/></text:span><text:span text:style-name="T41_39">does</text:span><text:span text:style-name="T41_40"><text:s/></text:span><text:span text:style-name="T41_41">it</text:span><text:span text:style-name="T41_42"><text:s/></text:span><text:span text:style-name="T41_43">need</text:span><text:span text:style-name="T41_44"><text:s/></text:span><text:span text:style-name="T41_45">to</text:span><text:span text:style-name="T41_46"><text:s/></text:span><text:span text:style-name="T41_47">be</text:span><text:span text:style-name="T41_48"><text:s/></text:span><text:span text:style-name="T41_49">in</text:span><text:span text:style-name="T41_50"><text:s/></text:span><text:span text:style-name="T41_51">that</text:span><text:span text:style-name="T41_52"><text:s/></text:span><text:span text:style-name="T41_53">spec</text:span><text:span text:style-name="T41_54"><text:s/></text:span><text:span text:style-name="T41_55">at</text:span><text:span text:style-name="T41_56"><text:s/></text:span><text:span text:style-name="T41_57">all</text:span><text:span text:style-name="T41_58">?<text:s text:c="2"/></text:span><text:span text:style-name="T41_59">Or</text:span><text:span text:style-name="T41_60"><text:s/></text:span><text:span text:style-name="T41_61">is</text:span><text:span text:style-name="T41_62"><text:s/></text:span><text:span text:style-name="T41_63">it</text:span><text:span text:style-name="T41_64"><text:s/></text:span><text:span text:style-name="T41_65">a</text:span><text:span text:style-name="T41_66"><text:s/></text:span><text:span text:style-name="T41_67">separate</text:span><text:span text:style-name="T41_68"><text:s/></text:span><text:span text:style-name="T41_69">spec</text:span><text:span text:style-name="T41_70">?</text:span></text:p>
        </text:list-item>
        <text:list-item>
          <text:p text:style-name="P42"><text:span text:style-name="T42_1">Are</text:span><text:span text:style-name="T42_2"><text:s/></text:span><text:span text:style-name="T42_3">there</text:span><text:span text:style-name="T42_4"><text:s/></text:span><text:span text:style-name="T42_5">alternatives</text:span><text:span text:style-name="T42_6"><text:s/></text:span><text:span text:style-name="T42_7">to</text:span><text:span text:style-name="T42_8"><text:s/></text:span><text:span text:style-name="T42_9">Synchronic</text:span><text:span text:style-name="T42_10"><text:s/></text:span><text:span text:style-name="T42_11">that</text:span><text:span text:style-name="T42_12"><text:s/></text:span><text:span text:style-name="T42_13">add</text:span><text:span text:style-name="T42_14"><text:s/></text:span><text:span text:style-name="T42_15">significant</text:span><text:span text:style-name="T42_16"><text:s/></text:span><text:span text:style-name="T42_17">value</text:span><text:span text:style-name="T42_18"><text:s/></text:span><text:span text:style-name="T42_19">without</text:span><text:span text:style-name="T42_20"><text:s/></text:span><text:span text:style-name="T42_21">the</text:span><text:span text:style-name="T42_22"><text:s/></text:span><text:span text:style-name="T42_23">complexity</text:span><text:span text:style-name="T42_24">?</text:span></text:p>
        </text:list-item>
      </text:list>
      <text:p text:style-name="P43"/>
      <text:p text:style-name="P44"><text:span text:style-name="T44_1">Below</text:span><text:span text:style-name="T44_2"><text:s/></text:span><text:span text:style-name="T44_3">are</text:span><text:span text:style-name="T44_4"><text:s/></text:span><text:span text:style-name="T44_5">two</text:span><text:span text:style-name="T44_6"><text:s/></text:span><text:span text:style-name="T44_7">strawman</text:span><text:span text:style-name="T44_8"><text:s/></text:span><text:span text:style-name="T44_9">APIs</text:span><text:span text:style-name="T44_10">.<text:s text:c="2"/></text:span><text:span text:style-name="T44_11">The</text:span><text:span text:style-name="T44_12"><text:s/></text:span><text:span text:style-name="T44_13">first</text:span><text:span text:style-name="T44_14"><text:s/></text:span><text:span text:style-name="T44_15">is</text:span><text:span text:style-name="T44_16"><text:s/></text:span><text:span text:style-name="T44_17">JS</text:span><text:span text:style-name="T44_18">-</text:span><text:span text:style-name="T44_19">style</text:span><text:span text:style-name="T44_20">,<text:s/></text:span><text:span text:style-name="T44_21">using</text:span><text:span text:style-name="T44_22"><text:s/></text:span><text:span text:style-name="T44_23">worker</text:span><text:span text:style-name="T44_24">-</text:span><text:span text:style-name="T44_25">local</text:span><text:span text:style-name="T44_26"><text:s/></text:span><text:span text:style-name="T44_27">JS</text:span><text:span text:style-name="T44_28"><text:s/></text:span><text:span text:style-name="T44_29">objects</text:span><text:span text:style-name="T44_30"><text:s/></text:span><text:span text:style-name="T44_31">to</text:span><text:span text:style-name="T44_32"><text:s/></text:span><text:span text:style-name="T44_33">provide</text:span><text:span text:style-name="T44_34"><text:s/></text:span><text:span text:style-name="T44_35">methods</text:span><text:span text:style-name="T44_36"><text:s/></text:span><text:span text:style-name="T44_37">and</text:span><text:span text:style-name="T44_38"><text:s/></text:span><text:span text:style-name="T44_39">state</text:span><text:span text:style-name="T44_40"><text:s/></text:span><text:span text:style-name="T44_41">for</text:span><text:span text:style-name="T44_42"><text:s/></text:span><text:span text:style-name="T44_43">manipulating</text:span><text:span text:style-name="T44_44"><text:s/></text:span><text:span text:style-name="T44_45">the</text:span><text:span text:style-name="T44_46"><text:s/></text:span><text:span text:style-name="T44_47">underlying</text:span><text:span text:style-name="T44_48"><text:s/></text:span><text:span text:style-name="T44_49">shared</text:span><text:span text:style-name="T44_50"><text:s/></text:span><text:span text:style-name="T44_51">storage</text:span><text:span text:style-name="T44_52">.<text:s text:c="2"/></text:span><text:span text:style-name="T44_53">The</text:span><text:span text:style-name="T44_54"><text:s/></text:span><text:span text:style-name="T44_55">second</text:span><text:span text:style-name="T44_56"><text:s/></text:span><text:span text:style-name="T44_57">is</text:span><text:span text:style-name="T44_58"><text:s/></text:span><text:span text:style-name="T44_59">Atomics</text:span><text:span text:style-name="T44_60">-</text:span><text:span text:style-name="T44_61">style</text:span><text:span text:style-name="T44_62">,<text:s/></text:span><text:span text:style-name="T44_63">exposing</text:span><text:span text:style-name="T44_64"><text:s/></text:span><text:span text:style-name="T44_65">the</text:span><text:span text:style-name="T44_66"><text:s/></text:span><text:span text:style-name="T44_67">storage</text:span><text:span text:style-name="T44_68"><text:s/></text:span><text:span text:style-name="T44_69">as</text:span><text:span text:style-name="T44_70"><text:s/></text:span><text:span text:style-name="T44_71">shared</text:span><text:span text:style-name="T44_72"><text:s/></text:span><text:span text:style-name="T44_73">array</text:span><text:span text:style-name="T44_74"><text:s/></text:span><text:span text:style-name="T44_75">objects</text:span><text:span text:style-name="T44_76"><text:s/></text:span><text:span text:style-name="T44_77">and</text:span><text:span text:style-name="T44_78"><text:s/></text:span><text:span text:style-name="T44_79">indices</text:span><text:span text:style-name="T44_80"><text:s/></text:span><text:span text:style-name="T44_81">into</text:span><text:span text:style-name="T44_82"><text:s/></text:span><text:span text:style-name="T44_83">those</text:span><text:span text:style-name="T44_84">.<text:s text:c="2"/></text:span><text:span text:style-name="T44_85">The</text:span><text:span text:style-name="T44_86"><text:s/></text:span><text:span text:style-name="T44_87">latter</text:span><text:span text:style-name="T44_88"><text:s/></text:span><text:span text:style-name="T44_89">is</text:span><text:span text:style-name="T44_90"><text:s/>(</text:span><text:span text:style-name="T44_91">largely</text:span><text:span text:style-name="T44_92">)<text:s/></text:span><text:span text:style-name="T44_93">usable</text:span><text:span text:style-name="T44_94"><text:s/></text:span><text:span text:style-name="T44_95">from</text:span><text:span text:style-name="T44_96"><text:s/></text:span><text:span text:style-name="T44_97">asm</text:span><text:span text:style-name="T44_98">.</text:span><text:span text:style-name="T44_99">js</text:span><text:span text:style-name="T44_100">,<text:s/></text:span><text:span text:style-name="T44_101">the</text:span><text:span text:style-name="T44_102"><text:s/></text:span><text:span text:style-name="T44_103">former</text:span><text:span text:style-name="T44_104"><text:s/></text:span><text:span text:style-name="T44_105">is</text:span><text:span text:style-name="T44_106"><text:s/></text:span><text:span text:style-name="T44_107">not</text:span><text:span text:style-name="T44_108">.</text:span></text:p>
      <text:p text:style-name="P45"/>
      <text:p text:style-name="P46"><text:span text:style-name="T46_1">It</text:span><text:span text:style-name="T46_2">'</text:span><text:span text:style-name="T46_3">s</text:span><text:span text:style-name="T46_4"><text:s/></text:span><text:span text:style-name="T46_5">pretty</text:span><text:span text:style-name="T46_6"><text:s/></text:span><text:span text:style-name="T46_7">clear</text:span><text:span text:style-name="T46_8"><text:s/></text:span><text:span text:style-name="T46_9">that</text:span><text:span text:style-name="T46_10"><text:s/></text:span><text:span text:style-name="T46_11">the</text:span><text:span text:style-name="T46_12"><text:s/></text:span><text:span text:style-name="T46_13">first</text:span><text:span text:style-name="T46_14"><text:s/></text:span><text:span text:style-name="T46_15">API</text:span><text:span text:style-name="T46_16"><text:s/></text:span><text:span text:style-name="T46_17">can</text:span><text:span text:style-name="T46_18"><text:s/></text:span><text:span text:style-name="T46_19">be</text:span><text:span text:style-name="T46_20"><text:s/></text:span><text:span text:style-name="T46_21">provided</text:span><text:span text:style-name="T46_22"><text:s/></text:span><text:span text:style-name="T46_23">as</text:span><text:span text:style-name="T46_24"><text:s/></text:span><text:span text:style-name="T46_25">a</text:span><text:span text:style-name="T46_26"><text:s/></text:span><text:span text:style-name="T46_27">layer</text:span><text:span text:style-name="T46_28"><text:s/></text:span><text:span text:style-name="T46_29">on</text:span><text:span text:style-name="T46_30"><text:s/></text:span><text:span text:style-name="T46_31">top</text:span><text:span text:style-name="T46_32"><text:s/></text:span><text:span text:style-name="T46_33">of</text:span><text:span text:style-name="T46_34"><text:s/></text:span><text:span text:style-name="T46_35">the</text:span><text:span text:style-name="T46_36"><text:s/></text:span><text:span text:style-name="T46_37">second</text:span><text:span text:style-name="T46_38">.<text:s text:c="2"/></text:span><text:span text:style-name="T46_39">It</text:span><text:span text:style-name="T46_40">'</text:span><text:span text:style-name="T46_41">s</text:span><text:span text:style-name="T46_42"><text:s/></text:span><text:span text:style-name="T46_43">also</text:span><text:span text:style-name="T46_44"><text:s/></text:span><text:span text:style-name="T46_45">pretty</text:span><text:span text:style-name="T46_46"><text:s/></text:span><text:span text:style-name="T46_47">clear</text:span><text:span text:style-name="T46_48"><text:s/></text:span><text:span text:style-name="T46_49">that</text:span><text:span text:style-name="T46_50"><text:s/></text:span><text:span text:style-name="T46_51">the</text:span><text:span text:style-name="T46_52"><text:s/></text:span><text:span text:style-name="T46_53">first</text:span><text:span text:style-name="T46_54"><text:s/></text:span><text:span text:style-name="T46_55">API</text:span><text:span text:style-name="T46_56"><text:s/></text:span><text:span text:style-name="T46_57">is</text:span><text:span text:style-name="T46_58"><text:s/></text:span><text:span text:style-name="T46_59">the</text:span><text:span text:style-name="T46_60"><text:s/></text:span><text:span text:style-name="T46_61">cleaner</text:span><text:span text:style-name="T46_62"><text:s/></text:span><text:span text:style-name="T46_63">API</text:span><text:span text:style-name="T46_64"><text:s/></text:span><text:span text:style-name="T46_65">for</text:span><text:span text:style-name="T46_66"><text:s/></text:span><text:span text:style-name="T46_67">JS</text:span><text:span text:style-name="T46_68"><text:s/></text:span><text:span text:style-name="T46_69">programmers</text:span><text:span text:style-name="T46_70">.</text:span><text:span text:style-name="T46_71"><text:s text:c="2"/></text:span><text:span text:style-name="T46_72">And</text:span><text:span text:style-name="T46_73"><text:s/></text:span><text:span text:style-name="T46_74">though</text:span><text:span text:style-name="T46_75"><text:s/></text:span><text:span text:style-name="T46_76">it</text:span><text:span text:style-name="T46_77"><text:s/></text:span><text:span text:style-name="T46_78">may</text:span><text:span text:style-name="T46_79"><text:s/></text:span><text:span text:style-name="T46_80">not</text:span><text:span text:style-name="T46_81"><text:s/></text:span><text:span text:style-name="T46_82">be</text:span><text:span text:style-name="T46_83"><text:s/></text:span><text:span text:style-name="T46_84">obvious</text:span><text:span text:style-name="T46_85">,<text:s/></text:span><text:span text:style-name="T46_86">either</text:span><text:span text:style-name="T46_87"><text:s/></text:span><text:span text:style-name="T46_88">library</text:span><text:span text:style-name="T46_89"><text:s/></text:span><text:span text:style-name="T46_90">can</text:span><text:span text:style-name="T46_91"><text:s/></text:span><text:span text:style-name="T46_92">be</text:span><text:span text:style-name="T46_93"><text:s/></text:span><text:span text:style-name="T46_94">provided</text:span><text:span text:style-name="T46_95"><text:s/></text:span><text:span text:style-name="T46_96">at</text:span><text:span text:style-name="T46_97"><text:s/></text:span><text:span text:style-name="T46_98">the</text:span><text:span text:style-name="T46_99"><text:s/></text:span><text:span text:style-name="T46_100">user</text:span><text:span text:style-name="T46_101"><text:s/></text:span><text:span text:style-name="T46_102">level</text:span><text:span text:style-name="T46_103">,<text:s/></text:span><text:span text:style-name="T46_104">on</text:span><text:span text:style-name="T46_105"><text:s/></text:span><text:span text:style-name="T46_106">top</text:span><text:span text:style-name="T46_107"><text:s/></text:span><text:span text:style-name="T46_108">of</text:span><text:span text:style-name="T46_109"><text:s/></text:span><text:span text:style-name="T46_110">Atomics</text:span><text:span text:style-name="T46_111">+</text:span><text:span text:style-name="T46_112">futexes</text:span><text:span text:style-name="T46_113"><text:s/>[4].</text:span></text:p>
      <text:p text:style-name="P47"/>
      <text:p text:style-name="P48"><text:span text:style-name="T48_1">I</text:span><text:span text:style-name="T48_2"><text:s/></text:span><text:span text:style-name="T48_3">think</text:span><text:span text:style-name="T48_4"><text:s/></text:span><text:span text:style-name="T48_5">that</text:span><text:span text:style-name="T48_6"><text:s/></text:span><text:span text:style-name="T48_7">the</text:span><text:span text:style-name="T48_8"><text:s/></text:span><text:span text:style-name="T48_9">answers</text:span><text:span text:style-name="T48_10"><text:s/></text:span><text:span text:style-name="T48_11">to</text:span><text:span text:style-name="T48_12"><text:s/></text:span><text:span text:style-name="T48_13">my</text:span><text:span text:style-name="T48_14"><text:s/></text:span><text:span text:style-name="T48_15">first</text:span><text:span text:style-name="T48_16"><text:s/></text:span><text:span text:style-name="T48_17">three</text:span><text:span text:style-name="T48_18"><text:s/></text:span><text:span text:style-name="T48_19">questions</text:span><text:span text:style-name="T48_20"><text:s/></text:span><text:span text:style-name="T48_21">are</text:span><text:span text:style-name="T48_22">:</text:span></text:p>
      <text:p text:style-name="P49"/>
      <text:list text:style-name="LS4" xml:id="list9">
        <text:list-item>
          <text:p text:style-name="P50"><text:span text:style-name="T50_1">Synchronic</text:span><text:span text:style-name="T50_2"><text:s/></text:span><text:span text:style-name="T50_3">and</text:span><text:span text:style-name="T50_4"><text:s/></text:span><text:span text:style-name="T50_5">Atomics</text:span><text:span text:style-name="T50_6"><text:s/></text:span><text:span text:style-name="T50_7">are</text:span><text:span text:style-name="T50_8"><text:s/></text:span><text:span text:style-name="T50_9">complementary</text:span><text:span text:style-name="T50_10">.</text:span></text:p>
        </text:list-item>
        <text:list-item>
          <text:p text:style-name="P51"><text:span text:style-name="T51_1"><office:annotation><dc:creator/><text:p text:style-name="P52"><text:span text:style-name="T52_1">Would</text:span><text:span text:style-name="T52_2"><text:s/></text:span><text:span text:style-name="T52_3">the</text:span><text:span text:style-name="T52_4"><text:s/></text:span><text:span text:style-name="T52_5">idea</text:span><text:span text:style-name="T52_6"><text:s/></text:span><text:span text:style-name="T52_7">be</text:span><text:span text:style-name="T52_8"><text:s/></text:span><text:span text:style-name="T52_9">that</text:span><text:span text:style-name="T52_10"><text:s/></text:span><text:span text:style-name="T52_11">they</text:span><text:span text:style-name="T52_12">'</text:span><text:span text:style-name="T52_13">d</text:span><text:span text:style-name="T52_14"><text:s/></text:span><text:span text:style-name="T52_15">be</text:span><text:span text:style-name="T52_16"><text:s/></text:span><text:span text:style-name="T52_17">used</text:span><text:span text:style-name="T52_18"><text:s/></text:span><text:span text:style-name="T52_19">in</text:span><text:span text:style-name="T52_20"><text:s/></text:span><text:span text:style-name="T52_21">asm</text:span><text:span text:style-name="T52_22">.</text:span><text:span text:style-name="T52_23">js</text:span><text:span text:style-name="T52_24"><text:s/></text:span><text:span text:style-name="T52_25">when</text:span><text:span text:style-name="T52_26"><text:s/></text:span><text:span text:style-name="T52_27">the</text:span><text:span text:style-name="T52_28"><text:s/></text:span><text:span text:style-name="T52_29">C</text:span><text:span text:style-name="T52_30">++<text:s/></text:span><text:span text:style-name="T52_31">programmer</text:span><text:span text:style-name="T52_32"><text:s/></text:span><text:span text:style-name="T52_33">used</text:span><text:span text:style-name="T52_34"><text:s/></text:span><text:span text:style-name="T52_35">the</text:span><text:span text:style-name="T52_36"><text:s/></text:span><text:span text:style-name="T52_37">sychronic</text:span><text:span text:style-name="T52_38"><text:s/>(</text:span><text:span text:style-name="T52_39">and</text:span><text:span text:style-name="T52_40"><text:s/></text:span><text:span text:style-name="T52_41">thus</text:span><text:span text:style-name="T52_42"><text:s/></text:span><text:span text:style-name="T52_43">expected</text:span><text:span text:style-name="T52_44"><text:s/></text:span><text:span text:style-name="T52_45">the</text:span><text:span text:style-name="T52_46"><text:s/></text:span><text:span text:style-name="T52_47">above</text:span><text:span text:style-name="T52_48"><text:s/></text:span><text:span text:style-name="T52_49">cost</text:span><text:span text:style-name="T52_50"><text:s/></text:span><text:span text:style-name="T52_51">tradeoffs</text:span><text:span text:style-name="T52_52">)?</text:span></text:p></office:annotation></text:span><text:span text:style-name="T52_53"><office:annotation><dc:creator/><text:p text:style-name="P53"><text:span text:style-name="T53_1">That</text:span><text:span text:style-name="T53_2"><text:s/></text:span><text:span text:style-name="T53_3">may</text:span><text:span text:style-name="T53_4"><text:s/></text:span><text:span text:style-name="T53_5">be</text:span><text:span text:style-name="T53_6">.<text:s text:c="2"/></text:span><text:span text:style-name="T53_7">I</text:span><text:span text:style-name="T53_8"><text:s/></text:span><text:span text:style-name="T53_9">was</text:span><text:span text:style-name="T53_10"><text:s/></text:span><text:span text:style-name="T53_11">actually</text:span><text:span text:style-name="T53_12"><text:s/></text:span><text:span text:style-name="T53_13">only</text:span><text:span text:style-name="T53_14"><text:s/></text:span><text:span text:style-name="T53_15">thinking</text:span><text:span text:style-name="T53_16"><text:s/></text:span><text:span text:style-name="T53_17">that</text:span><text:span text:style-name="T53_18"><text:s/></text:span><text:span text:style-name="T53_19">if</text:span><text:span text:style-name="T53_20"><text:s/></text:span><text:span text:style-name="T53_21">synchronic</text:span><text:span text:style-name="T53_22"><text:s/></text:span><text:span text:style-name="T53_23">can</text:span><text:span text:style-name="T53_24"><text:s/></text:span><text:span text:style-name="T53_25">have</text:span><text:span text:style-name="T53_26"><text:s/></text:span><text:span text:style-name="T53_27">better</text:span><text:span text:style-name="T53_28"><text:s/></text:span><text:span text:style-name="T53_29">performance</text:span><text:span text:style-name="T53_30"><text:s/>(</text:span><text:span text:style-name="T53_31">because</text:span><text:span text:style-name="T53_32"><text:s/></text:span><text:span text:style-name="T53_33">it</text:span><text:span text:style-name="T53_34"><text:s/></text:span><text:span text:style-name="T53_35">knows</text:span><text:span text:style-name="T53_36"><text:s/></text:span><text:span text:style-name="T53_37">how</text:span><text:span text:style-name="T53_38"><text:s/></text:span><text:span text:style-name="T53_39">to</text:span><text:span text:style-name="T53_40"><text:s/></text:span><text:span text:style-name="T53_41">spin</text:span><text:span text:style-name="T53_42"><text:s/></text:span><text:span text:style-name="T53_43">efficiently</text:span><text:span text:style-name="T53_44">,<text:s/></text:span><text:span text:style-name="T53_45">say</text:span><text:span text:style-name="T53_46">)<text:s/></text:span><text:span text:style-name="T53_47">then</text:span><text:span text:style-name="T53_48"><text:s/></text:span><text:span text:style-name="T53_49">implementing</text:span><text:span text:style-name="T53_50"><text:s/></text:span><text:span text:style-name="T53_51">pthreads</text:span><text:span text:style-name="T53_52"><text:s/></text:span><text:span text:style-name="T53_53">primitives</text:span><text:span text:style-name="T53_54"><text:s/></text:span><text:span text:style-name="T53_55">in</text:span><text:span text:style-name="T53_56"><text:s/></text:span><text:span text:style-name="T53_57">terms</text:span><text:span text:style-name="T53_58"><text:s/></text:span><text:span text:style-name="T53_59">of</text:span><text:span text:style-name="T53_60"><text:s/></text:span><text:span text:style-name="T53_61">synchronic</text:span><text:span text:style-name="T53_62"><text:s/></text:span><text:span text:style-name="T53_63">might</text:span><text:span text:style-name="T53_64"><text:s/></text:span><text:span text:style-name="T53_65">be</text:span><text:span text:style-name="T53_66"><text:s/></text:span><text:span text:style-name="T53_67">a</text:span><text:span text:style-name="T53_68"><text:s/></text:span><text:span text:style-name="T53_69">win</text:span><text:span text:style-name="T53_70">.<text:s text:c="2"/></text:span><text:span text:style-name="T53_71">But</text:span><text:span text:style-name="T53_72"><text:s/></text:span><text:span text:style-name="T53_73">that</text:span><text:span text:style-name="T53_74">'</text:span><text:span text:style-name="T53_75">s</text:span><text:span text:style-name="T53_76"><text:s/></text:span><text:span text:style-name="T53_77">very</text:span><text:span text:style-name="T53_78"><text:s/></text:span><text:span text:style-name="T53_79">open</text:span><text:span text:style-name="T53_80">.<text:s text:c="2"/></text:span><text:span text:style-name="T53_81">It</text:span><text:span text:style-name="T53_82"><text:s/></text:span><text:span text:style-name="T53_83">would</text:span><text:span text:style-name="T53_84"><text:s/></text:span><text:span text:style-name="T53_85">be</text:span><text:span text:style-name="T53_86"><text:s/></text:span><text:span text:style-name="T53_87">good</text:span><text:span text:style-name="T53_88"><text:s/></text:span><text:span text:style-name="T53_89">to</text:span><text:span text:style-name="T53_90"><text:s/></text:span><text:span text:style-name="T53_91">discuss</text:span><text:span text:style-name="T53_92"><text:s/></text:span><text:span text:style-name="T53_93">this</text:span><text:span text:style-name="T53_94"><text:s/></text:span><text:span text:style-name="T53_95">further</text:span><text:span text:style-name="T53_96">.</text:span></text:p></office:annotation></text:span><text:span text:style-name="T53_97"><office:annotation><dc:creator/><text:p text:style-name="P54"><text:span text:style-name="T54_1">Ah</text:span><text:span text:style-name="T54_2">,<text:s/></text:span><text:span text:style-name="T54_3">I</text:span><text:span text:style-name="T54_4"><text:s/></text:span><text:span text:style-name="T54_5">see</text:span><text:span text:style-name="T54_6">,<text:s/></text:span><text:span text:style-name="T54_7">so</text:span><text:span text:style-name="T54_8"><text:s/></text:span><text:span text:style-name="T54_9">perhaps</text:span><text:span text:style-name="T54_10"><text:s/></text:span><text:span text:style-name="T54_11">we</text:span><text:span text:style-name="T54_12"><text:s/></text:span><text:span text:style-name="T54_13">might</text:span><text:span text:style-name="T54_14"><text:s/></text:span><text:span text:style-name="T54_15">want</text:span><text:span text:style-name="T54_16"><text:s/></text:span><text:span text:style-name="T54_17">to</text:span><text:span text:style-name="T54_18"><text:s/></text:span><text:span text:style-name="T54_19">use</text:span><text:span text:style-name="T54_20"><text:s/></text:span><text:span text:style-name="T54_21">Synchronics</text:span><text:span text:style-name="T54_22"><text:s/></text:span><text:span text:style-name="T54_23">also</text:span><text:span text:style-name="T54_24"><text:s/></text:span><text:span text:style-name="T54_25">to</text:span><text:span text:style-name="T54_26"><text:s/></text:span><text:span text:style-name="T54_27">implement</text:span><text:span text:style-name="T54_28"><text:s/></text:span><text:span text:style-name="T54_29">pthread</text:span><text:span text:style-name="T54_30"><text:s/></text:span><text:span text:style-name="T54_31">mutexes</text:span><text:span text:style-name="T54_32"><text:s/>(</text:span><text:span text:style-name="T54_33">but</text:span><text:span text:style-name="T54_34"><text:s/></text:span><text:span text:style-name="T54_35">what</text:span><text:span text:style-name="T54_36"><text:s/></text:span><text:span text:style-name="T54_37">about</text:span><text:span text:style-name="T54_38"><text:s/></text:span><text:span text:style-name="T54_39">the</text:span><text:span text:style-name="T54_40"><text:s/></text:span><text:span text:style-name="T54_41">PTHREAD</text:span><text:span text:style-name="T54_42">_</text:span><text:span text:style-name="T54_43">MUTEX</text:span><text:span text:style-name="T54_44">_</text:span><text:span text:style-name="T54_45">INITIALIZER</text:span><text:span text:style-name="T54_46"><text:s/></text:span><text:span text:style-name="T54_47">case</text:span><text:span text:style-name="T54_48"><text:s/></text:span><text:span text:style-name="T54_49">where</text:span><text:span text:style-name="T54_50"><text:s/></text:span><text:span text:style-name="T54_51">we</text:span><text:span text:style-name="T54_52"><text:s/></text:span><text:span text:style-name="T54_53">don</text:span><text:span text:style-name="T54_54">'</text:span><text:span text:style-name="T54_55">t</text:span><text:span text:style-name="T54_56"><text:s/></text:span><text:span text:style-name="T54_57">have</text:span><text:span text:style-name="T54_58"><text:s/></text:span><text:span text:style-name="T54_59">a</text:span><text:span text:style-name="T54_60"><text:s/></text:span><text:span text:style-name="T54_61">good</text:span><text:span text:style-name="T54_62"><text:s/></text:span><text:span text:style-name="T54_63">time</text:span><text:span text:style-name="T54_64"><text:s/></text:span><text:span text:style-name="T54_65">to</text:span><text:span text:style-name="T54_66"><text:s/></text:span><text:span text:style-name="T54_67">perform</text:span><text:span text:style-name="T54_68"><text:s/></text:span><text:span text:style-name="T54_69">an</text:span><text:span text:style-name="T54_70"><text:s/></text:span><text:span text:style-name="T54_71">init</text:span><text:span text:style-name="T54_72">()<text:s/></text:span><text:span text:style-name="T54_73">call</text:span><text:span text:style-name="T54_74"><text:s/></text:span><text:span text:style-name="T54_75">since</text:span><text:span text:style-name="T54_76"><text:s/></text:span><text:span text:style-name="T54_77">the</text:span><text:span text:style-name="T54_78"><text:s/></text:span><text:span text:style-name="T54_79">PTHREAD</text:span><text:span text:style-name="T54_80">_</text:span><text:span text:style-name="T54_81">MUTEX</text:span><text:span text:style-name="T54_82">_</text:span><text:span text:style-name="T54_83">INITIALIZER</text:span><text:span text:style-name="T54_84"><text:s/></text:span><text:span text:style-name="T54_85">has</text:span><text:span text:style-name="T54_86"><text:s/></text:span><text:span text:style-name="T54_87">been</text:span><text:span text:style-name="T54_88"><text:s/></text:span><text:span text:style-name="T54_89">erased</text:span><text:span text:style-name="T54_90"><text:s/></text:span><text:span text:style-name="T54_91">and</text:span><text:span text:style-name="T54_92"><text:s/></text:span><text:span text:style-name="T54_93">it</text:span><text:span text:style-name="T54_94">'</text:span><text:span text:style-name="T54_95">s</text:span><text:span text:style-name="T54_96"><text:s/></text:span><text:span text:style-name="T54_97">just</text:span><text:span text:style-name="T54_98"><text:s/></text:span><text:span text:style-name="T54_99">memory</text:span><text:span text:style-name="T54_100"><text:s/></text:span><text:span text:style-name="T54_101">initialization</text:span><text:span text:style-name="T54_102">?).</text:span></text:p></office:annotation></text:span><text:span text:style-name="T54_103"><office:annotation><dc:creator/><text:p text:style-name="P55"><text:span text:style-name="T55_1">Presumably</text:span><text:span text:style-name="T55_2"><text:s/></text:span><text:span text:style-name="T55_3">precisely</text:span><text:span text:style-name="T55_4"><text:s/></text:span><text:span text:style-name="T55_5">what</text:span><text:span text:style-name="T55_6"><text:s/></text:span><text:span text:style-name="T55_7">Nick</text:span><text:span text:style-name="T55_8"><text:s/></text:span><text:span text:style-name="T55_9">Bray</text:span><text:span text:style-name="T55_10"><text:s/></text:span><text:span text:style-name="T55_11">was</text:span><text:span text:style-name="T55_12"><text:s/></text:span><text:span text:style-name="T55_13">worrying</text:span><text:span text:style-name="T55_14"><text:s/></text:span><text:span text:style-name="T55_15">about</text:span><text:span text:style-name="T55_16"><text:s/></text:span><text:span text:style-name="T55_17">when</text:span><text:span text:style-name="T55_18"><text:s/></text:span><text:span text:style-name="T55_19">he</text:span><text:span text:style-name="T55_20"><text:s/></text:span><text:span text:style-name="T55_21">said</text:span><text:span text:style-name="T55_22"><text:s/></text:span><text:span text:style-name="T55_23">we</text:span><text:span text:style-name="T55_24"><text:s/></text:span><text:span text:style-name="T55_25">should</text:span><text:span text:style-name="T55_26"><text:s/></text:span><text:span text:style-name="T55_27">go</text:span><text:span text:style-name="T55_28"><text:s/></text:span><text:span text:style-name="T55_29">with</text:span><text:span text:style-name="T55_30"><text:s/></text:span><text:span text:style-name="T55_31">plain</text:span><text:span text:style-name="T55_32"><text:s/></text:span><text:span text:style-name="T55_33">Atomics</text:span><text:span text:style-name="T55_34"><text:s/></text:span><text:span text:style-name="T55_35">and</text:span><text:span text:style-name="T55_36"><text:s/></text:span><text:span text:style-name="T55_37">stay</text:span><text:span text:style-name="T55_38"><text:s/></text:span><text:span text:style-name="T55_39">away</text:span><text:span text:style-name="T55_40"><text:s/></text:span><text:span text:style-name="T55_41">from</text:span><text:span text:style-name="T55_42"><text:s/></text:span><text:span text:style-name="T55_43">higher</text:span><text:span text:style-name="T55_44">-</text:span><text:span text:style-name="T55_45">level</text:span><text:span text:style-name="T55_46"><text:s/></text:span><text:span text:style-name="T55_47">constructs</text:span><text:span text:style-name="T55_48"><text:s/>:)</text:span></text:p><text:p text:style-name="P56"/><text:p text:style-name="P57"><text:span text:style-name="T57_1">This</text:span><text:span text:style-name="T57_2"><text:s/></text:span><text:span text:style-name="T57_3">is</text:span><text:span text:style-name="T57_4"><text:s/></text:span><text:span text:style-name="T57_5">also</text:span><text:span text:style-name="T57_6"><text:s/></text:span><text:span text:style-name="T57_7">related</text:span><text:span text:style-name="T57_8"><text:s/></text:span><text:span text:style-name="T57_9">to</text:span><text:span text:style-name="T57_10"><text:s/></text:span><text:span text:style-name="T57_11">the</text:span><text:span text:style-name="T57_12"><text:s/></text:span><text:span text:style-name="T57_13">issue</text:span><text:span text:style-name="T57_14"><text:s/></text:span><text:span text:style-name="T57_15">that</text:span><text:span text:style-name="T57_16"><text:s/></text:span><text:span text:style-name="T57_17">BYTES</text:span><text:span text:style-name="T57_18">_</text:span><text:span text:style-name="T57_19">PER</text:span><text:span text:style-name="T57_20">_</text:span><text:span text:style-name="T57_21">ELEMENT</text:span><text:span text:style-name="T57_22"><text:s/></text:span><text:span text:style-name="T57_23">and</text:span><text:span text:style-name="T57_24"><text:s/></text:span><text:span text:style-name="T57_25">BYTE</text:span><text:span text:style-name="T57_26">_</text:span><text:span text:style-name="T57_27">ALIGNMENT</text:span><text:span text:style-name="T57_28"><text:s/></text:span><text:span text:style-name="T57_29">may</text:span><text:span text:style-name="T57_30"><text:s/></text:span><text:span text:style-name="T57_31">have</text:span><text:span text:style-name="T57_32"><text:s/></text:span><text:span text:style-name="T57_33">per</text:span><text:span text:style-name="T57_34">-</text:span><text:span text:style-name="T57_35">platform</text:span><text:span text:style-name="T57_36"><text:s/></text:span><text:span text:style-name="T57_37">or</text:span><text:span text:style-name="T57_38"><text:s/></text:span><text:span text:style-name="T57_39">per</text:span><text:span text:style-name="T57_40">-</text:span><text:span text:style-name="T57_41">implementation</text:span><text:span text:style-name="T57_42"><text:s/></text:span><text:span text:style-name="T57_43">values</text:span><text:span text:style-name="T57_44">,<text:s/></text:span><text:span text:style-name="T57_45">which</text:span><text:span text:style-name="T57_46"><text:s/></text:span><text:span text:style-name="T57_47">is</text:span><text:span text:style-name="T57_48"><text:s/></text:span><text:span text:style-name="T57_49">all</text:span><text:span text:style-name="T57_50"><text:s/></text:span><text:span text:style-name="T57_51">wrong</text:span><text:span text:style-name="T57_52"><text:s/></text:span><text:span text:style-name="T57_53">for</text:span><text:span text:style-name="T57_54"><text:s/></text:span><text:span text:style-name="T57_55">asm</text:span><text:span text:style-name="T57_56">.</text:span><text:span text:style-name="T57_57">js</text:span><text:span text:style-name="T57_58">.</text:span></text:p></office:annotation></text:span><text:span text:style-name="T57_59">Synchronic</text:span><text:span text:style-name="T57_60"><text:s/></text:span><text:span text:style-name="T57_61">should</text:span><text:span text:style-name="T57_62"><text:s/></text:span><text:span text:style-name="T57_63">be</text:span><text:span text:style-name="T57_64"><text:s/></text:span><text:span text:style-name="T57_65">usable</text:span><text:span text:style-name="T57_66"><text:s/></text:span><text:span text:style-name="T57_67">from</text:span><text:span text:style-name="T57_68"><text:s/></text:span><text:span text:style-name="T57_69">asm</text:span><text:span text:style-name="T57_70">.</text:span><text:span text:style-name="T57_71">js</text:span><text:span text:style-name="T57_72"><text:s/>(</text:span><text:span text:style-name="T57_73">because</text:span><text:span text:style-name="T57_74"><text:s/></text:span><text:span text:style-name="T57_75">asm</text:span><text:span text:style-name="T57_76">.</text:span><text:span text:style-name="T57_77">js</text:span><text:span text:style-name="T57_78"><text:s/></text:span><text:span text:style-name="T57_79">can</text:span><text:span text:style-name="T57_80"><text:s/></text:span><text:span text:style-name="T57_81">benefit</text:span><text:span text:style-name="T57_82"><text:s/></text:span><text:span text:style-name="T57_83">from</text:span><text:span text:style-name="T57_84"><text:s/></text:span><text:span text:style-name="T57_85">the</text:span><text:span text:style-name="T57_86"><text:s/></text:span><text:span text:style-name="T57_87">performance</text:span><text:span text:style-name="T57_88"><text:s/></text:span><text:span text:style-name="T57_89">gains</text:span><text:span text:style-name="T57_90"><text:s/></text:span><text:span text:style-name="T57_91">and</text:span><text:span text:style-name="T57_92"><text:s/></text:span><text:span text:style-name="T57_93">because</text:span><text:span text:style-name="T57_94"><text:s/></text:span><text:span text:style-name="T57_95">we</text:span><text:span text:style-name="T57_96"><text:s/></text:span><text:span text:style-name="T57_97">can</text:span><text:span text:style-name="T57_98"><text:s/></text:span><text:span text:style-name="T57_99">wrap</text:span><text:span text:style-name="T57_100"><text:s/></text:span><text:span text:style-name="T57_101">a</text:span><text:span text:style-name="T57_102"><text:s/></text:span><text:span text:style-name="T57_103">simple</text:span><text:span text:style-name="T57_104"><text:s/></text:span><text:span text:style-name="T57_105">API</text:span><text:span text:style-name="T57_106"><text:s/></text:span><text:span text:style-name="T57_107">around</text:span><text:span text:style-name="T57_108"><text:s/></text:span><text:span text:style-name="T57_109">an</text:span><text:span text:style-name="T57_110"><text:s/></text:span><text:span text:style-name="T57_111">asm</text:span><text:span text:style-name="T57_112">.</text:span><text:span text:style-name="T57_113">js</text:span><text:span text:style-name="T57_114"><text:s/></text:span><text:span text:style-name="T57_115">compatible</text:span><text:span text:style-name="T57_116"><text:s/></text:span><text:span text:style-name="T57_117">API</text:span><text:span text:style-name="T57_118"><text:s/></text:span><text:span text:style-name="T57_119">and</text:span><text:span text:style-name="T57_120"><text:s/></text:span><text:span text:style-name="T57_121">expose</text:span><text:span text:style-name="T57_122"><text:s/></text:span><text:span text:style-name="T57_123">it</text:span><text:span text:style-name="T57_124"><text:s/></text:span><text:span text:style-name="T57_125">to</text:span><text:span text:style-name="T57_126"><text:s/></text:span><text:span text:style-name="T57_127">JS</text:span><text:span text:style-name="T57_128"><text:s/></text:span><text:span text:style-name="T57_129">programmers</text:span><text:span text:style-name="T57_130">)</text:span></text:p>
        </text:list-item>
        <text:list-item>
          <text:p text:style-name="P58"><text:span text:style-name="T58_1">I</text:span><text:span text:style-name="T58_2"><text:s/></text:span><text:span text:style-name="T58_3">think</text:span><text:span text:style-name="T58_4"><text:s/></text:span><text:span text:style-name="T58_5">we</text:span><text:span text:style-name="T58_6"><text:s/></text:span><text:span text:style-name="T58_7">should</text:span><text:span text:style-name="T58_8"><text:s/></text:span><text:span text:style-name="T58_9">draft</text:span><text:span text:style-name="T58_10"><text:s/></text:span><text:span text:style-name="T58_11">a</text:span><text:span text:style-name="T58_12"><text:s/></text:span><text:span text:style-name="T58_13">separate</text:span><text:span text:style-name="T58_14"><text:s/></text:span><text:span text:style-name="T58_15">spec</text:span><text:span text:style-name="T58_16"><text:s/></text:span><text:span text:style-name="T58_17">for</text:span><text:span text:style-name="T58_18"><text:s/></text:span><text:span text:style-name="T58_19">Synchronic</text:span><text:span text:style-name="T58_20"><text:s/></text:span><text:span text:style-name="T58_21">and</text:span><text:span text:style-name="T58_22"><text:s/></text:span><text:span text:style-name="T58_23">that</text:span><text:span text:style-name="T58_24"><text:s/></text:span><text:span text:style-name="T58_25">we</text:span><text:span text:style-name="T58_26"><text:s/></text:span><text:span text:style-name="T58_27">should</text:span><text:span text:style-name="T58_28"><text:s/></text:span><text:span text:style-name="T58_29">provide</text:span><text:span text:style-name="T58_30"><text:s/></text:span><text:span text:style-name="T58_31">a</text:span><text:span text:style-name="T58_32"><text:s/></text:span><text:span text:style-name="T58_33">polyfill</text:span><text:span text:style-name="T58_34">/</text:span><text:span text:style-name="T58_35">library</text:span><text:span text:style-name="T58_36"><text:s/></text:span><text:span text:style-name="T58_37">on</text:span><text:span text:style-name="T58_38"><text:s/></text:span><text:span text:style-name="T58_39">top</text:span><text:span text:style-name="T58_40"><text:s/></text:span><text:span text:style-name="T58_41">of</text:span><text:span text:style-name="T58_42"><text:s/></text:span><text:span text:style-name="T58_43">Atomics</text:span><text:span text:style-name="T58_44"><text:s/>+<text:s/></text:span><text:span text:style-name="T58_45">futexes</text:span><text:span text:style-name="T58_46"><text:s/></text:span><text:span text:style-name="T58_47">for</text:span><text:span text:style-name="T58_48"><text:s/></text:span><text:span text:style-name="T58_49">the</text:span><text:span text:style-name="T58_50"><text:s/></text:span><text:span text:style-name="T58_51">time</text:span><text:span text:style-name="T58_52"><text:s/></text:span><text:span text:style-name="T58_53">being</text:span><text:span text:style-name="T58_54">.<text:s/></text:span><text:span text:style-name="T58_55">I</text:span><text:span text:style-name="T58_56">'</text:span><text:span text:style-name="T58_57">ve</text:span><text:span text:style-name="T58_58"><text:s/></text:span><text:span text:style-name="T58_59">written</text:span><text:span text:style-name="T58_60"><text:s/></text:span><text:span text:style-name="T58_61">such</text:span><text:span text:style-name="T58_62"><text:s/></text:span><text:span text:style-name="T58_63">a</text:span><text:span text:style-name="T58_64"><text:s/></text:span><text:span text:style-name="T58_65">library</text:span><text:span text:style-name="T58_66"><text:s/>[</text:span><text:span text:style-name="T58_67">3</text:span><text:span text:style-name="T58_68">].</text:span></text:p>
        </text:list-item>
      </text:list>
      <text:p text:style-name="P59"/>
      <text:p text:style-name="P60"><text:span text:style-name="T60_1">In</text:span><text:span text:style-name="T60_2"><text:s/></text:span><text:span text:style-name="T60_3">regard</text:span><text:span text:style-name="T60_4"><text:s/></text:span><text:span text:style-name="T60_5">to</text:span><text:span text:style-name="T60_6"><text:s/></text:span><text:span text:style-name="T60_7">alternatives</text:span><text:span text:style-name="T60_8"><text:s/></text:span><text:span text:style-name="T60_9">to</text:span><text:span text:style-name="T60_10"><text:s/></text:span><text:span text:style-name="T60_11">Synchronic</text:span><text:span text:style-name="T60_12">:<text:s/></text:span><text:span text:style-name="T60_13">Reference</text:span><text:span text:style-name="T60_14"><text:s/>[1]<text:s/></text:span><text:span text:style-name="T60_15">goes</text:span><text:span text:style-name="T60_16"><text:s/></text:span><text:span text:style-name="T60_17">into</text:span><text:span text:style-name="T60_18"><text:s/></text:span><text:span text:style-name="T60_19">some</text:span><text:span text:style-name="T60_20"><text:s/></text:span><text:span text:style-name="T60_21">detail</text:span><text:span text:style-name="T60_22"><text:s/></text:span><text:span text:style-name="T60_23">about</text:span><text:span text:style-name="T60_24"><text:s/></text:span><text:span text:style-name="T60_25">why</text:span><text:span text:style-name="T60_26"><text:s/></text:span><text:span text:style-name="T60_27">the</text:span><text:span text:style-name="T60_28"><text:s/></text:span><text:span text:style-name="T60_29">Synchronic</text:span><text:span text:style-name="T60_30"><text:s/></text:span><text:span text:style-name="T60_31">abstraction</text:span><text:span text:style-name="T60_32"><text:s/></text:span><text:span text:style-name="T60_33">is</text:span><text:span text:style-name="T60_34"><text:s/></text:span><text:span text:style-name="T60_35">good</text:span><text:span text:style-name="T60_36"><text:s/></text:span><text:span text:style-name="T60_37">and</text:span><text:span text:style-name="T60_38"><text:s/></text:span><text:span text:style-name="T60_39">makes</text:span><text:span text:style-name="T60_40"><text:s/></text:span><text:span text:style-name="T60_41">the</text:span><text:span text:style-name="T60_42"><text:s/></text:span><text:span text:style-name="T60_43">point</text:span><text:span text:style-name="T60_44"><text:s/></text:span><text:span text:style-name="T60_45">that</text:span><text:span text:style-name="T60_46"><text:s/></text:span><text:span text:style-name="T60_47">strategy</text:span><text:span text:style-name="T60_48"><text:s/></text:span><text:span text:style-name="T60_49">and</text:span><text:span text:style-name="T60_50"><text:s/></text:span><text:span text:style-name="T60_51">tuning</text:span><text:span text:style-name="T60_52"><text:s/></text:span><text:span text:style-name="T60_53">of</text:span><text:span text:style-name="T60_54"><text:s/></text:span><text:span text:style-name="T60_55">the</text:span><text:span text:style-name="T60_56"><text:s/></text:span><text:span text:style-name="T60_57">implementation</text:span><text:span text:style-name="T60_58"><text:s/></text:span><text:span text:style-name="T60_59">are</text:span><text:span text:style-name="T60_60"><text:s/></text:span><text:span text:style-name="T60_61">platform</text:span><text:span text:style-name="T60_62"><text:s/></text:span><text:span text:style-name="T60_63">dependent</text:span><text:span text:style-name="T60_64"><text:s/></text:span><text:span text:style-name="T60_65">and</text:span><text:span text:style-name="T60_66"><text:s/></text:span><text:span text:style-name="T60_67">beyond</text:span><text:span text:style-name="T60_68"><text:s/></text:span><text:span text:style-name="T60_69">the</text:span><text:span text:style-name="T60_70"><text:s/></text:span><text:span text:style-name="T60_71">capability</text:span><text:span text:style-name="T60_72"><text:s/></text:span><text:span text:style-name="T60_73">of</text:span><text:span text:style-name="T60_74"><text:s/></text:span><text:span text:style-name="T60_75">most</text:span><text:span text:style-name="T60_76"><text:s/></text:span><text:span text:style-name="T60_77">programmers</text:span><text:span text:style-name="T60_78">.<text:s text:c="2"/></text:span><text:span text:style-name="T60_79">I</text:span><text:span text:style-name="T60_80"><text:s/></text:span><text:span text:style-name="T60_81">believe</text:span><text:span text:style-name="T60_82"><text:s/></text:span><text:span text:style-name="T60_83">that</text:span><text:span text:style-name="T60_84"><text:s/></text:span><text:span text:style-name="T60_85">is</text:span><text:span text:style-name="T60_86"><text:s/></text:span><text:span text:style-name="T60_87">true</text:span><text:span text:style-name="T60_88">.<text:s text:c="2"/></text:span><text:span text:style-name="T60_89">However</text:span><text:span text:style-name="T60_90">,<text:s/></text:span><text:span text:style-name="T60_91">the</text:span><text:span text:style-name="T60_92"><text:s/></text:span><text:span text:style-name="T60_93">Web</text:span><text:span text:style-name="T60_94"><text:s/></text:span><text:span text:style-name="T60_95">platform</text:span><text:span text:style-name="T60_96"><text:s/></text:span><text:span text:style-name="T60_97">is</text:span><text:span text:style-name="T60_98"><text:s/></text:span><text:span text:style-name="T60_99">more</text:span><text:span text:style-name="T60_100"><text:s/></text:span><text:span text:style-name="T60_101">restrictive</text:span><text:span text:style-name="T60_102"><text:s/>(</text:span><text:span text:style-name="T60_103">uniform</text:span><text:span text:style-name="T60_104">)<text:s/></text:span><text:span text:style-name="T60_105">than</text:span><text:span text:style-name="T60_106"><text:s/></text:span><text:span text:style-name="T60_107">the</text:span><text:span text:style-name="T60_108"><text:s/></text:span><text:span text:style-name="T60_109">C</text:span><text:span text:style-name="T60_110">++<text:s/></text:span><text:span text:style-name="T60_111">platform</text:span><text:span text:style-name="T60_112">,<text:s/></text:span><text:span text:style-name="T60_113">and</text:span><text:span text:style-name="T60_114"><text:s/></text:span><text:span text:style-name="T60_115">could</text:span><text:span text:style-name="T60_116"><text:s/></text:span><text:span text:style-name="T60_117">it</text:span><text:span text:style-name="T60_118"><text:s/></text:span><text:span text:style-name="T60_119">be</text:span><text:span text:style-name="T60_120"><text:s/></text:span><text:span text:style-name="T60_121">that</text:span><text:span text:style-name="T60_122"><text:s/></text:span><text:span text:style-name="T60_123">there</text:span><text:span text:style-name="T60_124"><text:s/></text:span><text:span text:style-name="T60_125">are</text:span><text:span text:style-name="T60_126"><text:s/></text:span><text:span text:style-name="T60_127">intermediate</text:span><text:span text:style-name="T60_128">-</text:span><text:span text:style-name="T60_129">level</text:span><text:span text:style-name="T60_130"><text:s/></text:span><text:span text:style-name="T60_131">solutions</text:span><text:span text:style-name="T60_132"><text:s/></text:span><text:span text:style-name="T60_133">that</text:span><text:span text:style-name="T60_134"><text:s/></text:span><text:span text:style-name="T60_135">provide</text:span><text:span text:style-name="T60_136"><text:s/></text:span><text:span text:style-name="T60_137">much</text:span><text:span text:style-name="T60_138"><text:s/></text:span><text:span text:style-name="T60_139">of</text:span><text:span text:style-name="T60_140"><text:s/></text:span><text:span text:style-name="T60_141">the</text:span><text:span text:style-name="T60_142"><text:s/></text:span><text:span text:style-name="T60_143">value</text:span><text:span text:style-name="T60_144"><text:s/></text:span><text:span text:style-name="T60_145">of</text:span><text:span text:style-name="T60_146"><text:s/></text:span><text:span text:style-name="T60_147">Synchronic</text:span><text:span text:style-name="T60_148"><text:s/></text:span><text:span text:style-name="T60_149">without</text:span><text:span text:style-name="T60_150"><text:s/></text:span><text:span text:style-name="T60_151">providing</text:span><text:span text:style-name="T60_152"><text:s/></text:span><text:span text:style-name="T60_153">the</text:span><text:span text:style-name="T60_154"><text:s/></text:span><text:span text:style-name="T60_155">complexity</text:span><text:span text:style-name="T60_156">?<text:s text:c="2"/></text:span><text:span text:style-name="T60_157">What</text:span><text:span text:style-name="T60_158"><text:s/></text:span><text:span text:style-name="T60_159">would</text:span><text:span text:style-name="T60_160"><text:s/></text:span><text:span text:style-name="T60_161">they</text:span><text:span text:style-name="T60_162"><text:s/></text:span><text:span text:style-name="T60_163">look</text:span><text:span text:style-name="T60_164"><text:s/></text:span><text:span text:style-name="T60_165">like</text:span><text:span text:style-name="T60_166">?</text:span></text:p>
      <text:p text:style-name="P61"/>
      <text:p text:style-name="P62"><text:span text:style-name="T62_1">On</text:span><text:span text:style-name="T62_2"><text:s/></text:span><text:span text:style-name="T62_3">architectures</text:span><text:span text:style-name="T62_4"><text:s/></text:span><text:span text:style-name="T62_5">I</text:span><text:span text:style-name="T62_6">'</text:span><text:span text:style-name="T62_7">m</text:span><text:span text:style-name="T62_8"><text:s/></text:span><text:span text:style-name="T62_9">familiar</text:span><text:span text:style-name="T62_10"><text:s/></text:span><text:span text:style-name="T62_11">with</text:span><text:span text:style-name="T62_12"><text:s/></text:span><text:span text:style-name="T62_13">it</text:span><text:span text:style-name="T62_14">'</text:span><text:span text:style-name="T62_15">s</text:span><text:span text:style-name="T62_16"><text:s/></text:span><text:span text:style-name="T62_17">probably</text:span><text:span text:style-name="T62_18"><text:s/></text:span><text:span text:style-name="T62_19">true</text:span><text:span text:style-name="T62_20"><text:s/></text:span><text:span text:style-name="T62_21">that</text:span><text:span text:style-name="T62_22"><text:s/></text:span><text:span text:style-name="T62_23">we</text:span><text:span text:style-name="T62_24"><text:s/></text:span><text:span text:style-name="T62_25">could</text:span><text:span text:style-name="T62_26"><text:s/></text:span><text:span text:style-name="T62_27">expose</text:span><text:span text:style-name="T62_28"><text:s/></text:span><text:span text:style-name="T62_29">a</text:span><text:span text:style-name="T62_30"><text:s/></text:span><text:span text:style-name="T62_31">primitive</text:span><text:span text:style-name="T62_32"><text:s/></text:span><text:span text:style-name="T62_33">that</text:span><text:span text:style-name="T62_34"><text:s/></text:span><text:span text:style-name="T62_35">provides</text:span><text:span text:style-name="T62_36"><text:s/></text:span><text:span text:style-name="T62_37">a</text:span><text:span text:style-name="T62_38"><text:s/></text:span><text:span text:style-name="T62_39">wait</text:span><text:span text:style-name="T62_40">-</text:span><text:span text:style-name="T62_41">for</text:span><text:span text:style-name="T62_42">-</text:span><text:span text:style-name="T62_43">update</text:span><text:span text:style-name="T62_44">-</text:span><text:span text:style-name="T62_45">with</text:span><text:span text:style-name="T62_46">-</text:span><text:span text:style-name="T62_47">timeout</text:span><text:span text:style-name="T62_48"><text:s/></text:span><text:span text:style-name="T62_49">function</text:span><text:span text:style-name="T62_50"><text:s/></text:span><text:span text:style-name="T62_51">that</text:span><text:span text:style-name="T62_52"><text:s/></text:span><text:span text:style-name="T62_53">has</text:span><text:span text:style-name="T62_54"><text:s/></text:span><text:span text:style-name="T62_55">a</text:span><text:span text:style-name="T62_56"><text:s/></text:span><text:span text:style-name="T62_57">fixed</text:span><text:span text:style-name="T62_58"><text:s/></text:span><text:span text:style-name="T62_59">small</text:span><text:span text:style-name="T62_60"><text:s/></text:span><text:span text:style-name="T62_61">upper</text:span><text:span text:style-name="T62_62"><text:s/></text:span><text:span text:style-name="T62_63">bound</text:span><text:span text:style-name="T62_64"><text:s/></text:span><text:span text:style-name="T62_65">on</text:span><text:span text:style-name="T62_66"><text:s/></text:span><text:span text:style-name="T62_67">the</text:span><text:span text:style-name="T62_68"><text:s/></text:span><text:span text:style-name="T62_69">timeout</text:span><text:span text:style-name="T62_70"><text:s/></text:span><text:span text:style-name="T62_71">and</text:span><text:span text:style-name="T62_72"><text:s/></text:span><text:span text:style-name="T62_73">another</text:span><text:span text:style-name="T62_74"><text:s/></text:span><text:span text:style-name="T62_75">primitive</text:span><text:span text:style-name="T62_76"><text:s/></text:span><text:span text:style-name="T62_77">that</text:span><text:span text:style-name="T62_78"><text:s/></text:span><text:span text:style-name="T62_79">provides</text:span><text:span text:style-name="T62_80"><text:s/></text:span><text:span text:style-name="T62_81">a</text:span><text:span text:style-name="T62_82"><text:s/></text:span><text:span text:style-name="T62_83">signal</text:span><text:span text:style-name="T62_84">-</text:span><text:span text:style-name="T62_85">a</text:span><text:span text:style-name="T62_86">-</text:span><text:span text:style-name="T62_87">new</text:span><text:span text:style-name="T62_88">-</text:span><text:span text:style-name="T62_89">value</text:span><text:span text:style-name="T62_90"><text:s/></text:span><text:span text:style-name="T62_91">function</text:span><text:span text:style-name="T62_92">.<text:s text:c="2"/></text:span><text:span text:style-name="T62_93">At</text:span><text:span text:style-name="T62_94"><text:s/></text:span><text:span text:style-name="T62_95">the</text:span><text:span text:style-name="T62_96"><text:s/></text:span><text:span text:style-name="T62_97">same</text:span><text:span text:style-name="T62_98"><text:s/></text:span><text:span text:style-name="T62_99">time</text:span><text:span text:style-name="T62_100">,<text:s/></text:span><text:span text:style-name="T62_101">it</text:span><text:span text:style-name="T62_102"><text:s/></text:span><text:span text:style-name="T62_103">seems</text:span><text:span text:style-name="T62_104"><text:s/></text:span><text:span text:style-name="T62_105">that</text:span><text:span text:style-name="T62_106"><text:s/></text:span><text:span text:style-name="T62_107">these</text:span><text:span text:style-name="T62_108"><text:s/></text:span><text:span text:style-name="T62_109">would</text:span><text:span text:style-name="T62_110"><text:s/></text:span><text:span text:style-name="T62_111">be</text:span><text:span text:style-name="T62_112"><text:s/></text:span><text:span text:style-name="T62_113">awkward</text:span><text:span text:style-name="T62_114"><text:s/></text:span><text:span text:style-name="T62_115">to</text:span><text:span text:style-name="T62_116"><text:s/></text:span><text:span text:style-name="T62_117">handle</text:span><text:span text:style-name="T62_118">,<text:s/></text:span><text:span text:style-name="T62_119">requiring</text:span><text:span text:style-name="T62_120"><text:s/></text:span><text:span text:style-name="T62_121">parameters</text:span><text:span text:style-name="T62_122"><text:s/></text:span><text:span text:style-name="T62_123">for</text:span><text:span text:style-name="T62_124"><text:s/></text:span><text:span text:style-name="T62_125">working</text:span><text:span text:style-name="T62_126"><text:s/></text:span><text:span text:style-name="T62_127">storage</text:span><text:span text:style-name="T62_128"><text:s/></text:span><text:span text:style-name="T62_129">and</text:span><text:span text:style-name="T62_130"><text:s/></text:span><text:span text:style-name="T62_131">perhaps</text:span><text:span text:style-name="T62_132"><text:s/></text:span><text:span text:style-name="T62_133">using</text:span><text:span text:style-name="T62_134"><text:s/></text:span><text:span text:style-name="T62_135">different</text:span><text:span text:style-name="T62_136"><text:s/></text:span><text:span text:style-name="T62_137">strategies</text:span><text:span text:style-name="T62_138"><text:s/></text:span><text:span text:style-name="T62_139">for</text:span><text:span text:style-name="T62_140"><text:s/></text:span><text:span text:style-name="T62_141">equality</text:span><text:span text:style-name="T62_142"><text:s/></text:span><text:span text:style-name="T62_143">and</text:span><text:span text:style-name="T62_144"><text:s/></text:span><text:span text:style-name="T62_145">atomicity</text:span><text:span text:style-name="T62_146"><text:s/></text:span><text:span text:style-name="T62_147">depending</text:span><text:span text:style-name="T62_148"><text:s/></text:span><text:span text:style-name="T62_149">on</text:span><text:span text:style-name="T62_150"><text:s/></text:span><text:span text:style-name="T62_151">the</text:span><text:span text:style-name="T62_152"><text:s/></text:span><text:span text:style-name="T62_153">data</text:span><text:span text:style-name="T62_154"><text:s/></text:span><text:span text:style-name="T62_155">type</text:span><text:span text:style-name="T62_156">.<text:s text:c="2"/>(</text:span><text:span text:style-name="T62_157">These</text:span><text:span text:style-name="T62_158"><text:s/></text:span><text:span text:style-name="T62_159">remarks</text:span><text:span text:style-name="T62_160"><text:s/></text:span><text:span text:style-name="T62_161">are</text:span><text:span text:style-name="T62_162"><text:s/></text:span><text:span text:style-name="T62_163">based</text:span><text:span text:style-name="T62_164"><text:s/></text:span><text:span text:style-name="T62_165">on</text:span><text:span text:style-name="T62_166"><text:s/></text:span><text:span text:style-name="T62_167">experience</text:span><text:span text:style-name="T62_168"><text:s/></text:span><text:span text:style-name="T62_169">with</text:span><text:span text:style-name="T62_170"><text:s/></text:span><text:span text:style-name="T62_171">a</text:span><text:span text:style-name="T62_172"><text:s/></text:span><text:span text:style-name="T62_173">prototype</text:span><text:span text:style-name="T62_174">.)<text:s text:c="2"/></text:span><text:span text:style-name="T62_175">It</text:span><text:span text:style-name="T62_176">'</text:span><text:span text:style-name="T62_177">s</text:span><text:span text:style-name="T62_178"><text:s/></text:span><text:span text:style-name="T62_179">not</text:span><text:span text:style-name="T62_180"><text:s/></text:span><text:span text:style-name="T62_181">obvious</text:span><text:span text:style-name="T62_182"><text:s/></text:span><text:span text:style-name="T62_183">to</text:span><text:span text:style-name="T62_184"><text:s/></text:span><text:span text:style-name="T62_185">me</text:span><text:span text:style-name="T62_186"><text:s/></text:span><text:span text:style-name="T62_187">that</text:span><text:span text:style-name="T62_188"><text:s/></text:span><text:span text:style-name="T62_189">these</text:span><text:span text:style-name="T62_190"><text:s/></text:span><text:span text:style-name="T62_191">primitives</text:span><text:span text:style-name="T62_192"><text:s/></text:span><text:span text:style-name="T62_193">would</text:span><text:span text:style-name="T62_194"><text:s/></text:span><text:span text:style-name="T62_195">have</text:span><text:span text:style-name="T62_196"><text:s/></text:span><text:span text:style-name="T62_197">significantly</text:span><text:span text:style-name="T62_198"><text:s/></text:span><text:span text:style-name="T62_199">lower</text:span><text:span text:style-name="T62_200"><text:s/></text:span><text:span text:style-name="T62_201">complexity</text:span><text:span text:style-name="T62_202"><text:s/></text:span><text:span text:style-name="T62_203">than</text:span><text:span text:style-name="T62_204"><text:s/></text:span><text:span text:style-name="T62_205">the</text:span><text:span text:style-name="T62_206"><text:s/></text:span><text:span text:style-name="T62_207">full</text:span><text:span text:style-name="T62_208"><text:s/></text:span><text:span text:style-name="T62_209">Synchronic</text:span><text:span text:style-name="T62_210"><text:s/></text:span><text:span text:style-name="T62_211">interface</text:span><text:span text:style-name="T62_212">,<text:s/></text:span><text:span text:style-name="T62_213">which</text:span><text:span text:style-name="T62_214"><text:s/></text:span><text:span text:style-name="T62_215">is</text:span><text:span text:style-name="T62_216"><text:s/></text:span><text:span text:style-name="T62_217">really</text:span><text:span text:style-name="T62_218"><text:s/></text:span><text:span text:style-name="T62_219">fairly</text:span><text:span text:style-name="T62_220"><text:s/></text:span><text:span text:style-name="T62_221">simple</text:span><text:span text:style-name="T62_222">.</text:span></text:p>
      <text:p text:style-name="P63"/>
      <text:p text:style-name="P64"><text:span text:style-name="T64_1">So</text:span><text:span text:style-name="T64_2"><text:s/></text:span><text:span text:style-name="T64_3">I</text:span><text:span text:style-name="T64_4"><text:s/></text:span><text:span text:style-name="T64_5">think</text:span><text:span text:style-name="T64_6"><text:s/></text:span><text:span text:style-name="T64_7">that</text:span><text:span text:style-name="T64_8"><text:s/></text:span><text:span text:style-name="T64_9">the</text:span><text:span text:style-name="T64_10"><text:s/></text:span><text:span text:style-name="T64_11">answer</text:span><text:span text:style-name="T64_12"><text:s/></text:span><text:span text:style-name="T64_13">to</text:span><text:span text:style-name="T64_14"><text:s/></text:span><text:span text:style-name="T64_15">my</text:span><text:span text:style-name="T64_16"><text:s/></text:span><text:span text:style-name="T64_17">fourth</text:span><text:span text:style-name="T64_18"><text:s/></text:span><text:span text:style-name="T64_19">question</text:span><text:span text:style-name="T64_20"><text:s/></text:span><text:span text:style-name="T64_21">is</text:span><text:span text:style-name="T64_22">:</text:span></text:p>
      <text:p text:style-name="P65"/>
      <text:p text:style-name="P66"><text:span text:style-name="T66_1">(4)<text:s/></text:span><text:span text:style-name="T66_2"><office:annotation><dc:creator/><text:p text:style-name="P67"><text:span text:style-name="T67_1">I</text:span><text:span text:style-name="T67_2">'</text:span><text:span text:style-name="T67_3">ve</text:span><text:span text:style-name="T67_4"><text:s/></text:span><text:span text:style-name="T67_5">started</text:span><text:span text:style-name="T67_6"><text:s/></text:span><text:span text:style-name="T67_7">to</text:span><text:span text:style-name="T67_8"><text:s/></text:span><text:span text:style-name="T67_9">think</text:span><text:span text:style-name="T67_10"><text:s/></text:span><text:span text:style-name="T67_11">a</text:span><text:span text:style-name="T67_12"><text:s/></text:span><text:span text:style-name="T67_13">little</text:span><text:span text:style-name="T67_14"><text:s/></text:span><text:span text:style-name="T67_15">bit</text:span><text:span text:style-name="T67_16"><text:s/></text:span><text:span text:style-name="T67_17">differently</text:span><text:span text:style-name="T67_18"><text:s/></text:span><text:span text:style-name="T67_19">about</text:span><text:span text:style-name="T67_20"><text:s/></text:span><text:span text:style-name="T67_21">this</text:span><text:span text:style-name="T67_22">.<text:s text:c="2"/></text:span><text:span text:style-name="T67_23">It</text:span><text:span text:style-name="T67_24"><text:s/></text:span><text:span text:style-name="T67_25">may</text:span><text:span text:style-name="T67_26"><text:s/></text:span><text:span text:style-name="T67_27">be</text:span><text:span text:style-name="T67_28"><text:s/></text:span><text:span text:style-name="T67_29">that</text:span><text:span text:style-name="T67_30">,<text:s/></text:span><text:span text:style-name="T67_31">especially</text:span><text:span text:style-name="T67_32"><text:s/></text:span><text:span text:style-name="T67_33">for</text:span><text:span text:style-name="T67_34"><text:s/></text:span><text:span text:style-name="T67_35">JS</text:span><text:span text:style-name="T67_36">,<text:s/></text:span><text:span text:style-name="T67_37">which</text:span><text:span text:style-name="T67_38"><text:s/></text:span><text:span text:style-name="T67_39">has</text:span><text:span text:style-name="T67_40"><text:s/></text:span><text:span text:style-name="T67_41">a</text:span><text:span text:style-name="T67_42"><text:s/></text:span><text:span text:style-name="T67_43">different</text:span><text:span text:style-name="T67_44"><text:s/></text:span><text:span text:style-name="T67_45">performance</text:span><text:span text:style-name="T67_46"><text:s/></text:span><text:span text:style-name="T67_47">profile</text:span><text:span text:style-name="T67_48"><text:s/></text:span><text:span text:style-name="T67_49">than</text:span><text:span text:style-name="T67_50"><text:s/></text:span><text:span text:style-name="T67_51">C</text:span><text:span text:style-name="T67_52">++,<text:s/></text:span><text:span text:style-name="T67_53">a</text:span><text:span text:style-name="T67_54"><text:s/></text:span><text:span text:style-name="T67_55">primitive</text:span><text:span text:style-name="T67_56"><text:s/></text:span><text:span text:style-name="T67_57">that</text:span><text:span text:style-name="T67_58"><text:s/></text:span><text:span text:style-name="T67_59">performs</text:span><text:span text:style-name="T67_60"><text:s/></text:span><text:span text:style-name="T67_61">a</text:span><text:span text:style-name="T67_62"><text:s/>"</text:span><text:span text:style-name="T67_63">wait</text:span><text:span text:style-name="T67_64"><text:s/></text:span><text:span text:style-name="T67_65">a</text:span><text:span text:style-name="T67_66"><text:s/></text:span><text:span text:style-name="T67_67">short</text:span><text:span text:style-name="T67_68"><text:s/></text:span><text:span text:style-name="T67_69">while</text:span><text:span text:style-name="T67_70"><text:s/></text:span><text:span text:style-name="T67_71">for</text:span><text:span text:style-name="T67_72"><text:s/></text:span><text:span text:style-name="T67_73">value</text:span><text:span text:style-name="T67_74"><text:s/></text:span><text:span text:style-name="T67_75">to</text:span><text:span text:style-name="T67_76"><text:s/></text:span><text:span text:style-name="T67_77">change</text:span><text:span text:style-name="T67_78">"<text:s/></text:span><text:span text:style-name="T67_79">function</text:span><text:span text:style-name="T67_80"><text:s/></text:span><text:span text:style-name="T67_81">might</text:span><text:span text:style-name="T67_82"><text:s/></text:span><text:span text:style-name="T67_83">be</text:span><text:span text:style-name="T67_84"><text:s/></text:span><text:span text:style-name="T67_85">part</text:span><text:span text:style-name="T67_86"><text:s/></text:span><text:span text:style-name="T67_87">of</text:span><text:span text:style-name="T67_88"><text:s/></text:span><text:span text:style-name="T67_89">a</text:span><text:span text:style-name="T67_90"><text:s/></text:span><text:span text:style-name="T67_91">substrate</text:span><text:span text:style-name="T67_92"><text:s/></text:span><text:span text:style-name="T67_93">that</text:span><text:span text:style-name="T67_94"><text:s/></text:span><text:span text:style-name="T67_95">allows</text:span><text:span text:style-name="T67_96"><text:s/></text:span><text:span text:style-name="T67_97">synchronics</text:span><text:span text:style-name="T67_98"><text:s/></text:span><text:span text:style-name="T67_99">to</text:span><text:span text:style-name="T67_100"><text:s/></text:span><text:span text:style-name="T67_101">be</text:span><text:span text:style-name="T67_102"><text:s/></text:span><text:span text:style-name="T67_103">implemented</text:span><text:span text:style-name="T67_104"><text:s/></text:span><text:span text:style-name="T67_105">in</text:span><text:span text:style-name="T67_106"><text:s/></text:span><text:span text:style-name="T67_107">JS</text:span><text:span text:style-name="T67_108">,<text:s/></text:span><text:span text:style-name="T67_109">and</text:span><text:span text:style-name="T67_110"><text:s/></text:span><text:span text:style-name="T67_111">in</text:span><text:span text:style-name="T67_112"><text:s/></text:span><text:span text:style-name="T67_113">any</text:span><text:span text:style-name="T67_114"><text:s/></text:span><text:span text:style-name="T67_115">case</text:span><text:span text:style-name="T67_116">,<text:s/></text:span><text:span text:style-name="T67_117">might</text:span><text:span text:style-name="T67_118"><text:s/></text:span><text:span text:style-name="T67_119">be</text:span><text:span text:style-name="T67_120"><text:s/></text:span><text:span text:style-name="T67_121">good</text:span><text:span text:style-name="T67_122"><text:s/></text:span><text:span text:style-name="T67_123">for</text:span><text:span text:style-name="T67_124"><text:s/></text:span><text:span text:style-name="T67_125">asm</text:span><text:span text:style-name="T67_126">.</text:span><text:span text:style-name="T67_127">js</text:span><text:span text:style-name="T67_128">.<text:s text:c="2"/></text:span><text:span text:style-name="T67_129">eg</text:span><text:span text:style-name="T67_130">,<text:s/></text:span><text:span text:style-name="T67_131">Atomics</text:span><text:span text:style-name="T67_132">.</text:span><text:span text:style-name="T67_133">expectUpdate</text:span><text:span text:style-name="T67_134">(</text:span><text:span text:style-name="T67_135">iab</text:span><text:span text:style-name="T67_136">,<text:s/></text:span><text:span text:style-name="T67_137">index</text:span><text:span text:style-name="T67_138">,<text:s/></text:span><text:span text:style-name="T67_139">value</text:span><text:span text:style-name="T67_140">,<text:s/></text:span><text:span text:style-name="T67_141">timeout</text:span><text:span text:style-name="T67_142">)<text:s/></text:span><text:span text:style-name="T67_143">where</text:span><text:span text:style-name="T67_144"><text:s/></text:span><text:span text:style-name="T67_145">iab</text:span><text:span text:style-name="T67_146"><text:s/></text:span><text:span text:style-name="T67_147">is</text:span><text:span text:style-name="T67_148"><text:s/></text:span><text:span text:style-name="T67_149">a</text:span><text:span text:style-name="T67_150"><text:s/></text:span><text:span text:style-name="T67_151">SharedInt</text:span><text:span text:style-name="T67_152">32</text:span><text:span text:style-name="T67_153">Array</text:span><text:span text:style-name="T67_154">,<text:s/></text:span><text:span text:style-name="T67_155">value</text:span><text:span text:style-name="T67_156"><text:s/></text:span><text:span text:style-name="T67_157">is</text:span><text:span text:style-name="T67_158"><text:s/></text:span><text:span text:style-name="T67_159">the</text:span><text:span text:style-name="T67_160"><text:s/></text:span><text:span text:style-name="T67_161">value</text:span><text:span text:style-name="T67_162"><text:s/></text:span><text:span text:style-name="T67_163">we</text:span><text:span text:style-name="T67_164"><text:s/></text:span><text:span text:style-name="T67_165">want</text:span><text:span text:style-name="T67_166"><text:s/></text:span><text:span text:style-name="T67_167">to</text:span><text:span text:style-name="T67_168"><text:s/></text:span><text:span text:style-name="T67_169">change</text:span><text:span text:style-name="T67_170"><text:s/></text:span><text:span text:style-name="T67_171">away</text:span><text:span text:style-name="T67_172"><text:s/></text:span><text:span text:style-name="T67_173">from</text:span><text:span text:style-name="T67_174">,<text:s/></text:span><text:span text:style-name="T67_175">and</text:span><text:span text:style-name="T67_176"><text:s/></text:span><text:span text:style-name="T67_177">timeout</text:span><text:span text:style-name="T67_178"><text:s/></text:span><text:span text:style-name="T67_179">is</text:span><text:span text:style-name="T67_180"><text:s/></text:span><text:span text:style-name="T67_181">some</text:span><text:span text:style-name="T67_182"><text:s/></text:span><text:span text:style-name="T67_183">number</text:span><text:span text:style-name="T67_184"><text:s/></text:span><text:span text:style-name="T67_185">of</text:span><text:span text:style-name="T67_186"><text:s/></text:span><text:span text:style-name="T67_187">microseconds</text:span><text:span text:style-name="T67_188"><text:s/></text:span><text:span text:style-name="T67_189">or</text:span><text:span text:style-name="T67_190"><text:s/></text:span><text:span text:style-name="T67_191">perhaps</text:span><text:span text:style-name="T67_192"><text:s/></text:span><text:span text:style-name="T67_193">a</text:span><text:span text:style-name="T67_194"><text:s/></text:span><text:span text:style-name="T67_195">symbolic</text:span><text:span text:style-name="T67_196"><text:s/></text:span><text:span text:style-name="T67_197">constant</text:span><text:span text:style-name="T67_198"><text:s/></text:span><text:span text:style-name="T67_199">to</text:span><text:span text:style-name="T67_200"><text:s/></text:span><text:span text:style-name="T67_201">indicate</text:span><text:span text:style-name="T67_202"><text:s/></text:span><text:span text:style-name="T67_203">a</text:span><text:span text:style-name="T67_204"><text:s/></text:span><text:span text:style-name="T67_205">platform</text:span><text:span text:style-name="T67_206">-</text:span><text:span text:style-name="T67_207">dependent</text:span><text:span text:style-name="T67_208"><text:s/></text:span><text:span text:style-name="T67_209">value</text:span><text:span text:style-name="T67_210">.</text:span></text:p><text:p text:style-name="P68"/><text:p text:style-name="P69"><text:span text:style-name="T69_1">If</text:span><text:span text:style-name="T69_2"><text:s/></text:span><text:span text:style-name="T69_3">that</text:span><text:span text:style-name="T69_4"><text:s/></text:span><text:span text:style-name="T69_5">sounds</text:span><text:span text:style-name="T69_6"><text:s/></text:span><text:span text:style-name="T69_7">sort</text:span><text:span text:style-name="T69_8"><text:s/></text:span><text:span text:style-name="T69_9">of</text:span><text:span text:style-name="T69_10"><text:s/></text:span><text:span text:style-name="T69_11">vague</text:span><text:span text:style-name="T69_12"><text:s/></text:span><text:span text:style-name="T69_13">it</text:span><text:span text:style-name="T69_14">'</text:span><text:span text:style-name="T69_15">s</text:span><text:span text:style-name="T69_16"><text:s/></text:span><text:span text:style-name="T69_17">because</text:span><text:span text:style-name="T69_18"><text:s/></text:span><text:span text:style-name="T69_19">I</text:span><text:span text:style-name="T69_20"><text:s/></text:span><text:span text:style-name="T69_21">don</text:span><text:span text:style-name="T69_22">'</text:span><text:span text:style-name="T69_23">t</text:span><text:span text:style-name="T69_24"><text:s/></text:span><text:span text:style-name="T69_25">know</text:span><text:span text:style-name="T69_26"><text:s/></text:span><text:span text:style-name="T69_27">enough</text:span><text:span text:style-name="T69_28"><text:s/></text:span><text:span text:style-name="T69_29">yet</text:span><text:span text:style-name="T69_30"><text:s/></text:span><text:span text:style-name="T69_31">about</text:span><text:span text:style-name="T69_32"><text:s/></text:span><text:span text:style-name="T69_33">what</text:span><text:span text:style-name="T69_34"><text:s/></text:span><text:span text:style-name="T69_35">it</text:span><text:span text:style-name="T69_36"><text:s/></text:span><text:span text:style-name="T69_37">would</text:span><text:span text:style-name="T69_38"><text:s/></text:span><text:span text:style-name="T69_39">take</text:span><text:span text:style-name="T69_40"><text:s/></text:span><text:span text:style-name="T69_41">to</text:span><text:span text:style-name="T69_42"><text:s/></text:span><text:span text:style-name="T69_43">implement</text:span><text:span text:style-name="T69_44"><text:s/></text:span><text:span text:style-name="T69_45">Synchronic</text:span><text:span text:style-name="T69_46"><text:s/></text:span><text:span text:style-name="T69_47">well</text:span><text:span text:style-name="T69_48"><text:s/></text:span><text:span text:style-name="T69_49">on</text:span><text:span text:style-name="T69_50"><text:s/></text:span><text:span text:style-name="T69_51">different</text:span><text:span text:style-name="T69_52"><text:s/></text:span><text:span text:style-name="T69_53">kinds</text:span><text:span text:style-name="T69_54"><text:s/></text:span><text:span text:style-name="T69_55">of</text:span><text:span text:style-name="T69_56"><text:s/></text:span><text:span text:style-name="T69_57">hardware</text:span><text:span text:style-name="T69_58">,<text:s/></text:span><text:span text:style-name="T69_59">and</text:span><text:span text:style-name="T69_60"><text:s/></text:span><text:span text:style-name="T69_61">of</text:span><text:span text:style-name="T69_62"><text:s/></text:span><text:span text:style-name="T69_63">course</text:span><text:span text:style-name="T69_64"><text:s/></text:span><text:span text:style-name="T69_65">there</text:span><text:span text:style-name="T69_66"><text:s/></text:span><text:span text:style-name="T69_67">are</text:span><text:span text:style-name="T69_68"><text:s/></text:span><text:span text:style-name="T69_69">other</text:span><text:span text:style-name="T69_70"><text:s/></text:span><text:span text:style-name="T69_71">advantages</text:span><text:span text:style-name="T69_72"><text:s/></text:span><text:span text:style-name="T69_73">to</text:span><text:span text:style-name="T69_74"><text:s/></text:span><text:span text:style-name="T69_75">moving</text:span><text:span text:style-name="T69_76"><text:s/></text:span><text:span text:style-name="T69_77">Synchronic</text:span><text:span text:style-name="T69_78"><text:s/></text:span><text:span text:style-name="T69_79">into</text:span><text:span text:style-name="T69_80"><text:s/></text:span><text:span text:style-name="T69_81">the</text:span><text:span text:style-name="T69_82"><text:s/></text:span><text:span text:style-name="T69_83">platform</text:span><text:span text:style-name="T69_84">,<text:s/></text:span><text:span text:style-name="T69_85">eg</text:span><text:span text:style-name="T69_86">,<text:s/></text:span><text:span text:style-name="T69_87">atomic</text:span><text:span text:style-name="T69_88"><text:s/></text:span><text:span text:style-name="T69_89">accesses</text:span><text:span text:style-name="T69_90"><text:s/></text:span><text:span text:style-name="T69_91">with</text:span><text:span text:style-name="T69_92"><text:s/></text:span><text:span text:style-name="T69_93">different</text:span><text:span text:style-name="T69_94"><text:s/></text:span><text:span text:style-name="T69_95">memory</text:span><text:span text:style-name="T69_96"><text:s/></text:span><text:span text:style-name="T69_97">orderings</text:span><text:span text:style-name="T69_98">.</text:span></text:p></office:annotation></text:span><text:span text:style-name="T69_99">There</text:span><text:span text:style-name="T69_100">'</text:span><text:span text:style-name="T69_101">s</text:span><text:span text:style-name="T69_102"><text:s/></text:span><text:span text:style-name="T69_103">no</text:span><text:span text:style-name="T69_104"><text:s/></text:span><text:span text:style-name="T69_105">obvious</text:span><text:span text:style-name="T69_106">,<text:s/></text:span><text:span text:style-name="T69_107">substantially</text:span><text:span text:style-name="T69_108"><text:s/></text:span><text:span text:style-name="T69_109">simpler</text:span><text:span text:style-name="T69_110"><text:s/></text:span><text:span text:style-name="T69_111">mechanism</text:span><text:span text:style-name="T69_112"><text:s/></text:span><text:span text:style-name="T69_113">than</text:span><text:span text:style-name="T69_114"><text:s/></text:span><text:span text:style-name="T69_115">Synchronic</text:span><text:span text:style-name="T69_116"><text:s/></text:span><text:span text:style-name="T69_117">for</text:span><text:span text:style-name="T69_118"><text:s/></text:span><text:span text:style-name="T69_119">providing</text:span><text:span text:style-name="T69_120"><text:s/></text:span><text:span text:style-name="T69_121">the</text:span><text:span text:style-name="T69_122"><text:s/></text:span><text:span text:style-name="T69_123">functionality</text:span><text:span text:style-name="T69_124"><text:s/></text:span><text:span text:style-name="T69_125">that</text:span><text:span text:style-name="T69_126"><text:s/></text:span><text:span text:style-name="T69_127">Synchronic</text:span><text:span text:style-name="T69_128"><text:s/></text:span><text:span text:style-name="T69_129">provides</text:span><text:span text:style-name="T69_130">.</text:span></text:p>
      <text:h text:style-name="P70" text:outline-level="10"><text:bookmark-start text:name="h.xh0gaw69z142"/><text:bookmark-end text:name="h.xh0gaw69z142"/><text:span text:style-name="T70_1">Strawman</text:span><text:span text:style-name="T70_2"><text:s/></text:span><text:span text:style-name="T70_3">API</text:span><text:span text:style-name="T70_4"><text:s/>1:<text:s/></text:span><text:span text:style-name="T70_5">JS</text:span><text:span text:style-name="T70_6"><text:s/></text:span><text:span text:style-name="T70_7">style</text:span></text:h>
      <text:p text:style-name="P71"><text:span text:style-name="T71_1">The</text:span><text:span text:style-name="T71_2"><text:s/></text:span><text:span text:style-name="T71_3">main</text:span><text:span text:style-name="T71_4"><text:s/></text:span><text:span text:style-name="T71_5">thing</text:span><text:span text:style-name="T71_6"><text:s/></text:span><text:span text:style-name="T71_7">that</text:span><text:span text:style-name="T71_8"><text:s/></text:span><text:span text:style-name="T71_9">is</text:span><text:span text:style-name="T71_10"><text:s/></text:span><text:span text:style-name="T71_11">difficult</text:span><text:span text:style-name="T71_12"><text:s/></text:span><text:span text:style-name="T71_13">about</text:span><text:span text:style-name="T71_14"><text:s/></text:span><text:span text:style-name="T71_15">this</text:span><text:span text:style-name="T71_16"><text:s/></text:span><text:span text:style-name="T71_17">API</text:span><text:span text:style-name="T71_18"><text:s/></text:span><text:span text:style-name="T71_19">is</text:span><text:span text:style-name="T71_20"><text:s/></text:span><text:span text:style-name="T71_21">storage</text:span><text:span text:style-name="T71_22"><text:s/></text:span><text:span text:style-name="T71_23">management</text:span><text:span text:style-name="T71_24">.<text:s text:c="2"/></text:span><text:span text:style-name="T71_25">The</text:span><text:span text:style-name="T71_26"><text:s/></text:span><text:span text:style-name="T71_27">style</text:span><text:span text:style-name="T71_28"><text:s/></text:span><text:span text:style-name="T71_29">I</text:span><text:span text:style-name="T71_30">'</text:span><text:span text:style-name="T71_31">ve</text:span><text:span text:style-name="T71_32"><text:s/></text:span><text:span text:style-name="T71_33">adopted</text:span><text:span text:style-name="T71_34"><text:s/></text:span><text:span text:style-name="T71_35">here</text:span><text:span text:style-name="T71_36"><text:s/></text:span><text:span text:style-name="T71_37">has</text:span><text:span text:style-name="T71_38"><text:s/></text:span><text:span text:style-name="T71_39">served</text:span><text:span text:style-name="T71_40"><text:s/></text:span><text:span text:style-name="T71_41">me</text:span><text:span text:style-name="T71_42"><text:s/></text:span><text:span text:style-name="T71_43">well</text:span><text:span text:style-name="T71_44"><text:s/></text:span><text:span text:style-name="T71_45">in</text:span><text:span text:style-name="T71_46"><text:s/></text:span><text:span text:style-name="T71_47">other</text:span><text:span text:style-name="T71_48"><text:s/></text:span><text:span text:style-name="T71_49">contexts</text:span><text:span text:style-name="T71_50"><text:s/></text:span><text:span text:style-name="T71_51">where</text:span><text:span text:style-name="T71_52"><text:s/></text:span><text:span text:style-name="T71_53">I</text:span><text:span text:style-name="T71_54">'</text:span><text:span text:style-name="T71_55">ve</text:span><text:span text:style-name="T71_56"><text:s/></text:span><text:span text:style-name="T71_57">been</text:span><text:span text:style-name="T71_58"><text:s/></text:span><text:span text:style-name="T71_59">building</text:span><text:span text:style-name="T71_60"><text:s/></text:span><text:span text:style-name="T71_61">abstractions</text:span><text:span text:style-name="T71_62"><text:s/></text:span><text:span text:style-name="T71_63">on</text:span><text:span text:style-name="T71_64"><text:s/></text:span><text:span text:style-name="T71_65">top</text:span><text:span text:style-name="T71_66"><text:s/></text:span><text:span text:style-name="T71_67">of</text:span><text:span text:style-name="T71_68"><text:s/></text:span><text:span text:style-name="T71_69">SAB</text:span><text:span text:style-name="T71_70">+</text:span><text:span text:style-name="T71_71">Atomics</text:span><text:span text:style-name="T71_72">.</text:span></text:p>
      <text:p text:style-name="P72"/>
      <text:p text:style-name="P73"><text:span text:style-name="T73_1">new</text:span><text:span text:style-name="T73_2"><text:s/></text:span><text:span text:style-name="T73_3">SynchronicInt</text:span><text:span text:style-name="T73_4">32(</text:span><text:span text:style-name="T73_5">sab</text:span><text:span text:style-name="T73_6">,<text:s/></text:span><text:span text:style-name="T73_7">offset</text:span><text:span text:style-name="T73_8">)<text:s/>=&gt;<text:s/></text:span><text:span text:style-name="T73_9">sync</text:span><text:span text:style-name="T73_10"><text:s/></text:span><text:span text:style-name="T73_11">object</text:span></text:p>
      <text:p text:style-name="P74"><text:span text:style-name="T74_1">(</text:span><text:span text:style-name="T74_2">ditto</text:span><text:span text:style-name="T74_3"><text:s/></text:span><text:span text:style-name="T74_4">for</text:span><text:span text:style-name="T74_5"><text:s/></text:span><text:span text:style-name="T74_6">all</text:span><text:span text:style-name="T74_7"><text:s/></text:span><text:span text:style-name="T74_8">other</text:span><text:span text:style-name="T74_9"><text:s/></text:span><text:span text:style-name="T74_10">shared</text:span><text:span text:style-name="T74_11">-</text:span><text:span text:style-name="T74_12">memory</text:span><text:span text:style-name="T74_13"><text:s/></text:span><text:span text:style-name="T74_14">types</text:span><text:span text:style-name="T74_15">)</text:span></text:p>
      <text:p text:style-name="P75"><text:span text:style-name="T75_1">Return</text:span><text:span text:style-name="T75_2"><text:s/></text:span><text:span text:style-name="T75_3">a</text:span><text:span text:style-name="T75_4"><text:s/></text:span><text:span text:style-name="T75_5">new</text:span><text:span text:style-name="T75_6"><text:s/></text:span><text:span text:style-name="T75_7">local</text:span><text:span text:style-name="T75_8"><text:s/></text:span><text:span text:style-name="T75_9">JS</text:span><text:span text:style-name="T75_10"><text:s/></text:span><text:span text:style-name="T75_11">object</text:span><text:span text:style-name="T75_12"><text:s/></text:span><text:span text:style-name="T75_13">that</text:span><text:span text:style-name="T75_14"><text:s/></text:span><text:span text:style-name="T75_15">represents</text:span><text:span text:style-name="T75_16"><text:s/></text:span><text:span text:style-name="T75_17">a</text:span><text:span text:style-name="T75_18"><text:s/></text:span><text:span text:style-name="T75_19">Synchronic</text:span><text:span text:style-name="T75_20"><text:s/></text:span><text:span text:style-name="T75_21">Int</text:span><text:span text:style-name="T75_22">32<text:s/></text:span><text:span text:style-name="T75_23">mapped</text:span><text:span text:style-name="T75_24"><text:s/></text:span><text:span text:style-name="T75_25">onto</text:span><text:span text:style-name="T75_26"><text:s/></text:span><text:span text:style-name="T75_27">some</text:span><text:span text:style-name="T75_28"><text:s/></text:span><text:span text:style-name="T75_29">consecutive</text:span><text:span text:style-name="T75_30"><text:s/></text:span><text:span text:style-name="T75_31">bytes</text:span><text:span text:style-name="T75_32"><text:s/></text:span><text:span text:style-name="T75_33">in</text:span><text:span text:style-name="T75_34"><text:s/></text:span><text:span text:style-name="T75_35">the</text:span><text:span text:style-name="T75_36"><text:s/></text:span><text:span text:style-name="T75_37">SharedArrayBuffer</text:span><text:span text:style-name="T75_38"><text:s/></text:span><text:span text:style-name="T75_39">sab</text:span><text:span text:style-name="T75_40">,<text:s/></text:span><text:span text:style-name="T75_41">starting</text:span><text:span text:style-name="T75_42"><text:s/></text:span><text:span text:style-name="T75_43">at</text:span><text:span text:style-name="T75_44"><text:s/></text:span><text:span text:style-name="T75_45">byte</text:span><text:span text:style-name="T75_46"><text:s/></text:span><text:span text:style-name="T75_47">offset</text:span><text:span text:style-name="T75_48"><text:s/></text:span><text:span text:style-name="T75_49">offset</text:span><text:span text:style-name="T75_50">.<text:s text:c="2"/>(</text:span><text:span text:style-name="T75_51">Int</text:span><text:span text:style-name="T75_52">32<text:s/></text:span><text:span text:style-name="T75_53">is</text:span><text:span text:style-name="T75_54"><text:s/></text:span><text:span text:style-name="T75_55">known</text:span><text:span text:style-name="T75_56"><text:s/></text:span><text:span text:style-name="T75_57">as</text:span><text:span text:style-name="T75_58"><text:s/></text:span><text:span text:style-name="T75_59">the</text:span><text:span text:style-name="T75_60"><text:s/></text:span><text:span text:style-name="T75_61">base</text:span><text:span text:style-name="T75_62"><text:s/></text:span><text:span text:style-name="T75_63">type</text:span><text:span text:style-name="T75_64"><text:s/></text:span><text:span text:style-name="T75_65">of</text:span><text:span text:style-name="T75_66"><text:s/></text:span><text:span text:style-name="T75_67">the</text:span><text:span text:style-name="T75_68"><text:s/></text:span><text:span text:style-name="T75_69">Synchronic</text:span><text:span text:style-name="T75_70">.)<text:s text:c="2"/></text:span><text:span text:style-name="T75_71">The</text:span><text:span text:style-name="T75_72"><text:s/></text:span><text:span text:style-name="T75_73">number</text:span><text:span text:style-name="T75_74"><text:s/></text:span><text:span text:style-name="T75_75">of</text:span><text:span text:style-name="T75_76"><text:s/></text:span><text:span text:style-name="T75_77">consecutive</text:span><text:span text:style-name="T75_78"><text:s/></text:span><text:span text:style-name="T75_79">bytes</text:span><text:span text:style-name="T75_80"><text:s/></text:span><text:span text:style-name="T75_81">reserved</text:span><text:span text:style-name="T75_82"><text:s/></text:span><text:span text:style-name="T75_83">is</text:span><text:span text:style-name="T75_84"><text:s/></text:span><text:span text:style-name="T75_85">given</text:span><text:span text:style-name="T75_86"><text:s/></text:span><text:span text:style-name="T75_87">by</text:span><text:span text:style-name="T75_88"><text:s/></text:span><text:span text:style-name="T75_89">SynchronicInt</text:span><text:span text:style-name="T75_90">32.</text:span><text:span text:style-name="T75_91">BYTES</text:span><text:span text:style-name="T75_92">_</text:span><text:span text:style-name="T75_93">PER</text:span><text:span text:style-name="T75_94">_</text:span><text:span text:style-name="T75_95">ELEMENT</text:span><text:span text:style-name="T75_96">.<text:s text:c="2"/></text:span><text:span text:style-name="T75_97">Offset</text:span><text:span text:style-name="T75_98"><text:s/></text:span><text:span text:style-name="T75_99">must</text:span><text:span text:style-name="T75_100"><text:s/></text:span><text:span text:style-name="T75_101">be</text:span><text:span text:style-name="T75_102"><text:s/></text:span><text:span text:style-name="T75_103">divisible</text:span><text:span text:style-name="T75_104"><text:s/></text:span><text:span text:style-name="T75_105">by</text:span><text:span text:style-name="T75_106"><text:s/></text:span><text:span text:style-name="T75_107">SynchronicInt</text:span><text:span text:style-name="T75_108">32.</text:span><text:span text:style-name="T75_109">BYTE</text:span><text:span text:style-name="T75_110">_</text:span><text:span text:style-name="T75_111">ALIGNMENT</text:span><text:span text:style-name="T75_112">.</text:span></text:p>
      <text:p text:style-name="P76"/>
      <text:p text:style-name="P77"><text:span text:style-name="T77_1">Multiple</text:span><text:span text:style-name="T77_2"><text:s/></text:span><text:span text:style-name="T77_3">Synchronic</text:span><text:span text:style-name="T77_4"><text:s/></text:span><text:span text:style-name="T77_5">objects</text:span><text:span text:style-name="T77_6"><text:s/></text:span><text:span text:style-name="T77_7">of</text:span><text:span text:style-name="T77_8"><text:s/></text:span><text:span text:style-name="T77_9">the</text:span><text:span text:style-name="T77_10"><text:s/></text:span><text:span text:style-name="T77_11">same</text:span><text:span text:style-name="T77_12"><text:s/></text:span><text:span text:style-name="T77_13">base</text:span><text:span text:style-name="T77_14"><text:s/></text:span><text:span text:style-name="T77_15">type</text:span><text:span text:style-name="T77_16"><text:s/></text:span><text:span text:style-name="T77_17">may</text:span><text:span text:style-name="T77_18"><text:s/></text:span><text:span text:style-name="T77_19">be</text:span><text:span text:style-name="T77_20"><text:s/></text:span><text:span text:style-name="T77_21">constructed</text:span><text:span text:style-name="T77_22"><text:s/></text:span><text:span text:style-name="T77_23">on</text:span><text:span text:style-name="T77_24"><text:s/></text:span><text:span text:style-name="T77_25">the</text:span><text:span text:style-name="T77_26"><text:s/></text:span><text:span text:style-name="T77_27">same</text:span><text:span text:style-name="T77_28"><text:s/></text:span><text:span text:style-name="T77_29">memory</text:span><text:span text:style-name="T77_30"><text:s/></text:span><text:span text:style-name="T77_31">range</text:span><text:span text:style-name="T77_32"><text:s/>(</text:span><text:span text:style-name="T77_33">be</text:span><text:span text:style-name="T77_34"><text:s/></text:span><text:span text:style-name="T77_35">it</text:span><text:span text:style-name="T77_36"><text:s/></text:span><text:span text:style-name="T77_37">multiple</text:span><text:span text:style-name="T77_38"><text:s/></text:span><text:span text:style-name="T77_39">objects</text:span><text:span text:style-name="T77_40"><text:s/></text:span><text:span text:style-name="T77_41">within</text:span><text:span text:style-name="T77_42"><text:s/></text:span><text:span text:style-name="T77_43">a</text:span><text:span text:style-name="T77_44"><text:s/></text:span><text:span text:style-name="T77_45">single</text:span><text:span text:style-name="T77_46"><text:s/></text:span><text:span text:style-name="T77_47">worker</text:span><text:span text:style-name="T77_48"><text:s/></text:span><text:span text:style-name="T77_49">or</text:span><text:span text:style-name="T77_50"><text:s/></text:span><text:span text:style-name="T77_51">scattered</text:span><text:span text:style-name="T77_52"><text:s/></text:span><text:span text:style-name="T77_53">across</text:span><text:span text:style-name="T77_54"><text:s/></text:span><text:span text:style-name="T77_55">several</text:span><text:span text:style-name="T77_56"><text:s/></text:span><text:span text:style-name="T77_57">workers</text:span><text:span text:style-name="T77_58">).<text:s text:c="2"/></text:span><text:span text:style-name="T77_59">Th</text:span><text:span text:style-name="T77_60">ose</text:span><text:span text:style-name="T77_61"><text:s/></text:span><text:span text:style-name="T77_62">constructor</text:span><text:span text:style-name="T77_63"><text:s/></text:span><text:span text:style-name="T77_64">calls</text:span><text:span text:style-name="T77_65"><text:s/></text:span><text:span text:style-name="T77_66">may</text:span><text:span text:style-name="T77_67"><text:s/></text:span><text:span text:style-name="T77_68">proceed</text:span><text:span text:style-name="T77_69"><text:s/></text:span><text:span text:style-name="T77_70">concurrently</text:span><text:span text:style-name="T77_71"><text:s/></text:span><text:span text:style-name="T77_72">in</text:span><text:span text:style-name="T77_73"><text:s/></text:span><text:span text:style-name="T77_74">separate</text:span><text:span text:style-name="T77_75"><text:s/></text:span><text:span text:style-name="T77_76">agents</text:span><text:span text:style-name="T77_77">.</text:span></text:p>
      <text:p text:style-name="P78"/>
      <text:p text:style-name="P79"><text:span text:style-name="T79_1">The</text:span><text:span text:style-name="T79_2"><text:s/></text:span><text:span text:style-name="T79_3">memory</text:span><text:span text:style-name="T79_4"><text:s/></text:span><text:span text:style-name="T79_5">on</text:span><text:span text:style-name="T79_6"><text:s/></text:span><text:span text:style-name="T79_7">which</text:span><text:span text:style-name="T79_8"><text:s/></text:span><text:span text:style-name="T79_9">the</text:span><text:span text:style-name="T79_10"><text:s/></text:span><text:span text:style-name="T79_11">Synchronic</text:span><text:span text:style-name="T79_12"><text:s/></text:span><text:span text:style-name="T79_13">is</text:span><text:span text:style-name="T79_14"><text:s/></text:span><text:span text:style-name="T79_15">constructed</text:span><text:span text:style-name="T79_16"><text:s/></text:span><text:span text:style-name="T79_17">must</text:span><text:span text:style-name="T79_18"><text:s/></text:span><text:span text:style-name="T79_19">be</text:span><text:span text:style-name="T79_20"><text:s/></text:span><text:span text:style-name="T79_21">zero</text:span><text:span text:style-name="T79_22">-</text:span><text:span text:style-name="T79_23">filled</text:span><text:span text:style-name="T79_24"><text:s/>(</text:span><text:span text:style-name="T79_25">and</text:span><text:span text:style-name="T79_26"><text:s/></text:span><text:span text:style-name="T79_27">those</text:span><text:span text:style-name="T79_28"><text:s/></text:span><text:span text:style-name="T79_29">zero</text:span><text:span text:style-name="T79_30"><text:s/></text:span><text:span text:style-name="T79_31">values</text:span><text:span text:style-name="T79_32"><text:s/></text:span><text:span text:style-name="T79_33">must</text:span><text:span text:style-name="T79_34"><text:s/></text:span><text:span text:style-name="T79_35">be</text:span><text:span text:style-name="T79_36"><text:s/></text:span><text:span text:style-name="T79_37">visible</text:span><text:span text:style-name="T79_38"><text:s/></text:span><text:span text:style-name="T79_39">to</text:span><text:span text:style-name="T79_40"><text:s/></text:span><text:span text:style-name="T79_41">all</text:span><text:span text:style-name="T79_42"><text:s/></text:span><text:span text:style-name="T79_43">the</text:span><text:span text:style-name="T79_44"><text:s/></text:span><text:span text:style-name="T79_45">constructors</text:span><text:span text:style-name="T79_46"><text:s/></text:span><text:span text:style-name="T79_47">as</text:span><text:span text:style-name="T79_48"><text:s/></text:span><text:span text:style-name="T79_49">they</text:span><text:span text:style-name="T79_50"><text:s/></text:span><text:span text:style-name="T79_51">are</text:span><text:span text:style-name="T79_52"><text:s/></text:span><text:span text:style-name="T79_53">being</text:span><text:span text:style-name="T79_54"><text:s/></text:span><text:span text:style-name="T79_55">called</text:span><text:span text:style-name="T79_56">).</text:span></text:p>
      <text:p text:style-name="P80"/>
      <text:p text:style-name="P81"><text:span text:style-name="T81_1">Apart</text:span><text:span text:style-name="T81_2"><text:s/></text:span><text:span text:style-name="T81_3">from</text:span><text:span text:style-name="T81_4"><text:s/></text:span><text:span text:style-name="T81_5">mapping</text:span><text:span text:style-name="T81_6"><text:s/></text:span><text:span text:style-name="T81_7">multiple</text:span><text:span text:style-name="T81_8"><text:s/></text:span><text:span text:style-name="T81_9">Synchronic</text:span><text:span text:style-name="T81_10"><text:s/></text:span><text:span text:style-name="T81_11">objects</text:span><text:span text:style-name="T81_12"><text:s/></text:span><text:span text:style-name="T81_13">of</text:span><text:span text:style-name="T81_14"><text:s/></text:span><text:span text:style-name="T81_15">the</text:span><text:span text:style-name="T81_16"><text:s/></text:span><text:span text:style-name="T81_17">same</text:span><text:span text:style-name="T81_18"><text:s/></text:span><text:span text:style-name="T81_19">base</text:span><text:span text:style-name="T81_20"><text:s/></text:span><text:span text:style-name="T81_21">type</text:span><text:span text:style-name="T81_22"><text:s/></text:span><text:span text:style-name="T81_23">onto</text:span><text:span text:style-name="T81_24"><text:s/></text:span><text:span text:style-name="T81_25">the</text:span><text:span text:style-name="T81_26"><text:s/></text:span><text:span text:style-name="T81_27">same</text:span><text:span text:style-name="T81_28"><text:s/></text:span><text:span text:style-name="T81_29">memory</text:span><text:span text:style-name="T81_30"><text:s/></text:span><text:span text:style-name="T81_31">range</text:span><text:span text:style-name="T81_32">,<text:s/></text:span><text:span text:style-name="T81_33">t</text:span><text:span text:style-name="T81_34">he</text:span><text:span text:style-name="T81_35"><text:s/></text:span><text:span text:style-name="T81_36">bytes</text:span><text:span text:style-name="T81_37"><text:s/></text:span><text:span text:style-name="T81_38">allotted</text:span><text:span text:style-name="T81_39"><text:s/></text:span><text:span text:style-name="T81_40">to</text:span><text:span text:style-name="T81_41"><text:s/></text:span><text:span text:style-name="T81_42">a</text:span><text:span text:style-name="T81_43"><text:s/></text:span><text:span text:style-name="T81_44">Synchronic</text:span><text:span text:style-name="T81_45"><text:s/></text:span><text:span text:style-name="T81_46">must</text:span><text:span text:style-name="T81_47"><text:s/></text:span><text:span text:style-name="T81_48">not</text:span><text:span text:style-name="T81_49"><text:s/></text:span><text:span text:style-name="T81_50">be</text:span><text:span text:style-name="T81_51"><text:s/></text:span><text:span text:style-name="T81_52">used</text:span><text:span text:style-name="T81_53"><text:s/></text:span><text:span text:style-name="T81_54">for</text:span><text:span text:style-name="T81_55"><text:s/></text:span><text:span text:style-name="T81_56">any</text:span><text:span text:style-name="T81_57"><text:s/></text:span><text:span text:style-name="T81_58">other</text:span><text:span text:style-name="T81_59"><text:s/></text:span><text:span text:style-name="T81_60">purpose</text:span><text:span text:style-name="T81_61"><text:s/></text:span><text:span text:style-name="T81_62">during</text:span><text:span text:style-name="T81_63"><text:s/></text:span><text:span text:style-name="T81_64">the</text:span><text:span text:style-name="T81_65"><text:s/></text:span><text:span text:style-name="T81_66">lifetime</text:span><text:span text:style-name="T81_67"><text:s/></text:span><text:span text:style-name="T81_68">of</text:span><text:span text:style-name="T81_69"><text:s/></text:span><text:span text:style-name="T81_70">any</text:span><text:span text:style-name="T81_71"><text:s/></text:span><text:span text:style-name="T81_72">Synchronic</text:span><text:span text:style-name="T81_73"><text:s/></text:span><text:span text:style-name="T81_74">object</text:span><text:span text:style-name="T81_75"><text:s/></text:span><text:span text:style-name="T81_76">mapped</text:span><text:span text:style-name="T81_77"><text:s/></text:span><text:span text:style-name="T81_78">onto</text:span><text:span text:style-name="T81_79"><text:s/></text:span><text:span text:style-name="T81_80">that</text:span><text:span text:style-name="T81_81"><text:s/></text:span><text:span text:style-name="T81_82">memory</text:span><text:span text:style-name="T81_83">.<text:s text:c="2"/></text:span><text:span text:style-name="T81_84">The</text:span><text:span text:style-name="T81_85"><text:s/></text:span><text:span text:style-name="T81_86">bytes</text:span><text:span text:style-name="T81_87"><text:s/></text:span><text:span text:style-name="T81_88">allotted</text:span><text:span text:style-name="T81_89"><text:s/></text:span><text:span text:style-name="T81_90">to</text:span><text:span text:style-name="T81_91"><text:s/></text:span><text:span text:style-name="T81_92">a</text:span><text:span text:style-name="T81_93"><text:s/></text:span><text:span text:style-name="T81_94">Synchronic</text:span><text:span text:style-name="T81_95"><text:s/></text:span><text:span text:style-name="T81_96">must</text:span><text:span text:style-name="T81_97"><text:s/></text:span><text:span text:style-name="T81_98">not</text:span><text:span text:style-name="T81_99"><text:s/></text:span><text:span text:style-name="T81_100">be</text:span><text:span text:style-name="T81_101"><text:s/></text:span><text:span text:style-name="T81_102">updated</text:span><text:span text:style-name="T81_103"><text:s/></text:span><text:span text:style-name="T81_104">except</text:span><text:span text:style-name="T81_105"><text:s/></text:span><text:span text:style-name="T81_106">through</text:span><text:span text:style-name="T81_107"><text:s/></text:span><text:span text:style-name="T81_108">methods</text:span><text:span text:style-name="T81_109"><text:s/></text:span><text:span text:style-name="T81_110">exposed</text:span><text:span text:style-name="T81_111"><text:s/></text:span><text:span text:style-name="T81_112">by</text:span><text:span text:style-name="T81_113"><text:s/></text:span><text:span text:style-name="T81_114">the</text:span><text:span text:style-name="T81_115"><text:s/></text:span><text:span text:style-name="T81_116">Synchronic</text:span><text:span text:style-name="T81_117"><text:s/></text:span><text:span text:style-name="T81_118">API</text:span><text:span text:style-name="T81_119">.</text:span></text:p>
      <text:p text:style-name="P82"/>
      <text:p text:style-name="P83"><text:span text:style-name="T83_1">Note</text:span><text:span text:style-name="T83_2">:</text:span><text:span text:style-name="T83_3"><text:s/></text:span><text:span text:style-name="T83_4">This</text:span><text:span text:style-name="T83_5"><text:s/></text:span><text:span text:style-name="T83_6">could</text:span><text:span text:style-name="T83_7"><text:s/></text:span><text:span text:style-name="T83_8">be</text:span><text:span text:style-name="T83_9"><text:s/></text:span><text:span text:style-name="T83_10">defined</text:span><text:span text:style-name="T83_11"><text:s/></text:span><text:span text:style-name="T83_12">as</text:span><text:span text:style-name="T83_13"><text:s/></text:span><text:span text:style-name="T83_14">new</text:span><text:span text:style-name="T83_15"><text:s/></text:span><text:span text:style-name="T83_16">Synchronic</text:span><text:span text:style-name="T83_17">(</text:span><text:span text:style-name="T83_18">ta</text:span><text:span text:style-name="T83_19">,<text:s/></text:span><text:span text:style-name="T83_20">index</text:span><text:span text:style-name="T83_21">)<text:s/>=&gt;<text:s/></text:span><text:span text:style-name="T83_22">object</text:span><text:span text:style-name="T83_23">,<text:s/></text:span><text:span text:style-name="T83_24">where</text:span><text:span text:style-name="T83_25"><text:s/></text:span><text:span text:style-name="T83_26">ta</text:span><text:span text:style-name="T83_27"><text:s/></text:span><text:span text:style-name="T83_28">is</text:span><text:span text:style-name="T83_29"><text:s/></text:span><text:span text:style-name="T83_30">some</text:span><text:span text:style-name="T83_31"><text:s/></text:span><text:span text:style-name="T83_32">SharedTYPEArray</text:span><text:span text:style-name="T83_33">.<text:s text:c="2"/></text:span><text:span text:style-name="T83_34">The</text:span><text:span text:style-name="T83_35"><text:s/></text:span><text:span text:style-name="T83_36">BYTES</text:span><text:span text:style-name="T83_37">_</text:span><text:span text:style-name="T83_38">PER</text:span><text:span text:style-name="T83_39">_</text:span><text:span text:style-name="T83_40">ELEMENT</text:span><text:span text:style-name="T83_41"><text:s/></text:span><text:span text:style-name="T83_42">and</text:span><text:span text:style-name="T83_43"><text:s/></text:span><text:span text:style-name="T83_44">ALIGNMENT</text:span><text:span text:style-name="T83_45"><text:s/></text:span><text:span text:style-name="T83_46">might</text:span><text:span text:style-name="T83_47"><text:s/></text:span><text:span text:style-name="T83_48">then</text:span><text:span text:style-name="T83_49"><text:s/></text:span><text:span text:style-name="T83_50">be</text:span><text:span text:style-name="T83_51"><text:s/></text:span><text:span text:style-name="T83_52">exposed</text:span><text:span text:style-name="T83_53"><text:s/></text:span><text:span text:style-name="T83_54">as</text:span><text:span text:style-name="T83_55"><text:s/></text:span><text:span text:style-name="T83_56">TYPE</text:span><text:span text:style-name="T83_57">_</text:span><text:span text:style-name="T83_58">ELEMENTS</text:span><text:span text:style-name="T83_59"><text:s/></text:span><text:span text:style-name="T83_60">and</text:span><text:span text:style-name="T83_61"><text:s/></text:span><text:span text:style-name="T83_62">TYPE</text:span><text:span text:style-name="T83_63">_</text:span><text:span text:style-name="T83_64">ALIGNMENT</text:span><text:span text:style-name="T83_65"><text:s/></text:span><text:span text:style-name="T83_66">on</text:span><text:span text:style-name="T83_67"><text:s/></text:span><text:span text:style-name="T83_68">the</text:span><text:span text:style-name="T83_69"><text:s/></text:span><text:span text:style-name="T83_70">Synchronic</text:span><text:span text:style-name="T83_71"><text:s/></text:span><text:span text:style-name="T83_72">constructor</text:span><text:span text:style-name="T83_73"><text:s/>(</text:span><text:span text:style-name="T83_74">eg</text:span><text:span text:style-name="T83_75">,<text:s/></text:span><text:span text:style-name="T83_76">INT</text:span><text:span text:style-name="T83_77">32_</text:span><text:span text:style-name="T83_78">ELEMENTS</text:span><text:span text:style-name="T83_79"><text:s/></text:span><text:span text:style-name="T83_80">and</text:span><text:span text:style-name="T83_81"><text:s/></text:span><text:span text:style-name="T83_82">INT</text:span><text:span text:style-name="T83_83">32_</text:span><text:span text:style-name="T83_84">ALIGNMENT</text:span><text:span text:style-name="T83_85">).<text:s text:c="2"/></text:span><text:span text:style-name="T83_86">However</text:span><text:span text:style-name="T83_87">,<text:s/></text:span><text:span text:style-name="T83_88">that</text:span><text:span text:style-name="T83_89"><text:s/></text:span><text:span text:style-name="T83_90">that</text:span><text:span text:style-name="T83_91"><text:s/></text:span><text:span text:style-name="T83_92">only</text:span><text:span text:style-name="T83_93"><text:s/></text:span><text:span text:style-name="T83_94">makes</text:span><text:span text:style-name="T83_95"><text:s/></text:span><text:span text:style-name="T83_96">sense</text:span><text:span text:style-name="T83_97"><text:s/></text:span><text:span text:style-name="T83_98">so</text:span><text:span text:style-name="T83_99"><text:s/></text:span><text:span text:style-name="T83_100">long</text:span><text:span text:style-name="T83_101"><text:s/></text:span><text:span text:style-name="T83_102">as</text:span><text:span text:style-name="T83_103"><text:s/></text:span><text:span text:style-name="T83_104">the</text:span><text:span text:style-name="T83_105"><text:s/></text:span><text:span text:style-name="T83_106">space</text:span><text:span text:style-name="T83_107"><text:s/></text:span><text:span text:style-name="T83_108">required</text:span><text:span text:style-name="T83_109"><text:s/></text:span><text:span text:style-name="T83_110">for</text:span><text:span text:style-name="T83_111"><text:s/></text:span><text:span text:style-name="T83_112">a</text:span><text:span text:style-name="T83_113"><text:s/></text:span><text:span text:style-name="T83_114">synchronic</text:span><text:span text:style-name="T83_115">&lt;</text:span><text:span text:style-name="T83_116">T</text:span><text:span text:style-name="T83_117">&gt;<text:s/></text:span><text:span text:style-name="T83_118">is</text:span><text:span text:style-name="T83_119"><text:s/></text:span><text:span text:style-name="T83_120">a</text:span><text:span text:style-name="T83_121"><text:s/></text:span><text:span text:style-name="T83_122">multiple</text:span><text:span text:style-name="T83_123"><text:s/></text:span><text:span text:style-name="T83_124">of</text:span><text:span text:style-name="T83_125"><text:s/></text:span><text:span text:style-name="T83_126">the</text:span><text:span text:style-name="T83_127"><text:s/></text:span><text:span text:style-name="T83_128">size</text:span><text:span text:style-name="T83_129"><text:s/></text:span><text:span text:style-name="T83_130">of</text:span><text:span text:style-name="T83_131"><text:s/></text:span><text:span text:style-name="T83_132">T</text:span><text:span text:style-name="T83_133">.<text:s text:c="2"/></text:span><text:span text:style-name="T83_134">For</text:span><text:span text:style-name="T83_135"><text:s/></text:span><text:span text:style-name="T83_136">data</text:span><text:span text:style-name="T83_137"><text:s/></text:span><text:span text:style-name="T83_138">up</text:span><text:span text:style-name="T83_139"><text:s/></text:span><text:span text:style-name="T83_140">to</text:span><text:span text:style-name="T83_141"><text:s/></text:span><text:span text:style-name="T83_142">float</text:span><text:span text:style-name="T83_143">64<text:s/></text:span><text:span text:style-name="T83_144">that</text:span><text:span text:style-name="T83_145">'</text:span><text:span text:style-name="T83_146">s</text:span><text:span text:style-name="T83_147"><text:s/></text:span><text:span text:style-name="T83_148">reasonable</text:span><text:span text:style-name="T83_149">.<text:s text:c="2"/></text:span><text:span text:style-name="T83_150">For</text:span><text:span text:style-name="T83_151"><text:s/></text:span><text:span text:style-name="T83_152">SIMD</text:span><text:span text:style-name="T83_153"><text:s/></text:span><text:span text:style-name="T83_154">or</text:span><text:span text:style-name="T83_155"><text:s/></text:span><text:span text:style-name="T83_156">struct</text:span><text:span text:style-name="T83_157"><text:s/></text:span><text:span text:style-name="T83_158">data</text:span><text:span text:style-name="T83_159"><text:s/></text:span><text:span text:style-name="T83_160">it</text:span><text:span text:style-name="T83_161"><text:s/></text:span><text:span text:style-name="T83_162">probably</text:span><text:span text:style-name="T83_163"><text:s/></text:span><text:span text:style-name="T83_164">is</text:span><text:span text:style-name="T83_165"><text:s/></text:span><text:span text:style-name="T83_166">not</text:span><text:span text:style-name="T83_167"><text:s/></text:span><text:span text:style-name="T83_168">reasonable</text:span><text:span text:style-name="T83_169">.</text:span></text:p>
      <text:p text:style-name="P84"/>
      <text:p text:style-name="P85"><text:span text:style-name="T85_1">Note</text:span><text:span text:style-name="T85_2">:</text:span><text:span text:style-name="T85_3"><text:s/></text:span><text:span text:style-name="T85_4">It</text:span><text:span text:style-name="T85_5"><text:s/></text:span><text:span text:style-name="T85_6">should</text:span><text:span text:style-name="T85_7"><text:s/></text:span><text:span text:style-name="T85_8">be</text:span><text:span text:style-name="T85_9"><text:s/></text:span><text:span text:style-name="T85_10">straightforward</text:span><text:span text:style-name="T85_11"><text:s/></text:span><text:span text:style-name="T85_12">to</text:span><text:span text:style-name="T85_13"><text:s/></text:span><text:span text:style-name="T85_14">extend</text:span><text:span text:style-name="T85_15"><text:s/></text:span><text:span text:style-name="T85_16">this</text:span><text:span text:style-name="T85_17"><text:s/></text:span><text:span text:style-name="T85_18">type</text:span><text:span text:style-name="T85_19"><text:s/></text:span><text:span text:style-name="T85_20">of</text:span><text:span text:style-name="T85_21"><text:s/></text:span><text:span text:style-name="T85_22">constructor</text:span><text:span text:style-name="T85_23"><text:s/></text:span><text:span text:style-name="T85_24">to</text:span><text:span text:style-name="T85_25"><text:s/></text:span><text:span text:style-name="T85_26">SIMD</text:span><text:span text:style-name="T85_27"><text:s/></text:span><text:span text:style-name="T85_28">data</text:span><text:span text:style-name="T85_29"><text:s/>("</text:span><text:span text:style-name="T85_30">SynchronicFloat</text:span><text:span text:style-name="T85_31">32</text:span><text:span text:style-name="T85_32">x</text:span><text:span text:style-name="T85_33">4",<text:s/></text:span><text:span text:style-name="T85_34">"</text:span><text:span text:style-name="T85_35">SynchronicInt</text:span><text:span text:style-name="T85_36">32</text:span><text:span text:style-name="T85_37">x</text:span><text:span text:style-name="T85_38">4"</text:span><text:span text:style-name="T85_39">)<text:s/></text:span><text:span text:style-name="T85_40">and</text:span><text:span text:style-name="T85_41"><text:s/></text:span><text:span text:style-name="T85_42">even</text:span><text:span text:style-name="T85_43"><text:s/></text:span><text:span text:style-name="T85_44">to</text:span><text:span text:style-name="T85_45"><text:s/></text:span><text:span text:style-name="T85_46">TypedObject</text:span><text:span text:style-name="T85_47"><text:s/></text:span><text:span text:style-name="T85_48">data</text:span><text:span text:style-name="T85_49"><text:s/>(</text:span><text:span text:style-name="T85_50">where</text:span><text:span text:style-name="T85_51"><text:s/></text:span><text:span text:style-name="T85_52">a</text:span><text:span text:style-name="T85_53"><text:s/></text:span><text:span text:style-name="T85_54">constructor</text:span><text:span text:style-name="T85_55"><text:s/></text:span><text:span text:style-name="T85_56">for</text:span><text:span text:style-name="T85_57"><text:s/></text:span><text:span text:style-name="T85_58">a</text:span><text:span text:style-name="T85_59"><text:s/></text:span><text:span text:style-name="T85_60">synchronic</text:span><text:span text:style-name="T85_61"><text:s/></text:span><text:span text:style-name="T85_62">for</text:span><text:span text:style-name="T85_63"><text:s/></text:span><text:span text:style-name="T85_64">a</text:span><text:span text:style-name="T85_65"><text:s/></text:span><text:span text:style-name="T85_66">struct</text:span><text:span text:style-name="T85_67"><text:s/></text:span><text:span text:style-name="T85_68">type</text:span><text:span text:style-name="T85_69"><text:s/></text:span><text:span text:style-name="T85_70">would</text:span><text:span text:style-name="T85_71"><text:s/></text:span><text:span text:style-name="T85_72">be</text:span><text:span text:style-name="T85_73"><text:s/></text:span><text:span text:style-name="T85_74">hanging</text:span><text:span text:style-name="T85_75"><text:s/></text:span><text:span text:style-name="T85_76">off</text:span><text:span text:style-name="T85_77"><text:s/></text:span><text:span text:style-name="T85_78">the</text:span><text:span text:style-name="T85_79"><text:s/></text:span><text:span text:style-name="T85_80">object</text:span><text:span text:style-name="T85_81"><text:s/></text:span><text:span text:style-name="T85_82">representing</text:span><text:span text:style-name="T85_83"><text:s/></text:span><text:span text:style-name="T85_84">the</text:span><text:span text:style-name="T85_85"><text:s/></text:span><text:span text:style-name="T85_86">struct</text:span><text:span text:style-name="T85_87"><text:s/></text:span><text:span text:style-name="T85_88">type</text:span><text:span text:style-name="T85_89">).</text:span></text:p>
      <text:p text:style-name="P86"/>
      <text:p text:style-name="P87"><text:span text:style-name="T87_1">Note</text:span><text:span text:style-name="T87_2">:<text:s/></text:span><text:span text:style-name="T87_3">The</text:span><text:span text:style-name="T87_4"><text:s/></text:span><text:span text:style-name="T87_5">style</text:span><text:span text:style-name="T87_6"><text:s/></text:span><text:span text:style-name="T87_7">could</text:span><text:span text:style-name="T87_8"><text:s/></text:span><text:span text:style-name="T87_9">also</text:span><text:span text:style-name="T87_10"><text:s/></text:span><text:span text:style-name="T87_11">be</text:span><text:span text:style-name="T87_12"><text:s/></text:span><text:span text:style-name="T87_13">new</text:span><text:span text:style-name="T87_14"><text:s/></text:span><text:span text:style-name="T87_15">Synchronic</text:span><text:span text:style-name="T87_16">.</text:span><text:span text:style-name="T87_17">Int</text:span><text:span text:style-name="T87_18">32(</text:span><text:span text:style-name="T87_19">sab</text:span><text:span text:style-name="T87_20">,<text:s/></text:span><text:span text:style-name="T87_21">offset</text:span><text:span text:style-name="T87_22">)</text:span><text:span text:style-name="T87_23"><text:s/>--<text:s/></text:span><text:span text:style-name="T87_24">to</text:span><text:span text:style-name="T87_25"><text:s/></text:span><text:span text:style-name="T87_26">follow</text:span><text:span text:style-name="T87_27"><text:s/></text:span><text:span text:style-name="T87_28">SIMD</text:span><text:span text:style-name="T87_29">.<text:s text:c="2"/></text:span><text:span text:style-name="T87_30">I</text:span><text:span text:style-name="T87_31">'</text:span><text:span text:style-name="T87_32">m</text:span><text:span text:style-name="T87_33"><text:s/></text:span><text:span text:style-name="T87_34">agnostic</text:span><text:span text:style-name="T87_35"><text:s/></text:span><text:span text:style-name="T87_36">on</text:span><text:span text:style-name="T87_37"><text:s/></text:span><text:span text:style-name="T87_38">this</text:span><text:span text:style-name="T87_39"><text:s/></text:span><text:span text:style-name="T87_40">point</text:span><text:span text:style-name="T87_41">.<text:s text:c="2"/></text:span><text:span text:style-name="T87_42">It</text:span><text:span text:style-name="T87_43"><text:s/></text:span><text:span text:style-name="T87_44">might</text:span><text:span text:style-name="T87_45"><text:s/></text:span><text:span text:style-name="T87_46">be</text:span><text:span text:style-name="T87_47"><text:s/></text:span><text:span text:style-name="T87_48">a</text:span><text:span text:style-name="T87_49"><text:s/></text:span><text:span text:style-name="T87_50">better</text:span><text:span text:style-name="T87_51"><text:s/></text:span><text:span text:style-name="T87_52">fit</text:span><text:span text:style-name="T87_53">,<text:s/></text:span><text:span text:style-name="T87_54">if</text:span><text:span text:style-name="T87_55"><text:s/></text:span><text:span text:style-name="T87_56">we</text:span><text:span text:style-name="T87_57"><text:s/></text:span><text:span text:style-name="T87_58">were</text:span><text:span text:style-name="T87_59"><text:s/></text:span><text:span text:style-name="T87_60">to</text:span><text:span text:style-name="T87_61"><text:s/></text:span><text:span text:style-name="T87_62">provide</text:span><text:span text:style-name="T87_63"><text:s/></text:span><text:span text:style-name="T87_64">both</text:span><text:span text:style-name="T87_65"><text:s/></text:span><text:span text:style-name="T87_66">API</text:span><text:span text:style-name="T87_67"><text:s/>1<text:s/></text:span><text:span text:style-name="T87_68">and</text:span><text:span text:style-name="T87_69"><text:s/></text:span><text:span text:style-name="T87_70">API</text:span><text:span text:style-name="T87_71"><text:s/>2.</text:span></text:p>
      <text:p text:style-name="P88"/>
      <text:p text:style-name="P89"><text:span text:style-name="T89_1">sync</text:span><text:span text:style-name="T89_2">.</text:span><text:span text:style-name="T89_3">isLockFree</text:span><text:span text:style-name="T89_4">()<text:s/>=&gt;<text:s/></text:span><text:span text:style-name="T89_5">value</text:span></text:p>
      <text:p text:style-name="P90"><text:span text:style-name="T90_1">Return</text:span><text:span text:style-name="T90_2"><text:s/></text:span><text:span text:style-name="T90_3">true</text:span><text:span text:style-name="T90_4"><text:s/></text:span><text:span text:style-name="T90_5">if</text:span><text:span text:style-name="T90_6"><text:s/></text:span><text:span text:style-name="T90_7">access</text:span><text:span text:style-name="T90_8"><text:s/></text:span><text:span text:style-name="T90_9">to</text:span><text:span text:style-name="T90_10"><text:s/></text:span><text:span text:style-name="T90_11">the</text:span><text:span text:style-name="T90_12"><text:s/></text:span><text:span text:style-name="T90_13">cell</text:span><text:span text:style-name="T90_14"><text:s/></text:span><text:span text:style-name="T90_15">is</text:span><text:span text:style-name="T90_16"><text:s/></text:span><text:span text:style-name="T90_17">lock</text:span><text:span text:style-name="T90_18">-</text:span><text:span text:style-name="T90_19">free</text:span><text:span text:style-name="T90_20">,<text:s/></text:span><text:span text:style-name="T90_21">otherwise</text:span><text:span text:style-name="T90_22"><text:s/></text:span><text:span text:style-name="T90_23">false</text:span><text:span text:style-name="T90_24">.</text:span></text:p>
      <text:p text:style-name="P91"/>
      <text:p text:style-name="P92"><text:span text:style-name="T92_1">sync</text:span><text:span text:style-name="T92_2">.</text:span><text:span text:style-name="T92_3">load</text:span><text:span text:style-name="T92_4">()<text:s/>=&gt;<text:s/></text:span><text:span text:style-name="T92_5">value</text:span></text:p>
      <text:p text:style-name="P93"><text:span text:style-name="T93_1">Atomically</text:span><text:span text:style-name="T93_2"><text:s/></text:span><text:span text:style-name="T93_3">l</text:span><text:span text:style-name="T93_4">oad</text:span><text:span text:style-name="T93_5"><text:s/></text:span><text:span text:style-name="T93_6">the</text:span><text:span text:style-name="T93_7"><text:s/></text:span><text:span text:style-name="T93_8">value</text:span><text:span text:style-name="T93_9"><text:s/></text:span><text:span text:style-name="T93_10">from</text:span><text:span text:style-name="T93_11"><text:s/></text:span><text:span text:style-name="T93_12">the</text:span><text:span text:style-name="T93_13"><text:s/></text:span><text:span text:style-name="T93_14">cell</text:span><text:span text:style-name="T93_15">.</text:span></text:p>
      <text:p text:style-name="P94"/>
      <text:p text:style-name="P95"><text:span text:style-name="T95_1">sync</text:span><text:span text:style-name="T95_2">.</text:span><text:span text:style-name="T95_3">store</text:span><text:span text:style-name="T95_4">(</text:span><text:span text:style-name="T95_5">v</text:span><text:span text:style-name="T95_6">)<text:s/>=&gt;<text:s/></text:span><text:span text:style-name="T95_7">value</text:span></text:p>
      <text:p text:style-name="P96"><text:span text:style-name="T96_1">Atomically</text:span><text:span text:style-name="T96_2"><text:s/></text:span><text:span text:style-name="T96_3">u</text:span><text:span text:style-name="T96_4">pdate</text:span><text:span text:style-name="T96_5"><text:s/></text:span><text:span text:style-name="T96_6">the</text:span><text:span text:style-name="T96_7"><text:s/></text:span><text:span text:style-name="T96_8">cell</text:span><text:span text:style-name="T96_9"><text:s/></text:span><text:span text:style-name="T96_10">with</text:span><text:span text:style-name="T96_11"><text:s/></text:span><text:span text:style-name="T96_12">the</text:span><text:span text:style-name="T96_13"><text:s/></text:span><text:span text:style-name="T96_14">value</text:span><text:span text:style-name="T96_15"><text:s/></text:span><text:span text:style-name="T96_16">v</text:span><text:span text:style-name="T96_17"><text:s/></text:span><text:span text:style-name="T96_18">and</text:span><text:span text:style-name="T96_19"><text:s/></text:span><text:span text:style-name="T96_20">notify</text:span><text:span text:style-name="T96_21"><text:s/></text:span><text:span text:style-name="T96_22">waiters</text:span><text:span text:style-name="T96_23">.<text:s text:c="2"/></text:span><text:span text:style-name="T96_24">Return</text:span><text:span text:style-name="T96_25"><text:s/></text:span><text:span text:style-name="T96_26">nothing</text:span><text:span text:style-name="T96_27">.</text:span></text:p>
      <text:p text:style-name="P97"/>
      <text:p text:style-name="P98"><text:span text:style-name="T98_1">sync</text:span><text:span text:style-name="T98_2">.</text:span><text:span text:style-name="T98_3">compareExchange</text:span><text:span text:style-name="T98_4">(</text:span><text:span text:style-name="T98_5">oldv</text:span><text:span text:style-name="T98_6">,<text:s/></text:span><text:span text:style-name="T98_7">newv</text:span><text:span text:style-name="T98_8">)<text:s/>=&gt;<text:s/></text:span><text:span text:style-name="T98_9">value</text:span></text:p>
      <text:p text:style-name="P99"><text:span text:style-name="T99_1">Atomically</text:span><text:span text:style-name="T99_2"><text:s/></text:span><text:span text:style-name="T99_3">compare</text:span><text:span text:style-name="T99_4">-</text:span><text:span text:style-name="T99_5">and</text:span><text:span text:style-name="T99_6">-</text:span><text:span text:style-name="T99_7">swap</text:span><text:span text:style-name="T99_8"><text:s/></text:span><text:span text:style-name="T99_9">the</text:span><text:span text:style-name="T99_10"><text:s/></text:span><text:span text:style-name="T99_11">cell</text:span><text:span text:style-name="T99_12">'</text:span><text:span text:style-name="T99_13">s</text:span><text:span text:style-name="T99_14"><text:s/></text:span><text:span text:style-name="T99_15">value</text:span><text:span text:style-name="T99_16">:<text:s/></text:span><text:span text:style-name="T99_17">if</text:span><text:span text:style-name="T99_18"><text:s/></text:span><text:span text:style-name="T99_19">the</text:span><text:span text:style-name="T99_20"><text:s/></text:span><text:span text:style-name="T99_21">value</text:span><text:span text:style-name="T99_22"><text:s/></text:span><text:span text:style-name="T99_23">is</text:span><text:span text:style-name="T99_24"><text:s/></text:span><text:span text:style-name="T99_25">equal</text:span><text:span text:style-name="T99_26"><text:s/></text:span><text:span text:style-name="T99_27">to</text:span><text:span text:style-name="T99_28"><text:s/></text:span><text:span text:style-name="T99_29">oldv</text:span><text:span text:style-name="T99_30"><text:s/></text:span><text:span text:style-name="T99_31">then</text:span><text:span text:style-name="T99_32"><text:s/></text:span><text:span text:style-name="T99_33">store</text:span><text:span text:style-name="T99_34"><text:s/></text:span><text:span text:style-name="T99_35">newv</text:span><text:span text:style-name="T99_36">.</text:span><text:span text:style-name="T99_37"><text:s text:c="2"/></text:span><text:span text:style-name="T99_38">Notify</text:span><text:span text:style-name="T99_39"><text:s/></text:span><text:span text:style-name="T99_40">waiters</text:span><text:span text:style-name="T99_41"><text:s/></text:span><text:span text:style-name="T99_42">if</text:span><text:span text:style-name="T99_43"><text:s/></text:span><text:span text:style-name="T99_44">the</text:span><text:span text:style-name="T99_45"><text:s/></text:span><text:span text:style-name="T99_46">value</text:span><text:span text:style-name="T99_47"><text:s/></text:span><text:span text:style-name="T99_48">was</text:span><text:span text:style-name="T99_49"><text:s/></text:span><text:span text:style-name="T99_50">updated</text:span><text:span text:style-name="T99_51">.<text:s text:c="2"/></text:span><text:span text:style-name="T99_52">Return</text:span><text:span text:style-name="T99_53"><text:s/></text:span><text:span text:style-name="T99_54">the</text:span><text:span text:style-name="T99_55"><text:s/></text:span><text:span text:style-name="T99_56">old</text:span><text:span text:style-name="T99_57"><text:s/></text:span><text:span text:style-name="T99_58">value</text:span><text:span text:style-name="T99_59"><text:s/></text:span><text:span text:style-name="T99_60">in</text:span><text:span text:style-name="T99_61"><text:s/></text:span><text:span text:style-name="T99_62">the</text:span><text:span text:style-name="T99_63"><text:s/></text:span><text:span text:style-name="T99_64">cell</text:span><text:span text:style-name="T99_65">.<text:s text:c="2"/></text:span><text:span text:style-name="T99_66">See</text:span><text:span text:style-name="T99_67"><text:s/></text:span><text:span text:style-name="T99_68">below</text:span><text:span text:style-name="T99_69"><text:s/></text:span><text:span text:style-name="T99_70">for</text:span><text:span text:style-name="T99_71"><text:s/></text:span><text:span text:style-name="T99_72">notes</text:span><text:span text:style-name="T99_73"><text:s/></text:span><text:span text:style-name="T99_74">on</text:span><text:span text:style-name="T99_75"><text:s/></text:span><text:span text:style-name="T99_76">floating</text:span><text:span text:style-name="T99_77"><text:s/></text:span><text:span text:style-name="T99_78">point</text:span><text:span text:style-name="T99_79"><text:s/></text:span><text:span text:style-name="T99_80">equality</text:span><text:span text:style-name="T99_81">.</text:span></text:p>
      <text:p text:style-name="P100"/>
      <text:p text:style-name="P101"><text:span text:style-name="T101_1">sync</text:span><text:span text:style-name="T101_2">.</text:span><text:span text:style-name="T101_3">exchange</text:span><text:span text:style-name="T101_4">(</text:span><text:span text:style-name="T101_5">v</text:span><text:span text:style-name="T101_6">)<text:s/>=&gt;<text:s/></text:span><text:span text:style-name="T101_7">value</text:span></text:p>
      <text:p text:style-name="P102"><text:span text:style-name="T102_1">Atomically</text:span><text:span text:style-name="T102_2"><text:s/></text:span><text:span text:style-name="T102_3">e</text:span><text:span text:style-name="T102_4">xchange</text:span><text:span text:style-name="T102_5"><text:s/></text:span><text:span text:style-name="T102_6">the</text:span><text:span text:style-name="T102_7"><text:s/></text:span><text:span text:style-name="T102_8">cell</text:span><text:span text:style-name="T102_9">'</text:span><text:span text:style-name="T102_10">s</text:span><text:span text:style-name="T102_11"><text:s/></text:span><text:span text:style-name="T102_12">value</text:span><text:span text:style-name="T102_13"><text:s/></text:span><text:span text:style-name="T102_14">with</text:span><text:span text:style-name="T102_15"><text:s/></text:span><text:span text:style-name="T102_16">v</text:span><text:span text:style-name="T102_17"><text:s/></text:span><text:span text:style-name="T102_18">and</text:span><text:span text:style-name="T102_19"><text:s/></text:span><text:span text:style-name="T102_20">notify</text:span><text:span text:style-name="T102_21"><text:s/></text:span><text:span text:style-name="T102_22">waiters</text:span><text:span text:style-name="T102_23">.<text:s text:c="2"/></text:span><text:span text:style-name="T102_24">Return</text:span><text:span text:style-name="T102_25"><text:s/></text:span><text:span text:style-name="T102_26">the</text:span><text:span text:style-name="T102_27"><text:s/></text:span><text:span text:style-name="T102_28">old</text:span><text:span text:style-name="T102_29"><text:s/></text:span><text:span text:style-name="T102_30">value</text:span><text:span text:style-name="T102_31"><text:s/></text:span><text:span text:style-name="T102_32">in</text:span><text:span text:style-name="T102_33"><text:s/></text:span><text:span text:style-name="T102_34">the</text:span><text:span text:style-name="T102_35"><text:s/></text:span><text:span text:style-name="T102_36">cell</text:span><text:span text:style-name="T102_37">.</text:span></text:p>
      <text:p text:style-name="P103"/>
      <text:p text:style-name="P104"><text:span text:style-name="T104_1">sync</text:span><text:span text:style-name="T104_2">.</text:span><text:span text:style-name="T104_3">add</text:span><text:span text:style-name="T104_4">(</text:span><text:span text:style-name="T104_5">v</text:span><text:span text:style-name="T104_6">)<text:s/>=&gt;<text:s/></text:span><text:span text:style-name="T104_7">value</text:span></text:p>
      <text:p text:style-name="P105"><text:span text:style-name="T105_1">sync</text:span><text:span text:style-name="T105_2">.</text:span><text:span text:style-name="T105_3">sub</text:span><text:span text:style-name="T105_4">(</text:span><text:span text:style-name="T105_5">v</text:span><text:span text:style-name="T105_6">)<text:s/>=&gt;<text:s/></text:span><text:span text:style-name="T105_7">value</text:span></text:p>
      <text:p text:style-name="P106"><text:span text:style-name="T106_1">Atomically</text:span><text:span text:style-name="T106_2"><text:s/></text:span><text:span text:style-name="T106_3">a</text:span><text:span text:style-name="T106_4">dd</text:span><text:span text:style-name="T106_5">/</text:span><text:span text:style-name="T106_6">subtract</text:span><text:span text:style-name="T106_7"><text:s/></text:span><text:span text:style-name="T106_8">v</text:span><text:span text:style-name="T106_9"><text:s/></text:span><text:span text:style-name="T106_10">into</text:span><text:span text:style-name="T106_11"><text:s/></text:span><text:span text:style-name="T106_12">the</text:span><text:span text:style-name="T106_13"><text:s/></text:span><text:span text:style-name="T106_14">cell</text:span><text:span text:style-name="T106_15"><text:s/></text:span><text:span text:style-name="T106_16">and</text:span><text:span text:style-name="T106_17"><text:s/></text:span><text:span text:style-name="T106_18">notify</text:span><text:span text:style-name="T106_19"><text:s/></text:span><text:span text:style-name="T106_20">waiters</text:span><text:span text:style-name="T106_21">.<text:s text:c="2"/></text:span><text:span text:style-name="T106_22">Return</text:span><text:span text:style-name="T106_23"><text:s/></text:span><text:span text:style-name="T106_24">the</text:span><text:span text:style-name="T106_25"><text:s/></text:span><text:span text:style-name="T106_26">old</text:span><text:span text:style-name="T106_27"><text:s/></text:span><text:span text:style-name="T106_28">value</text:span><text:span text:style-name="T106_29"><text:s/></text:span><text:span text:style-name="T106_30">in</text:span><text:span text:style-name="T106_31"><text:s/></text:span><text:span text:style-name="T106_32">the</text:span><text:span text:style-name="T106_33"><text:s/></text:span><text:span text:style-name="T106_34">cell</text:span><text:span text:style-name="T106_35">.</text:span></text:p>
      <text:p text:style-name="P107"/>
      <text:p text:style-name="P108"><text:span text:style-name="T108_1">sync</text:span><text:span text:style-name="T108_2">.</text:span><text:span text:style-name="T108_3">and</text:span><text:span text:style-name="T108_4">(</text:span><text:span text:style-name="T108_5">v</text:span><text:span text:style-name="T108_6">)<text:s/>=&gt;<text:s/></text:span><text:span text:style-name="T108_7">value</text:span></text:p>
      <text:p text:style-name="P109"><text:span text:style-name="T109_1">sync</text:span><text:span text:style-name="T109_2">.</text:span><text:span text:style-name="T109_3">or</text:span><text:span text:style-name="T109_4">(</text:span><text:span text:style-name="T109_5">v</text:span><text:span text:style-name="T109_6">)<text:s/>=&gt;<text:s/></text:span><text:span text:style-name="T109_7">value</text:span></text:p>
      <text:p text:style-name="P110"><text:span text:style-name="T110_1">sync</text:span><text:span text:style-name="T110_2">.</text:span><text:span text:style-name="T110_3">xor</text:span><text:span text:style-name="T110_4">(</text:span><text:span text:style-name="T110_5">v</text:span><text:span text:style-name="T110_6">)<text:s/>=&gt;<text:s/></text:span><text:span text:style-name="T110_7">value</text:span></text:p>
      <text:p text:style-name="P111"><text:span text:style-name="T111_1">Integer</text:span><text:span text:style-name="T111_2"><text:s/></text:span><text:span text:style-name="T111_3">cells</text:span><text:span text:style-name="T111_4"><text:s/></text:span><text:span text:style-name="T111_5">only</text:span><text:span text:style-name="T111_6">.<text:s text:c="2"/></text:span><text:span text:style-name="T111_7">Atomically</text:span><text:span text:style-name="T111_8"><text:s/></text:span><text:span text:style-name="T111_9">bitwise</text:span><text:span text:style-name="T111_10">-</text:span><text:span text:style-name="T111_11">operate</text:span><text:span text:style-name="T111_12"><text:s/></text:span><text:span text:style-name="T111_13">v</text:span><text:span text:style-name="T111_14"><text:s/></text:span><text:span text:style-name="T111_15">into</text:span><text:span text:style-name="T111_16"><text:s/></text:span><text:span text:style-name="T111_17">the</text:span><text:span text:style-name="T111_18"><text:s/></text:span><text:span text:style-name="T111_19">cell</text:span><text:span text:style-name="T111_20"><text:s/></text:span><text:span text:style-name="T111_21">and</text:span><text:span text:style-name="T111_22"><text:s/></text:span><text:span text:style-name="T111_23">notify</text:span><text:span text:style-name="T111_24"><text:s/></text:span><text:span text:style-name="T111_25">waiters</text:span><text:span text:style-name="T111_26">.<text:s text:c="2"/></text:span><text:span text:style-name="T111_27">Return</text:span><text:span text:style-name="T111_28"><text:s/></text:span><text:span text:style-name="T111_29">the</text:span><text:span text:style-name="T111_30"><text:s/></text:span><text:span text:style-name="T111_31">old</text:span><text:span text:style-name="T111_32"><text:s/></text:span><text:span text:style-name="T111_33">value</text:span><text:span text:style-name="T111_34"><text:s/></text:span><text:span text:style-name="T111_35">in</text:span><text:span text:style-name="T111_36"><text:s/></text:span><text:span text:style-name="T111_37">the</text:span><text:span text:style-name="T111_38"><text:s/></text:span><text:span text:style-name="T111_39">cell</text:span><text:span text:style-name="T111_40">.</text:span></text:p>
      <text:p text:style-name="P112"/>
      <text:p text:style-name="P113"><text:span text:style-name="T113_1">sync</text:span><text:span text:style-name="T113_2">.</text:span><text:span text:style-name="T113_3">loadWhenEqual</text:span><text:span text:style-name="T113_4">(</text:span><text:span text:style-name="T113_5">v</text:span><text:span text:style-name="T113_6">)<text:s/>=&gt;<text:s/></text:span><text:span text:style-name="T113_7">value</text:span></text:p>
      <text:p text:style-name="P114"><text:span text:style-name="T114_1">Wait</text:span><text:span text:style-name="T114_2"><text:s/></text:span><text:span text:style-name="T114_3">until</text:span><text:span text:style-name="T114_4"><text:s/></text:span><text:span text:style-name="T114_5">the</text:span><text:span text:style-name="T114_6"><text:s/></text:span><text:span text:style-name="T114_7">value</text:span><text:span text:style-name="T114_8"><text:s/></text:span><text:span text:style-name="T114_9">of</text:span><text:span text:style-name="T114_10"><text:s/></text:span><text:span text:style-name="T114_11">the</text:span><text:span text:style-name="T114_12"><text:s/></text:span><text:span text:style-name="T114_13">cell</text:span><text:span text:style-name="T114_14"><text:s/></text:span><text:span text:style-name="T114_15">is</text:span><text:span text:style-name="T114_16"><text:s/></text:span><text:span text:style-name="T114_17">observed</text:span><text:span text:style-name="T114_18"><text:s/></text:span><text:span text:style-name="T114_19">to</text:span><text:span text:style-name="T114_20"><text:s/></text:span><text:span text:style-name="T114_21">be</text:span><text:span text:style-name="T114_22"><text:s/></text:span><text:span text:style-name="T114_23">v</text:span><text:span text:style-name="T114_24">,<text:s/></text:span><text:span text:style-name="T114_25">then</text:span><text:span text:style-name="T114_26"><text:s/></text:span><text:span text:style-name="T114_27">return</text:span><text:span text:style-name="T114_28"><text:s/></text:span><text:span text:style-name="T114_29">the</text:span><text:span text:style-name="T114_30"><text:s/></text:span><text:span text:style-name="T114_31">value</text:span><text:span text:style-name="T114_32"><text:s/></text:span><text:span text:style-name="T114_33">in</text:span><text:span text:style-name="T114_34"><text:s/></text:span><text:span text:style-name="T114_35">the</text:span><text:span text:style-name="T114_36"><text:s/></text:span><text:span text:style-name="T114_37">cell</text:span><text:span text:style-name="T114_38"><text:s/>(</text:span><text:span text:style-name="T114_39">which</text:span><text:span text:style-name="T114_40"><text:s/></text:span><text:span text:style-name="T114_41">may</text:span><text:span text:style-name="T114_42"><text:s/></text:span><text:span text:style-name="T114_43">once</text:span><text:span text:style-name="T114_44"><text:s/></text:span><text:span text:style-name="T114_45">again</text:span><text:span text:style-name="T114_46"><text:s/></text:span><text:span text:style-name="T114_47">no</text:span><text:span text:style-name="T114_48"><text:s/></text:span><text:span text:style-name="T114_49">longer</text:span><text:span text:style-name="T114_50"><text:s/></text:span><text:span text:style-name="T114_51">be</text:span><text:span text:style-name="T114_52"><text:s/></text:span><text:span text:style-name="T114_53">v</text:span><text:span text:style-name="T114_54">,<text:s/></text:span><text:span text:style-name="T114_55">if</text:span><text:span text:style-name="T114_56"><text:s/></text:span><text:span text:style-name="T114_57">there</text:span><text:span text:style-name="T114_58"><text:s/></text:span><text:span text:style-name="T114_59">are</text:span><text:span text:style-name="T114_60"><text:s/></text:span><text:span text:style-name="T114_61">concurrent</text:span><text:span text:style-name="T114_62"><text:s/></text:span><text:span text:style-name="T114_63">writers</text:span><text:span text:style-name="T114_64">).<text:s text:c="2"/></text:span><text:span text:style-name="T114_65">See</text:span><text:span text:style-name="T114_66"><text:s/></text:span><text:span text:style-name="T114_67">below</text:span><text:span text:style-name="T114_68"><text:s/></text:span><text:span text:style-name="T114_69">for</text:span><text:span text:style-name="T114_70"><text:s/></text:span><text:span text:style-name="T114_71">notes</text:span><text:span text:style-name="T114_72"><text:s/></text:span><text:span text:style-name="T114_73">on</text:span><text:span text:style-name="T114_74"><text:s/></text:span><text:span text:style-name="T114_75">floating</text:span><text:span text:style-name="T114_76"><text:s/></text:span><text:span text:style-name="T114_77">point</text:span><text:span text:style-name="T114_78"><text:s/></text:span><text:span text:style-name="T114_79">equality</text:span><text:span text:style-name="T114_80">.</text:span></text:p>
      <text:p text:style-name="P115"/>
      <text:p text:style-name="P116"><text:span text:style-name="T116_1">sync</text:span><text:span text:style-name="T116_2">.</text:span><text:span text:style-name="T116_3">loadWhenNotEqual</text:span><text:span text:style-name="T116_4">(</text:span><text:span text:style-name="T116_5">v</text:span><text:span text:style-name="T116_6">)<text:s/>=&gt;<text:s/></text:span><text:span text:style-name="T116_7">value</text:span></text:p>
      <text:p text:style-name="P117"><text:span text:style-name="T117_1">Wait</text:span><text:span text:style-name="T117_2"><text:s/></text:span><text:span text:style-name="T117_3">until</text:span><text:span text:style-name="T117_4"><text:s/></text:span><text:span text:style-name="T117_5">the</text:span><text:span text:style-name="T117_6"><text:s/></text:span><text:span text:style-name="T117_7">value</text:span><text:span text:style-name="T117_8"><text:s/></text:span><text:span text:style-name="T117_9">of</text:span><text:span text:style-name="T117_10"><text:s/></text:span><text:span text:style-name="T117_11">the</text:span><text:span text:style-name="T117_12"><text:s/></text:span><text:span text:style-name="T117_13">cell</text:span><text:span text:style-name="T117_14"><text:s/></text:span><text:span text:style-name="T117_15">is</text:span><text:span text:style-name="T117_16"><text:s/></text:span><text:span text:style-name="T117_17">observed</text:span><text:span text:style-name="T117_18"><text:s/></text:span><text:span text:style-name="T117_19">to</text:span><text:span text:style-name="T117_20"><text:s/></text:span><text:span text:style-name="T117_21">be</text:span><text:span text:style-name="T117_22"><text:s/></text:span><text:span text:style-name="T117_23">something</text:span><text:span text:style-name="T117_24"><text:s/></text:span><text:span text:style-name="T117_25">other</text:span><text:span text:style-name="T117_26"><text:s/></text:span><text:span text:style-name="T117_27">than</text:span><text:span text:style-name="T117_28"><text:s/></text:span><text:span text:style-name="T117_29">v</text:span><text:span text:style-name="T117_30">,<text:s/></text:span><text:span text:style-name="T117_31">then</text:span><text:span text:style-name="T117_32"><text:s/></text:span><text:span text:style-name="T117_33">return</text:span><text:span text:style-name="T117_34"><text:s/></text:span><text:span text:style-name="T117_35">the</text:span><text:span text:style-name="T117_36"><text:s/></text:span><text:span text:style-name="T117_37">value</text:span><text:span text:style-name="T117_38"><text:s/></text:span><text:span text:style-name="T117_39">in</text:span><text:span text:style-name="T117_40"><text:s/></text:span><text:span text:style-name="T117_41">the</text:span><text:span text:style-name="T117_42"><text:s/></text:span><text:span text:style-name="T117_43">cell</text:span><text:span text:style-name="T117_44"><text:s/>(</text:span><text:span text:style-name="T117_45">which</text:span><text:span text:style-name="T117_46"><text:s/></text:span><text:span text:style-name="T117_47">may</text:span><text:span text:style-name="T117_48"><text:s/></text:span><text:span text:style-name="T117_49">once</text:span><text:span text:style-name="T117_50"><text:s/></text:span><text:span text:style-name="T117_51">again</text:span><text:span text:style-name="T117_52"><text:s/></text:span><text:span text:style-name="T117_53">be</text:span><text:span text:style-name="T117_54"><text:s/></text:span><text:span text:style-name="T117_55">v</text:span><text:span text:style-name="T117_56">,<text:s/></text:span><text:span text:style-name="T117_57">if</text:span><text:span text:style-name="T117_58"><text:s/></text:span><text:span text:style-name="T117_59">there</text:span><text:span text:style-name="T117_60"><text:s/></text:span><text:span text:style-name="T117_61">are</text:span><text:span text:style-name="T117_62"><text:s/></text:span><text:span text:style-name="T117_63">concurrent</text:span><text:span text:style-name="T117_64"><text:s/></text:span><text:span text:style-name="T117_65">writers</text:span><text:span text:style-name="T117_66">).<text:s text:c="2"/></text:span><text:span text:style-name="T117_67">See</text:span><text:span text:style-name="T117_68"><text:s/></text:span><text:span text:style-name="T117_69">below</text:span><text:span text:style-name="T117_70"><text:s/></text:span><text:span text:style-name="T117_71">for</text:span><text:span text:style-name="T117_72"><text:s/></text:span><text:span text:style-name="T117_73">notes</text:span><text:span text:style-name="T117_74"><text:s/></text:span><text:span text:style-name="T117_75">on</text:span><text:span text:style-name="T117_76"><text:s/></text:span><text:span text:style-name="T117_77">floating</text:span><text:span text:style-name="T117_78"><text:s/></text:span><text:span text:style-name="T117_79">point</text:span><text:span text:style-name="T117_80"><text:s/></text:span><text:span text:style-name="T117_81">equality</text:span><text:span text:style-name="T117_82">.</text:span></text:p>
      <text:p text:style-name="P118"/>
      <text:p text:style-name="P119"><text:span text:style-name="T119_1">sync</text:span><text:span text:style-name="T119_2">.</text:span><text:span text:style-name="T119_3">expectUpdate</text:span><text:span text:style-name="T119_4">(</text:span><text:span text:style-name="T119_5">v</text:span><text:span text:style-name="T119_6">,<text:s/></text:span><text:span text:style-name="T119_7">timeout</text:span><text:span text:style-name="T119_8">)<text:s/>=&gt;<text:s/></text:span><text:span text:style-name="T119_9">void</text:span></text:p>
      <text:p text:style-name="P120"><text:span text:style-name="T120_1">Wait</text:span><text:span text:style-name="T120_2"><text:s/></text:span><text:span text:style-name="T120_3">until</text:span><text:span text:style-name="T120_4"><text:s/></text:span><text:span text:style-name="T120_5">the</text:span><text:span text:style-name="T120_6"><text:s/></text:span><text:span text:style-name="T120_7">value</text:span><text:span text:style-name="T120_8"><text:s/></text:span><text:span text:style-name="T120_9">of</text:span><text:span text:style-name="T120_10"><text:s/></text:span><text:span text:style-name="T120_11">the</text:span><text:span text:style-name="T120_12"><text:s/></text:span><text:span text:style-name="T120_13">cell</text:span><text:span text:style-name="T120_14"><text:s/></text:span><text:span text:style-name="T120_15">is</text:span><text:span text:style-name="T120_16"><text:s/></text:span><text:span text:style-name="T120_17">observed</text:span><text:span text:style-name="T120_18"><text:s/></text:span><text:span text:style-name="T120_19">to</text:span><text:span text:style-name="T120_20"><text:s/></text:span><text:span text:style-name="T120_21">be</text:span><text:span text:style-name="T120_22"><text:s/></text:span><text:span text:style-name="T120_23">something</text:span><text:span text:style-name="T120_24"><text:s/></text:span><text:span text:style-name="T120_25">other</text:span><text:span text:style-name="T120_26"><text:s/></text:span><text:span text:style-name="T120_27">than</text:span><text:span text:style-name="T120_28"><text:s/></text:span><text:span text:style-name="T120_29">v</text:span><text:span text:style-name="T120_30">,<text:s/></text:span><text:span text:style-name="T120_31">or</text:span><text:span text:style-name="T120_32"><text:s/></text:span><text:span text:style-name="T120_33">timeout</text:span><text:span text:style-name="T120_34"><text:s/></text:span><text:span text:style-name="T120_35">milliseconds</text:span><text:span text:style-name="T120_36"><text:s/></text:span><text:span text:style-name="T120_37">have</text:span><text:span text:style-name="T120_38"><text:s/></text:span><text:span text:style-name="T120_39">passed</text:span><text:span text:style-name="T120_40">.<text:s text:c="2"/></text:span><text:span text:style-name="T120_41">See</text:span><text:span text:style-name="T120_42"><text:s/></text:span><text:span text:style-name="T120_43">below</text:span><text:span text:style-name="T120_44"><text:s/></text:span><text:span text:style-name="T120_45">for</text:span><text:span text:style-name="T120_46"><text:s/></text:span><text:span text:style-name="T120_47">notes</text:span><text:span text:style-name="T120_48"><text:s/></text:span><text:span text:style-name="T120_49">on</text:span><text:span text:style-name="T120_50"><text:s/></text:span><text:span text:style-name="T120_51">floating</text:span><text:span text:style-name="T120_52"><text:s/></text:span><text:span text:style-name="T120_53">point</text:span><text:span text:style-name="T120_54"><text:s/></text:span><text:span text:style-name="T120_55">equality</text:span><text:span text:style-name="T120_56">.</text:span></text:p>
      <text:p text:style-name="P121"/>
      <text:p text:style-name="P122"><text:span text:style-name="T122_1">sync</text:span><text:span text:style-name="T122_2">.</text:span><text:span text:style-name="T122_3">notify</text:span><text:span text:style-name="T122_4">()<text:s/>=&gt;<text:s/></text:span><text:span text:style-name="T122_5">void</text:span></text:p>
      <text:p text:style-name="P123"><text:span text:style-name="T123_1">Wake</text:span><text:span text:style-name="T123_2"><text:s/></text:span><text:span text:style-name="T123_3">all</text:span><text:span text:style-name="T123_4"><text:s/></text:span><text:span text:style-name="T123_5">waiters</text:span><text:span text:style-name="T123_6"><text:s/></text:span><text:span text:style-name="T123_7">and</text:span><text:span text:style-name="T123_8"><text:s/></text:span><text:span text:style-name="T123_9">ask</text:span><text:span text:style-name="T123_10"><text:s/></text:span><text:span text:style-name="T123_11">them</text:span><text:span text:style-name="T123_12"><text:s/></text:span><text:span text:style-name="T123_13">to</text:span><text:span text:style-name="T123_14"><text:s/></text:span><text:span text:style-name="T123_15">reevaluate</text:span><text:span text:style-name="T123_16"><text:s/></text:span><text:span text:style-name="T123_17">their</text:span><text:span text:style-name="T123_18"><text:s/></text:span><text:span text:style-name="T123_19">conditions</text:span><text:span text:style-name="T123_20">.</text:span></text:p>
      <text:p text:style-name="P124"/>
      <text:p text:style-name="P125"><text:span text:style-name="T125_1">Note</text:span><text:span text:style-name="T125_2">:</text:span><text:span text:style-name="T125_3"><text:s text:c="2"/></text:span><text:span text:style-name="T125_4">The</text:span><text:span text:style-name="T125_5"><text:s/></text:span><text:span text:style-name="T125_6">utility</text:span><text:span text:style-name="T125_7"><text:s/></text:span><text:span text:style-name="T125_8">of</text:span><text:span text:style-name="T125_9"><text:s/></text:span><text:span text:style-name="T125_10">this</text:span><text:span text:style-name="T125_11"><text:s/></text:span><text:span text:style-name="T125_12">method</text:span><text:span text:style-name="T125_13"><text:s/></text:span><text:span text:style-name="T125_14">is</text:span><text:span text:style-name="T125_15"><text:s/></text:span><text:span text:style-name="T125_16">slightly</text:span><text:span text:style-name="T125_17"><text:s/></text:span><text:span text:style-name="T125_18">unclear</text:span><text:span text:style-name="T125_19"><text:s/></text:span><text:span text:style-name="T125_20">to</text:span><text:span text:style-name="T125_21"><text:s/></text:span><text:span text:style-name="T125_22">me</text:span><text:span text:style-name="T125_23">,<text:s/></text:span><text:span text:style-name="T125_24">in</text:span><text:span text:style-name="T125_25"><text:s/></text:span><text:span text:style-name="T125_26">this</text:span><text:span text:style-name="T125_27"><text:s/></text:span><text:span text:style-name="T125_28">form</text:span><text:span text:style-name="T125_29">.<text:s text:c="2"/></text:span><text:span text:style-name="T125_30">Working</text:span><text:span text:style-name="T125_31"><text:s/></text:span><text:span text:style-name="T125_32">on</text:span><text:span text:style-name="T125_33"><text:s/></text:span><text:span text:style-name="T125_34">figuring</text:span><text:span text:style-name="T125_35"><text:s/></text:span><text:span text:style-name="T125_36">it</text:span><text:span text:style-name="T125_37"><text:s/></text:span><text:span text:style-name="T125_38">out</text:span><text:span text:style-name="T125_39">.</text:span></text:p>
      <text:p text:style-name="P126"/>
      <text:p text:style-name="P127"><text:span text:style-name="T127_1">Floating</text:span><text:span text:style-name="T127_2"><text:s/></text:span><text:span text:style-name="T127_3">point</text:span><text:span text:style-name="T127_4"><text:s/></text:span><text:span text:style-name="T127_5">equality</text:span><text:span text:style-name="T127_6">:<text:s/></text:span><text:span text:style-name="T127_7">For</text:span><text:span text:style-name="T127_8"><text:s/></text:span><text:span text:style-name="T127_9">compareExchange</text:span><text:span text:style-name="T127_10">,<text:s/></text:span><text:span text:style-name="T127_11">loadWhenEqual</text:span><text:span text:style-name="T127_12">,<text:s/></text:span><text:span text:style-name="T127_13">loadWhenNotEqual</text:span><text:span text:style-name="T127_14">,<text:s/></text:span><text:span text:style-name="T127_15">and</text:span><text:span text:style-name="T127_16"><text:s/></text:span><text:span text:style-name="T127_17">expectUpdate</text:span><text:span text:style-name="T127_18">,<text:s/></text:span><text:span text:style-name="T127_19">two</text:span><text:span text:style-name="T127_20"><text:s/></text:span><text:span text:style-name="T127_21">floating</text:span><text:span text:style-name="T127_22"><text:s/></text:span><text:span text:style-name="T127_23">point</text:span><text:span text:style-name="T127_24"><text:s/></text:span><text:span text:style-name="T127_25">values</text:span><text:span text:style-name="T127_26"><text:s/></text:span><text:span text:style-name="T127_27">a</text:span><text:span text:style-name="T127_28"><text:s/></text:span><text:span text:style-name="T127_29">and</text:span><text:span text:style-name="T127_30"><text:s/></text:span><text:span text:style-name="T127_31">b</text:span><text:span text:style-name="T127_32"><text:s/></text:span><text:span text:style-name="T127_33">are</text:span><text:span text:style-name="T127_34"><text:s/></text:span><text:span text:style-name="T127_35">equal</text:span><text:span text:style-name="T127_36"><text:s/></text:span><text:span text:style-name="T127_37">if</text:span><text:span text:style-name="T127_38"><text:s/></text:span><text:span text:style-name="T127_39">a</text:span><text:span text:style-name="T127_40">===</text:span><text:span text:style-name="T127_41">b</text:span><text:span text:style-name="T127_42"><text:s/></text:span><text:span text:style-name="T127_43">or</text:span><text:span text:style-name="T127_44"><text:s/></text:span><text:span text:style-name="T127_45">if</text:span><text:span text:style-name="T127_46"><text:s/></text:span><text:span text:style-name="T127_47">both</text:span><text:span text:style-name="T127_48"><text:s/></text:span><text:span text:style-name="T127_49">a</text:span><text:span text:style-name="T127_50"><text:s/></text:span><text:span text:style-name="T127_51">and</text:span><text:span text:style-name="T127_52"><text:s/></text:span><text:span text:style-name="T127_53">b</text:span><text:span text:style-name="T127_54"><text:s/></text:span><text:span text:style-name="T127_55">are</text:span><text:span text:style-name="T127_56"><text:s/></text:span><text:span text:style-name="T127_57">NaN</text:span><text:span text:style-name="T127_58"><text:s/></text:span><text:span text:style-name="T127_59">and</text:span><text:span text:style-name="T127_60"><text:s/></text:span><text:span text:style-name="T127_61">both</text:span><text:span text:style-name="T127_62"><text:s/></text:span><text:span text:style-name="T127_63">NaNs</text:span><text:span text:style-name="T127_64"><text:s/></text:span><text:span text:style-name="T127_65">have</text:span><text:span text:style-name="T127_66"><text:s/></text:span><text:span text:style-name="T127_67">canonical</text:span><text:span text:style-name="T127_68"><text:s/></text:span><text:span text:style-name="T127_69">representation</text:span><text:span text:style-name="T127_70">.<text:s text:c="2"/>(</text:span><text:span text:style-name="T127_71">This</text:span><text:span text:style-name="T127_72"><text:s/></text:span><text:span text:style-name="T127_73">contrasts</text:span><text:span text:style-name="T127_74"><text:s/></text:span><text:span text:style-name="T127_75">with</text:span><text:span text:style-name="T127_76"><text:s/></text:span><text:span text:style-name="T127_77">Atomics</text:span><text:span text:style-name="T127_78">.</text:span><text:span text:style-name="T127_79">compareExchange</text:span><text:span text:style-name="T127_80">,<text:s/></text:span><text:span text:style-name="T127_81">where</text:span><text:span text:style-name="T127_82"><text:s/>+0<text:s/></text:span><text:span text:style-name="T127_83">and</text:span><text:span text:style-name="T127_84"><text:s/>-0<text:s/></text:span><text:span text:style-name="T127_85">are</text:span><text:span text:style-name="T127_86"><text:s/></text:span><text:span text:style-name="T127_87">considered</text:span><text:span text:style-name="T127_88"><text:s/></text:span><text:span text:style-name="T127_89">different</text:span><text:span text:style-name="T127_90">.)</text:span></text:p>
      <text:p text:style-name="P128"/>
      <text:p text:style-name="P129"><text:span text:style-name="T129_1">It</text:span><text:span text:style-name="T129_2"><text:s/></text:span><text:span text:style-name="T129_3">is</text:span><text:span text:style-name="T129_4"><text:s/></text:span><text:span text:style-name="T129_5">unspecified</text:span><text:span text:style-name="T129_6"><text:s/></text:span><text:span text:style-name="T129_7">what</text:span><text:span text:style-name="T129_8"><text:s/></text:span><text:span text:style-name="T129_9">happens</text:span><text:span text:style-name="T129_10"><text:s/></text:span><text:span text:style-name="T129_11">if</text:span><text:span text:style-name="T129_12"><text:s/></text:span><text:span text:style-name="T129_13">the</text:span><text:span text:style-name="T129_14"><text:s/></text:span><text:span text:style-name="T129_15">NaN</text:span><text:span text:style-name="T129_16"><text:s/></text:span><text:span text:style-name="T129_17">in</text:span><text:span text:style-name="T129_18"><text:s/></text:span><text:span text:style-name="T129_19">the</text:span><text:span text:style-name="T129_20"><text:s/></text:span><text:span text:style-name="T129_21">cell</text:span><text:span text:style-name="T129_22"><text:s/></text:span><text:span text:style-name="T129_23">has</text:span><text:span text:style-name="T129_24"><text:s/></text:span><text:span text:style-name="T129_25">a</text:span><text:span text:style-name="T129_26"><text:s/></text:span><text:span text:style-name="T129_27">noncanonical</text:span><text:span text:style-name="T129_28"><text:s/></text:span><text:span text:style-name="T129_29">representation</text:span><text:span text:style-name="T129_30">.<text:s text:c="2"/></text:span><text:span text:style-name="T129_31">Such</text:span><text:span text:style-name="T129_32"><text:s/></text:span><text:span text:style-name="T129_33">a</text:span><text:span text:style-name="T129_34"><text:s/></text:span><text:span text:style-name="T129_35">NaN</text:span><text:span text:style-name="T129_36"><text:s/></text:span><text:span text:style-name="T129_37">can</text:span><text:span text:style-name="T129_38"><text:s/></text:span><text:span text:style-name="T129_39">only</text:span><text:span text:style-name="T129_40"><text:s/></text:span><text:span text:style-name="T129_41">be</text:span><text:span text:style-name="T129_42"><text:s/></text:span><text:span text:style-name="T129_43">placed</text:span><text:span text:style-name="T129_44"><text:s/></text:span><text:span text:style-name="T129_45">there</text:span><text:span text:style-name="T129_46"><text:s/></text:span><text:span text:style-name="T129_47">through</text:span><text:span text:style-name="T129_48"><text:s/></text:span><text:span text:style-name="T129_49">the</text:span><text:span text:style-name="T129_50"><text:s/></text:span><text:span text:style-name="T129_51">use</text:span><text:span text:style-name="T129_52"><text:s/></text:span><text:span text:style-name="T129_53">of</text:span><text:span text:style-name="T129_54"><text:s/></text:span><text:span text:style-name="T129_55">aliasing</text:span><text:span text:style-name="T129_56"><text:s/></text:span><text:span text:style-name="T129_57">and</text:span><text:span text:style-name="T129_58"><text:s/></text:span><text:span text:style-name="T129_59">byte</text:span><text:span text:style-name="T129_60"><text:s/></text:span><text:span text:style-name="T129_61">operations</text:span><text:span text:style-name="T129_62">;<text:s/></text:span><text:span text:style-name="T129_63">such</text:span><text:span text:style-name="T129_64"><text:s/></text:span><text:span text:style-name="T129_65">updating</text:span><text:span text:style-name="T129_66"><text:s/></text:span><text:span text:style-name="T129_67">is</text:span><text:span text:style-name="T129_68"><text:s/></text:span><text:span text:style-name="T129_69">expressly</text:span><text:span text:style-name="T129_70"><text:s/></text:span><text:span text:style-name="T129_71">prohibited</text:span><text:span text:style-name="T129_72"><text:s/></text:span><text:span text:style-name="T129_73">above</text:span><text:span text:style-name="T129_74">.</text:span></text:p>
      <text:p text:style-name="P130"/>
      <text:p text:style-name="P131"><text:span text:style-name="T131_1">Note</text:span><text:span text:style-name="T131_2">:<text:s/></text:span><text:span text:style-name="T131_3">In</text:span><text:span text:style-name="T131_4"><text:s/></text:span><text:span text:style-name="T131_5">principle</text:span><text:span text:style-name="T131_6"><text:s/></text:span><text:span text:style-name="T131_7">I</text:span><text:span text:style-name="T131_8"><text:s/></text:span><text:span text:style-name="T131_9">would</text:span><text:span text:style-name="T131_10"><text:s/></text:span><text:span text:style-name="T131_11">like</text:span><text:span text:style-name="T131_12"><text:s/></text:span><text:span text:style-name="T131_13">to</text:span><text:span text:style-name="T131_14"><text:s/></text:span><text:span text:style-name="T131_15">strengthen</text:span><text:span text:style-name="T131_16"><text:s/></text:span><text:span text:style-name="T131_17">this</text:span><text:span text:style-name="T131_18"><text:s/></text:span><text:span text:style-name="T131_19">definition</text:span><text:span text:style-name="T131_20"><text:s/></text:span><text:span text:style-name="T131_21">to</text:span><text:span text:style-name="T131_22"><text:s/></text:span><text:span text:style-name="T131_23">give</text:span><text:span text:style-name="T131_24"><text:s/></text:span><text:span text:style-name="T131_25">a</text:span><text:span text:style-name="T131_26"><text:s/></text:span><text:span text:style-name="T131_27">definite</text:span><text:span text:style-name="T131_28"><text:s/></text:span><text:span text:style-name="T131_29">meaning</text:span><text:span text:style-name="T131_30"><text:s/></text:span><text:span text:style-name="T131_31">even</text:span><text:span text:style-name="T131_32"><text:s/></text:span><text:span text:style-name="T131_33">to</text:span><text:span text:style-name="T131_34"><text:s/></text:span><text:span text:style-name="T131_35">NaNs</text:span><text:span text:style-name="T131_36"><text:s/></text:span><text:span text:style-name="T131_37">that</text:span><text:span text:style-name="T131_38"><text:s/></text:span><text:span text:style-name="T131_39">have</text:span><text:span text:style-name="T131_40"><text:s/></text:span><text:span text:style-name="T131_41">noncanonical</text:span><text:span text:style-name="T131_42"><text:s/></text:span><text:span text:style-name="T131_43">representation</text:span><text:span text:style-name="T131_44">,<text:s/></text:span><text:span text:style-name="T131_45">but</text:span><text:span text:style-name="T131_46"><text:s/></text:span><text:span text:style-name="T131_47">such</text:span><text:span text:style-name="T131_48"><text:s/></text:span><text:span text:style-name="T131_49">code</text:span><text:span text:style-name="T131_50"><text:s/></text:span><text:span text:style-name="T131_51">is</text:span><text:span text:style-name="T131_52"><text:s/></text:span><text:span text:style-name="T131_53">not</text:span><text:span text:style-name="T131_54"><text:s/></text:span><text:span text:style-name="T131_55">expressible</text:span><text:span text:style-name="T131_56"><text:s/></text:span><text:span text:style-name="T131_57">in</text:span><text:span text:style-name="T131_58"><text:s/></text:span><text:span text:style-name="T131_59">JS</text:span><text:span text:style-name="T131_60"><text:s/></text:span><text:span text:style-name="T131_61">using</text:span><text:span text:style-name="T131_62"><text:s/></text:span><text:span text:style-name="T131_63">the</text:span><text:span text:style-name="T131_64"><text:s/></text:span><text:span text:style-name="T131_65">Atomics</text:span><text:span text:style-name="T131_66"><text:s/></text:span><text:span text:style-name="T131_67">API</text:span><text:span text:style-name="T131_68">,<text:s/></text:span><text:span text:style-name="T131_69">and</text:span><text:span text:style-name="T131_70"><text:s/></text:span><text:span text:style-name="T131_71">it</text:span><text:span text:style-name="T131_72"><text:s/></text:span><text:span text:style-name="T131_73">does</text:span><text:span text:style-name="T131_74"><text:s/></text:span><text:span text:style-name="T131_75">not</text:span><text:span text:style-name="T131_76"><text:s/></text:span><text:span text:style-name="T131_77">seem</text:span><text:span text:style-name="T131_78"><text:s/></text:span><text:span text:style-name="T131_79">important</text:span><text:span text:style-name="T131_80">.</text:span></text:p>
      <text:h text:style-name="P132" text:outline-level="10"><text:bookmark-start text:name="h.myq53pu58f1y"/><text:bookmark-end text:name="h.myq53pu58f1y"/><text:span text:style-name="T132_1">Strawman</text:span><text:span text:style-name="T132_2"><text:s/></text:span><text:span text:style-name="T132_3">API</text:span><text:span text:style-name="T132_4"><text:s/>2:<text:s/></text:span><text:span text:style-name="T132_5">Atomics</text:span><text:span text:style-name="T132_6"><text:s/></text:span><text:span text:style-name="T132_7">style</text:span></text:h>
      <text:p text:style-name="P133"><text:span text:style-name="T133_1">This</text:span><text:span text:style-name="T133_2"><text:s/></text:span><text:span text:style-name="T133_3">API</text:span><text:span text:style-name="T133_4"><text:s/></text:span><text:span text:style-name="T133_5">is</text:span><text:span text:style-name="T133_6"><text:s/></text:span><text:span text:style-name="T133_7">modeled</text:span><text:span text:style-name="T133_8"><text:s/></text:span><text:span text:style-name="T133_9">on</text:span><text:span text:style-name="T133_10"><text:s/></text:span><text:span text:style-name="T133_11">the</text:span><text:span text:style-name="T133_12"><text:s/></text:span><text:span text:style-name="T133_13">SIMD</text:span><text:span text:style-name="T133_14"><text:s/></text:span><text:span text:style-name="T133_15">and</text:span><text:span text:style-name="T133_16"><text:s/></text:span><text:span text:style-name="T133_17">Atomics</text:span><text:span text:style-name="T133_18"><text:s/></text:span><text:span text:style-name="T133_19">APIs</text:span><text:span text:style-name="T133_20">,<text:s/></text:span><text:span text:style-name="T133_21">but</text:span><text:span text:style-name="T133_22"><text:s/></text:span><text:span text:style-name="T133_23">with</text:span><text:span text:style-name="T133_24"><text:s/></text:span><text:span text:style-name="T133_25">the</text:span><text:span text:style-name="T133_26"><text:s/></text:span><text:span text:style-name="T133_27">additional</text:span><text:span text:style-name="T133_28"><text:s/></text:span><text:span text:style-name="T133_29">complication</text:span><text:span text:style-name="T133_30"><text:s/>(</text:span><text:span text:style-name="T133_31">discussed</text:span><text:span text:style-name="T133_32"><text:s/></text:span><text:span text:style-name="T133_33">below</text:span><text:span text:style-name="T133_34">)<text:s/></text:span><text:span text:style-name="T133_35">that</text:span><text:span text:style-name="T133_36"><text:s/></text:span><text:span text:style-name="T133_37">the</text:span><text:span text:style-name="T133_38"><text:s/>"</text:span><text:span text:style-name="T133_39">view</text:span><text:span text:style-name="T133_40">"<text:s/></text:span><text:span text:style-name="T133_41">argument</text:span><text:span text:style-name="T133_42"><text:s/></text:span><text:span text:style-name="T133_43">in</text:span><text:span text:style-name="T133_44"><text:s/></text:span><text:span text:style-name="T133_45">all</text:span><text:span text:style-name="T133_46"><text:s/></text:span><text:span text:style-name="T133_47">cases</text:span><text:span text:style-name="T133_48"><text:s/></text:span><text:span text:style-name="T133_49">is</text:span><text:span text:style-name="T133_50"><text:s/></text:span><text:span text:style-name="T133_51">a</text:span><text:span text:style-name="T133_52"><text:s/></text:span><text:span text:style-name="T133_53">SharedArrayBuffer</text:span><text:span text:style-name="T133_54"><text:s/></text:span><text:span text:style-name="T133_55">and</text:span><text:span text:style-name="T133_56"><text:s/></text:span><text:span text:style-name="T133_57">not</text:span><text:span text:style-name="T133_58"><text:s/></text:span><text:span text:style-name="T133_59">actually</text:span><text:span text:style-name="T133_60"><text:s/></text:span><text:span text:style-name="T133_61">a</text:span><text:span text:style-name="T133_62"><text:s/></text:span><text:span text:style-name="T133_63">view</text:span><text:span text:style-name="T133_64">,<text:s/></text:span><text:span text:style-name="T133_65">since</text:span><text:span text:style-name="T133_66"><text:s/></text:span><text:span text:style-name="T133_67">Synchronic</text:span><text:span text:style-name="T133_68"><text:s/></text:span><text:span text:style-name="T133_69">objects</text:span><text:span text:style-name="T133_70"><text:s/></text:span><text:span text:style-name="T133_71">are</text:span><text:span text:style-name="T133_72"><text:s/></text:span><text:span text:style-name="T133_73">not</text:span><text:span text:style-name="T133_74"><text:s/></text:span><text:span text:style-name="T133_75">necessarily</text:span><text:span text:style-name="T133_76"><text:s/></text:span><text:span text:style-name="T133_77">naturally</text:span><text:span text:style-name="T133_78"><text:s/></text:span><text:span text:style-name="T133_79">aligned</text:span><text:span text:style-name="T133_80">.<text:s text:c="2"/>(</text:span><text:span text:style-name="T133_81">A</text:span><text:span text:style-name="T133_82"><text:s/></text:span><text:span text:style-name="T133_83">Synchronic</text:span><text:span text:style-name="T133_84">.</text:span><text:span text:style-name="T133_85">float</text:span><text:span text:style-name="T133_86">32</text:span><text:span text:style-name="T133_87">x</text:span><text:span text:style-name="T133_88">4<text:s/></text:span><text:span text:style-name="T133_89">would</text:span><text:span text:style-name="T133_90"><text:s/></text:span><text:span text:style-name="T133_91">not</text:span><text:span text:style-name="T133_92"><text:s/></text:span><text:span text:style-name="T133_93">be</text:span><text:span text:style-name="T133_94"><text:s/></text:span><text:span text:style-name="T133_95">a</text:span><text:span text:style-name="T133_96"><text:s/></text:span><text:span text:style-name="T133_97">multiple</text:span><text:span text:style-name="T133_98"><text:s/></text:span><text:span text:style-name="T133_99">of</text:span><text:span text:style-name="T133_100"><text:s/></text:span><text:span text:style-name="T133_101">float</text:span><text:span text:style-name="T133_102">32</text:span><text:span text:style-name="T133_103">x</text:span><text:span text:style-name="T133_104">4<text:s/></text:span><text:span text:style-name="T133_105">in</text:span><text:span text:style-name="T133_106"><text:s/></text:span><text:span text:style-name="T133_107">size</text:span><text:span text:style-name="T133_108">.)<text:s text:c="2"/></text:span><text:span text:style-name="T133_109">I</text:span><text:span text:style-name="T133_110">'</text:span><text:span text:style-name="T133_111">m</text:span><text:span text:style-name="T133_112"><text:s/></text:span><text:span text:style-name="T133_113">actually</text:span><text:span text:style-name="T133_114"><text:s/></text:span><text:span text:style-name="T133_115">not</text:span><text:span text:style-name="T133_116"><text:s/></text:span><text:span text:style-name="T133_117">sure</text:span><text:span text:style-name="T133_118"><text:s/></text:span><text:span text:style-name="T133_119">how</text:span><text:span text:style-name="T133_120"><text:s/></text:span><text:span text:style-name="T133_121">that</text:span><text:span text:style-name="T133_122"><text:s/></text:span><text:span text:style-name="T133_123">plays</text:span><text:span text:style-name="T133_124"><text:s/></text:span><text:span text:style-name="T133_125">with</text:span><text:span text:style-name="T133_126"><text:s/></text:span><text:span text:style-name="T133_127">asm</text:span><text:span text:style-name="T133_128">.</text:span><text:span text:style-name="T133_129">js</text:span><text:span text:style-name="T133_130">.<text:s text:c="2"/></text:span><text:span text:style-name="T133_131">Possibly</text:span><text:span text:style-name="T133_132"><text:s/></text:span><text:span text:style-name="T133_133">the</text:span><text:span text:style-name="T133_134"><text:s/></text:span><text:span text:style-name="T133_135">use</text:span><text:span text:style-name="T133_136"><text:s/></text:span><text:span text:style-name="T133_137">of</text:span><text:span text:style-name="T133_138"><text:s/></text:span><text:span text:style-name="T133_139">a</text:span><text:span text:style-name="T133_140"><text:s/></text:span><text:span text:style-name="T133_141">byte</text:span><text:span text:style-name="T133_142"><text:s/></text:span><text:span text:style-name="T133_143">array</text:span><text:span text:style-name="T133_144"><text:s/></text:span><text:span text:style-name="T133_145">could</text:span><text:span text:style-name="T133_146"><text:s/></text:span><text:span text:style-name="T133_147">be</text:span><text:span text:style-name="T133_148"><text:s/></text:span><text:span text:style-name="T133_149">allowed</text:span><text:span text:style-name="T133_150"><text:s/></text:span><text:span text:style-name="T133_151">in</text:span><text:span text:style-name="T133_152"><text:s/></text:span><text:span text:style-name="T133_153">all</text:span><text:span text:style-name="T133_154"><text:s/></text:span><text:span text:style-name="T133_155">cases</text:span><text:span text:style-name="T133_156">.</text:span></text:p>
      <text:p text:style-name="P134"/>
      <text:p text:style-name="P135"><text:span text:style-name="T135_1">It</text:span><text:span text:style-name="T135_2"><text:s/></text:span><text:span text:style-name="T135_3">may</text:span><text:span text:style-name="T135_4"><text:s/></text:span><text:span text:style-name="T135_5">be</text:span><text:span text:style-name="T135_6"><text:s/></text:span><text:span text:style-name="T135_7">that</text:span><text:span text:style-name="T135_8"><text:s/></text:span><text:span text:style-name="T135_9">I</text:span><text:span text:style-name="T135_10">'</text:span><text:span text:style-name="T135_11">m</text:span><text:span text:style-name="T135_12"><text:s/></text:span><text:span text:style-name="T135_13">overthinking</text:span><text:span text:style-name="T135_14"><text:s/></text:span><text:span text:style-name="T135_15">it</text:span><text:span text:style-name="T135_16">,<text:s/></text:span><text:span text:style-name="T135_17">since</text:span><text:span text:style-name="T135_18"><text:s/></text:span><text:span text:style-name="T135_19">for</text:span><text:span text:style-name="T135_20"><text:s/></text:span><text:span text:style-name="T135_21">TypedObject</text:span><text:span text:style-name="T135_22"><text:s/></text:span><text:span text:style-name="T135_23">structs</text:span><text:span text:style-name="T135_24"><text:s/></text:span><text:span text:style-name="T135_25">asm</text:span><text:span text:style-name="T135_26">.</text:span><text:span text:style-name="T135_27">js</text:span><text:span text:style-name="T135_28"><text:s/></text:span><text:span text:style-name="T135_29">would</text:span><text:span text:style-name="T135_30"><text:s/></text:span><text:span text:style-name="T135_31">do</text:span><text:span text:style-name="T135_32"><text:s/></text:span><text:span text:style-name="T135_33">its</text:span><text:span text:style-name="T135_34"><text:s/></text:span><text:span text:style-name="T135_35">own</text:span><text:span text:style-name="T135_36"><text:s/></text:span><text:span text:style-name="T135_37">layout</text:span><text:span text:style-name="T135_38">,<text:s/></text:span><text:span text:style-name="T135_39">and</text:span><text:span text:style-name="T135_40"><text:s/></text:span><text:span text:style-name="T135_41">we</text:span><text:span text:style-name="T135_42"><text:s/></text:span><text:span text:style-name="T135_43">should</text:span><text:span text:style-name="T135_44"><text:s/></text:span><text:span text:style-name="T135_45">stop</text:span><text:span text:style-name="T135_46"><text:s/></text:span><text:span text:style-name="T135_47">here</text:span><text:span text:style-name="T135_48"><text:s/></text:span><text:span text:style-name="T135_49">after</text:span><text:span text:style-name="T135_50"><text:s/></text:span><text:span text:style-name="T135_51">SIMD</text:span><text:span text:style-name="T135_52">,<text:s/></text:span><text:span text:style-name="T135_53">or</text:span><text:span text:style-name="T135_54"><text:s/></text:span><text:span text:style-name="T135_55">even</text:span><text:span text:style-name="T135_56"><text:s/></text:span><text:span text:style-name="T135_57">before</text:span><text:span text:style-name="T135_58"><text:s/></text:span><text:span text:style-name="T135_59">SIMD</text:span><text:span text:style-name="T135_60">.</text:span></text:p>
      <text:p text:style-name="P136"/>
      <text:p text:style-name="P137"><text:span text:style-name="T137_1">Synchronic</text:span><text:span text:style-name="T137_2">.</text:span><text:span text:style-name="T137_3">Int</text:span><text:span text:style-name="T137_4">8</text:span></text:p>
      <text:p text:style-name="P138"><text:span text:style-name="T138_1">Synchronic</text:span><text:span text:style-name="T138_2">.</text:span><text:span text:style-name="T138_3">Uint</text:span><text:span text:style-name="T138_4">8</text:span></text:p>
      <text:p text:style-name="P139"><text:span text:style-name="T139_1">Synchronic</text:span><text:span text:style-name="T139_2">.</text:span><text:span text:style-name="T139_3">Int</text:span><text:span text:style-name="T139_4">16</text:span></text:p>
      <text:p text:style-name="P140"><text:span text:style-name="T140_1">Synchronic</text:span><text:span text:style-name="T140_2">.</text:span><text:span text:style-name="T140_3">Uint</text:span><text:span text:style-name="T140_4">16</text:span></text:p>
      <text:p text:style-name="P141"><text:span text:style-name="T141_1">Synchronic</text:span><text:span text:style-name="T141_2">.</text:span><text:span text:style-name="T141_3">Int</text:span><text:span text:style-name="T141_4">32</text:span></text:p>
      <text:p text:style-name="P142"><text:span text:style-name="T142_1">Synchronic</text:span><text:span text:style-name="T142_2">.</text:span><text:span text:style-name="T142_3">Uint</text:span><text:span text:style-name="T142_4">32</text:span></text:p>
      <text:p text:style-name="P143"><text:span text:style-name="T143_1">Synchronic</text:span><text:span text:style-name="T143_2">.</text:span><text:span text:style-name="T143_3">Float</text:span><text:span text:style-name="T143_4">32</text:span></text:p>
      <text:p text:style-name="P144"><text:span text:style-name="T144_1">Synchronic</text:span><text:span text:style-name="T144_2">.</text:span><text:span text:style-name="T144_3">Float</text:span><text:span text:style-name="T144_4">64</text:span></text:p>
      <text:p text:style-name="P145"><text:span text:style-name="T145_1">These</text:span><text:span text:style-name="T145_2"><text:s/></text:span><text:span text:style-name="T145_3">are</text:span><text:span text:style-name="T145_4"><text:s/></text:span><text:span text:style-name="T145_5">constant</text:span><text:span text:style-name="T145_6"><text:s/></text:span><text:span text:style-name="T145_7">values</text:span><text:span text:style-name="T145_8"><text:s/></text:span><text:span text:style-name="T145_9">that</text:span><text:span text:style-name="T145_10"><text:s/></text:span><text:span text:style-name="T145_11">represent</text:span><text:span text:style-name="T145_12"><text:s/></text:span><text:span text:style-name="T145_13">base</text:span><text:span text:style-name="T145_14"><text:s/></text:span><text:span text:style-name="T145_15">types</text:span><text:span text:style-name="T145_16">.</text:span></text:p>
      <text:p text:style-name="P146"/>
      <text:p text:style-name="P147"><text:span text:style-name="T147_1">Note</text:span><text:span text:style-name="T147_2">:<text:s/></text:span><text:span text:style-name="T147_3">There</text:span><text:span text:style-name="T147_4"><text:s/></text:span><text:span text:style-name="T147_5">could</text:span><text:span text:style-name="T147_6"><text:s/></text:span><text:span text:style-name="T147_7">easily</text:span><text:span text:style-name="T147_8"><text:s/></text:span><text:span text:style-name="T147_9">be</text:span><text:span text:style-name="T147_10"><text:s/></text:span><text:span text:style-name="T147_11">SIMD</text:span><text:span text:style-name="T147_12"><text:s/></text:span><text:span text:style-name="T147_13">types</text:span><text:span text:style-name="T147_14"><text:s/></text:span><text:span text:style-name="T147_15">too</text:span><text:span text:style-name="T147_16"><text:s/>(</text:span><text:span text:style-name="T147_17">Synchronic</text:span><text:span text:style-name="T147_18">.</text:span><text:span text:style-name="T147_19">float</text:span><text:span text:style-name="T147_20">32</text:span><text:span text:style-name="T147_21">x</text:span><text:span text:style-name="T147_22">4</text:span><text:span text:style-name="T147_23">,<text:s/></text:span><text:span text:style-name="T147_24">etc</text:span><text:span text:style-name="T147_25">)</text:span><text:span text:style-name="T147_26">.</text:span></text:p>
      <text:p text:style-name="P148"/>
      <text:p text:style-name="P149"><text:span text:style-name="T149_1">Note</text:span><text:span text:style-name="T149_2">:<text:s/></text:span><text:span text:style-name="T149_3">How</text:span><text:span text:style-name="T149_4"><text:s/></text:span><text:span text:style-name="T149_5">to</text:span><text:span text:style-name="T149_6"><text:s/></text:span><text:span text:style-name="T149_7">fit</text:span><text:span text:style-name="T149_8"><text:s/></text:span><text:span text:style-name="T149_9">TypedObject</text:span><text:span text:style-name="T149_10"><text:s/></text:span><text:span text:style-name="T149_11">types</text:span><text:span text:style-name="T149_12"><text:s/></text:span><text:span text:style-name="T149_13">into</text:span><text:span text:style-name="T149_14"><text:s/></text:span><text:span text:style-name="T149_15">this</text:span><text:span text:style-name="T149_16"><text:s/></text:span><text:span text:style-name="T149_17">is</text:span><text:span text:style-name="T149_18"><text:s/></text:span><text:span text:style-name="T149_19">less</text:span><text:span text:style-name="T149_20"><text:s/></text:span><text:span text:style-name="T149_21">clear</text:span><text:span text:style-name="T149_22">,<text:s/></text:span><text:span text:style-name="T149_23">but</text:span><text:span text:style-name="T149_24"><text:s/></text:span><text:span text:style-name="T149_25">one</text:span><text:span text:style-name="T149_26"><text:s/></text:span><text:span text:style-name="T149_27">could</text:span><text:span text:style-name="T149_28"><text:s/></text:span><text:span text:style-name="T149_29">imagine</text:span><text:span text:style-name="T149_30"><text:s/></text:span><text:span text:style-name="T149_31">that</text:span><text:span text:style-name="T149_32"><text:s/></text:span><text:span text:style-name="T149_33">a</text:span><text:span text:style-name="T149_34"><text:s/></text:span><text:span text:style-name="T149_35">constructor</text:span><text:span text:style-name="T149_36"><text:s/></text:span><text:span text:style-name="T149_37">T</text:span><text:span text:style-name="T149_38"><text:s/></text:span><text:span text:style-name="T149_39">for</text:span><text:span text:style-name="T149_40"><text:s/></text:span><text:span text:style-name="T149_41">a</text:span><text:span text:style-name="T149_42"><text:s/></text:span><text:span text:style-name="T149_43">TypedObject</text:span><text:span text:style-name="T149_44"><text:s/></text:span><text:span text:style-name="T149_45">has</text:span><text:span text:style-name="T149_46"><text:s/></text:span><text:span text:style-name="T149_47">a</text:span><text:span text:style-name="T149_48"><text:s/>"</text:span><text:span text:style-name="T149_49">synchronic</text:span><text:span text:style-name="T149_50">"<text:s/></text:span><text:span text:style-name="T149_51">object</text:span><text:span text:style-name="T149_52"><text:s/></text:span><text:span text:style-name="T149_53">hanging</text:span><text:span text:style-name="T149_54"><text:s/></text:span><text:span text:style-name="T149_55">off</text:span><text:span text:style-name="T149_56"><text:s/></text:span><text:span text:style-name="T149_57">it</text:span><text:span text:style-name="T149_58">,<text:s/></text:span><text:span text:style-name="T149_59">so</text:span><text:span text:style-name="T149_60"><text:s/></text:span><text:span text:style-name="T149_61">the</text:span><text:span text:style-name="T149_62"><text:s/></text:span><text:span text:style-name="T149_63">style</text:span><text:span text:style-name="T149_64"><text:s/></text:span><text:span text:style-name="T149_65">would</text:span><text:span text:style-name="T149_66"><text:s/></text:span><text:span text:style-name="T149_67">be</text:span><text:span text:style-name="T149_68"><text:s/></text:span><text:span text:style-name="T149_69">T</text:span><text:span text:style-name="T149_70">.</text:span><text:span text:style-name="T149_71">synchronic</text:span><text:span text:style-name="T149_72">.</text:span><text:span text:style-name="T149_73">load</text:span><text:span text:style-name="T149_74">(...),<text:s/></text:span><text:span text:style-name="T149_75">and</text:span><text:span text:style-name="T149_76"><text:s/></text:span><text:span text:style-name="T149_77">if</text:span><text:span text:style-name="T149_78"><text:s/></text:span><text:span text:style-name="T149_79">one</text:span><text:span text:style-name="T149_80"><text:s/></text:span><text:span text:style-name="T149_81">has</text:span><text:span text:style-name="T149_82"><text:s/></text:span><text:span text:style-name="T149_83">a</text:span><text:span text:style-name="T149_84"><text:s/></text:span><text:span text:style-name="T149_85">global</text:span><text:span text:style-name="T149_86"><text:s/></text:span><text:span text:style-name="T149_87">name</text:span><text:span text:style-name="T149_88"><text:s/></text:span><text:span text:style-name="T149_89">N</text:span><text:span text:style-name="T149_90"><text:s/></text:span><text:span text:style-name="T149_91">for</text:span><text:span text:style-name="T149_92"><text:s/></text:span><text:span text:style-name="T149_93">T</text:span><text:span text:style-name="T149_94"><text:s/></text:span><text:span text:style-name="T149_95">then</text:span><text:span text:style-name="T149_96"><text:s/></text:span><text:span text:style-name="T149_97">Synchronic</text:span><text:span text:style-name="T149_98">.</text:span><text:span text:style-name="T149_99">N</text:span><text:span text:style-name="T149_100">=</text:span><text:span text:style-name="T149_101">T</text:span><text:span text:style-name="T149_102">.</text:span><text:span text:style-name="T149_103">synchronic</text:span><text:span text:style-name="T149_104"><text:s/></text:span><text:span text:style-name="T149_105">would</text:span><text:span text:style-name="T149_106"><text:s/></text:span><text:span text:style-name="T149_107">polyfill</text:span><text:span text:style-name="T149_108"><text:s/></text:span><text:span text:style-name="T149_109">the</text:span><text:span text:style-name="T149_110"><text:s/></text:span><text:span text:style-name="T149_111">methods</text:span><text:span text:style-name="T149_112"><text:s/></text:span><text:span text:style-name="T149_113">suitably</text:span><text:span text:style-name="T149_114">.</text:span></text:p>
      <text:p text:style-name="P150"/>
      <text:p text:style-name="P151"><text:span text:style-name="T151_1">Synchronic</text:span><text:span text:style-name="T151_2">.</text:span><text:span text:style-name="T151_3">Type</text:span><text:span text:style-name="T151_4">.</text:span><text:span text:style-name="T151_5">BYTES</text:span><text:span text:style-name="T151_6">_</text:span><text:span text:style-name="T151_7">PER</text:span><text:span text:style-name="T151_8">_</text:span><text:span text:style-name="T151_9">ELEMENT</text:span></text:p>
      <text:p text:style-name="P152"><text:span text:style-name="T152_1">Synchronic</text:span><text:span text:style-name="T152_2">.</text:span><text:span text:style-name="T152_3">Type</text:span><text:span text:style-name="T152_4">.</text:span><text:span text:style-name="T152_5">BYTE</text:span><text:span text:style-name="T152_6">_</text:span><text:span text:style-name="T152_7">ALIGNMENT</text:span></text:p>
      <text:p text:style-name="P153"><text:span text:style-name="T153_1">The</text:span><text:span text:style-name="T153_2"><text:s/></text:span><text:span text:style-name="T153_3">number</text:span><text:span text:style-name="T153_4"><text:s/></text:span><text:span text:style-name="T153_5">of</text:span><text:span text:style-name="T153_6"><text:s/></text:span><text:span text:style-name="T153_7">bytes</text:span><text:span text:style-name="T153_8"><text:s/></text:span><text:span text:style-name="T153_9">required</text:span><text:span text:style-name="T153_10"><text:s/></text:span><text:span text:style-name="T153_11">for</text:span><text:span text:style-name="T153_12"><text:s/></text:span><text:span text:style-name="T153_13">a</text:span><text:span text:style-name="T153_14"><text:s/></text:span><text:span text:style-name="T153_15">synchronic</text:span><text:span text:style-name="T153_16"><text:s/></text:span><text:span text:style-name="T153_17">cell</text:span><text:span text:style-name="T153_18"><text:s/></text:span><text:span text:style-name="T153_19">for</text:span><text:span text:style-name="T153_20"><text:s/></text:span><text:span text:style-name="T153_21">the</text:span><text:span text:style-name="T153_22"><text:s/></text:span><text:span text:style-name="T153_23">Type</text:span><text:span text:style-name="T153_24">,<text:s/></text:span><text:span text:style-name="T153_25">and</text:span><text:span text:style-name="T153_26"><text:s/></text:span><text:span text:style-name="T153_27">the</text:span><text:span text:style-name="T153_28"><text:s/></text:span><text:span text:style-name="T153_29">required</text:span><text:span text:style-name="T153_30"><text:s/></text:span><text:span text:style-name="T153_31">byte</text:span><text:span text:style-name="T153_32"><text:s/></text:span><text:span text:style-name="T153_33">alignment</text:span><text:span text:style-name="T153_34">.</text:span><text:span text:style-name="T153_35"><text:s/></text:span></text:p>
      <text:p text:style-name="P154"/>
      <text:p text:style-name="P155"><text:span text:style-name="T155_1">Note</text:span><text:span text:style-name="T155_2">:</text:span><text:span text:style-name="T155_3"><text:s/></text:span><text:span text:style-name="T155_4">The</text:span><text:span text:style-name="T155_5"><text:s/></text:span><text:span text:style-name="T155_6">reason</text:span><text:span text:style-name="T155_7"><text:s/></text:span><text:span text:style-name="T155_8">to</text:span><text:span text:style-name="T155_9"><text:s/></text:span><text:span text:style-name="T155_10">use</text:span><text:span text:style-name="T155_11"><text:s/></text:span><text:span text:style-name="T155_12">bytes</text:span><text:span text:style-name="T155_13"><text:s/></text:span><text:span text:style-name="T155_14">as</text:span><text:span text:style-name="T155_15"><text:s/></text:span><text:span text:style-name="T155_16">the</text:span><text:span text:style-name="T155_17"><text:s/></text:span><text:span text:style-name="T155_18">unit</text:span><text:span text:style-name="T155_19"><text:s/></text:span><text:span text:style-name="T155_20">is</text:span><text:span text:style-name="T155_21"><text:s/></text:span><text:span text:style-name="T155_22">that</text:span><text:span text:style-name="T155_23"><text:s/></text:span><text:span text:style-name="T155_24">for</text:span><text:span text:style-name="T155_25"><text:s/></text:span><text:span text:style-name="T155_26">larger</text:span><text:span text:style-name="T155_27">,<text:s/></text:span><text:span text:style-name="T155_28">future</text:span><text:span text:style-name="T155_29"><text:s/></text:span><text:span text:style-name="T155_30">types</text:span><text:span text:style-name="T155_31"><text:s/>(</text:span><text:span text:style-name="T155_32">think</text:span><text:span text:style-name="T155_33"><text:s/></text:span><text:span text:style-name="T155_34">SIMD</text:span><text:span text:style-name="T155_35"><text:s/></text:span><text:span text:style-name="T155_36">data</text:span><text:span text:style-name="T155_37">,<text:s/></text:span><text:span text:style-name="T155_38">or</text:span><text:span text:style-name="T155_39"><text:s/></text:span><text:span text:style-name="T155_40">TypedObject</text:span><text:span text:style-name="T155_41"><text:s/></text:span><text:span text:style-name="T155_42">structs</text:span><text:span text:style-name="T155_43">)<text:s/></text:span><text:span text:style-name="T155_44">the</text:span><text:span text:style-name="T155_45"><text:s/></text:span><text:span text:style-name="T155_46">number</text:span><text:span text:style-name="T155_47"><text:s/></text:span><text:span text:style-name="T155_48">of</text:span><text:span text:style-name="T155_49"><text:s/></text:span><text:span text:style-name="T155_50">bytes</text:span><text:span text:style-name="T155_51"><text:s/></text:span><text:span text:style-name="T155_52">required</text:span><text:span text:style-name="T155_53"><text:s/></text:span><text:span text:style-name="T155_54">for</text:span><text:span text:style-name="T155_55"><text:s/></text:span><text:span text:style-name="T155_56">a</text:span><text:span text:style-name="T155_57"><text:s/></text:span><text:span text:style-name="T155_58">synchronic</text:span><text:span text:style-name="T155_59">&lt;</text:span><text:span text:style-name="T155_60">T</text:span><text:span text:style-name="T155_61">&gt;<text:s/></text:span><text:span text:style-name="T155_62">will</text:span><text:span text:style-name="T155_63"><text:s/></text:span><text:span text:style-name="T155_64">be</text:span><text:span text:style-name="T155_65"><text:s/></text:span><text:span text:style-name="T155_66">the</text:span><text:span text:style-name="T155_67"><text:s/></text:span><text:span text:style-name="T155_68">size</text:span><text:span text:style-name="T155_69"><text:s/></text:span><text:span text:style-name="T155_70">of</text:span><text:span text:style-name="T155_71"><text:s/></text:span><text:span text:style-name="T155_72">T</text:span><text:span text:style-name="T155_73"><text:s/></text:span><text:span text:style-name="T155_74">plus</text:span><text:span text:style-name="T155_75"><text:s/></text:span><text:span text:style-name="T155_76">a</text:span><text:span text:style-name="T155_77"><text:s/></text:span><text:span text:style-name="T155_78">small</text:span><text:span text:style-name="T155_79"><text:s/></text:span><text:span text:style-name="T155_80">constant</text:span><text:span text:style-name="T155_81">,<text:s/></text:span><text:span text:style-name="T155_82">not</text:span><text:span text:style-name="T155_83"><text:s/></text:span><text:span text:style-name="T155_84">a</text:span><text:span text:style-name="T155_85"><text:s/></text:span><text:span text:style-name="T155_86">multiple</text:span><text:span text:style-name="T155_87"><text:s/></text:span><text:span text:style-name="T155_88">of</text:span><text:span text:style-name="T155_89"><text:s/></text:span><text:span text:style-name="T155_90">the</text:span><text:span text:style-name="T155_91"><text:s/></text:span><text:span text:style-name="T155_92">size</text:span><text:span text:style-name="T155_93"><text:s/></text:span><text:span text:style-name="T155_94">of</text:span><text:span text:style-name="T155_95"><text:s/></text:span><text:span text:style-name="T155_96">T</text:span><text:span text:style-name="T155_97">.</text:span></text:p>
      <text:p text:style-name="P156"/>
      <text:p text:style-name="P157"><text:span text:style-name="T157_1">Note</text:span><text:span text:style-name="T157_2">:<text:s/></text:span><text:span text:style-name="T157_3">The</text:span><text:span text:style-name="T157_4"><text:s/></text:span><text:span text:style-name="T157_5">alignment</text:span><text:span text:style-name="T157_6"><text:s/></text:span><text:span text:style-name="T157_7">requirement</text:span><text:span text:style-name="T157_8"><text:s/></text:span><text:span text:style-name="T157_9">is</text:span><text:span text:style-name="T157_10"><text:s/></text:span><text:span text:style-name="T157_11">the</text:span><text:span text:style-name="T157_12"><text:s/></text:span><text:span text:style-name="T157_13">size</text:span><text:span text:style-name="T157_14"><text:s/></text:span><text:span text:style-name="T157_15">of</text:span><text:span text:style-name="T157_16"><text:s/></text:span><text:span text:style-name="T157_17">the</text:span><text:span text:style-name="T157_18"><text:s/></text:span><text:span text:style-name="T157_19">type</text:span><text:span text:style-name="T157_20"><text:s/></text:span><text:span text:style-name="T157_21">for</text:span><text:span text:style-name="T157_22"><text:s/></text:span><text:span text:style-name="T157_23">smaller</text:span><text:span text:style-name="T157_24"><text:s/></text:span><text:span text:style-name="T157_25">types</text:span><text:span text:style-name="T157_26">,<text:s/></text:span><text:span text:style-name="T157_27">but</text:span><text:span text:style-name="T157_28"><text:s/></text:span><text:span text:style-name="T157_29">once</text:span><text:span text:style-name="T157_30"><text:s/></text:span><text:span text:style-name="T157_31">we</text:span><text:span text:style-name="T157_32"><text:s/></text:span><text:span text:style-name="T157_33">get</text:span><text:span text:style-name="T157_34"><text:s/></text:span><text:span text:style-name="T157_35">to</text:span><text:span text:style-name="T157_36"><text:s/></text:span><text:span text:style-name="T157_37">SIMD</text:span><text:span text:style-name="T157_38"><text:s/></text:span><text:span text:style-name="T157_39">types</text:span><text:span text:style-name="T157_40"><text:s/>(</text:span><text:span text:style-name="T157_41">ie</text:span><text:span text:style-name="T157_42"><text:s/></text:span><text:span text:style-name="T157_43">for</text:span><text:span text:style-name="T157_44"><text:s/></text:span><text:span text:style-name="T157_45">TypedObject</text:span><text:span text:style-name="T157_46">)<text:s/></text:span><text:span text:style-name="T157_47">it</text:span><text:span text:style-name="T157_48">'</text:span><text:span text:style-name="T157_49">s</text:span><text:span text:style-name="T157_50"><text:s/></text:span><text:span text:style-name="T157_51">probably</text:span><text:span text:style-name="T157_52"><text:s/></text:span><text:span text:style-name="T157_53">more</text:span><text:span text:style-name="T157_54"><text:s/></text:span><text:span text:style-name="T157_55">like</text:span><text:span text:style-name="T157_56"><text:s/></text:span><text:span text:style-name="T157_57">malloc</text:span><text:span text:style-name="T157_58"><text:s/></text:span><text:span text:style-name="T157_59">alignment</text:span><text:span text:style-name="T157_60"><text:s/></text:span><text:span text:style-name="T157_61">in</text:span><text:span text:style-name="T157_62"><text:s/></text:span><text:span text:style-name="T157_63">C</text:span><text:span text:style-name="T157_64">.</text:span></text:p>
      <text:p text:style-name="P158"/>
      <text:p text:style-name="P159"><text:span text:style-name="T159_1">Note</text:span><text:span text:style-name="T159_2">:<text:s/></text:span><text:span text:style-name="T159_3">asm</text:span><text:span text:style-name="T159_4">.</text:span><text:span text:style-name="T159_5">js</text:span><text:span text:style-name="T159_6"><text:s/></text:span><text:span text:style-name="T159_7">really</text:span><text:span text:style-name="T159_8"><text:s/></text:span><text:span text:style-name="T159_9">needs</text:span><text:span text:style-name="T159_10"><text:s/></text:span><text:span text:style-name="T159_11">these</text:span><text:span text:style-name="T159_12"><text:s/></text:span><text:span text:style-name="T159_13">values</text:span><text:span text:style-name="T159_14"><text:s/></text:span><text:span text:style-name="T159_15">to</text:span><text:span text:style-name="T159_16"><text:s/></text:span><text:span text:style-name="T159_17">be</text:span><text:span text:style-name="T159_18"><text:s/></text:span><text:span text:style-name="T159_19">exposed</text:span><text:span text:style-name="T159_20">,<text:s/></text:span><text:span text:style-name="T159_21">to</text:span><text:span text:style-name="T159_22"><text:s/></text:span><text:span text:style-name="T159_23">allow</text:span><text:span text:style-name="T159_24"><text:s/></text:span><text:span text:style-name="T159_25">them</text:span><text:span text:style-name="T159_26"><text:s/></text:span><text:span text:style-name="T159_27">to</text:span><text:span text:style-name="T159_28"><text:s/></text:span><text:span text:style-name="T159_29">be</text:span><text:span text:style-name="T159_30"><text:s/></text:span><text:span text:style-name="T159_31">baked</text:span><text:span text:style-name="T159_32"><text:s/></text:span><text:span text:style-name="T159_33">into</text:span><text:span text:style-name="T159_34"><text:s/></text:span><text:span text:style-name="T159_35">translated</text:span><text:span text:style-name="T159_36"><text:s/></text:span><text:span text:style-name="T159_37">code</text:span><text:span text:style-name="T159_38">.<text:s/></text:span><text:span text:style-name="T159_39">Unfortunately</text:span><text:span text:style-name="T159_40"><text:s/></text:span><text:span text:style-name="T159_41">the</text:span><text:span text:style-name="T159_42"><text:s/></text:span><text:span text:style-name="T159_43">best</text:span><text:span text:style-name="T159_44"><text:s/></text:span><text:span text:style-name="T159_45">values</text:span><text:span text:style-name="T159_46"><text:s/></text:span><text:span text:style-name="T159_47">are</text:span><text:span text:style-name="T159_48"><text:s/></text:span><text:span text:style-name="T159_49">probably</text:span><text:span text:style-name="T159_50"><text:s/></text:span><text:span text:style-name="T159_51">platform</text:span><text:span text:style-name="T159_52">-</text:span><text:span text:style-name="T159_53">dependent</text:span><text:span text:style-name="T159_54">.<text:s text:c="2"/></text:span><text:span text:style-name="T159_55">Establishing</text:span><text:span text:style-name="T159_56"><text:s/></text:span><text:span text:style-name="T159_57">a</text:span><text:span text:style-name="T159_58"><text:s/></text:span><text:span text:style-name="T159_59">platform</text:span><text:span text:style-name="T159_60"><text:s/></text:span><text:span text:style-name="T159_61">independent</text:span><text:span text:style-name="T159_62"><text:s/></text:span><text:span text:style-name="T159_63">upper</text:span><text:span text:style-name="T159_64"><text:s/></text:span><text:span text:style-name="T159_65">bound</text:span><text:span text:style-name="T159_66"><text:s/></text:span><text:span text:style-name="T159_67">on</text:span><text:span text:style-name="T159_68"><text:s/></text:span><text:span text:style-name="T159_69">the</text:span><text:span text:style-name="T159_70"><text:s/></text:span><text:span text:style-name="T159_71">space</text:span><text:span text:style-name="T159_72"><text:s/></text:span><text:span text:style-name="T159_73">and</text:span><text:span text:style-name="T159_74"><text:s/></text:span><text:span text:style-name="T159_75">alignment</text:span><text:span text:style-name="T159_76"><text:s/></text:span><text:span text:style-name="T159_77">would</text:span><text:span text:style-name="T159_78"><text:s/></text:span><text:span text:style-name="T159_79">be</text:span><text:span text:style-name="T159_80"><text:s/></text:span><text:span text:style-name="T159_81">a</text:span><text:span text:style-name="T159_82"><text:s/></text:span><text:span text:style-name="T159_83">good</text:span><text:span text:style-name="T159_84"><text:s/></text:span><text:span text:style-name="T159_85">first</text:span><text:span text:style-name="T159_86"><text:s/></text:span><text:span text:style-name="T159_87">step</text:span><text:span text:style-name="T159_88"><text:s/></text:span><text:span text:style-name="T159_89">towards</text:span><text:span text:style-name="T159_90"><text:s/></text:span><text:span text:style-name="T159_91">fixing</text:span><text:span text:style-name="T159_92"><text:s/></text:span><text:span text:style-name="T159_93">that</text:span><text:span text:style-name="T159_94">.</text:span></text:p>
      <text:p text:style-name="P160"/>
      <text:p text:style-name="P161"><text:span text:style-name="T161_1">Synchronic</text:span><text:span text:style-name="T161_2">.</text:span><text:span text:style-name="T161_3">Type</text:span><text:span text:style-name="T161_4">.</text:span><text:span text:style-name="T161_5">init</text:span><text:span text:style-name="T161_6">(</text:span><text:span text:style-name="T161_7">sab</text:span><text:span text:style-name="T161_8">,<text:s/></text:span><text:span text:style-name="T161_9">offset</text:span><text:span text:style-name="T161_10">)</text:span></text:p>
      <text:p text:style-name="P162"><text:span text:style-name="T162_1">Initialize</text:span><text:span text:style-name="T162_2"><text:s/></text:span><text:span text:style-name="T162_3">a</text:span><text:span text:style-name="T162_4"><text:s/></text:span><text:span text:style-name="T162_5">synchronic</text:span><text:span text:style-name="T162_6"><text:s/></text:span><text:span text:style-name="T162_7">for</text:span><text:span text:style-name="T162_8"><text:s/></text:span><text:span text:style-name="T162_9">a</text:span><text:span text:style-name="T162_10"><text:s/></text:span><text:span text:style-name="T162_11">given</text:span><text:span text:style-name="T162_12"><text:s/></text:span><text:span text:style-name="T162_13">Type</text:span><text:span text:style-name="T162_14">.<text:s text:c="2"/></text:span><text:span text:style-name="T162_15">S</text:span><text:span text:style-name="T162_16">ab</text:span><text:span text:style-name="T162_17"><text:s/></text:span><text:span text:style-name="T162_18">is</text:span><text:span text:style-name="T162_19"><text:s/></text:span><text:span text:style-name="T162_20">a</text:span><text:span text:style-name="T162_21"><text:s/></text:span><text:span text:style-name="T162_22">SharedArrayBuffer</text:span><text:span text:style-name="T162_23">,<text:s/></text:span><text:span text:style-name="T162_24">offset</text:span><text:span text:style-name="T162_25"><text:s/></text:span><text:span text:style-name="T162_26">is</text:span><text:span text:style-name="T162_27"><text:s/></text:span><text:span text:style-name="T162_28">a</text:span><text:span text:style-name="T162_29"><text:s/></text:span><text:span text:style-name="T162_30">valid</text:span><text:span text:style-name="T162_31"><text:s/></text:span><text:span text:style-name="T162_32">index</text:span><text:span text:style-name="T162_33"><text:s/></text:span><text:span text:style-name="T162_34">into</text:span><text:span text:style-name="T162_35"><text:s/></text:span><text:span text:style-name="T162_36">sab</text:span><text:span text:style-name="T162_37">,<text:s/></text:span><text:span text:style-name="T162_38">and</text:span><text:span text:style-name="T162_39"><text:s/></text:span><text:span text:style-name="T162_40">off</text:span><text:span text:style-name="T162_41">set</text:span><text:span text:style-name="T162_42">+</text:span><text:span text:style-name="T162_43">Synchronic</text:span><text:span text:style-name="T162_44">.</text:span><text:span text:style-name="T162_45">Type</text:span><text:span text:style-name="T162_46">.</text:span><text:span text:style-name="T162_47">BYTES</text:span><text:span text:style-name="T162_48">_</text:span><text:span text:style-name="T162_49">PER</text:span><text:span text:style-name="T162_50">_</text:span><text:span text:style-name="T162_51">ELEMENT</text:span><text:span text:style-name="T162_52">-1<text:s/></text:span><text:span text:style-name="T162_53">is</text:span><text:span text:style-name="T162_54"><text:s/></text:span><text:span text:style-name="T162_55">also</text:span><text:span text:style-name="T162_56"><text:s/></text:span><text:span text:style-name="T162_57">a</text:span><text:span text:style-name="T162_58"><text:s/></text:span><text:span text:style-name="T162_59">valid</text:span><text:span text:style-name="T162_60"><text:s/></text:span><text:span text:style-name="T162_61">index</text:span><text:span text:style-name="T162_62"><text:s/></text:span><text:span text:style-name="T162_63">into</text:span><text:span text:style-name="T162_64"><text:s/></text:span><text:span text:style-name="T162_65">sab</text:span><text:span text:style-name="T162_66">.<text:s text:c="2"/></text:span><text:span text:style-name="T162_67">O</text:span><text:span text:style-name="T162_68">ffset</text:span><text:span text:style-name="T162_69"><text:s/></text:span><text:span text:style-name="T162_70">must</text:span><text:span text:style-name="T162_71"><text:s/></text:span><text:span text:style-name="T162_72">be</text:span><text:span text:style-name="T162_73"><text:s/></text:span><text:span text:style-name="T162_74">divisible</text:span><text:span text:style-name="T162_75"><text:s/></text:span><text:span text:style-name="T162_76">by</text:span><text:span text:style-name="T162_77"><text:s/></text:span><text:span text:style-name="T162_78">Synchronic</text:span><text:span text:style-name="T162_79">.</text:span><text:span text:style-name="T162_80">Type</text:span><text:span text:style-name="T162_81">.</text:span><text:span text:style-name="T162_82">BYTE</text:span><text:span text:style-name="T162_83">_</text:span><text:span text:style-name="T162_84">ALIGNMENT</text:span><text:span text:style-name="T162_85">.</text:span></text:p>
      <text:p text:style-name="P163"/>
      <text:p text:style-name="P164"><text:span text:style-name="T164_1">Constraints</text:span><text:span text:style-name="T164_2"><text:s/></text:span><text:span text:style-name="T164_3">on</text:span><text:span text:style-name="T164_4"><text:s/></text:span><text:span text:style-name="T164_5">zero</text:span><text:span text:style-name="T164_6">-</text:span><text:span text:style-name="T164_7">fill</text:span><text:span text:style-name="T164_8"><text:s/></text:span><text:span text:style-name="T164_9">and</text:span><text:span text:style-name="T164_10"><text:s/></text:span><text:span text:style-name="T164_11">alias</text:span><text:span text:style-name="T164_12">-</text:span><text:span text:style-name="T164_13">only</text:span><text:span text:style-name="T164_14">-</text:span><text:span text:style-name="T164_15">with</text:span><text:span text:style-name="T164_16">-</text:span><text:span text:style-name="T164_17">compatible</text:span><text:span text:style-name="T164_18">-</text:span><text:span text:style-name="T164_19">type</text:span><text:span text:style-name="T164_20"><text:s/></text:span><text:span text:style-name="T164_21">are</text:span><text:span text:style-name="T164_22"><text:s/></text:span><text:span text:style-name="T164_23">as</text:span><text:span text:style-name="T164_24"><text:s/></text:span><text:span text:style-name="T164_25">for</text:span><text:span text:style-name="T164_26"><text:s/></text:span><text:span text:style-name="T164_27">API</text:span><text:span text:style-name="T164_28"><text:s/>1.</text:span></text:p>
      <text:p text:style-name="P165"/>
      <text:p text:style-name="P166"><text:span text:style-name="T166_1">Note</text:span><text:span text:style-name="T166_2">:<text:s/></text:span><text:span text:style-name="T166_3">Though</text:span><text:span text:style-name="T166_4"><text:s/></text:span><text:span text:style-name="T166_5">asm</text:span><text:span text:style-name="T166_6">.</text:span><text:span text:style-name="T166_7">js</text:span><text:span text:style-name="T166_8"><text:s/></text:span><text:span text:style-name="T166_9">may</text:span><text:span text:style-name="T166_10"><text:s/></text:span><text:span text:style-name="T166_11">in</text:span><text:span text:style-name="T166_12"><text:s/></text:span><text:span text:style-name="T166_13">principle</text:span><text:span text:style-name="T166_14"><text:s/></text:span><text:span text:style-name="T166_15">be</text:span><text:span text:style-name="T166_16"><text:s/></text:span><text:span text:style-name="T166_17">able</text:span><text:span text:style-name="T166_18"><text:s/></text:span><text:span text:style-name="T166_19">to</text:span><text:span text:style-name="T166_20"><text:s/></text:span><text:span text:style-name="T166_21">use</text:span><text:span text:style-name="T166_22"><text:s/></text:span><text:span text:style-name="T166_23">this</text:span><text:span text:style-name="T166_24"><text:s/></text:span><text:span text:style-name="T166_25">kind</text:span><text:span text:style-name="T166_26"><text:s/></text:span><text:span text:style-name="T166_27">of</text:span><text:span text:style-name="T166_28"><text:s/></text:span><text:span text:style-name="T166_29">an</text:span><text:span text:style-name="T166_30"><text:s/></text:span><text:span text:style-name="T166_31">API</text:span><text:span text:style-name="T166_32">,<text:s/></text:span><text:span text:style-name="T166_33">it</text:span><text:span text:style-name="T166_34">'</text:span><text:span text:style-name="T166_35">s</text:span><text:span text:style-name="T166_36"><text:s/></text:span><text:span text:style-name="T166_37">not</text:span><text:span text:style-name="T166_38"><text:s/></text:span><text:span text:style-name="T166_39">clear</text:span><text:span text:style-name="T166_40"><text:s/></text:span><text:span text:style-name="T166_41">that</text:span><text:span text:style-name="T166_42"><text:s/></text:span><text:span text:style-name="T166_43">code</text:span><text:span text:style-name="T166_44"><text:s/></text:span><text:span text:style-name="T166_45">translated</text:span><text:span text:style-name="T166_46"><text:s/></text:span><text:span text:style-name="T166_47">from</text:span><text:span text:style-name="T166_48"><text:s/></text:span><text:span text:style-name="T166_49">C</text:span><text:span text:style-name="T166_50">++<text:s/>(</text:span><text:span text:style-name="T166_51">say</text:span><text:span text:style-name="T166_52">)<text:s/></text:span><text:span text:style-name="T166_53">can</text:span><text:span text:style-name="T166_54"><text:s/></text:span><text:span text:style-name="T166_55">be</text:span><text:span text:style-name="T166_56"><text:s/></text:span><text:span text:style-name="T166_57">translated</text:span><text:span text:style-name="T166_58"><text:s/></text:span><text:span text:style-name="T166_59">to</text:span><text:span text:style-name="T166_60"><text:s/></text:span><text:span text:style-name="T166_61">make</text:span><text:span text:style-name="T166_62"><text:s/></text:span><text:span text:style-name="T166_63">use</text:span><text:span text:style-name="T166_64"><text:s/></text:span><text:span text:style-name="T166_65">of</text:span><text:span text:style-name="T166_66"><text:s/></text:span><text:span text:style-name="T166_67">it</text:span><text:span text:style-name="T166_68">,<text:s/></text:span><text:span text:style-name="T166_69">since</text:span><text:span text:style-name="T166_70"><text:s/></text:span><text:span text:style-name="T166_71">there</text:span><text:span text:style-name="T166_72"><text:s/></text:span><text:span text:style-name="T166_73">may</text:span><text:span text:style-name="T166_74"><text:s/></text:span><text:span text:style-name="T166_75">not</text:span><text:span text:style-name="T166_76"><text:s/></text:span><text:span text:style-name="T166_77">be</text:span><text:span text:style-name="T166_78"><text:s/></text:span><text:span text:style-name="T166_79">any</text:span><text:span text:style-name="T166_80"><text:s/></text:span><text:span text:style-name="T166_81">obvious</text:span><text:span text:style-name="T166_82"><text:s/></text:span><text:span text:style-name="T166_83">place</text:span><text:span text:style-name="T166_84"><text:s/></text:span><text:span text:style-name="T166_85">to</text:span><text:span text:style-name="T166_86"><text:s/></text:span><text:span text:style-name="T166_87">insert</text:span><text:span text:style-name="T166_88"><text:s/></text:span><text:span text:style-name="T166_89">the</text:span><text:span text:style-name="T166_90"><text:s/></text:span><text:span text:style-name="T166_91">init</text:span><text:span text:style-name="T166_92"><text:s/></text:span><text:span text:style-name="T166_93">call</text:span><text:span text:style-name="T166_94"><text:s/>--<text:s/></text:span><text:span text:style-name="T166_95">initialization</text:span><text:span text:style-name="T166_96"><text:s/></text:span><text:span text:style-name="T166_97">can</text:span><text:span text:style-name="T166_98"><text:s/></text:span><text:span text:style-name="T166_99">be</text:span><text:span text:style-name="T166_100"><text:s/></text:span><text:span text:style-name="T166_101">static</text:span><text:span text:style-name="T166_102">.</text:span></text:p>
      <text:p text:style-name="P167"/>
      <text:p text:style-name="P168"><text:span text:style-name="T168_1">Synchronic</text:span><text:span text:style-name="T168_2">.</text:span><text:span text:style-name="T168_3">Type</text:span><text:span text:style-name="T168_4">.</text:span><text:span text:style-name="T168_5">load</text:span><text:span text:style-name="T168_6">(</text:span><text:span text:style-name="T168_7">sab</text:span><text:span text:style-name="T168_8">,<text:s/></text:span><text:span text:style-name="T168_9">offset</text:span><text:span text:style-name="T168_10">)</text:span></text:p>
      <text:p text:style-name="P169"><text:span text:style-name="T169_1">Synchronic</text:span><text:span text:style-name="T169_2">.</text:span><text:span text:style-name="T169_3">Type</text:span><text:span text:style-name="T169_4">.</text:span><text:span text:style-name="T169_5">store</text:span><text:span text:style-name="T169_6">(</text:span><text:span text:style-name="T169_7">sab</text:span><text:span text:style-name="T169_8">,<text:s/></text:span><text:span text:style-name="T169_9">offset</text:span><text:span text:style-name="T169_10">,<text:s/></text:span><text:span text:style-name="T169_11">v</text:span><text:span text:style-name="T169_12">)</text:span></text:p>
      <text:p text:style-name="P170"><text:span text:style-name="T170_1">Synchronic</text:span><text:span text:style-name="T170_2">.</text:span><text:span text:style-name="T170_3">Type</text:span><text:span text:style-name="T170_4">.</text:span><text:span text:style-name="T170_5">compareExchange</text:span><text:span text:style-name="T170_6">(</text:span><text:span text:style-name="T170_7">sab</text:span><text:span text:style-name="T170_8">,<text:s/></text:span><text:span text:style-name="T170_9">offset</text:span><text:span text:style-name="T170_10">,<text:s/></text:span><text:span text:style-name="T170_11">oldv</text:span><text:span text:style-name="T170_12">,<text:s/></text:span><text:span text:style-name="T170_13">newv</text:span><text:span text:style-name="T170_14">)</text:span></text:p>
      <text:p text:style-name="P171"><text:span text:style-name="T171_1">Synchronic</text:span><text:span text:style-name="T171_2">.</text:span><text:span text:style-name="T171_3">Type</text:span><text:span text:style-name="T171_4">.</text:span><text:span text:style-name="T171_5">exchange</text:span><text:span text:style-name="T171_6">(</text:span><text:span text:style-name="T171_7">sab</text:span><text:span text:style-name="T171_8">,<text:s/></text:span><text:span text:style-name="T171_9">offset</text:span><text:span text:style-name="T171_10">,<text:s/></text:span><text:span text:style-name="T171_11">v</text:span><text:span text:style-name="T171_12">)</text:span></text:p>
      <text:p text:style-name="P172"><text:span text:style-name="T172_1">Synchronic</text:span><text:span text:style-name="T172_2">.</text:span><text:span text:style-name="T172_3">Type</text:span><text:span text:style-name="T172_4">.</text:span><text:span text:style-name="T172_5">add</text:span><text:span text:style-name="T172_6">(</text:span><text:span text:style-name="T172_7">sab</text:span><text:span text:style-name="T172_8">,<text:s/></text:span><text:span text:style-name="T172_9">offset</text:span><text:span text:style-name="T172_10">,<text:s/></text:span><text:span text:style-name="T172_11">v</text:span><text:span text:style-name="T172_12">)</text:span></text:p>
      <text:p text:style-name="P173"><text:span text:style-name="T173_1">Synchronic</text:span><text:span text:style-name="T173_2">.</text:span><text:span text:style-name="T173_3">Type</text:span><text:span text:style-name="T173_4">.</text:span><text:span text:style-name="T173_5">sub</text:span><text:span text:style-name="T173_6">(</text:span><text:span text:style-name="T173_7">sab</text:span><text:span text:style-name="T173_8">,<text:s/></text:span><text:span text:style-name="T173_9">offset</text:span><text:span text:style-name="T173_10">,<text:s/></text:span><text:span text:style-name="T173_11">v</text:span><text:span text:style-name="T173_12">)</text:span></text:p>
      <text:p text:style-name="P174"><text:span text:style-name="T174_1">Synchronic</text:span><text:span text:style-name="T174_2">.</text:span><text:span text:style-name="T174_3">Type</text:span><text:span text:style-name="T174_4">.</text:span><text:span text:style-name="T174_5">and</text:span><text:span text:style-name="T174_6">(</text:span><text:span text:style-name="T174_7">sab</text:span><text:span text:style-name="T174_8">,<text:s/></text:span><text:span text:style-name="T174_9">offset</text:span><text:span text:style-name="T174_10">,<text:s/></text:span><text:span text:style-name="T174_11">v</text:span><text:span text:style-name="T174_12">)</text:span></text:p>
      <text:p text:style-name="P175"><text:span text:style-name="T175_1">Synchronic</text:span><text:span text:style-name="T175_2">.</text:span><text:span text:style-name="T175_3">Type</text:span><text:span text:style-name="T175_4">.</text:span><text:span text:style-name="T175_5">or</text:span><text:span text:style-name="T175_6">(</text:span><text:span text:style-name="T175_7">sab</text:span><text:span text:style-name="T175_8">,<text:s/></text:span><text:span text:style-name="T175_9">offset</text:span><text:span text:style-name="T175_10">,<text:s/></text:span><text:span text:style-name="T175_11">v</text:span><text:span text:style-name="T175_12">)</text:span></text:p>
      <text:p text:style-name="P176"><text:span text:style-name="T176_1">Synchronic</text:span><text:span text:style-name="T176_2">.</text:span><text:span text:style-name="T176_3">Type</text:span><text:span text:style-name="T176_4">.</text:span><text:span text:style-name="T176_5">xor</text:span><text:span text:style-name="T176_6">(</text:span><text:span text:style-name="T176_7">sab</text:span><text:span text:style-name="T176_8">,<text:s/></text:span><text:span text:style-name="T176_9">offset</text:span><text:span text:style-name="T176_10">,<text:s/></text:span><text:span text:style-name="T176_11">v</text:span><text:span text:style-name="T176_12">)</text:span></text:p>
      <text:p text:style-name="P177"><text:span text:style-name="T177_1">Synchronic</text:span><text:span text:style-name="T177_2">.</text:span><text:span text:style-name="T177_3">Type</text:span><text:span text:style-name="T177_4">.</text:span><text:span text:style-name="T177_5">loadWhenEqual</text:span><text:span text:style-name="T177_6">(</text:span><text:span text:style-name="T177_7">sab</text:span><text:span text:style-name="T177_8">,<text:s/></text:span><text:span text:style-name="T177_9">offset</text:span><text:span text:style-name="T177_10">,<text:s/></text:span><text:span text:style-name="T177_11">v</text:span><text:span text:style-name="T177_12">)</text:span></text:p>
      <text:p text:style-name="P178"><text:span text:style-name="T178_1">Synchronic</text:span><text:span text:style-name="T178_2">.</text:span><text:span text:style-name="T178_3">Type</text:span><text:span text:style-name="T178_4">.</text:span><text:span text:style-name="T178_5">loadWhenNotEqual</text:span><text:span text:style-name="T178_6">(</text:span><text:span text:style-name="T178_7">sab</text:span><text:span text:style-name="T178_8">,<text:s/></text:span><text:span text:style-name="T178_9">offset</text:span><text:span text:style-name="T178_10">,<text:s/></text:span><text:span text:style-name="T178_11">v</text:span><text:span text:style-name="T178_12">)</text:span></text:p>
      <text:p text:style-name="P179"><text:span text:style-name="T179_1">Synchronic</text:span><text:span text:style-name="T179_2">.</text:span><text:span text:style-name="T179_3">Type</text:span><text:span text:style-name="T179_4">.</text:span><text:span text:style-name="T179_5">expectUpdate</text:span><text:span text:style-name="T179_6">(</text:span><text:span text:style-name="T179_7">sab</text:span><text:span text:style-name="T179_8">,<text:s/></text:span><text:span text:style-name="T179_9">offset</text:span><text:span text:style-name="T179_10">,<text:s/></text:span><text:span text:style-name="T179_11">v</text:span><text:span text:style-name="T179_12">,<text:s/></text:span><text:span text:style-name="T179_13">timeout</text:span><text:span text:style-name="T179_14">)</text:span></text:p>
      <text:p text:style-name="P180"><text:span text:style-name="T180_1">Synchronic</text:span><text:span text:style-name="T180_2">.</text:span><text:span text:style-name="T180_3">Type</text:span><text:span text:style-name="T180_4">.</text:span><text:span text:style-name="T180_5">notify</text:span><text:span text:style-name="T180_6">(</text:span><text:span text:style-name="T180_7">sab</text:span><text:span text:style-name="T180_8">,<text:s/></text:span><text:span text:style-name="T180_9">offset</text:span><text:span text:style-name="T180_10">)</text:span></text:p>
      <text:p text:style-name="P181"><text:span text:style-name="T181_1">Functionally</text:span><text:span text:style-name="T181_2"><text:s/></text:span><text:span text:style-name="T181_3">identical</text:span><text:span text:style-name="T181_4"><text:s/></text:span><text:span text:style-name="T181_5">to</text:span><text:span text:style-name="T181_6"><text:s/></text:span><text:span text:style-name="T181_7">the</text:span><text:span text:style-name="T181_8"><text:s/></text:span><text:span text:style-name="T181_9">operations</text:span><text:span text:style-name="T181_10"><text:s/></text:span><text:span text:style-name="T181_11">in</text:span><text:span text:style-name="T181_12"><text:s/></text:span><text:span text:style-name="T181_13">API</text:span><text:span text:style-name="T181_14"><text:s/>1</text:span><text:span text:style-name="T181_15">,<text:s/></text:span><text:span text:style-name="T181_16">with</text:span><text:span text:style-name="T181_17"><text:s/></text:span><text:span text:style-name="T181_18">the</text:span><text:span text:style-name="T181_19"><text:s/></text:span><text:span text:style-name="T181_20">constraint</text:span><text:span text:style-name="T181_21"><text:s/></text:span><text:span text:style-name="T181_22">that</text:span><text:span text:style-name="T181_23"><text:s/></text:span><text:span text:style-name="T181_24">the</text:span><text:span text:style-name="T181_25"><text:s/></text:span><text:span text:style-name="T181_26">memory</text:span><text:span text:style-name="T181_27"><text:s/></text:span><text:span text:style-name="T181_28">must</text:span><text:span text:style-name="T181_29"><text:s/></text:span><text:span text:style-name="T181_30">have</text:span><text:span text:style-name="T181_31"><text:s/></text:span><text:span text:style-name="T181_32">been</text:span><text:span text:style-name="T181_33"><text:s/></text:span><text:span text:style-name="T181_34">initialized</text:span><text:span text:style-name="T181_35"><text:s/></text:span><text:span text:style-name="T181_36">and</text:span><text:span text:style-name="T181_37"><text:s/></text:span><text:span text:style-name="T181_38">the</text:span><text:span text:style-name="T181_39"><text:s/></text:span><text:span text:style-name="T181_40">same</text:span><text:span text:style-name="T181_41"><text:s/></text:span><text:span text:style-name="T181_42">sab</text:span><text:span text:style-name="T181_43"><text:s/></text:span><text:span text:style-name="T181_44">and</text:span><text:span text:style-name="T181_45"><text:s/></text:span><text:span text:style-name="T181_46">offset</text:span><text:span text:style-name="T181_47"><text:s/></text:span><text:span text:style-name="T181_48">are</text:span><text:span text:style-name="T181_49"><text:s/></text:span><text:span text:style-name="T181_50">used</text:span><text:span text:style-name="T181_51"><text:s/></text:span><text:span text:style-name="T181_52">as</text:span><text:span text:style-name="T181_53"><text:s/></text:span><text:span text:style-name="T181_54">were</text:span><text:span text:style-name="T181_55"><text:s/></text:span><text:span text:style-name="T181_56">used</text:span><text:span text:style-name="T181_57"><text:s/></text:span><text:span text:style-name="T181_58">during</text:span><text:span text:style-name="T181_59"><text:s/></text:span><text:span text:style-name="T181_60">initialization</text:span><text:span text:style-name="T181_61">.</text:span></text:p>
      <text:h text:style-name="P182" text:outline-level="10"><text:bookmark-start text:name="h.eujoaonmxnis"/><text:bookmark-end text:name="h.eujoaonmxnis"/><text:span text:style-name="T182_1">References</text:span></text:h>
      <text:p text:style-name="P183"/>
      <text:p text:style-name="P184"><text:span text:style-name="T184_1">[1]<text:s/></text:span><text:span text:style-name="T184_2">http</text:span><text:span text:style-name="T184_3">://</text:span><text:span text:style-name="T184_4">www</text:span><text:span text:style-name="T184_5">.</text:span><text:span text:style-name="T184_6">open</text:span><text:span text:style-name="T184_7">-</text:span><text:span text:style-name="T184_8">std</text:span><text:span text:style-name="T184_9">.</text:span><text:span text:style-name="T184_10">org</text:span><text:span text:style-name="T184_11">/</text:span><text:span text:style-name="T184_12">jtc</text:span><text:span text:style-name="T184_13">1/</text:span><text:span text:style-name="T184_14">sc</text:span><text:span text:style-name="T184_15">22/</text:span><text:span text:style-name="T184_16">wg</text:span><text:span text:style-name="T184_17">21/</text:span><text:span text:style-name="T184_18">docs</text:span><text:span text:style-name="T184_19">/</text:span><text:span text:style-name="T184_20">papers</text:span><text:span text:style-name="T184_21">/2014/</text:span><text:span text:style-name="T184_22">n</text:span><text:span text:style-name="T184_23">4195.</text:span><text:span text:style-name="T184_24">pdf</text:span></text:p>
      <text:p text:style-name="P185"><text:span text:style-name="T185_1">[2]<text:s/></text:span><text:span text:style-name="T185_2">https</text:span><text:span text:style-name="T185_3">://</text:span><text:span text:style-name="T185_4">code</text:span><text:span text:style-name="T185_5">.</text:span><text:span text:style-name="T185_6">google</text:span><text:span text:style-name="T185_7">.</text:span><text:span text:style-name="T185_8">com</text:span><text:span text:style-name="T185_9">/</text:span><text:span text:style-name="T185_10">p</text:span><text:span text:style-name="T185_11">/</text:span><text:span text:style-name="T185_12">synchronic</text:span><text:span text:style-name="T185_13">/</text:span></text:p>
      <text:p text:style-name="P186"><text:span text:style-name="T186_1">[3]<text:s/></text:span><text:span text:style-name="T186_2">https</text:span><text:span text:style-name="T186_3">://</text:span><text:span text:style-name="T186_4">github</text:span><text:span text:style-name="T186_5">.</text:span><text:span text:style-name="T186_6">com</text:span><text:span text:style-name="T186_7">/</text:span><text:span text:style-name="T186_8">lars</text:span><text:span text:style-name="T186_9">-</text:span><text:span text:style-name="T186_10">t</text:span><text:span text:style-name="T186_11">-</text:span><text:span text:style-name="T186_12">hansen</text:span><text:span text:style-name="T186_13">/</text:span><text:span text:style-name="T186_14">parlib</text:span><text:span text:style-name="T186_15">-</text:span><text:span text:style-name="T186_16">simple</text:span><text:span text:style-name="T186_17">/</text:span><text:span text:style-name="T186_18">tree</text:span><text:span text:style-name="T186_19">/</text:span><text:span text:style-name="T186_20">synchronic</text:span><text:span text:style-name="T186_21">,<text:s/></text:span><text:span text:style-name="T186_22">look</text:span><text:span text:style-name="T186_23"><text:s/></text:span><text:span text:style-name="T186_24">in</text:span><text:span text:style-name="T186_25"><text:s/></text:span><text:span text:style-name="T186_26">src</text:span><text:span text:style-name="T186_27">/</text:span><text:span text:style-name="T186_28">synchronic</text:span><text:span text:style-name="T186_29">.</text:span><text:span text:style-name="T186_30">js</text:span><text:span text:style-name="T186_31"><text:s/></text:span><text:span text:style-name="T186_32">and</text:span><text:span text:style-name="T186_33"><text:s/></text:span><text:span text:style-name="T186_34">test</text:span><text:span text:style-name="T186_35">/</text:span><text:span text:style-name="T186_36">synchronic</text:span><text:span text:style-name="T186_37">-</text:span><text:span text:style-name="T186_38">shelltest</text:span><text:span text:style-name="T186_39">.</text:span><text:span text:style-name="T186_40">js</text:span></text:p>
      <text:p text:style-name="P187"><text:span text:style-name="T187_1">[4]<text:s/></text:span><text:span text:style-name="T187_2">Spec</text:span><text:span text:style-name="T187_3">:<text:s/></text:span><text:span text:style-name="T187_4">JavaScript</text:span><text:span text:style-name="T187_5"><text:s/></text:span><text:span text:style-name="T187_6">Shared</text:span><text:span text:style-name="T187_7"><text:s/></text:span><text:span text:style-name="T187_8">Memory</text:span><text:span text:style-name="T187_9">,<text:s/></text:span><text:span text:style-name="T187_10">Atomics</text:span><text:span text:style-name="T187_11">,<text:s/></text:span><text:span text:style-name="T187_12">and</text:span><text:span text:style-name="T187_13"><text:s/></text:span><text:span text:style-name="T187_14">Locks</text:span><text:span text:style-name="T187_15"><text:s/></text:span><text:span text:style-name="T187_16">https</text:span><text:span text:style-name="T187_17">://</text:span><text:span text:style-name="T187_18">docs</text:span><text:span text:style-name="T187_19">.</text:span><text:span text:style-name="T187_20">google</text:span><text:span text:style-name="T187_21">.</text:span><text:span text:style-name="T187_22">com</text:span><text:span text:style-name="T187_23">/</text:span><text:span text:style-name="T187_24">document</text:span><text:span text:style-name="T187_25">/</text:span><text:span text:style-name="T187_26">d</text:span><text:span text:style-name="T187_27">/1</text:span><text:span text:style-name="T187_28">NDGA</text:span><text:span text:style-name="T187_29">_</text:span><text:span text:style-name="T187_30">gZJ</text:span><text:span text:style-name="T187_31">7</text:span><text:span text:style-name="T187_32">M</text:span><text:span text:style-name="T187_33">7</text:span><text:span text:style-name="T187_34">w</text:span><text:span text:style-name="T187_35">1</text:span><text:span text:style-name="T187_36">Bh</text:span><text:span text:style-name="T187_37">8</text:span><text:span text:style-name="T187_38">S</text:span><text:span text:style-name="T187_39">0</text:span><text:span text:style-name="T187_40">AoDyEqwDdRh</text:span><text:span text:style-name="T187_41">4</text:span><text:span text:style-name="T187_42">uSoTPSNn</text:span><text:span text:style-name="T187_43">77</text:span><text:span text:style-name="T187_44">PFk</text:span><text:span text:style-name="T187_45">/</text:span><text:span text:style-name="T187_46">edit</text:span><text:span text:style-name="T187_47">?</text:span><text:span text:style-name="T187_48">usp</text:span><text:span text:style-name="T187_49">=</text:span><text:span text:style-name="T187_50">sharing</text:span></text:p>
      <text:p text:style-name="P18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style:num-prefix="(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style:num-prefix="(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style:num-prefix="(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)" style:num-prefix="(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style:num-prefix="(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style:num-prefix="(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style:num-prefix="(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style:num-prefix="(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style:num-prefix="(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)" style:num-prefix="(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)" style:num-prefix="(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)" style:num-prefix="(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